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6</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Thai Election] Informal coupons to keep the party leading the party</text:span>
</text:h>
      <text:p text:style-name="P4">
Author: 联合早报 (Person)</text:p>
      <text:p text:style-name="P4">
Publisher: 联合早报 (Organization)</text:p>
      <text:p text:style-name="P4">
Published Time: 2023-05-15T02:10</text:p>
      <text:p text:style-name="P4">
Modified Time: 2023-05-15T02:10</text:p>
      <text:p text:style-name="P4">
Description: The leading party leader, who maintains leading advantages in informal votes, said that if the advanced party won the election, he will be the Prime Minister of Thailand. According to the Thai Election Commission's ticketing website, as of 1:30 am as of Monday (May 15), the authorities have initially counted 80%of the votes ...</text:p>
      <text:p text:style-name="P4">
Videos: []</text:p>
      <text:p text:style-name="P4">
Audios: []</text:p>
      <text:p text:style-name="P4">
Images: []</text:p>
      <text:p text:style-name="P4">
Type: NewsArticle</text:p>
      <text:p text:style-name="P4">
Breadcrumbs: ['即时', '国际']</text:p>
      <text:p text:style-name="P4">
Keywords: ['泰国大选']</text:p>
      <!--METADATA-->
      <text:p text:style-name="P4">
The leading party leader, who maintains leading advantages in informal votes, said that if the advanced party won the election, he will be the Prime Minister of Thailand.</text:p>
      <text:p text:style-name="P4">
According to the Thai Election Commission's ticketing website, as of 1:30 am on Monday (May 15), the authorities have preliminarily counted 80%of the votes. Among them, the APPC won 114 constituency seats and won 111 constituency seats for the Thai party.</text:p>
      <text:p text:style-name="P4">
After these two strong opposition parties, there were 66 seats in Thai Pride, 40 Citizenship Party, 25 Thais united the founding of the National Party, and 20 Democratic Party.</text:p>
      <text:p text:style-name="P4">
Informal counting is still ongoing, but the APPC and the Thai Party will obviously become the biggest winner.</text:p>
      <text:p text:style-name="P4">
At a press conference held by the Party leader, the leader of the Party Party, said that according to the current votes, the political parties in the Prime Minister Ba Yugu and the government did not have the opportunity to form a minority government.</text:p>
      <text:p text:style-name="P4">
News Source: <text:a xlink:type="simple" xlink:href="https://www.zaobao.com.sg/realtime/world/story20230515-1394662" text:style-name="Internet_20_link" text:visited-style-name="Visited_20_Internet_20_Link">
https://www.zaobao.com.sg/realtime/world/story20230515-1394662</text:a>
</text:p>
      <!--NEWS-->
      <text:h text:style-name="P10" text:outline-level="1">
<text:span text:style-name="T4">
"Patriotic Overseas Chinese Leader" Liang Chengyun was sentenced to life imprisonment by China</text:span>
</text:h>
      <text:p text:style-name="P4">
Author: None (Language: zh)</text:p>
      <text:p text:style-name="P4">
Publisher: None</text:p>
      <text:p text:style-name="P4">
Time: 2023-05-15T11:20:00Z</text:p>
      <text:p text:style-name="P4">
Description: The Suzhou Intermediate People's Court in China sentenced the 78 -year -old US and Hong Kong citizen Liang Chengyun to life imprisonment on May 15, deprived of political rights for life, and confiscated 500,000 yuan in personal property. Liang Chengyun is the chairman of the Texas and the United States, known as the "Patriotic Overseas Chinese".</text:p>
      <text:p text:style-name="P4">
Videos: []</text:p>
      <text:p text:style-name="P4">
Images: ["<text:a xlink:type="simple" xlink:href="https://static.dw.com/image/63466815_303.jpg" text:style-name="Internet_20_link" text:visited-style-name="Visited_20_Internet_20_Link">
63466815_303.jpg</text:a>
", "<text:a xlink:type="simple" xlink:href="https://static.dw.com/image/64640006_303.jpg" text:style-name="Internet_20_link" text:visited-style-name="Visited_20_Internet_20_Link">
64640006_303.jpg</text:a>
", "<text:a xlink:type="simple" xlink:href="https://static.dw.com/image/64640851_303.jpg" text:style-name="Internet_20_link" text:visited-style-name="Visited_20_Internet_20_Link">
64640851_303.jpg</text:a>
", "<text:a xlink:type="simple" xlink:href="https://static.dw.com/image/64636821_303.jpg" text:style-name="Internet_20_link" text:visited-style-name="Visited_20_Internet_20_Link">
64636821_303.jpg</text:a>
", "<text:a xlink:type="simple" xlink:href="https://static.dw.com/image/64639698_303.jpg" text:style-name="Internet_20_link" text:visited-style-name="Visited_20_Internet_20_Link">
64639698_303.jpg</text:a>
", "<text:a xlink:type="simple" xlink:href="https://static.dw.com/image/64639569_303.jpg" text:style-name="Internet_20_link" text:visited-style-name="Visited_20_Internet_20_Link">
64639569_303.jpg</text:a>
", "<text:a xlink:type="simple" xlink:href="https://static.dw.com/image/64639728_303.jpg" text:style-name="Internet_20_link" text:visited-style-name="Visited_20_Internet_20_Link">
64639728_303.jpg</text:a>
", "<text:a xlink:type="simple" xlink:href="https://static.dw.com/image/64641001_303.jpg" text:style-name="Internet_20_link" text:visited-style-name="Visited_20_Internet_20_Link">
64641001_303.jpg</text:a>
"]</text:p>
      <text:p text:style-name="P4">
Subject: 时政风云</text:p>
      <text:p text:style-name="P4">
Subjects: ['谷歌', '岛屿主权争端', '香港', '雨伞革命', '香港政改', '加拿大', '日本', '专题报道：香港“反送中”抗议']</text:p>
      <text:p text:style-name="P4">
Keywords: ['梁成运', '爱国侨领', '间谍罪', '反间谍法', '香港', '台独', '港区国安法', '日本', '加拿大']</text:p>
      <text:p text:style-name="P4">
Id: 65626740</text:p>
      <!--METADATA-->
      <text:p text:style-name="P4">
<text:a xlink:type="simple" xlink:href="https://www.dw.com/zh/overlay/image/article/65626740/63466815" text:style-name="Internet_20_link" text:visited-style-name="Visited_20_Internet_20_Link">
 <draw:frame draw:style-name="fr1" draw:name="Image2" text:anchor-type="as-char" svg:width="6.9236in" svg:height="3.896998in" draw:z-index="0">
<draw:image xlink:href="../Images/dwzh/2023-05-15T11-20-00Z/63466815_303.jpg" xlink:type="simple" xlink:show="embed" xlink:actuate="onLoad" draw:mime-type="image/jpeg"/>
</draw:frame>
</text:a>
(Voice of Germany Chinese website) According to the Chinese official media Xinhua News Agency, the Suzhou Intermediate People's Court publicly pronounced publicly on May 15th that Liang Chengyun (English name John Shing-Wanleung) was convicted of spy, sentenced to life imprisonment, deprived of political rights rights Lifetime and confiscated personal property RMB 500,000.</text:p>
      <text:p text:style-name="P4">
The official report stated that Liang Chengyun was born on May 1, 1945. He was suspected of engaging in espionage, and was taken for mandatory measures by the Suzhou National Security Bureau of Jiangsu Province on April 15, 2021. The notification listed Liang Chengyun's Hong Kong permanent resident ID number, Hong Kong and Macao residents traveled to and from the Mainland, and American passport numbers.</text:p>
      <text:p text:style-name="P4">
The report did not disclose the relevant crime of Liang Chengyun. Chinese authorities and national media have not disclosed any information about the court procedures about Liang being detained or causing its conviction. In China, cases involving national security are usually closed -door trials.</text:p>
      <text:p text:style-name="P4">
The U.S. Embassy in Beijing said on May 15 that it has noticed reports on Liang Chengyun's sentence. "The State Council does not have more priority than overseas American citizens. Out of consideration of privacy, we have no further comment." A spokesman for the American embassy said in a statement to CNN.</text:p>
      <text:h text:style-name="P12" text:outline-level="3">
<text:span text:style-name="T4">
"Patriotic Overseas Chinese Leaders" supporting the Guoan Law of the Port District and the Anti -Taiwan independence</text:span>
</text:h>
      <text:p text:style-name="P4">
Public information shows that Liang Chengyun was born in Hong Kong on May 1, 1945. At the age of 16, he was educated in the UK. He then went to the United Nations headquarters of New York as a civil servant. After leaving, he founded it in the United States. -Guangzhou Friendship Association and Liang Cultural Exchange Foundation have been serving as chairman. He also serves as the heads of cultural exchanges in the Southeast State University of Oklahoma in the United States. Sino -US cultural exchanges have arranged the artists of famous American music institutions, as well as the presidents and professors of the university, etc. And invited Chinese artists and art troupes to visit the United States.</text:p>
      <text:p text:style-name="P4">
Liang Chengyun is also the president of the Texas and China Friendship Promotion Association in Texas and the chairman of the Texas China Peaceful and Unified Promotion Association. After the implementation of the "National Security Law of the Hong Kong District" in 2020, the Texas China Peaceful and Unified Promotion Association issued a statement to resolutely support and support the implementation of the Hong Kong National Security Law. The role. "Liang Chengyun also publicly expressed" opposing Taiwan independence. " The Hutong Association is a subordinate organization of the Communist Party of China, with branches in 22 places in the United States.</text:p>
      <text:p text:style-name="P4">
Liang Chengyun took a photo with many senior officials of the Communist Party of China and politics. The photo of Liang Chengyun and former Chinese State Councilor and former Foreign Minister Yang Jiechi were circulated on the Internet. In 2011, Liang Chengyun was visited by Hu Jintao, a former president of the state visits to the United States in 2011.</text:p>
      <text:p text:style-name="P4">
According to Texas Houston Chinese media "World Celebrity Network", Liang Chengyun is known as "Patriotic Overseas Chinese".</text:p>
      <text:h text:style-name="P12" text:outline-level="3">
<text:span text:style-name="T4">
Spy crime and hostage diplomacy</text:span>
</text:h>
      <text:p text:style-name="P4">
In the report, CNN pointed out that when Liang Chengyun's judgment was at the lowest point between Beijing and Washington, the competition between the two sides in terms of trade, technology, geopolitics, and military advantages intensified. After the U.S. military shot down a suspected spy balloon on February 4, the relationship between the two sides became even more tense.</text:p>
      <text:p text:style-name="P4">
*<draw:frame draw:style-name="fr1" draw:name="Image3" text:anchor-type="as-char" svg:width="6.9236in" svg:height="3.896998in" draw:z-index="0">
<draw:image xlink:href="../Images/dwzh/2023-05-15T11-20-00Z/64640006_303.jpg" xlink:type="simple" xlink:show="embed" xlink:actuate="onLoad" draw:mime-type="image/jpeg"/>
</draw:frame>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draw:frame draw:style-name="fr1" draw:name="Image4" text:anchor-type="as-char" svg:width="6.9236in" svg:height="3.896998in" draw:z-index="0">
<draw:image xlink:href="../Images/dwzh/2023-05-15T11-20-00Z/64640851_303.jpg" xlink:type="simple" xlink:show="embed" xlink:actuate="onLoad" draw:mime-type="image/jpeg"/>
</draw:frame>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draw:frame draw:style-name="fr1" draw:name="Image5" text:anchor-type="as-char" svg:width="6.9236in" svg:height="3.896998in" draw:z-index="0">
<draw:image xlink:href="../Images/dwzh/2023-05-15T11-20-00Z/64636821_303.jpg" xlink:type="simple" xlink:show="embed" xlink:actuate="onLoad" draw:mime-type="image/jpeg"/>
</draw:frame>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draw:frame draw:style-name="fr1" draw:name="Image6" text:anchor-type="as-char" svg:width="6.9236in" svg:height="3.896998in" draw:z-index="0">
<draw:image xlink:href="../Images/dwzh/2023-05-15T11-20-00Z/64639698_303.jpg" xlink:type="simple" xlink:show="embed" xlink:actuate="onLoad" draw:mime-type="image/jpeg"/>
</draw:frame>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draw:frame draw:style-name="fr1" draw:name="Image7" text:anchor-type="as-char" svg:width="6.9236in" svg:height="3.896998in" draw:z-index="0">
<draw:image xlink:href="../Images/dwzh/2023-05-15T11-20-00Z/64639569_303.jpg" xlink:type="simple" xlink:show="embed" xlink:actuate="onLoad" draw:mime-type="image/jpeg"/>
</draw:frame>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draw:frame draw:style-name="fr1" draw:name="Image8" text:anchor-type="as-char" svg:width="6.9236in" svg:height="3.896998in" draw:z-index="0">
<draw:image xlink:href="../Images/dwzh/2023-05-15T11-20-00Z/64639728_303.jpg" xlink:type="simple" xlink:show="embed" xlink:actuate="onLoad" draw:mime-type="image/jpeg"/>
</draw:frame>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th, the U.S. Northern Command said, "The salvage team found some important wreckage from the balloon fall, including confirming all the main sensors and electronic devices, and large objects of the overall structure."</text:p>
      <text:p text:style-name="P4">
*<draw:frame draw:style-name="fr1" draw:name="Image9" text:anchor-type="as-char" svg:width="6.9236in" svg:height="3.896998in" draw:z-index="0">
<draw:image xlink:href="../Images/dwzh/2023-05-15T11-20-00Z/64641001_303.jpg" xlink:type="simple" xlink:show="embed" xlink:actuate="onLoad" draw:mime-type="image/jpeg"/>
</draw:frame>
##### "Balloon" incident exacerbates the tension between the United States and China</text:p>
      <text:h text:style-name="P12" text:outline-level="3">
<text:span text:style-name="T4">
upgradeAuthor: Florian Meyer</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In the beginning of this month, Liang Litang(l it anglia ng), Suspected of being illegally served as an agent of foreign government, monitoring local opposition to the Chinese government and providing photos and information from Beijing with these unusual people were arrested and prosecuted by the US federal authorities, and appeared in court on May 11. The Boston Pioneer said that Liang Litang, born in 1959, was considered by the federal authorities as "Chinese government spy."</text:p>
      <text:p text:style-name="P4">
In 2021, the Dandong Intermediate People's Court of China believed that the overseas spy and illegally provided the state secrets to be sentenced to 11 years in prison. Another Canadian and former diplomat Kang Mingkai, who was arrested in the same period, was also charged with similar espionage crimes. On September 24, 2021, Meng Wanzhou, the chief financial officer of Huawei, who was charged and wanted by the US government for fraud, was freed to regain his freedom in Canada. Kang Mingkai and Michael were also released by China in the name of bail pending trial and returned to Canada by opportunity. American councilors questioned that this was the victory of "hostage diplomacy" in China.</text:p>
      <text:p text:style-name="P4">
March this year, <text:a xlink:type="simple" xlink:href="https://www.dw.com/zh/zh/日本藥廠員工遭中國拘留-北京证实涉嫌间谍活动/a-65129171" text:style-name="Internet_20_link" text:visited-style-name="Visited_20_Internet_20_Link">
</text:a>
Essence According to the Kyodo News Agency, since 2015, at least 16 Japanese have been detained in China for suspected spy activities. In February of this year, a 50 -year -old Japanese man was sentenced to 12 years in prison in China for spy.</text:p>
      <text:p text:style-name="P4">
At the end of April this year, the Standing Committee of the National People's Congress of China passed <text:a xlink:type="simple" xlink:href="https://www.dw.com/zh/zh/中國修訂反間諜法-擴大國安執法權力/a-65447359" text:style-name="Internet_20_link" text:visited-style-name="Visited_20_Internet_20_Link">
</text:a>
, Clearly implemented the "Truth and its agents", "targeting national organs, secret units, or key information infrastructure, etc., and implemented it from July 1 this year.</text:p>
      <text:p text:style-name="P4">
(Comprehensive report)</text:p>
      <text:p text:style-name="P4">
News Source: <text:a xlink:type="simple" xlink:href="https://www.dw.com/zh/爱国侨领-梁成运被中国以间谍罪判处无期徒刑/a-65626740" text:style-name="Internet_20_link" text:visited-style-name="Visited_20_Internet_20_Link">
https://www.dw.com/zh/爱国侨领-梁成运被中国以间谍罪判处无期徒刑/a-65626740?maca=chi-rss-chi-all-1127-rdf</text:a>
</text:p>
      <!--NEWS-->
      <text:h text:style-name="P10" text:outline-level="1">
<text:span text:style-name="T4">
At the United Nations Conference on the China -Hong Kong Representative, denied the infringement of feminism</text:span>
</text:h>
      <text:p text:style-name="P4">
Author: None</text:p>
      <text:p text:style-name="P4">
Publisher: Radio Free Asia (Organization)</text:p>
      <text:p text:style-name="P4">
Published Time: 2023-05-15T13:45:00-04:00</text:p>
      <text:p text:style-name="P4">
Modified Time: 2023-05-16T13:40:35-04:00</text:p>
      <text:p text:style-name="P4">
Description: None</text:p>
      <text:p text:style-name="P4">
Videos: []</text:p>
      <text:p text:style-name="P4">
Audios: ["<text:a xlink:type="simple" xlink:href="https://www.rfa.org/mandarin/yataibaodao/gangtai/al-0515202311074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0" text:anchor-type="as-char" svg:width="6.9236in" svg:height="3.428299in" draw:z-index="0">
<draw:image xlink:href="../Images/rfamandarin/2023-05-15T13-45-00-04-00/000000.png" xlink:type="simple" xlink:show="embed" xlink:actuate="onLoad" draw:mime-type="image/png"/>
</draw:frame>
Huang Xiaowei, the head of the Chinese delegation and deputy director of the State Council Women's and Children's Working Committee. <text:a xlink:type="simple" xlink:href="https://www.rfa.org/mandarin/yataibaodao/gangtai/al-05152023110742.html/@@images/image" text:style-name="Internet_20_link" text:visited-style-name="Visited_20_Internet_20_Link">
</text:a>
Screenshot of the United Nations Live <text:a xlink:type="simple" xlink:href="https://www.rfa.org/mandarin/yataibaodao/gangtai/al-05152023110742.html/@@stream" text:style-name="Internet_20_link" text:visited-style-name="Visited_20_Internet_20_Link">
</text:a>
The United Nations eliminates the women's rights of women in Hong Kong, Macau and China on May 12. The non -governmental organization accused the Hong Kong police on women's violence and pointed out that the "National Security Law of the Hong Kong District" suppressed female human rights defenders. Hong Kong Government officials refuted the relevant allegations and pointed out that the campaign was "severe riots". In the face of the issues of Peng Shuai and the women's rights and interests of Xinjiang, the Chinese delegation avoided it while sneaking and disturbing human rights activities.</text:p>
      <text:p text:style-name="P4">
<text:span text:style-name="T4">
<text:span text:style-name="T5">
 <text:a xlink:type="simple" xlink:href="https://www.rfa.org/mandarin/yataibaodao/gangtai/al-02152023113641.html" text:style-name="Internet_20_link" text:visited-style-name="Visited_20_Internet_20_Link">
</text:a>
</text:span>
</text:span>
<text:a xlink:type="simple" xlink:href="https://www.rfa.org/mandarin/yataibaodao/gangtai/al-07082022103202.html" text:style-name="Internet_20_link" text:visited-style-name="Visited_20_Internet_20_Link">
<text:span text:style-name="T4">
 The United Nations members of the Human Rights of Hong Kong have approved the "National Security Law" and "inciting crime" to infringe human rights </text:span>
</text:a>
The United Nations eliminates a meeting in Geneva, Switzerland in Geneva, Switzerland to review the "Convention on Elimination of Women" in Geneva, Switzerland in Geneva, Switzerland. The Central and Hong Kong and Macau governments formed a magnificent Chinese delegation, and Huang Xiaowei, deputy director of the Women's and Children's Working Committee of the State Council, was the head of the team.</text:p>
      <text:p text:style-name="P4">
<text:span text:style-name="T4">
 Hong Kong Government officials bombarded non -governmental organizations to make false allegations </text:span>
</text:p>
      <text:p text:style-name="P4">
When the Hong Kong Civil Affairs and Youth Affairs Bureau's permanent secretary -general Lin Xueli led the Hong Kong delegation, Lin Xueli, who led the Hong Kong Civil Affairs and Youth Affairs Bureau, emphasized that Hong Kong has achieved great achievements in women's development in the past 10 years. After that, she turned sharply and pointed the spear head to the non -governmental organization: "I hope to respond to some non -governmental organizations in the report of the submission of the committee, and some comments made by the Hong Kong Special Administrative Region. Many of the views are based on unrealistic information and distorted narratives. Regardless of the facts, make an error comment on the status of Hong Kong. "</text:p>
      <text:p text:style-name="P4">
<draw:frame draw:style-name="fr1" draw:name="Image11" text:anchor-type="as-char" svg:width="6.9236in" svg:height="3.80942in" draw:z-index="0">
<draw:image xlink:href="../Images/rfamandarin/2023-05-15T13-45-00-04-00/000001.png" xlink:type="simple" xlink:show="embed" xlink:actuate="onLoad" draw:mime-type="image/png"/>
</draw:frame>
Lin Xueli, the permanent secretary -general of the Hong Kong Civil Affairs and Youth Affairs Bureau who led the Hong Kong delegation. (Screenshot of the United Nations Live) <text:a xlink:type="simple" xlink:href="https://www.rfa.org/mandarin/yataibaodao/gangtai/al-05152023110742.html/m0515al-2.jpg" text:style-name="Internet_20_link" text:visited-style-name="Visited_20_Internet_20_Link">
</text:a>
On the eve of the meeting, multiple non -governmental organizations submitted reports to the United Nations. Some reports mentioned that "gender -based violence" in Hong Kong also pointed out that after the implementation of the "National Security Law of the Port Area", female human rights defenders were suppressed.</text:p>
      <text:p text:style-name="P4">
Lin Xueli pointed out at the meeting and the campaign movement was "severe riots", refuting the allegations of "gender -based violent behavior" on the Hong Kong police. Effective "can ensure that the case of the complaint police officer is dealt with fairly and fairly.</text:p>
      <text:p text:style-name="P4">
She also "sang well" the "Hong Kong National Security Law", saying that the law allowed Hong Kong to change from chaos, and she knew that the Hong Kong government should respect and protect human rights when maintaining the national security, and emphasized that law enforcement operations have nothing to do with all political stance or gender.</text:p>
      <text:p text:style-name="P4">
The non -governmental organization "Hong Kongwatch" headquartered in London has previously submitted reports to the United Nations with the "Hong Kong people in the German Association". BENEDICTROGERS, the founder and executive director of the "Hong Kong Supervision" in Geneva, told the station that although Hong Kong government officials did not directly name the "Hong Kong Supervision", they made the arguments they were reporting in the report.</text:p>
      <text:p text:style-name="P4">
He criticized the Hong Kong Government officials to launch an attack on non -governmental organizations, but did not want to face the problem. "Her response is obviously ridiculous, which is actually some kind of disturbance of non -governmental organizations, because she is completely wrongly accusing non -governmental organizations spread false information, rather than seriously treat our allegations, and make responses based on content. . She charges us to spread false information, which is very wrong. "</text:p>
      <text:p text:style-name="P4">
<draw:frame draw:style-name="fr1" draw:name="Image12" text:anchor-type="as-char" svg:width="6.9236in" svg:height="5.160313in" draw:z-index="0">
<draw:image xlink:href="../Images/rfamandarin/2023-05-15T13-45-00-04-00/000002.png" xlink:type="simple" xlink:show="embed" xlink:actuate="onLoad" draw:mime-type="image/png"/>
</draw:frame>
The founder and executive director of the "Hong Kong Supervisory" (Hong Kong Supervision "(first from right), and other human rights defenders.("World Uyghur Congress" provided) [] <text:a xlink:type="simple" xlink:href="https://www.rfa.org/mandarin/yataibaodao/gangtai/al-05152023110742.html/m0515al-3.jpg" text:style-name="Internet_20_link" text:visited-style-name="Visited_20_Internet_20_Link">
</text:a>
<text:span text:style-name="T4">
 The Hong Kong Supervision Report Microex reporter reported that the gang rape incident </text:span>
</text:p>
      <text:p text:style-name="P4">
The report submitted by the "Hong Kong Supervision" comprehensively comprehensively the testimony and cases of a number of witnesses, and explained that in the 2019 counter -seminar, the female demonstrators were arrested by the Hong Kong alarm and speech. Essence Including the accusation of the male policeman searched for the body of the female demonstrator with the wishes of the parties, and touched the surroundings of his private parts without necessary, and even threatened rape.</text:p>
      <text:p text:style-name="P4">
The "Hong Kong Supervision" report mentioned that during the reaction of the Central Movement in 2019, a 18 -year -old woman reported the case through a lawyer and stated that she was gang raped by a number of police officers at the police station after being arrested and then pregnant. Wanted, accusing her "reporting fake cases", the incident was not available.</text:p>
      <text:p text:style-name="P4">
The report also states that the CCP ’s official media and pro -China forces have continued to insult the female demonstrators and female politicians, including calling them“ yellow angels ”and“ prostitutes ”, and discredited them to provide sex services to male demonstrators. The report also listed the proposals of female issues such as Zou Xingtong and He Guilan, all of which were imprisoned after the implementation of the National Security Law of the Port Area. The Hong Kong Women's Labor Association originally scheduled to hold the "March 8th Women's Day" parade this year, which was under pressure from the Hong Kong police and was forced to cancel.</text:p>
      <text:p text:style-name="P4">
<text:span text:style-name="T4">
 A non -governmental organization is concerned about the Hong Kong Government Revenge </text:span>
</text:p>
      <text:p text:style-name="P4">
Some of the "Hong Kong Human Rights Information Center" submitted to the report issued a statement that the Hong Kong government tried the credibility of citizen groups, and was more worried that the citizen group would be retaliated: "The government has never specifically pointed out which report or paragraph is false information. It did not provide any substantial evidence to refute, but it was very disappointing to make such serious allegations to the United Nations members. We urged the committee and the public to pay attention to the citizen group who participated in the review and submitting the report. Agent from the government. "</text:p>
      <text:p text:style-name="P4">
The center refutes that the "gender -based violence" made by the Hong Kong police during the delivery of the campaign has been reported by news reports and a detailed record of citizen groups. The current complaint police system in Hong Kong has also been questioned by the United Nations Human Rights Agency for its independence and effectiveness, but the Hong Kong Government has refused to modify.</text:p>
      <text:p text:style-name="P4">
<text:span text:style-name="T4">
 Chinese representative sneak shot human rights activist: pretend to shoot scenery </text:span>
He said that the United Nations officials in the same field have long been weird and said they would report the incident to the United Nations.</text:p>
      <text:p text:style-name="P4">
During the meeting, a number of members of the United Nations eliminated the whereabouts of Peng Shuai's whereabouts to ask the Women's Discrimination Committee, and asked the Chinese side to have sexual violence, forced labor to produce cotton in the concentration camp, and forced to marry the Han people and the birth rate of birth rates in the concentration camp. A response is made. Chinese officials evade the problem and touted China's "historical achievements" that China is promoting equality and women's comprehensive development of men and women in advance. The official draft of the official Xinhua News Agency also did not mention the doubts of UN experts, only saying that experts "affirmed the achievement of the development of Chinese women's cause.</text:p>
      <text:p text:style-name="P4">
Reporter: Lu Xi (London) Editor: Jiayuan.com Editor: Ruizhe</text:p>
      <text:p text:style-name="P4">
News Source: <text:a xlink:type="simple" xlink:href="https://www.rfa.org/mandarin/yataibaodao/gangtai/al-05152023110742.html" text:style-name="Internet_20_link" text:visited-style-name="Visited_20_Internet_20_Link">
https://www.rfa.org/mandarin/yataibaodao/gangtai/al-05152023110742.html</text:a>
</text:p>
      <!--NEWS-->
      <text:h text:style-name="P10" text:outline-level="1">
<text:span text:style-name="T4">
The Ministry of Internal Affairs: I believe that China still has two police service stations in Germany</text:span>
</text:h>
      <text:p text:style-name="P4">
Author: None (Language: zh)</text:p>
      <text:p text:style-name="P4">
Publisher: None</text:p>
      <text:p text:style-name="P4">
Time: 2023-05-15T14:38:00Z</text:p>
      <text:p text:style-name="P4">
Description: The German security authorities believe that China still conducts police activities on German territory, although Beijing guarantees that these activities have stopped in February.</text:p>
      <text:p text:style-name="P4">
Videos: []</text:p>
      <text:p text:style-name="P4">
Images: ["<text:a xlink:type="simple" xlink:href="https://static.dw.com/image/65435907_303.jpg" text:style-name="Internet_20_link" text:visited-style-name="Visited_20_Internet_20_Link">
65435907_303.jpg</text:a>
"]</text:p>
      <text:p text:style-name="P4">
Subject: 时政风云</text:p>
      <text:p text:style-name="P4">
Subjects: ['德中关系', '岛屿主权争端', '专题报道：全景观看“习马会”', '中国', '中共十九大']</text:p>
      <text:p text:style-name="P4">
Keywords: ['警侨服务站', '中国', '海外', '警察', '电信诈骗', '犯罪', '劝返', '保护卫士']</text:p>
      <text:p text:style-name="P4">
Id: 65629520</text:p>
      <!--METADATA-->
      <text:p text:style-name="P4">
<text:a xlink:type="simple" xlink:href="https://www.dw.com/zh/overlay/image/article/65629520/65435907" text:style-name="Internet_20_link" text:visited-style-name="Visited_20_Internet_20_Link">
 <draw:frame draw:style-name="fr1" draw:name="Image13" text:anchor-type="as-char" svg:width="6.9236in" svg:height="3.896998in" draw:z-index="0">
<draw:image xlink:href="../Images/dwzh/2023-05-15T14-38-00Z/65435907_303.jpg" xlink:type="simple" xlink:show="embed" xlink:actuate="onLoad" draw:mime-type="image/jpeg"/>
</draw:frame>
</text:a>
"Protect the Guard" said that China has more than 100 overseas police service stations overseas</text:p>
      <text:p text:style-name="P4">
(Voice of Germany Chinese) said at a routine news meeting on Monday (May 15th), a spokesman for the German Ministry of Internal Reerection, saying that "the security authorities still believe that China has two so -called overseas police service stations in Germany. "He said that these police service stations are not offices with fixed locations, but" mobile facilities ". There are Chinese citizens and non -Chinese citizens on behalf of the Chinese government to implement" official duties. "</text:p>
      <text:p text:style-name="P4">
Reuters reports that the Chinese Embassy in Berlin did not immediately respond to its comment request.</text:p>
      <text:p text:style-name="P4">
A spokesman for the German Ministry of Foreign Affairs said, "China responded to us in early February that these so -called 'service stations' have been closed."</text:p>
      <text:p text:style-name="P4">
In September last year, the "Guardian", which is headquartered in Spain(Safeguard Defenders)The report was published in "Overseas 110: Unprecedented Chinese Transnational Criminal Crime Crimination" report, saying that the public security departments of some provinces in China set up 54 "police service stations" in 21 countries on the five continents, including Frankfurt in Germany. The report said that these overseas services stood in the "persuasion" of overseas criminal suspects to play a direct role; the Chinese police said that from April 2021 to July 2022, "persuading" 230,000 individuals living overseas "voluntary" back to China.</text:p>
      <text:p text:style-name="P4">
"Protect the Guardian" believes that this action in China is to use irregular methods for overseas Chinese or their families who stay in China. The legitimate legal procedure and the basic rights of the suspect also avoided the official bilateral police cooperation and judicial cooperation, violated international regulations, and also allowed the CCP authorities to extend the Chinese border.</text:p>
      <text:h text:style-name="P12" text:outline-level="3">
<text:span text:style-name="T4">
The German government said in November last year that he was negotiating with the Chinese Embassy</text:span>
</text:h>
      <text:p text:style-name="P4">
In November last year, Berlin called on Beijing to close in <text:a xlink:type="simple" xlink:href="https://www.dw.com/zh/zh/德境内设有两家中国海外警务站/a-64045062" text:style-name="Internet_20_link" text:visited-style-name="Visited_20_Internet_20_Link">
</text:a>
Essence The German government said in the relevant inquiry of the party member Joanacotar, "According to the information held by the German government, there are two so -called police service stations in Germany." The so -called police also said that the so -called police The overseas Chinese service station is usually responsible for private persons from traditional Chinese immigration provinces, and Chinese officials have absolutely no law enforcement in German territory. The German government is negotiating with the Chinese Embassy.</text:p>
      <text:p text:style-name="P4">
China's allegations to the establishment of overseas police stations, China will refute. Zhao Lijian, then a spokesman for the Ministry of Foreign Affairs of China, said at a regular press conference on November 2 last year that these institutions are not the "police station" or "police service center". The activities they engage in is to help local Chinese citizens need online handling online. The medical examination service of the China driving license period is full. Relevant activities are provided by enthusiastic overseas Chinese groups. Volunteer service staff are local enthusiastic overseas Chinese, not Chinese police officers.</text:p>
      <text:p text:style-name="P4">
On December 5 last year, the "Protecting Guard" organized the update of relevant survey data to increase the number of "overseas police service stations" counted in the Chinese "overseas police service station" to 102, add 48 newly increased; A country.(Reuters, etc.)</text:p>
      <text:p text:style-name="P4">
News Source: <text:a xlink:type="simple" xlink:href="https://www.dw.com/zh/德内政部：相信中国在德国仍有两个警侨服务站/a-65629520" text:style-name="Internet_20_link" text:visited-style-name="Visited_20_Internet_20_Link">
https://www.dw.com/zh/德内政部：相信中国在德国仍有两个警侨服务站/a-65629520?maca=chi-rss-chi-all-1127-rdf</text:a>
</text:p>
      <!--NEWS-->
      <text:h text:style-name="P10" text:outline-level="1">
<text:span text:style-name="T4">
China-Central Asia Summit Synchronous G7 to international demonstrations?</text:span>
</text:h>
      <text:p text:style-name="P4">
Author: None</text:p>
      <text:p text:style-name="P4">
Publisher: Radio Free Asia (Organization)</text:p>
      <text:p text:style-name="P4">
Published Time: 2023-05-15T15:21:00-04:00</text:p>
      <text:p text:style-name="P4">
Modified Time: 2023-05-16T07:39:49-04:00</text:p>
      <text:p text:style-name="P4">
Description: None</text:p>
      <text:p text:style-name="P4">
Videos: []</text:p>
      <text:p text:style-name="P4">
Audios: ["<text:a xlink:type="simple" xlink:href="https://www.rfa.org/mandarin/yataibaodao/junshiwaijiao/tj-0515202310340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4" text:anchor-type="as-char" svg:width="6.9236in" svg:height="4.612011in" draw:z-index="0">
<draw:image xlink:href="../Images/rfamandarin/2023-05-15T15-21-00-04-00/000000.png" xlink:type="simple" xlink:show="embed" xlink:actuate="onLoad" draw:mime-type="image/png"/>
</draw:frame>
On April 20, 2023, Japanese Prime Minister Kishita Kishita talked to foreign journalists in Tokyo and will be held on May 19th. <text:a xlink:type="simple" xlink:href="https://www.rfa.org/mandarin/yataibaodao/junshiwaijiao/tj-05152023103400.html/@@images/image" text:style-name="Internet_20_link" text:visited-style-name="Visited_20_Internet_20_Link">
</text:a>
Eugene Hoshiko, File/Associated Press picture [] <text:a xlink:type="simple" xlink:href="https://www.rfa.org/mandarin/yataibaodao/junshiwaijiao/tj-05152023103400.html/@@stream" text:style-name="Internet_20_link" text:visited-style-name="Visited_20_Internet_20_Link">
</text:a>
The Summit of the Seventh Kingdom Group is expected to be held on Hiroshima, Japan on Friday. At the same time, the heads of state and diplomatic representatives of the five Central Asian countries will also go to Xi'an to participate in the China-Central Asian Summit. Why are the two large international summits held simultaneously? What is the purpose of China?</text:p>
      <text:p text:style-name="P4">
<text:span text:style-name="T4">
<text:span text:style-name="T5">
 <text:a xlink:type="simple" xlink:href="https://www.rfa.org/mandarin/yataibaodao/junshiwaijiao/tj-05122023093625.html" text:style-name="Internet_20_link" text:visited-style-name="Visited_20_Internet_20_Link">
</text:a>
 </text:span>
*  * </text:span>
<text:a xlink:type="simple" xlink:href="https://www.rfa.org/mandarin/yataibaodao/junshiwaijiao/jw-05112023114552.html" text:style-name="Internet_20_link" text:visited-style-name="Visited_20_Internet_20_Link">
 </text:a>
 <text:span text:style-name="T4">
  * </text:span>
<text:a xlink:type="simple" xlink:href="https://www.rfa.org/mandarin/yataibaodao/junshiwaijiao/hx-05082023104148.html" text:style-name="Internet_20_link" text:visited-style-name="Visited_20_Internet_20_Link">
 </text:a>
 <text:span text:style-name="T4">
  * </text:span>
<text:a xlink:type="simple" xlink:href="https://www.rfa.org/mandarin/Xinwen/5-05082023112702.html" text:style-name="Internet_20_link" text:visited-style-name="Visited_20_Internet_20_Link">
 </text:a>
***<text:a xlink:type="simple" xlink:href="https://www.rfa.org/mandarin/Xinwen/4-05042023110317.html" text:style-name="Internet_20_link" text:visited-style-name="Visited_20_Internet_20_Link">
<text:span text:style-name="T4">
 The United States releases the US -Philippine bilateral defense standard Chinese jumping feet </text:span>
</text:a>
On Friday, the Summit (G7) of the Seventh Kingdom Group will be held in Japan. Leaders of the United States, Japan, the United Kingdom, France, Germany, Canada, and Italy will fly to Hiroshima to discuss and discuss specific international issues. The outside world estimates that this summit will focus on discussing China's issue and issued a statement on response to China's "economic coercion" in response to China.</text:p>
      <text:p text:style-name="P4">
At the same time, the China-Central Asian Summit will also launch a two-day meeting in Xi'an this Thursday. According to the Taiwan Central News Agency, Chinese President Xi Jinping will attend the summit with Kazakhstan, Uzbekistan, Kyrgyzstan, Turkmenistan, and Tajikistan to attend the summit. Except for President Turkmenistan, the remaining four presidents will have a state visit to China at the same time.</text:p>
      <text:p text:style-name="P4">
** Scholars: The two summits simultaneously show that the country and the land power state confront the state against the country.</text:p>
      <text:p text:style-name="P4">
According to the outside world, the China-Central Asian Summit was selected at the same time as the Seventh National Group Summit. What does it mean behind it? Professor Wang Weizheng, Dean of the School of Arts and Sciences, Adelphiuniversity, told reporters in an interview that after the 911 incident in 2001, China and Central Asia have organized Shanghai International Organization to deal with the so -called terrorism. The spread of Xinjiang; and after Xi Jinping served as the President of China, the "Belt and Road" project has invested in a large number of Central Asia countries, which has given China and Central Asia more geographical political connection. In Central Asian countries, they also want to gain a more independent status between Russia and China.</text:p>
      <text:p text:style-name="P4">
Wang Weizheng said: "In addition to the historical background, the special selection is selected from May 18th (summit). Obviously, it is obvious that the sumal of the sumal meeting in the Hiroshima of Japan. , Ocean countries, another China and Central Asia, are mainly authoritarian countries and land power countries. From the map, there is a feeling of the confrontation between marine countries and land power countries. "</text:p>
      <text:p text:style-name="P4">
Wang Weizheng analyzed that for China, Beijing also wanted to take advantage of Russia to take care of its influence in Central Asia while Russia was overwhelmed: "China hopes to stabilize a site, this site is Eurasia. People who have studied geopolitics in the past It is said that who can control the Eurasian mainland can control the world. I think China is from this focus. On the other hand, China's economic development is quite rapid, and it is always concerned about energy security. Land, do not through the ocean, you can buy oil in the inland, and even have oil pipes. "</text:p>
      <text:p text:style-name="P4">
<text:span text:style-name="T4">
 Scholars: Chinese foreign policy prompts South Korea to turn </text:span>
</text:p>
      <text:p text:style-name="P4">
At the same time, South Korean President Yin Xiyue and US President Biden and Japanese Prime Minister Kishida will also hold the Summit of the United States, Japan, and South Korea during the G7 meeting. Yin Xiyue visited Washington at the end of April. The outside world is concerned about frequent interaction between South Korea and the United States. Does it mean that South Korea has a trend of increasingly closer to the United States?</text:p>
      <text:p text:style-name="P4">
On Monday, the Washington Think Tank Strategy and International Research Center (CENTER for Strategic and InternationalStudies) held a discussion on the reasons for the transformation of South Korea's policy on Chinese policy.</text:p>
      <text:p text:style-name="P4">
<draw:frame draw:style-name="fr1" draw:name="Image15" text:anchor-type="as-char" svg:width="6.9236in" svg:height="3.901697in" draw:z-index="0">
<draw:image xlink:href="../Images/rfamandarin/2023-05-15T15-21-00-04-00/000001.png" xlink:type="simple" xlink:show="embed" xlink:actuate="onLoad" draw:mime-type="image/png"/>
</draw:frame>
RamonPacheco Pardo, a part -time researcher at Washington think tank, talked at the meeting that South Korea's attitude towards China is becoming increasingly strong because China is increasingly threatened and aggressive in the Indo -Pacific area. (Video screenshot/csis) <text:a xlink:type="simple" xlink:href="https://www.rfa.org/mandarin/yataibaodao/junshiwaijiao/tj-05152023103400.html/capture2.jpg" text:style-name="Internet_20_link" text:visited-style-name="Visited_20_Internet_20_Link">
</text:a>
Ramon Pachecopardo, a part -time researcher at the think tank, pointed out that when Yin Xiyue visited the United States, the joint statement between Biden and Yin Xiyue talked about Taiwan, the South China Sea, and China about South Korea's economic stress. South Korea's defense, diplomacy, and economic policies have publicly expressed criticism. Interestingly, China has expressed dissatisfaction with South Korea in the past, but now China has a very public criticism of South Korea. The same is true of attitude .... What is more interesting is that South Korea will attack China's criticism instead of bowing heads or apologies. "</text:p>
      <text:p text:style-name="P4">
Victorcha, senior vice president of Asian Affairs of Strategy and International Research Center, also said that because South Korea believes that Taiwan's issue is an international issue, this is a great difference with the Beijing authorities that Taiwan's problem belongs to the internal affairs: "China believes that South Korea thinks of Taiwan to Taiwan to Taiwan The issue of the issue offended to China, but South Korea's position in this matter is firm. "<text:span text:style-name="T4">
 Scholars: Chinese invasion ambitions cause Korean public opinion to cause disgusting </text:span>
</text:p>
      <text:p text:style-name="P4">
Pado said at the meeting that South Korea's attitude towards China is becoming more tough because China is increasingly threatened and aggressive in the Indo -Pacific region: "China has made some territorial sovereignty claims, but these territories have long been owned by South Korea for a long time. This makes people from all generations of South Korea have a negative view of China. This is important because public opinion will affect the foreign policy of democratic countries. ... And many Koreans are worried about Taiwan. They are worried about what happened in Hong Kong. They are worried about what happened in Hong Kong. There will be an encounter with Hong Kong in Taiwan, so the public's impression of China is even more negative. "</text:p>
      <text:p text:style-name="P4">
In response to the prospects of Sino -South Korean relations, Pado believes that the foreign relations between the two countries will become more and more tight in the near future: "I don't think China will change diplomatic positions in the near future. All invited to participate. You will see that South Korea and other countries will issue more statements, which are likely to mention China or Taiwan. On May 22, South Korea and the European Union will also hold a summit. Ursulavon Der Leyen will visit South Korea. I'm not sure if they will name China, but economic and regional security will inevitably be the focus of discussion. "</text:p>
      <text:p text:style-name="P4">
Reporter: Tang Yuanyuan Responsible: He Ping.com Editor: Hong Wei</text:p>
      <text:p text:style-name="P4">
News Source: <text:a xlink:type="simple" xlink:href="https://www.rfa.org/mandarin/yataibaodao/junshiwaijiao/tj-05152023103400.html" text:style-name="Internet_20_link" text:visited-style-name="Visited_20_Internet_20_Link">
https://www.rfa.org/mandarin/yataibaodao/junshiwaijiao/tj-05152023103400.html</text:a>
</text:p>
      <!--NEWS-->
      <text:h text:style-name="P10" text:outline-level="1">
<text:span text:style-name="T4">
Turkish presidential elections will conduct the second round of voting on the 28th</text:span>
</text:h>
      <text:p text:style-name="P4">
Author: 联合早报 (Person)</text:p>
      <text:p text:style-name="P4">
Publisher: 联合早报 (Organization)</text:p>
      <text:p text:style-name="P4">
Published Time: 2023-05-15T21:31</text:p>
      <text:p text:style-name="P4">
Modified Time: 2023-05-16T09:58</text:p>
      <text:p text:style-name="P4">
Description: The Turkish Election Commission confirmed that the presidential election will conduct a second round of voting on May 28. Reuters reports that Jena, chairman of the Turkish Election Commission, said on Monday (May 15) that the current president Erdogan and the main opponent "National Alliance" candidate Kleskada ...</text:p>
      <text:p text:style-name="P4">
Videos: []</text:p>
      <text:p text:style-name="P4">
Audios: []</text:p>
      <text:p text:style-name="P4">
Images: []</text:p>
      <text:p text:style-name="P4">
Type: NewsArticle</text:p>
      <text:p text:style-name="P4">
Breadcrumbs: ['即时', '国际']</text:p>
      <text:p text:style-name="P4">
Keywords: ['土耳其', '大选']</text:p>
      <!--METADATA-->
      <text:p text:style-name="P4">
The Turkish Election Commission confirmed that the presidential election will conduct a second round of voting on May 28.</text:p>
      <text:p text:style-name="P4">
Reuters reports that the President of the Turkish Election Commission, Jana Monday (May 15), said that the current president Erdogan and the main opponent "National Alliance" candidate Kellekilicdaroglu's votes were not. After half, it cannot be fully won, so the second round of voting will be performed. He said that it still needs to count about 35,000 votes.</text:p>
      <text:p text:style-name="P4">
According to the calculated votes, Erdogan received about 49.51%of the votes, and Kellechidalolu received 44.88%of the votes.</text:p>
      <text:p text:style-name="P4">
The pre -election polls showed that the competition of the presidential election was very fierce, but Klesacidalolu, who led the six -party league, was slightly leading. Among the two polls last Friday (12th), his support rate exceeded 50%of the threshold.</text:p>
      <text:p text:style-name="P4">
Turkish media believes that the issues that have attracted much attention from voters in this election include economic issues, earthquake disasters, and Syrian refugees in Turkey.</text:p>
      <text:p text:style-name="P4">
According to data from the Turkish Supreme Election Commission, about 64.1 million registered voters in Turkey, of which about 3.4 million were registered voters. Overseas voting has ended on May 9.</text:p>
      <text:p text:style-name="P4">
Turkish presidential term of office is five years, and the election uses a two -wheeled voting system for direct elections. In the first round of voting, if no candidate received more than half of the votes, the first two candidates participated in the second round. The proportion representative system for the Earth Council election, the threshold for the voting rate of the party and the party and the party and the party groups is 7%.</text:p>
      <text:p text:style-name="P4">
News Source: <text:a xlink:type="simple" xlink:href="https://www.zaobao.com.sg/realtime/world/story20230515-1395014" text:style-name="Internet_20_link" text:visited-style-name="Visited_20_Internet_20_Link">
https://www.zaobao.com.sg/realtime/world/story20230515-1395014</text:a>
</text:p>
      <!--NEWS-->
      <text:h text:style-name="P10" text:outline-level="1">
<text:span text:style-name="T4">
The EU appoints the first Middle East issue special representative</text:span>
</text:h>
      <text:p text:style-name="P4">
Author: 联合早报 (Person)</text:p>
      <text:p text:style-name="P4">
Publisher: 联合早报 (Organization)</text:p>
      <text:p text:style-name="P4">
Published Time: 2023-05-15T23:25</text:p>
      <text:p text:style-name="P4">
Modified Time: 2023-05-16T09:42</text:p>
      <text:p text:style-name="P4">
Description: The EU Council appointed former Italian Foreign Minister Dima on Monday (May 15) as the first special representative of the EU Middle East issue. Since 2018, Dima Yue has been the Minister of Economic Development, Labor and Social Policy for Economic Development, Labor and Social Policy. On September 4th of the following year, then the Italian Prime Minister ...</text:p>
      <text:p text:style-name="P4">
Videos: []</text:p>
      <text:p text:style-name="P4">
Audios: []</text:p>
      <text:p text:style-name="P4">
Images: []</text:p>
      <text:p text:style-name="P4">
Type: NewsArticle</text:p>
      <text:p text:style-name="P4">
Breadcrumbs: ['即时', '国际']</text:p>
      <text:p text:style-name="P4">
Keywords: ['欧盟', '意大利', '中东']</text:p>
      <!--METADATA-->
      <text:p text:style-name="P4">
The EU Council appointed former Italian Foreign Minister Dima on Monday (May 15) as the first special representative of the EU Middle East issue.</text:p>
      <text:p text:style-name="P4">
Since 2018, Dima Yue has been the Minister of Economic Development, Labor and Social Policy for Economic Development, Labor and Social Policy. On September 4th, the then Italian Prime Minister Conte appointed Dima about the foreign minister of the new government.</text:p>
      <text:p text:style-name="P4">
Dima was involved in the Middle East affairs. On March 6 last year, Muhammad, Deputy Prime Minister and Foreign Minister of Qatar, met with the visiting Dimari at Doma. The two parties focused on discussions on the relationship between the two countries and cooperation in various fields, especially energy cooperation.</text:p>
      <text:p text:style-name="P4">
On June 24, 2020, the Prime Minister of Libya National Unity Government Saraje met with the visiting Dimari at the capital of the capital, and the two sides discussed on issues such as Libya.</text:p>
      <text:p text:style-name="P4">
In September 2018, during his tenure, Dima Yue led a delegation to the delegation to Chengdu, Sichuan, China. On behalf of Italy, Italy attended the opening ceremony of the 17th China Western International Expo. Signing the cooperation agreement and cutting ribbons for the opening of the Italian National Pavilion.</text:p>
      <text:p text:style-name="P4">
News Source: <text:a xlink:type="simple" xlink:href="https://www.zaobao.com.sg/realtime/world/story20230515-1395043" text:style-name="Internet_20_link" text:visited-style-name="Visited_20_Internet_20_Link">
https://www.zaobao.com.sg/realtime/world/story20230515-1395043</text:a>
</text:p>
      <!--NEWS-->
      <text:h text:style-name="P10" text:outline-level="1">
<text:span text:style-name="T4">
The World Guard decided to close the relevant functions of the Moscow's special office will be transferred to Denmark</text:span>
</text:h>
      <text:p text:style-name="P4">
Publisher: 法新社</text:p>
      <text:p text:style-name="P4">
Published Time: 2023-05-16T-10:02:08+00:00</text:p>
      <text:p text:style-name="P4">
Modified Time: 2023-05-16T09:50:01+00:00</text:p>
      <text:p text:style-name="P4">
Description: (Agence France -Presse Copenhagen, 15th) The World Health Organization (WHO) European regional office announced today that in response to Russia's invasion of Ukraine, it will close its special offices in Moscow and transfer relevant functions to Denmar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 text:anchor-type="as-char" svg:width="6.9236in" svg:height="3.617581in" draw:z-index="0">
<draw:image xlink:href="../Images/rficn/2023-05-16T-10-02-08-00-00/000000.png" xlink:type="simple" xlink:show="embed" xlink:actuate="onLoad" draw:mime-type="image/png"/>
</draw:frame>
Agence France -Presse reported that the members of the member states made the above decisions through the online conferences held today. As early as April last year, dozens of member states also appealed to the office on Russia's invasion.</text:p>
      <text:p text:style-name="P4">
Today's special meeting is also held by 30 member states in April this year. In the letter sent to WHO last month, the 30 countries pointed out that the Russian invasion operation in "direct and long -term health effects caused by Ukraine and other regions" is still the most concerned issue for all parties.</text:p>
      <text:p text:style-name="P4">
The European European Office includes a total of 53 members of Central Asian countries. This decision means that it will be closed in the "WHO European Region's WHO EUROPEANOFFICE For the Prevention and Control of Noncommunicablediseases". The relevant functions will be transferred to the Danish regional office on the day of January 1, 2024.</text:p>
      <text:p text:style-name="P4">
However, the above -mentioned office was closed and had nothing to do with the WHO's office in Russia.</text:p>
      <text:p text:style-name="P4">
News Source: <text:a xlink:type="simple" xlink:href="https://www.rfi.fr/cn/%E5%9B%BD%E9%99%85%E6%8A%A5%E9%81%93/20230516-%E4%B8%96%E5%8D%AB%E5%86%B3%E8%AE%AE%E5%85%B3%E9%97%AD%E8%8E%AB%E6%96%AF%E7%A7%91%E4%B8%93%E9%97%A8%E5%8A%9E%E5%85%AC%E5%AE%A4-%E7%9B%B8%E5%85%B3%E8%81%8C%E8%83%BD%E5%B0%86%E8%BD%AC%E5%BE%80%E4%B8%B9%E9%BA%A6" text:style-name="Internet_20_link" text:visited-style-name="Visited_20_Internet_20_Link">
https://www.rfi.fr/cn/%E5%9B%BD%E9%99%85%E6%8A%A5%E9%81%93/20230516-%E4%B8%96%E5%8D%AB%E5%86%B3%E8%AE%AE%E5%85%B3%E9%97%AD%E8%8E%AB%E6%96%AF%E7%A7%91%E4%B8%93%E9%97%A8%E5%8A%9E%E5%85%AC%E5%AE%A4-%E7%9B%B8%E5%85%B3%E8%81%8C%E8%83%BD%E5%B0%86%E8%BD%AC%E5%BE%80%E4%B8%B9%E9%BA%A6</text:a>
</text:p>
      <!--NEWS-->
      <text:h text:style-name="P10" text:outline-level="1">
<text:span text:style-name="T4">
It is rumored that the Russian plane fell to the Ukrainian border President of Belarus or ordered the army to increase the alert</text:span>
</text:h>
      <text:p text:style-name="P4">
Publisher: 法新社</text:p>
      <text:p text:style-name="P4">
Published Time: 2023-05-16T-12:02:08+00:00</text:p>
      <text:p text:style-name="P4">
Modified Time: 2023-05-16T09:50:02+00:00</text:p>
      <text:p text:style-name="P4">
Description: (AFP, Moscow, 15th) A few days ago, 4 planes above the southern Russia were shot down. Alexander Lukashenko, President of Belarusian President, said today that it has ordered the troops to increase the aler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 text:anchor-type="as-char" svg:width="6.9236in" svg:height="3.617581in" draw:z-index="0">
<draw:image xlink:href="../Images/rficn/2023-05-16T-12-02-08-00-00/000000.png" xlink:type="simple" xlink:show="embed" xlink:actuate="onLoad" draw:mime-type="image/png"/>
</draw:frame>
Agence France -Presse reported that the 68 -year -old Rakashenke inspected the Belarusian Air Force Central Command. Previously, there were reports that he was suspected of being seriously ill. He had not appeared publicly in the past week. He only appeared again in front of the public today.</text:p>
      <text:p text:style-name="P4">
Rakashenke was wearing a uniform, his expression was serious, and he was still bandaged in his hand.</text:p>
      <text:p text:style-name="P4">
He said that airplanes were shot down in the border between southern Russia and Ukraine, so it ordered the Belarusian army to improve the alert for 3 days.</text:p>
      <text:p text:style-name="P4">
He said: "The incident happened not far from my country for 3 days. I mean (Russia), there were 4 planes that were shot down in the Bryansk area." He also said, "We must have something to do reaction".</text:p>
      <text:p text:style-name="P4">
On the 13th of this month, several films of Russian aircraft crashed in the Russian community media crashed in the Budosk area. One of them showed that a helicopter seemed to be hit.</text:p>
      <text:p text:style-name="P4">
The Russian Ministry of Defense did not comment on the matter, and Alexander Bogomaz, Governor of Budosk, said that one helicopter crashed in Klintsy.</text:p>
      <text:p text:style-name="P4">
However, based on Russia's official Vladimirrogov, an official supported by Zaporizhzhia in Ukraine, a total of 4 Russian planes were shot down, two MI-8 helicopters, 1 Su-35 fighter (SU-35, ) Fight with 1 Su Kai 34 (SU-34) combat bomber.</text:p>
      <text:p text:style-name="P4">
Laochen Ke has been in power since 1994. The last time he showed up on the 9th of this month to celebrate the Victory Day of the Soviet Union's victory in the Soviet Union. He was absent from Russian President Vladimirputin last week and several other activities hosted by VladimirPutin.</text:p>
      <text:p text:style-name="P4">
Belarusian opposition leader Svetlanatikhanovskaya called on Twitter to make preparations for Belarus . Let Belarus turn to the road of democracy and prevent Russia from intervening. We need to actively provide assistance in the international community and move fast. "</text:p>
      <text:p text:style-name="P4">
Jihanovs Kia fled to Lithuania after a large -scale anti -government protest in 2020.</text:p>
      <text:p text:style-name="P4">
His spokesman was unwilling to talk about Rakashenko's public appearance.</text:p>
      <text:p text:style-name="P4">
Rakashenko allowed Moscow to deploy in Belarus last year to facilitate invasion of Ukraine.</text:p>
      <text:p text:style-name="P4">
News Source: <text:a xlink:type="simple" xlink:href="https://www.rfi.fr/cn/%E5%9B%BD%E9%99%85%E6%8A%A5%E9%81%93/20230516-%E4%BC%A0%E4%BF%84%E6%9C%BA%E5%9D%A0%E8%90%BD%E4%B9%8C%E5%85%8B%E5%85%B0%E8%BE%B9%E5%A2%83-%E7%99%BD%E4%BF%84%E6%80%BB%E7%BB%9F%E4%B8%8B%E4%BB%A4%E5%86%9B%E9%98%9F%E6%8F%90%E9%AB%98%E8%AD%A6%E6%88%92" text:style-name="Internet_20_link" text:visited-style-name="Visited_20_Internet_20_Link">
https://www.rfi.fr/cn/%E5%9B%BD%E9%99%85%E6%8A%A5%E9%81%93/20230516-%E4%BC%A0%E4%BF%84%E6%9C%BA%E5%9D%A0%E8%90%BD%E4%B9%8C%E5%85%8B%E5%85%B0%E8%BE%B9%E5%A2%83-%E7%99%BD%E4%BF%84%E6%80%BB%E7%BB%9F%E4%B8%8B%E4%BB%A4%E5%86%9B%E9%98%9F%E6%8F%90%E9%AB%98%E8%AD%A6%E6%88%92</text:a>
</text:p>
      <!--NEWS-->
      <text:h text:style-name="P10" text:outline-level="1">
<text:span text:style-name="T4">
Circus Mocha hit Myanmar Ruokai State to increase to 41 deaths</text:span>
</text:h>
      <text:p text:style-name="P4">
Publisher: 法新社</text:p>
      <text:p text:style-name="P4">
Published Time: 2023-05-16T-16:32:08+00:00</text:p>
      <text:p text:style-name="P4">
Modified Time: 2023-05-16T09:05:02+00:00</text:p>
      <text:p text:style-name="P4">
Description: (AFP, Bama, Bama, 16th) Local residents, rescue groups, and media said today that the tropical cyclone Mocha, which invaded Myanmar last weekend, killed the Luckya people and interrupted traffic in many regions. The local chief of Ruo Kaang said that the number of deaths increased to at least 41.</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 text:anchor-type="as-char" svg:width="6.9236in" svg:height="3.617581in" draw:z-index="0">
<draw:image xlink:href="../Images/rficn/2023-05-16T-16-32-08-00-00/000000.png" xlink:type="simple" xlink:show="embed" xlink:actuate="onLoad" draw:mime-type="image/png"/>
</draw:frame>
The Rakhine State, which is constantly human disasters in Myanmar, was the first in the natural disaster on the 14th. The wind speed of the tropical cyclone Mocka is as high as 195 kilometers per hour, and many building roofs are overturned.</text:p>
      <text:p text:style-name="P4">
The local head of the Ruokangbang told AFP that the number of deaths increased to at least 41.</text:p>
      <text:p text:style-name="P4">
The head of the Bama Village (Bu MA) near the real city told AFP: "We can confirm at least 17 people. As there are more than a hundred people disappear, the number of deaths will rise again." Most residents in the village are Muslim minorities. Ordinary Lo Xingya.</text:p>
      <text:p text:style-name="P4">
In addition to the Village of Bama, the head of Khaung Doke Kar, who lives nearby, told AFP that 24 people were killed.</text:p>
      <text:p text:style-name="P4">
There are hundreds of thousands of Lo Xingya people in western Myanmar. This group of ethnic minorities is not recognized by the government and persecuted. More than 1 million people have fled for military suppression in recent years and lived in refugee camps living in Bangladesh in neighboring countries.</text:p>
      <text:p text:style-name="P4">
News Source: <text:a xlink:type="simple" xlink:href="https://www.rfi.fr/cn/%E5%9B%BD%E9%99%85%E6%8A%A5%E9%81%93/20230516-%E6%B0%94%E6%97%8B%E6%91%A9%E5%8D%A1%E9%87%8D%E5%88%9B%E7%BC%85%E7%94%B8-%E8%8B%A5%E5%BC%80%E9%82%A6%E5%A2%9E%E8%87%B341%E6%AD%BB" text:style-name="Internet_20_link" text:visited-style-name="Visited_20_Internet_20_Link">
https://www.rfi.fr/cn/%E5%9B%BD%E9%99%85%E6%8A%A5%E9%81%93/20230516-%E6%B0%94%E6%97%8B%E6%91%A9%E5%8D%A1%E9%87%8D%E5%88%9B%E7%BC%85%E7%94%B8-%E8%8B%A5%E5%BC%80%E9%82%A6%E5%A2%9E%E8%87%B341%E6%AD%BB</text:a>
</text:p>
      <!--NEWS-->
      <text:h text:style-name="P10" text:outline-level="1">
<text:span text:style-name="T4">
The Austrian train broadcaster was suspected of playing Hitler's speech at hand</text:span>
</text:h>
      <text:p text:style-name="P4">
Publisher: 法新社</text:p>
      <text:p text:style-name="P4">
Published Time: 2023-05-16T-22:32:08+00:00</text:p>
      <text:p text:style-name="P4">
Modified Time: 2023-05-16T07:05:05+00:00</text:p>
      <text:p text:style-name="P4">
Description: (AFP, Vienna, 15th) OEBB, OEBB, Austrian railway industry, said today that the company has accused the two people, accusing the two of them spoof the train sound expansion system, and it seems to be the content of Hitler's speec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 text:anchor-type="as-char" svg:width="6.9236in" svg:height="3.617581in" draw:z-index="0">
<draw:image xlink:href="../Images/rficn/2023-05-16T-22-32-08-00-00/000000.png" xlink:type="simple" xlink:show="embed" xlink:actuate="onLoad" draw:mime-type="image/png"/>
</draw:frame>
OEBB spokesman Bernhardrieder told AFP that there were two trains spoofed last week, broadcasting "meaningless, confusing" content, participating in children's rhymes and old flaws, and then Hitler's speech happened.</text:p>
      <text:p text:style-name="P4">
Yesterday's latest incident triggered strong protests. The broadcast content was said to include tribute to Hitler and the recording of Hitler's historic speech that year.</text:p>
      <text:p text:style-name="P4">
Reid added that when these incidents occurred, the train passed the same range, namely, between the eastern Austrian city of St. Poelten and the capital Vienna.</text:p>
      <text:p text:style-name="P4">
Last night, the two suspected of being informed to the Austrian police. Police identify the identity of the two by analyzing the trains monitoring and surveillance video.</text:p>
      <text:p text:style-name="P4">
OEBB refused to further announce the identity of the two offenders, only saying that they were "not company employees."</text:p>
      <text:p text:style-name="P4">
Ride said that the two were charged with universal general keys to obtain very common universal keys throughout Europe, and obtained pipelines into train intercom stations, and then played recording. (Translator: Ji Jinling)</text:p>
      <text:p text:style-name="P4">
News Source: <text:a xlink:type="simple" xlink:href="https://www.rfi.fr/cn/%E7%BC%A4%E7%BA%B7%E4%B8%96%E7%95%8C/20230516-%E5%A5%A5%E5%9C%B0%E5%88%A9%E7%81%AB%E8%BD%A6%E6%92%AD%E9%9F%B3%E5%99%A8%E9%81%AD%E4%BA%BA%E5%8A%A8%E6%89%8B%E8%84%9A-%E7%96%91%E6%92%AD%E6%94%BE%E5%B8%8C%E7%89%B9%E5%8B%92%E6%BC%94%E8%AE%B2" text:style-name="Internet_20_link" text:visited-style-name="Visited_20_Internet_20_Link">
https://www.rfi.fr/cn/%E7%BC%A4%E7%BA%B7%E4%B8%96%E7%95%8C/20230516-%E5%A5%A5%E5%9C%B0%E5%88%A9%E7%81%AB%E8%BD%A6%E6%92%AD%E9%9F%B3%E5%99%A8%E9%81%AD%E4%BA%BA%E5%8A%A8%E6%89%8B%E8%84%9A-%E7%96%91%E6%92%AD%E6%94%BE%E5%B8%8C%E7%89%B9%E5%8B%92%E6%BC%94%E8%AE%B2</text:a>
</text:p>
      <!--NEWS-->
      <text:h text:style-name="P10" text:outline-level="1">
<text:span text:style-name="T4">
The fire in New Zealand Hotel is known to know 6 dead tenants jumping the window to keep their lives</text:span>
</text:h>
      <text:p text:style-name="P4">
Publisher: 法新社</text:p>
      <text:p text:style-name="P4">
Published Time: 2023-05-16T-24:32:08+00:00</text:p>
      <text:p text:style-name="P4">
Modified Time: 2023-05-16T07:05:02+00:00</text:p>
      <text:p text:style-name="P4">
Description: (AFP on the 16th), the 4th -storey hotel in the center of Wellington, the city center of Wellington, the capital of New Zealand. At least 6 people were killed and the whereabouts of 11 were unknown. The survivor remembered that the fire scene was still still there, and someone even jumped the window to save their liv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 text:anchor-type="as-char" svg:width="6.9236in" svg:height="3.617581in" draw:z-index="0">
<draw:image xlink:href="../Images/rficn/2023-05-16T-24-32-08-00-00/000000.png" xlink:type="simple" xlink:show="embed" xlink:actuate="onLoad" draw:mime-type="image/png"/>
</draw:frame>
The floors above the LOAFERSLODGE Hotel in Wellington appeared in thick black smoke shortly after midnight. The authorities sent 80 firefighters and 20 fire trucks to rescue. At present, at least 6 people have died, 52 are rescued, and 11 are unknown. Essence</text:p>
      <text:p text:style-name="P4">
The Wellington ambulance service unit pointed out that 6 people were delivered to the hospital, 1 person was seriously injured, and 15 people were treated on the spot.</text:p>
      <text:p text:style-name="P4">
Tamrat Isseadan on the 2nd floor said that he reached out and did not see five fingers when he escaped. He told the New Zealand news media Stuff: "When I came out of the toilet, there were smoke and smoke everywhere ... people fled around. I quickly returned to the room and brought my coat and mobile phone. That's it."</text:p>
      <text:p text:style-name="P4">
Asan said that the smoke alarm in the hotel usually sounded very frequently, making him unaware that there was a fire.</text:p>
      <text:p text:style-name="P4">
The fire department said that when the fire happened, there were about 90 people in the building.</text:p>
      <text:p text:style-name="P4">
Chris Hipkins, Prime Minister of New Zealand, said the fire was "a complete tragedy." When asked about the number of deaths, Higgins said, "I have to learn that 6 people have killed before, but it may seem more."</text:p>
      <text:p text:style-name="P4">
He said that he could not know the final death before finding the remains of the victims. He also pointed out that there are many rounds of class workers in the hotel, so it is difficult to know how many people in the building in the building, but promised to "thoroughly investigate" the disaster.</text:p>
      <text:p text:style-name="P4">
Higgins said: "In the future, it is possible to detect whether this building is fully complied with the specifications that should be complied with, but obviously the current focus is to support firefighters."</text:p>
      <text:p text:style-name="P4">
Police said the reason for the current fire is still "unknown", and they will investigate and clarify with the fire department.</text:p>
      <text:p text:style-name="P4">
News Source: <text:a xlink:type="simple" xlink:href="https://www.rfi.fr/cn/%E5%9B%BD%E9%99%85%E6%8A%A5%E9%81%93/20230516-%E7%BA%BD%E8%A5%BF%E5%85%B0%E6%97%85%E9%A6%86%E7%81%AB%E7%81%BE%E5%B7%B2%E7%9F%A56%E6%AD%BB-%E6%88%BF%E5%AE%A2%E8%B7%B3%E7%AA%97%E4%BF%9D%E4%BD%8F%E4%B8%80%E5%91%BD" text:style-name="Internet_20_link" text:visited-style-name="Visited_20_Internet_20_Link">
https://www.rfi.fr/cn/%E5%9B%BD%E9%99%85%E6%8A%A5%E9%81%93/20230516-%E7%BA%BD%E8%A5%BF%E5%85%B0%E6%97%85%E9%A6%86%E7%81%AB%E7%81%BE%E5%B7%B2%E7%9F%A56%E6%AD%BB-%E6%88%BF%E5%AE%A2%E8%B7%B3%E7%AA%97%E4%BF%9D%E4%BD%8F%E4%B8%80%E5%91%BD</text:a>
</text:p>
      <!--NEWS-->
      <text:h text:style-name="P10" text:outline-level="1">
<text:span text:style-name="T4">
International Energy Administration: Russian oil exported to a new high after the Russian and Ukraine War in April</text:span>
</text:h>
      <text:p text:style-name="P4">
Publisher: 法新社</text:p>
      <text:p text:style-name="P4">
Published Time: 2023-05-16T-5:32:08+00:00</text:p>
      <text:p text:style-name="P4">
Modified Time: 2023-05-16T10:20:04+00:00</text:p>
      <text:p text:style-name="P4">
Description: (Agence France -Presse, Paris, 16th) The International Energy Administration (IEA) pointed out today that despite Western sanctions, Russia's oil exports in April still increased to the highest level since the invasion of Ukraine, an increase of 1.7 billion US dolla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 text:anchor-type="as-char" svg:width="6.9236in" svg:height="3.617581in" draw:z-index="0">
<draw:image xlink:href="../Images/rficn/2023-05-16T-5-32-08-00-00/000000.png" xlink:type="simple" xlink:show="embed" xlink:actuate="onLoad" draw:mime-type="image/png"/>
</draw:frame>
Agence France -Presse reported that IEA, headquartered in Paris, said that Russia's export volume increased by 50,000 barrels a day last month reached 8.3 million barrels. It was judged that Moscow did not fully redeem the sharp reduction of production.</text:p>
      <text:p text:style-name="P4">
IEA stated in this month's oil market report that "Russia may be increasing production to make up for income loss."</text:p>
      <text:p text:style-name="P4">
Russia's oil export revenue increased by 1.7 billion to $ 15 billion in April. However, this number decreased by 27%from the same month in 2022. IEA also said that the taxes of Russian oil and natural gas industries were reduced by 64%compared with the same period last year.</text:p>
      <text:p text:style-name="P4">
Seven major industrial groups (G7) and Australia have coordinated with the European Union to set the upper limit of the price of Russian oil products and crude oil to compress the main funding sources of the Russian -U -U -wars. The European Union also embarked on Russia's key oil exports.</text:p>
      <text:p text:style-name="P4">
Moscow has threatened to disconnect countries and companies that implement the upper limit of the West.</text:p>
      <text:p text:style-name="P4">
Moscow announced that it reduced production by 500,000 barrels per day, while oil output national organizations and OPEC+, including the Saudi Arabian Arabia, also agreed to reduce production.</text:p>
      <text:p text:style-name="P4">
IEA said that the output of Russia's crude oil in April was "roughly stable" to maintain 9.6 million barrels per day. In May, Russia must reduce production by 300,000 barrels per day in order to reduce production to the standard.</text:p>
      <text:p text:style-name="P4">
IEA pointed out that China and India accounted for nearly 80%of Russian oil export destinations.</text:p>
      <text:p text:style-name="P4">
With China ending for nearly three years of epidemic prevention and controlling measures, it is expected to boost the global oil demand this year. IEA has raised its global oil demand growth forecast in 2023 to an average of 102 million barrels per day.</text:p>
      <text:p text:style-name="P4">
According to IEA reports, "China's demand recovery continues to exceed expectations, and the country reached a record high of 16 million barrels/day in March."</text:p>
      <text:p text:style-name="P4">
News Source: <text:a xlink:type="simple" xlink:href="https://www.rfi.fr/cn/%E5%9B%BD%E9%99%85%E6%8A%A5%E9%81%93/20230516-%E5%9B%BD%E9%99%85%E8%83%BD%E6%BA%90%E6%80%BB%E7%BD%B2-%E4%BF%84%E6%B2%B94%E6%9C%88%E5%87%BA%E5%8F%A3%E5%88%9B%E4%BF%84%E4%B9%8C%E6%88%98%E4%BA%89%E5%90%8E%E6%96%B0%E9%AB%98" text:style-name="Internet_20_link" text:visited-style-name="Visited_20_Internet_20_Link">
https://www.rfi.fr/cn/%E5%9B%BD%E9%99%85%E6%8A%A5%E9%81%93/20230516-%E5%9B%BD%E9%99%85%E8%83%BD%E6%BA%90%E6%80%BB%E7%BD%B2-%E4%BF%84%E6%B2%B94%E6%9C%88%E5%87%BA%E5%8F%A3%E5%88%9B%E4%BF%84%E4%B9%8C%E6%88%98%E4%BA%89%E5%90%8E%E6%96%B0%E9%AB%98</text:a>
</text:p>
      <!--NEWS-->
      <text:h text:style-name="P10" text:outline-level="1">
<text:span text:style-name="T4">
The 75th anniversary of the disaster day gathers the demonstration</text:span>
</text:h>
      <text:p text:style-name="P4">
Publisher: 法新社</text:p>
      <text:p text:style-name="P4">
Published Time: 2023-05-16T-8:02:09+00:00</text:p>
      <text:p text:style-name="P4">
Modified Time: 2023-05-16T09:35:02+00:00</text:p>
      <text:p text:style-name="P4">
Description: (Agence France -Presseng Autonomous Region Leimara 15th) Thousands of people from the West Bank of Jordan and the Palestinian Autonomous Region, today they wielded the Barlstan flag to demonstrate, symbolizing the 75th anniversary of the "Nakba) of the founding of Israe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 text:anchor-type="as-char" svg:width="6.9236in" svg:height="3.617581in" draw:z-index="0">
<draw:image xlink:href="../Images/rficn/2023-05-16T-8-02-09-00-00/000000.png" xlink:type="simple" xlink:show="embed" xlink:actuate="onLoad" draw:mime-type="image/png"/>
</draw:frame>
According to the United Nations statistics, more than 760,000 Palestinians fled or were expelled from their homes in 1948.</text:p>
      <text:p text:style-name="P4">
The protesters, Ramallah, where the Palestinian Autonomous Government is located, lifts the black cloth strip of "returning", while holding up the old key images, symbolizing the Palestinians' dilemma and asking for acknowledging their right to return to their homeland.</text:p>
      <text:p text:style-name="P4">
At the time of the "Disaster Day" commemorative event this year, when the tension of the Pakistani conflict has intensified, more than 170 people have been killed in the process of the conflict between the two sides since the beginning of this year.</text:p>
      <text:p text:style-name="P4">
Israel and armed groups played a 5 -day battle last week at the blocked Gaza Strip, causing 35 people to be killed, and the deceased was almost all Palestinians.</text:p>
      <text:p text:style-name="P4">
Before the founding of Israel on May 14, 1948, the United Nations voted in November 1947 to divide the Palestinian custody land under the British appointment of British, including a Jewish and an Arab country.</text:p>
      <text:p text:style-name="P4">
On the second day of Israel's announcement of the founding of the People's Republic of China, it was attacked by 5 Arab countries, but in subsequent wars, Israel defeated the Arab Alliance.</text:p>
      <text:p text:style-name="P4">
After the United Nations (UN) passed a resolution last November, it was the first time to commemorate the "Disaster Day" in New York headquarters in the United States today.</text:p>
      <text:p text:style-name="P4">
Palestinian Autonomous Government Chairman Mahmud Abbas, in the special meeting of the UN Committee OnlienianpeoPle in the United Nations Palestinian people, exercised in the United Nations Palestinian people. Talk. His "Palestinian State" has the status of UN observer.</text:p>
      <text:p text:style-name="P4">
"According to international law and international resolutions, we formally made a request today to ensure that Israel respects these resolutions or suspended the qualifications of Israel's United Nations."</text:p>
      <text:p text:style-name="P4">
"Israel's occupation forces continued to occupy and invade the Palestinian people, and continued to deny the disaster, and refused to accept international resolutions on the return of Palestinian refugees to return home."</text:p>
      <text:p text:style-name="P4">
News Source: <text:a xlink:type="simple" xlink:href="https://www.rfi.fr/cn/%E5%9B%BD%E9%99%85%E6%8A%A5%E9%81%93/20230516-%E7%81%BE%E9%9A%BE%E6%97%A575%E5%91%A8%E5%B9%B4-%E5%B7%B4%E5%8B%92%E6%96%AF%E5%9D%A6%E4%BA%BA%E9%BD%90%E8%81%9A%E7%A4%BA%E5%A8%81" text:style-name="Internet_20_link" text:visited-style-name="Visited_20_Internet_20_Link">
https://www.rfi.fr/cn/%E5%9B%BD%E9%99%85%E6%8A%A5%E9%81%93/20230516-%E7%81%BE%E9%9A%BE%E6%97%A575%E5%91%A8%E5%B9%B4-%E5%B7%B4%E5%8B%92%E6%96%AF%E5%9D%A6%E4%BA%BA%E9%BD%90%E8%81%9A%E7%A4%BA%E5%A8%81</text:a>
</text:p>
      <!--NEWS-->
      <text:h text:style-name="P10" text:outline-level="1">
<text:span text:style-name="T4">
US officials: G7 members will unite and deal with China</text:span>
</text:h>
      <text:p text:style-name="P4">
Author: None (Language: zh)</text:p>
      <text:p text:style-name="P4">
Publisher: None</text:p>
      <text:p text:style-name="P4">
Time: 2023-05-16T01:50:00Z</text:p>
      <text:p text:style-name="P4">
Description: The G7 summit will appear on the 19th. Some U.S. officials revealed to Reuters in advance that the seven -nation leaders including the United States, Britain, and France, will establish relations with China with the same guidance principles. Among them, why does the host Japan play a key role? What are the consensus of various countries' restrictions on semiconductor exports to China?</text:p>
      <text:p text:style-name="P4">
Videos: []</text:p>
      <text:p text:style-name="P4">
Images: ["<text:a xlink:type="simple" xlink:href="https://static.dw.com/image/65348404_303.jpg" text:style-name="Internet_20_link" text:visited-style-name="Visited_20_Internet_20_Link">
65348404_303.jpg</text:a>
", "<text:a xlink:type="simple" xlink:href="https://static.dw.com/image/65331743_401.jpg" text:style-name="Internet_20_link" text:visited-style-name="Visited_20_Internet_20_Link">
65331743_401.jpg</text:a>
", "<text:a xlink:type="simple" xlink:href="https://static.dw.com/image/65404826_401.jpg" text:style-name="Internet_20_link" text:visited-style-name="Visited_20_Internet_20_Link">
65404826_401.jpg</text:a>
"]</text:p>
      <text:p text:style-name="P4">
Subject: 时政风云</text:p>
      <text:p text:style-name="P4">
Subjects: ['奥巴马', '岛屿主权争端', '专题报道：全景观看“习马会”', '中国', '日本', '中共十九大', '美国', '德中关系']</text:p>
      <text:p text:style-name="P4">
Keywords: ['对华政策', 'G7', '七国集团', '日本', '美国', '中国']</text:p>
      <text:p text:style-name="P4">
Id: 65632187</text:p>
      <!--METADATA-->
      <text:p text:style-name="P4">
<text:a xlink:type="simple" xlink:href="https://www.dw.com/zh/overlay/image/article/65632187/65348404" text:style-name="Internet_20_link" text:visited-style-name="Visited_20_Internet_20_Link">
 <draw:frame draw:style-name="fr1" draw:name="Image23" text:anchor-type="as-char" svg:width="6.9236in" svg:height="3.896998in" draw:z-index="0">
<draw:image xlink:href="../Images/dwzh/2023-05-16T01-50-00Z/65348404_303.jpg" xlink:type="simple" xlink:show="embed" xlink:actuate="onLoad" draw:mime-type="image/jpeg"/>
</draw:frame>
</text:a>
The G7 summit on May 19 will discuss how to deal with China's economic coercion and seek a consistent position. The picture shows the foreign ministers of the G7 Foreign Minister Summit in April this year.</text:p>
      <text:p text:style-name="P4">
(Voice of German in China) US President Joebiden will go to Japan to attend the Seven Kingdoms (G7) summit this week. A senior US official revealed to Reuters on Monday (May 15) that the summit will be displayed Based on common values, leaders of various countries will adopt a strategy of solidarity with China, and at the same time recognize that each country will properly handle the relationship with Beijing.</text:p>
      <text:p text:style-name="P4">
The unnamed official told Reuters that the trip to Japan will show that Washington can support Ukraine and maintain unprecedented interaction with the Indo -Pacific region.</text:p>
      <text:p text:style-name="P4">
<text:a xlink:type="simple" xlink:href="https://www.dw.com/zh/zh/美財長g7將聯手反制中國經濟脅迫/a-65597554" text:style-name="Internet_20_link" text:visited-style-name="Visited_20_Internet_20_Link">
</text:a>
, Member bag <text:a xlink:type="simple" xlink:href="https://www.dw.com/zh/zh/g7外长向中俄发出明确信号/a-65357733" text:style-name="Internet_20_link" text:visited-style-name="Visited_20_Internet_20_Link">
</text:a>
Essence Asked whether the above -mentioned 7 countries can maintain unity when dealing with China, the anonymous official replied: "I think you can expect that the G7 leader will clearly stated that behind the common strategy based on common values, we all all we all all, we all all we all, we all all all we all, all of which It is unified and united. "</text:p>
      <text:p text:style-name="P4">
The official added: "At the same time, each country of the Seventh Kingdoms will manage its relationship with China, but these relationships around the same guidance principles." He said that although the position of China is the "complex issue of the Hiroshima G7 summit this time "One", but the United States is "very optimistic" to reach a consensus.</text:p>
      <text:p text:style-name="P4">
He also told Reuters that the host country in Japan "played a great role in formulating the agenda", Japan "very, pays very much attention to economic security issues, including responding to China."</text:p>
      <text:p text:style-name="P4">
Leif-Ericeasley, an associate professor of International Research on the University of Erhua University, also pointed out on the 15th that most of the G7 members are in Europe and support the Russia and Ukraine War. As a result, "as a pillar of the Seven Group in Asia, Japan pays special attention to Japan. Adjust international order to cope with China's rise. "</text:p>
      <text:p text:style-name="P4">
At this summit, Japanese Prime Minister Kishita Kishita invited eight -vestors to participate in the meeting, including South Korea, Australia, India, Brazil, Vietnam, Indonesia, Koko and Cook Islands. The Associated Press analyzed that these guests have complex political and economic relations with China and Russia.</text:p>
      <text:p text:style-name="P4">
Li Leif told the Associated Press that the Kanada government's agenda and other guest invitations reflected their efforts, "not to curb China, but to expand the international alliance and defend the national behavior."</text:p>
      <text:p text:style-name="P4">
<draw:frame draw:style-name="fr1" draw:name="Image24" text:anchor-type="as-char" svg:width="6.9236in" svg:height="3.896998in" draw:z-index="0">
<draw:image xlink:href="../Images/dwzh/2023-05-16T01-50-00Z/65331743_401.jpg" xlink:type="simple" xlink:show="embed" xlink:actuate="onLoad" draw:mime-type="image/jpeg"/>
</draw:frame>
Japanese Prime Minister Kishita Hyoshi once said that East Asia should not make East Asia the next Ukraine. (Data photo)</text:p>
      <text:h text:style-name="P12" text:outline-level="3">
<text:span text:style-name="T4">
chip ban has consensus?</text:span>
</text:h>
      <text:p text:style-name="P4">
Two years ago, at the G7 summit held in the UK, leaders of various countries condemned China on human rights issues.</text:p>
      <text:p text:style-name="P4">
But last month, <text:a xlink:type="simple" xlink:href="https://www.dw.com/zh/zh/肖尔茨否认与马克龙之间就对华政策存在分歧/a-65370139" text:style-name="Internet_20_link" text:visited-style-name="Visited_20_Internet_20_Link">
</text:a>
Essence Macron called on the European Union to reduce its dependence on the United States and warn the EU not to be involved in the Taiwan issue promoted by the "American model and China Excessive response".</text:p>
      <text:p text:style-name="P4">
In response to the ban on exporting semiconductor technology to China, when asked whether the leaders of 7 countries have consensus and whether the outside world can expect G7 to reach an agreement for this, the anonymous U.S. official interviewed said: "All sectors have consensus to ensure that it is necessary Technical security. I don't want to talk about what agreements will take shape before the discussion starts, but I think that countries with important status in the semiconductor field have a high degree of consensus and extensive agreement on this matter. "</text:p>
      <text:p text:style-name="P4">
"I think you can expect that countries will reach a common agreement based on the same principles to define relations with China," the official said.</text:p>
      <text:p text:style-name="P4">
On the 15th, the Chinese Ministry of Foreign Affairs said that the G7 country was a member of the "Rich Country Club" and urged the group to not only start from the interests of a few countries and harm the interests of most countries in the international community.</text:p>
      <text:p text:style-name="P4">
Chinese Foreign Ministry spokesman Wang Wenbin said at a routine press conference: "The United States has remembered the economic decoupling of China, scientific and technological blockade, and unreasonably suppressing Chinese enterprises. WTO rules. "</text:p>
      <text:p text:style-name="P4">
Wang Wenbin said: "As the G7 round -value chairman, do not make a cricket for tigers, and do not do the same conspiracy and accomplices of economic coercion." And called on G7 to "think more about how the world's peace, stability and development are doing some real things."</text:p>
      <text:p text:style-name="P4">
<draw:frame draw:style-name="fr1" draw:name="Image25" text:anchor-type="as-char" svg:width="6.9236in" svg:height="3.896998in" draw:z-index="0">
<draw:image xlink:href="../Images/dwzh/2023-05-16T01-50-00Z/65404826_401.jpg" xlink:type="simple" xlink:show="embed" xlink:actuate="onLoad" draw:mime-type="image/jpeg"/>
</draw:frame>
Japan is the rotating chairman of this year's G7 summit. The picture shows the banner of 7 member states and the European Union at the G7 Foreign Minister Conference in November last year.</text:p>
      <text:h text:style-name="P12" text:outline-level="3">
<text:span text:style-name="T4">
Other issues</text:span>
</text:h>
      <text:p text:style-name="P4">
Reuters reports that in addition to the strategy, the G7 will also focus on supporting problems facing developing countries, including debt crisis and climate change. They will also discuss how to take more bold operations to accelerate clean energy transformation Essence</text:p>
      <text:p text:style-name="P4">
On the side of the summit, Biden is expected to hold a third -side talks with Japan and South Korean leaders. U.S. officials revealed that talking about content will involve economic security, expand military exercises, and common concern for North Korea.</text:p>
      <text:p text:style-name="P4">
After the summit, Biden also traveled to Papua New Guinea in history, stopped in the local area, and then went to Australia to participate in the Quartet Safety Dialogue Conference (QUAD) on May 24th, including Australia, India, Japan and the United States. Earlier, China had accused the group of one <text:a xlink:type="simple" xlink:href="https://www.dw.com/zh/zh/日外相證實-與北約商討在日開設辦事處/a-65582973" text:style-name="Internet_20_link" text:visited-style-name="Visited_20_Internet_20_Link">
</text:a>
Essence</text:p>
      <text:p text:style-name="P4">
(Reuters, Associated Press, Ministry of Foreign Affairs of China)</text:p>
      <text:p text:style-name="P4">
News Source: <text:a xlink:type="simple" xlink:href="https://www.dw.com/zh/美官員：g7成員將團結一致應對中國/a-65632187" text:style-name="Internet_20_link" text:visited-style-name="Visited_20_Internet_20_Link">
https://www.dw.com/zh/美官員：g7成員將團結一致應對中國/a-65632187?maca=chi-rss-chi-all-1127-rdf</text:a>
</text:p>
      <!--NEWS-->
      <text:h text:style-name="P10" text:outline-level="1">
<text:span text:style-name="T4">
Mark Hong said that Russia's Chinese Affiliated Moscow condemned</text:span>
</text:h>
      <text:p text:style-name="P4">
Author: None (Language: zh)</text:p>
      <text:p text:style-name="P4">
Publisher: None</text:p>
      <text:p text:style-name="P4">
Time: 2023-05-16T02:35:00Z</text:p>
      <text:p text:style-name="P4">
Description: French President Emmanuel Macron recently said that "Russia has succeeded in China", and Russian officials said on the 15th that Western countries were afraid of the "multilateral international system" because this represents the end of the West. What else did he say?</text:p>
      <text:p text:style-name="P4">
Videos: []</text:p>
      <text:p text:style-name="P4">
Images: ["<text:a xlink:type="simple" xlink:href="https://static.dw.com/image/65621918_303.jpg" text:style-name="Internet_20_link" text:visited-style-name="Visited_20_Internet_20_Link">
65621918_303.jpg</text:a>
", "<text:a xlink:type="simple" xlink:href="https://static.dw.com/image/65051661_401.jpg" text:style-name="Internet_20_link" text:visited-style-name="Visited_20_Internet_20_Link">
65051661_401.jpg</text:a>
", "<text:a xlink:type="simple" xlink:href="https://static.dw.com/image/65613127_401.jpg" text:style-name="Internet_20_link" text:visited-style-name="Visited_20_Internet_20_Link">
65613127_401.jpg</text:a>
"]</text:p>
      <text:p text:style-name="P4">
Subject: 时政风云</text:p>
      <text:p text:style-name="P4">
Subjects: ['薄熙来', '俄罗斯', '专题报道：习近平访美', '乌克兰', '中国共产党', '专题报道：全景观看“习马会”', '中国反腐风暴', '20国集团', '毛泽东', '中国宪法修正案取消国家主席任期限制']</text:p>
      <text:p text:style-name="P4">
Keywords: ['俄罗斯', '乌克兰', '俄乌战争', '中俄关系', '马克龙', '习近平', '普京']</text:p>
      <text:p text:style-name="P4">
Id: 65632190</text:p>
      <!--METADATA-->
      <text:p text:style-name="P4">
<text:a xlink:type="simple" xlink:href="https://www.dw.com/zh/overlay/image/article/65632190/65621918" text:style-name="Internet_20_link" text:visited-style-name="Visited_20_Internet_20_Link">
 <draw:frame draw:style-name="fr1" draw:name="Image26" text:anchor-type="as-char" svg:width="6.9236in" svg:height="3.896998in" draw:z-index="0">
<draw:image xlink:href="../Images/dwzh/2023-05-16T02-35-00Z/65621918_303.jpg" xlink:type="simple" xlink:show="embed" xlink:actuate="onLoad" draw:mime-type="image/jpeg"/>
</draw:frame>
</text:a>
On the 14th, Ukrainian President Zeroski met with French President Makhong in Paris. On the 15th, Markho told the French media TF1 that France will train Ukraine fighter pilots, but will not provide fighters.</text:p>
      <text:p text:style-name="P4">
(Voice of Germany Chinese) French President Emmanuelmacron recently said that "Russia has succeeded in China." Relationship -based world.</text:p>
      <text:p text:style-name="P4">
In an exclusive interview published on the 14th in the French media "L'Opinion", Markhong criticized Russia to be isolated due to invasion of Ukraine.</text:p>
      <text:p text:style-name="P4">
According to Reuters, Mark Hong said in the interview: "(Russia) has actually begun a state of mediocrity in China, losing its ability to enter the Baltic Sea, because Russia prompts Sweden and <text:a xlink:type="simple" xlink:href="https://www.dw.com/zh/zh/土耳其點頭-芬蘭將加入北約/a-65189877" text:style-name="Internet_20_link" text:visited-style-name="Visited_20_Internet_20_Link">
</text:a>
Essence Mark Hong said that this was unimaginable 2 years ago.</text:p>
      <text:p text:style-name="P4">
In response, Russian Deputy Foreign Minister Alexander Grushko published a comment article on Monday, arguing that France was worried about the changes in the relationship between Russia's strengthening and China and this trend.</text:p>
      <text:p text:style-name="P4">
According to the English version of Reuters and the Russian official media Tas, Gruhko said that Russian -China relations were "steadily strengthening, tested after time, self -sufficient, and non -confrontation." He said that Western countries were afraid of the "multilateral international relations system", because this represents the end of the dominance of the West for centuries. There are several separate and independent centers, especially Russia and China.</text:p>
      <text:p text:style-name="P4">
Gruhko said that for Western leaders such as Mark Hong, it is inevitable to reconcile with this reality. Accepting Russian -China relations is strong, equal and respectful, and the relationship between the two countries as the influencing factors of international relations is influential. The importance will only get higher and higher.</text:p>
      <text:p text:style-name="P4">
The Kremlin spokesman Dmitry Peskov said that Russia's relationship with China is a strategic partner's relationship and has nothing to do with dependence.</text:p>
      <text:p text:style-name="P4">
Earlier, Russian President Vladimir Putin and Chinese President Xi Jinping once worked in <text:a xlink:type="simple" xlink:href="https://www.dw.com/zh/zh/普京中國和平計劃可作為俄烏和談基礎/a-65073075" text:style-name="Internet_20_link" text:visited-style-name="Visited_20_Internet_20_Link">
</text:a>
Relaxing the relationship between the two parties has entered the "new era" and deepened the strategic partnership.</text:p>
      <text:p text:style-name="P4">
<draw:frame draw:style-name="fr1" draw:name="Image27" text:anchor-type="as-char" svg:width="6.9236in" svg:height="3.896998in" draw:z-index="0">
<draw:image xlink:href="../Images/dwzh/2023-05-16T02-35-00Z/65051661_401.jpg" xlink:type="simple" xlink:show="embed" xlink:actuate="onLoad" draw:mime-type="image/jpeg"/>
</draw:frame>
In March of this year, Chinese President Xi Jinping met with Russian President Putin in Moscow.</text:p>
      <text:h text:style-name="P12" text:outline-level="3">
<text:span text:style-name="T4">
France will assist in training Ukraine pilots</text:span>
</text:h>
      <text:p text:style-name="P4">
In addition to expressing concerns about Russian -China relations, Mark Hong, published on the 14th, also said that Russia has almost lost in "geopolitics". According to Agence France -Presse, Mark Hong said that Russia must not allow Russia to win the war military, and this depends on how Europe helps Ukraine counterattack, and there is discussions on security guarantee.</text:p>
      <text:p text:style-name="P4">
at the same time, <text:a xlink:type="simple" xlink:href="https://www.dw.com/zh/zh/泽连斯基旋风式访欧-苏纳克支持战机联盟思路/a-65626715" text:style-name="Internet_20_link" text:visited-style-name="Visited_20_Internet_20_Link">
 </text:a>
And visit France on the 14th. The DUST pointed out that on the evening of the 15th, Mark Hong told French television TF1 that French fighter pilots who trained Ukraine have "opened the door" and can start now. However, Mark Hong said that it would not provide fighter Ukraine.</text:p>
      <text:h text:style-name="P12" text:outline-level="3">
<text:span text:style-name="T4">
Special envoys in China to visit Ukraine</text:span>
</text:h>
      <text:p text:style-name="P4">
Last Friday (May 12), the Ministry of Foreign Affairs of China announced <text:a xlink:type="simple" xlink:href="https://www.dw.com/zh/zh/中国特别代表李辉下周访问乌克兰等国/a-65604536" text:style-name="Internet_20_link" text:visited-style-name="Visited_20_Internet_20_Link">
</text:a>
"Communicate with the parties to solve the Ukrainian crisis with all parties." The Chinese government did not announce the order of the itinerary on the 12th, but AFP quoted Ukrainian officials on the 15th, saying that Li Hui would stay in Ukraine for 2 days on the 16th.</text:p>
      <text:p text:style-name="P4">
Li Hui has been the highest -level official in China since the outbreak of the Russian and Ukraine War. However, Li Hui served as the Chinese Ambassador to Russia from 2009 to 2019, closely related to Russia, and was awarded the Friendship Medal in Putin. In this regard, some German media throw questions: <text:a xlink:type="simple" xlink:href="https://www.dw.com/zh/zh/德语媒体中国特使能为乌克兰带来多少和平希望/a-65613613" text:style-name="Internet_20_link" text:visited-style-name="Visited_20_Internet_20_Link">
</text:a>
Recently, China has repeatedly stated that he intends to play a mediation role between Russia and Ukraine, and publish the so -called "<text:a xlink:type="simple" xlink:href="https://www.dw.com/zh/zh/中國提烏克蘭和平計劃專家缺乏誘因使俄改變/a-64805782" text:style-name="Internet_20_link" text:visited-style-name="Visited_20_Internet_20_Link">
</text:a>
"". 14 months after the war broke out, <text:a xlink:type="simple" xlink:href="https://www.dw.com/zh/zh/中烏領袖通話-美國促和效果有待觀察/a-65443720" text:style-name="Internet_20_link" text:visited-style-name="Visited_20_Internet_20_Link">
</text:a>
And promised to send a special envoy to Ukraine to talk to the conflict.</text:p>
      <text:p text:style-name="P4">
<draw:frame draw:style-name="fr1" draw:name="Image28" text:anchor-type="as-char" svg:width="6.9236in" svg:height="3.896998in" draw:z-index="0">
<draw:image xlink:href="../Images/dwzh/2023-05-16T02-35-00Z/65613127_401.jpg" xlink:type="simple" xlink:show="embed" xlink:actuate="onLoad" draw:mime-type="image/jpeg"/>
</draw:frame>
In May 2019, Li Hui, then the Chinese ambassador to Russia, was awarded the Medal of Friendship by Russian President Putin.</text:p>
      <text:p text:style-name="P4">
(Comprehensive report)</text:p>
      <text:p text:style-name="P4">
News Source: <text:a xlink:type="simple" xlink:href="https://www.dw.com/zh/馬克宏稱俄淪中國附庸-莫斯科譴責/a-65632190" text:style-name="Internet_20_link" text:visited-style-name="Visited_20_Internet_20_Link">
https://www.dw.com/zh/馬克宏稱俄淪中國附庸-莫斯科譴責/a-65632190?maca=chi-rss-chi-all-1127-rdf</text:a>
</text:p>
      <!--NEWS-->
      <text:h text:style-name="P10" text:outline-level="1">
<text:span text:style-name="T4">
China ’s statistics in April for youth unemployment rate 20.4%innovation high</text:span>
</text:h>
      <text:p text:style-name="P4">
Author: None</text:p>
      <text:p text:style-name="P4">
Publisher: Radio Free Asia (Organization)</text:p>
      <text:p text:style-name="P4">
Published Time: 2023-05-16T03:12:00-04:00</text:p>
      <text:p text:style-name="P4">
Modified Time: 2023-05-16T03:31: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4.612011in" draw:z-index="0">
<draw:image xlink:href="../Images/rfamandarin/2023-05-16T03-12-00-04-00/000000.png" xlink:type="simple" xlink:show="embed" xlink:actuate="onLoad" draw:mime-type="image/png"/>
</draw:frame>
The young people in Beijing swarmed to Yonghe Palace to pray for good luck. <text:a xlink:type="simple" xlink:href="https://www.rfa.org/mandarin/Xinwen/st1-05162023031148.html/@@images/image" text:style-name="Internet_20_link" text:visited-style-name="Visited_20_Internet_20_Link">
</text:a>
Reuters information.</text:p>
      <text:p text:style-name="P4">
The National Bureau of Statistics of China released the operation of the national economy on the 16th. In April, the national urban survey rate of unemployment declined slightly, but the unemployment rate reached a record high, reaching 20.4%.</text:p>
      <text:p text:style-name="P4">
According to data released by the National Bureau of Statistics on May 16, in April 2023, the national urban survey rate of unemployment recorded 5.2%, a decrease of 0.1 percentage points from March, the lowest level since 2022. In that month, the survey of unemployment in 31 large cities was 5.5%last month, which was still higher than the overall investigation of unemployment rates.</text:p>
      <text:p text:style-name="P4">
In terms of age, the main labor age population is that the unemployment rate of labor survey of 25-59 years is 4.2%, a decrease of 0.1 percentage points from March; the investigation rate of young people aged 16-24 recorded 20.4%, an increase of 0.8 percentage points from March in March, an increase of 0.8 percentage points from March More than 19.9%in July 2022, the highest statistical in 2018.</text:p>
      <text:p text:style-name="P4">
The China State Council's press Office held a press conference on the "April 2023 National Economic Operation in April 2023". The meeting mentioned that although the economy continued to recover, the domestic demand was still insufficient, and the vitality of the economy was not strong.</text:p>
      <text:p text:style-name="P4">
The Beijing News reported that in April, CPI rose 0.1%year -on -year, and the increase fell 0.6 percentage points from the previous month. Fu Linghui, a spokesman for the National Bureau of Statistics, said that the low price operation is staged. At present, there is no shrinkage in the economy, and it will not shrink in the next stage. He said that the lower CPI is mainly influenced by phased factor.</text:p>
      <text:p text:style-name="P4">
Editor Xu Shuting</text:p>
      <text:p text:style-name="P4">
News Source: <text:a xlink:type="simple" xlink:href="https://www.rfa.org/mandarin/Xinwen/st1-05162023031148.html" text:style-name="Internet_20_link" text:visited-style-name="Visited_20_Internet_20_Link">
https://www.rfa.org/mandarin/Xinwen/st1-05162023031148.html</text:a>
</text:p>
      <!--NEWS-->
      <text:h text:style-name="P10" text:outline-level="1">
<text:span text:style-name="T4">
East Asia Multi -countries tightened South Korea's visa &amp; quot; blacklist &amp; quot;</text:span>
</text:h>
      <text:p text:style-name="P4">
Author: None</text:p>
      <text:p text:style-name="P4">
Publisher: Radio Free Asia (Organization)</text:p>
      <text:p text:style-name="P4">
Published Time: 2023-05-16T04:02:00-04:00</text:p>
      <text:p text:style-name="P4">
Modified Time: 2023-05-16T13:16:42-04:00</text:p>
      <text:p text:style-name="P4">
Description: None</text:p>
      <text:p text:style-name="P4">
Videos: []</text:p>
      <text:p text:style-name="P4">
Audios: ["<text:a xlink:type="simple" xlink:href="https://www.rfa.org/mandarin/yataibaodao/junshiwaijiao/gt1-0516202304013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30" text:anchor-type="as-char" svg:width="6.9236in" svg:height="4.612011in" draw:z-index="0">
<draw:image xlink:href="../Images/rfamandarin/2023-05-16T04-02-00-04-00/000000.png" xlink:type="simple" xlink:show="embed" xlink:actuate="onLoad" draw:mime-type="image/png"/>
</draw:frame>
Multi -countries tighten visas to the Chinese people. The picture shows Shanghai Airport. <text:a xlink:type="simple" xlink:href="https://www.rfa.org/mandarin/yataibaodao/junshiwaijiao/gt1-05162023040131.html/@@images/image" text:style-name="Internet_20_link" text:visited-style-name="Visited_20_Internet_20_Link">
</text:a>
Reuters information <text:a xlink:type="simple" xlink:href="https://www.rfa.org/mandarin/yataibaodao/junshiwaijiao/gt1-05162023040131.html/@@stream" text:style-name="Internet_20_link" text:visited-style-name="Visited_20_Internet_20_Link">
</text:a>
Recently, Japan, South Korea, and Thailand have comprehensively tightened the entry visa of Chinese passport holders. Many relevant persons told this station that the Chinese passport holder applied for a South Korean visa, which was comparable to entry into the United States, while South Korea included residents in the Northeast, Inner Mongolia and other places into the "blacklist"; Thailand shortened the Chinese people's landing period. To fifteen days.</text:p>
      <text:p text:style-name="P4">
<text:span text:style-name="T5">
<text:span text:style-name="T4">
 <text:a xlink:type="simple" xlink:href="https://www.rfa.org/mandarin/yataibaodao/shehui/vs-04192023095455.html" text:style-name="Internet_20_link" text:visited-style-name="Visited_20_Internet_20_Link">
</text:a>
</text:span>
 </text:span>
<text:a xlink:type="simple" xlink:href="https://www.rfa.org/mandarin/Xinwen/4-03272023105909.html" text:style-name="Internet_20_link" text:visited-style-name="Visited_20_Internet_20_Link">
<text:span text:style-name="T4">
 continuous "moist"? The number of Chinese people's "wiring" increased sharply </text:span>
</text:a>
Recently, the East Asian governments have tightened the application of Chinese passport holders to enter an entry visa application. Ms. Li, who lives in South Korea, told this station on Monday that Japan has comprehensively tightened Chinese citizens' travel visas to Japan: "Japan has a variety of visas to the Chinese. Five -year visas have been exported many times. Such visas are easy to be approved before the epidemic. Nowadays, the tightening of the Chinese people applying for visa is very strict, and the probability of being refused is very high. "</text:p>
      <text:p text:style-name="P4">
<text:span text:style-name="T4">
 Thailand shorten the Chinese visa to 15 days </text:span>
</text:p>
      <text:p text:style-name="P4">
Ms. Li, who often travels to and from South Korea, Japan, and Thailand, continues to say that South Korea has not opened a number of entry visas for Chinese passport holders, but the entry visa for the Chinese is very strict: "They (Chinese) are being entry. The questioning is very careful. Thailand's original travel visa for the Chinese people is 30 days. Basically, few people have been kicked out of Thailand. This year's landing visa is only fifteen days. Many people try to apply for a tourist visa. You I personally apply for a visa or allow the travel agency to handle it. This visa has not had a refusal case before, but the recent refusal to visa is very serious. Indonesia's Bali now formulates a new tourism policy for the Chinese people. "</text:p>
      <text:p text:style-name="P4">
<draw:frame draw:style-name="fr1" draw:name="Image31" text:anchor-type="as-char" svg:width="6.9236in" svg:height="5.1927in" draw:z-index="0">
<draw:image xlink:href="../Images/rfamandarin/2023-05-16T04-02-00-04-00/000001.png" xlink:type="simple" xlink:show="embed" xlink:actuate="onLoad" draw:mime-type="image/png"/>
</draw:frame>
Recently, South Korea has comprehensively tightened Chinese people's entry visas. The picture shows South Korea's entry port. (Volunteer provided) <text:a xlink:type="simple" xlink:href="https://www.rfa.org/mandarin/yataibaodao/junshiwaijiao/gt1-05162023040131.html/m0516-gt1p.jpg" text:style-name="Internet_20_link" text:visited-style-name="Visited_20_Internet_20_Link">
</text:a>
Zhang Shengqi, who currently lives in the United States, told reporters on Tuesday (16th) that he had assisted a number of Chinese residents to apply for a South Korean visa and found that the documents requested by the Korean embassies and consulates asked Chinese residents to submit a US visa. He said: "I am also helping others to apply for South Korean visas and US visas. The American visa B1 and B2 class abroad are much easier after late January this year, but it is strange that the tourist visa to South Korea is now. Now Very difficult. The procedures for their review are almost as tedious as the application for the US visa. "</text:p>
      <text:p text:style-name="P4">
As an example, Zhang Shengqi said that applicants need to provide various proof: "Real estate, work certification, social security, insurance, and deposit certificates, just like the US visa, you have to prove that you are binding in China, you have consumption power There must be enough files to prove that you will not be a hacker after entering the country. "</text:p>
      <text:p text:style-name="P4">
<text:span text:style-name="T4">
 Residents in Liaoning, Inner Mongolia, Shandong and other places enter the visa blacklist </text:span>
</text:p>
      <text:p text:style-name="P4">
Several netizens told this station that recently, South Korea directly refused to apply for visas for residents in many provinces in China. Zhang Shengqi said that there is indeed a matter: "Moreover, Liaoning, Inner Mongolia, Shandong, Hebei, Zhejiang, Fujian, etc., those who apply for a visa (agent) simply do not answer it, he said it is a blacklist. If you want to try it, it is usually recommended that you want to try. Don't sign it, because the refusal rate of these provinces is too high, people will not give you a visa at all. "</text:p>
      <text:p text:style-name="P4">
Zhang Shengqi analyzed that the South Korean government's restrictions on the entry of Chinese people are similar to the United States. He believes that South Korea may obtain Chinese illegal immigration data from the US government immigration institution, and use this to formulate a policy to respond to illegal immigrants in China.</text:p>
      <text:p text:style-name="P4">
The reporters of this station called the Beijing Visa Office of the South Korean Embassy in China and the Shenzhen Visa Center on Tuesday. They planned to further inquire, but as of the end of the draft, they could not contact the embassy staff. The visa consultation telephone of the Japanese embassy in China is automatically answered and there is no related inquiries.</text:p>
      <text:p text:style-name="P4">
Not long ago, John John, a resident of Qingdao, who returned to China from Thailand, told this station that South Korea and Thailand did tighten the entry restrictions on Chinese passport holders: "Originally, we made an appointment to go to South Korea this month. Last week, I submitted the information It is too difficult to provide me with various materials. Then I apply for a tourist visa in Thailand. It is particularly difficult now. Now (to) fifteen days. In the past, many people ran to Malaysia or Laos ) Go to apply for (Thailand Visa), because in the past, Qingdao, Shandong Qingdao, a South Korean visa, no proof is not needed, just a passport and a photo. "</text:p>
      <text:p text:style-name="P4">
John said that since January of this year, the holders of Passports in Singapore and Malaysia have also been asked to provide various documents for applying for a Chinese visa: "I invited my teacher, including Singapore, and Malaysia, invited them to come to us, and and and and and. We shared the information. They could not apply for a visa in China. All kinds of difficulties have been rejected from the Spring Festival to the present, and they have been rejected. China."</text:p>
      <text:p text:style-name="P4">
Reporter: Ancient Pavilion Editor: Xu Shuting 梒 网 网 Editor: Ruizhe</text:p>
      <text:p text:style-name="P4">
News Source: <text:a xlink:type="simple" xlink:href="https://www.rfa.org/mandarin/yataibaodao/junshiwaijiao/gt1-05162023040131.html" text:style-name="Internet_20_link" text:visited-style-name="Visited_20_Internet_20_Link">
https://www.rfa.org/mandarin/yataibaodao/junshiwaijiao/gt1-05162023040131.html</text:a>
</text:p>
      <!--NEWS-->
      <text:h text:style-name="P10" text:outline-level="1">
<text:span text:style-name="T4">
South Korean foreign aid Sun Junhao was detained by the Ministry of Foreign Affairs of China by the Liaoning Public Security: suspected non -state staff's bribery</text:span>
</text:h>
      <text:p text:style-name="P4">
Author: None</text:p>
      <text:p text:style-name="P4">
Publisher: Radio Free Asia (Organization)</text:p>
      <text:p text:style-name="P4">
Published Time: 2023-05-16T04:47:00-04:00</text:p>
      <text:p text:style-name="P4">
Modified Time: 2023-05-16T11:07: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4.612011in" draw:z-index="0">
<draw:image xlink:href="../Images/rfamandarin/2023-05-16T04-47-00-04-00/000000.png" xlink:type="simple" xlink:show="embed" xlink:actuate="onLoad" draw:mime-type="image/png"/>
</draw:frame>
South Korean football player Sun Junhao. <text:a xlink:type="simple" xlink:href="https://www.rfa.org/mandarin/Xinwen/st2-05162023044712.html/@@images/image" text:style-name="Internet_20_link" text:visited-style-name="Visited_20_Internet_20_Link">
</text:a>
AP information photo.</text:p>
      <text:p text:style-name="P4">
According to the Yonhap News Agency, according to the South Korean Embassy in China, South Korean foreign aid Sun Junhao, a South Korean foreign aid in Shandong Taishan Football Club, was taken away by the Liaoning Provincial Police on the 12th.</text:p>
      <text:p text:style-name="P4">
On May 16th, a spokesman for the Chinese Ministry of Foreign Affairs, Wang Wenbin, said that it is understood that a Korean citizen was recently detained by the public security organs of Liaoning Province for crime of being suspected of accepting bribes of non -state staff. The public security organs of Liaoning Province have notified the South Korean Consulate General in Shenyang, and will provide necessary convenience for Korean consular officials.</text:p>
      <text:p text:style-name="P4">
The Yonhap News Agency reported that Sun Junhao was in a state of "criminal detention" from the 12th and was investigated in Liaoning Province. On the 15th, the Chinese Public Security announced to the South Korean Consulate General in Shenyang that Sun Junhao was detained.</text:p>
      <text:p text:style-name="P4">
According to Chinese media reports, Sun Junhao was investigated by the police or related to the "fake ball case" involved in Shandong Taishan coach Hao Wei. In this round of football fake storms, Jin Jingdao and other Taishan players in Shandong were investigated.</text:p>
      <text:p text:style-name="P4">
Sun Junhao was born in 1992. In 2014, he entered the Puxiang Iron Football Football and Football Football Department to start his career. In 2014, he participated in the Incheon Asian Games to help the team win the gold medal. Turning to Taishan, Shandong year. Sun Junhao 2020 was selected as the best player (MVP) of the K1 League. Last year, he also represented South Korea to the Qatar World Cup.</text:p>
      <text:p text:style-name="P4">
Editor Xu Shuting</text:p>
      <text:p text:style-name="P4">
News Source: <text:a xlink:type="simple" xlink:href="https://www.rfa.org/mandarin/Xinwen/st2-05162023044712.html" text:style-name="Internet_20_link" text:visited-style-name="Visited_20_Internet_20_Link">
https://www.rfa.org/mandarin/Xinwen/st2-05162023044712.html</text:a>
</text:p>
      <!--NEWS-->
      <text:h text:style-name="P10" text:outline-level="1">
<text:span text:style-name="T4">
Create the first in Asia to adopt the first comrades without blood.</text:span>
</text:h>
      <text:p text:style-name="P4">
Author: None (Language: zh)</text:p>
      <text:p text:style-name="P4">
Publisher: None</text:p>
      <text:p text:style-name="P4">
Time: 2023-05-16T04:58:00Z</text:p>
      <text:p text:style-name="P4">
Description: On the eve of the 4th anniversary of the marriage bill, on the 16th, when the Legislative Yuan was approved by the Legislative Yuan, it was allowed to adopt the children or jointly adopted by one of the parties of the same marriage between the parties of the same marriage. What is the current situation of gay families?</text:p>
      <text:p text:style-name="P4">
Videos: []</text:p>
      <text:p text:style-name="P4">
Images: ["<text:a xlink:type="simple" xlink:href="https://static.dw.com/image/65632387_303.jpg" text:style-name="Internet_20_link" text:visited-style-name="Visited_20_Internet_20_Link">
65632387_303.jpg</text:a>
", "<text:a xlink:type="simple" xlink:href="https://static.dw.com/image/65632393_401.jpg" text:style-name="Internet_20_link" text:visited-style-name="Visited_20_Internet_20_Link">
65632393_401.jpg</text:a>
"]</text:p>
      <text:p text:style-name="P4">
Subject: 文化经纬</text:p>
      <text:p text:style-name="P4">
Subjects: ['同婚', '台灣', '同志無血緣共同收養', '婚姻平權']</text:p>
      <text:p text:style-name="P4">
Keywords: ['意见反馈']</text:p>
      <text:p text:style-name="P4">
Id: 65632519</text:p>
      <!--METADATA-->
      <text:p text:style-name="P4">
<text:a xlink:type="simple" xlink:href="https://www.dw.com/zh/overlay/image/article/65632519/65632387" text:style-name="Internet_20_link" text:visited-style-name="Visited_20_Internet_20_Link">
 <draw:frame draw:style-name="fr1" draw:name="Image33" text:anchor-type="as-char" svg:width="6.9236in" svg:height="3.896998in" draw:z-index="0">
<draw:image xlink:href="../Images/dwzh/2023-05-16T04-58-00Z/65632387_303.jpg" xlink:type="simple" xlink:show="embed" xlink:actuate="onLoad" draw:mime-type="image/jpeg"/>
</draw:frame>
</text:a>
Yiru (left) and Yi Ling said that the adoption process in Taiwan is very prudent. After application, it is necessary to apply for review after 1 to 3 years. There will be social workers interviews and various courses in the middle. After entering the trial period of 6 months, it will not enter the final court to decide until the supervisory agency is also passed.</text:p>
      <text:p text:style-name="P4">
(Voice of Germany Chinese) "We have been adopted for more than 4 years and waited for a long time, but I still feel very grateful and moved." Lin Yiru, 35, told DW.</text:p>
      <text:p text:style-name="P4">
Yi Ru and his 43 -year -old wife Chen Yiling engaged in children's education in Kaohsiung. Before passing the 2019 marriage, Yiru adopted a 10 -month -old son Ayang. Since then, they are "Mom" of Ayang. It's "Mommy". Although the two were adopted after passing together, but because of the incomplete law, Yi Ling and her son had always been legal strangers.</text:p>
      <text:p text:style-name="P4">
Taiwan passed the same marriage law on May 17, 2019, but same -sex spouses cannot adopt their children together after marriage like a heterosexual spouse, or adopt their adopted children. In January 2022, the gay spouses and Meow Dad made adoption through the court and became the first case in Asia, but it was just a case.</text:p>
      <text:p text:style-name="P4">
The case of Yiru and Yiling was explained by the judge in May 2022. The two emphasized that although the legal guarantee seemed to have no effect on the daily childcare of the baby's childcare, if there is a major illness or even a major illness or even a major illness or even a major disease or even a major illness or even a major illness or even a major illness or even a major illness or even a major illness or even a major illness or even a major illness or even a major illness or even a major disease or a major illness or even a major illness or even a major illness or even a major illness, It was not guaranteed when it was a temporary accident.</text:p>
      <text:p text:style-name="P4">
On May 16, 2023, the Legislative Yuan discussed the relevant legal amendments of the law. There was no objection to the legislators. When the three -reading amendment was "provided for adoption for adoption for the adoption of the same -sex spouse to adopt the children or jointly adopted by the same -sex spouse.</text:p>
      <text:p text:style-name="P4">
"I think the most exciting is to be recognized by the entire society." Yi Ling told DW that her relatives and friends were puzzled that she had no affinity of Ayang. "I think most people don't know this, and they will feel ridiculous."</text:p>
      <text:p text:style-name="P4">
The dad and Meow Dad also expressed their mood through Facebook PO text: "Congratulations!Comrades who adopt the family of the family!The country is finally willing to return you/your legal two mothers or two dads!" It means that this is late justice.</text:p>
      <text:p text:style-name="P4">
<draw:frame draw:style-name="fr1" draw:name="Image34" text:anchor-type="as-char" svg:width="6.9236in" svg:height="3.896998in" draw:z-index="0">
<draw:image xlink:href="../Images/dwzh/2023-05-16T04-58-00Z/65632393_401.jpg" xlink:type="simple" xlink:show="embed" xlink:actuate="onLoad" draw:mime-type="image/jpeg"/>
</draw:frame>
Taiwan has been amended through the co -adoption bill of gay families. Zheng Yunpeng (fourth from left), a legislative member who coordinated and communicated across the party in the photo, and supporting members of the Democratic Progressive Party.</text:p>
      <text:h text:style-name="P12" text:outline-level="3">
<text:span text:style-name="T4">
Comrade Family Adoption Challenge</text:span>
</text:h>
      <text:p text:style-name="P4">
According to the information collected in Taiwan in 2022, there are 215 children who have successfully produced media and foreign media at home and abroad, and 533 are still waiting at home. Wait for comprehensive and complex factors.</text:p>
      <text:p text:style-name="P4">
After passing through the same marriage law, Taiwan society has increased support for comrades' various attitudes. According to the information released by the civilian group Rainbow Equivalence Platform in 2022, it supports 67.4%of the comrades and partners to adopt together, and there are still different voices in the society.</text:p>
      <text:p text:style-name="P4">
According to Yiru, some anti -groups will oppose their adoption with "the best interests of children": "There will also be another group of people's voices in Taiwan, especially for adoption without blood. Children, a gay family, will think the child is very pitiful. "</text:p>
      <text:p text:style-name="P4">
Yi Ling believes that the most important thing to raise children is "love". "We have been working hard to learn and do (this matter). In the process of raising children, we can also give the biggest feedback to the society. I love a child. . "They believe that if someone opposes comrades without blood adoption, the main source is the discrimination of comrades.</text:p>
      <text:p text:style-name="P4">
After adoption, Taiwan's gender group stated that it will continue to promote the relevant rights and interest bills of comrades, such as <text:a xlink:type="simple" xlink:href="https://www.dw.com/zh/zh/台灣跨國同婚獨漏中國-台陸伴侶有苦難言/a-64484094" text:style-name="Internet_20_link" text:visited-style-name="Visited_20_Internet_20_Link">
</text:a>
The rights and interests of comrades include artificial reproduction, preparation of marriage and students, agent pregnant mothers, and other anti -discrimination policies and equality laws.</text:p>
      <text:h text:style-name="P12" text:outline-level="3">
<text:span text:style-name="T4">
Taiwan has passed together, and then?</text:span>
</text:h>
      <text:p text:style-name="P4">
News Source: <text:a xlink:type="simple" xlink:href="https://www.dw.com/zh/再創亞洲第一-台灣通過同志無血緣共同收養/a-65632519" text:style-name="Internet_20_link" text:visited-style-name="Visited_20_Internet_20_Link">
https://www.dw.com/zh/再創亞洲第一-台灣通過同志無血緣共同收養/a-65632519?maca=chi-rss-chi-all-1127-rdf</text:a>
</text:p>
      <!--NEWS-->
      <text:h text:style-name="P10" text:outline-level="1">
<text:span text:style-name="T4">
Beijing intimidation Hong Kong people: The Hong Kong government promotes the public to make the Liang Chengyun incident</text:span>
</text:h>
      <text:p text:style-name="P4">
Author: None</text:p>
      <text:p text:style-name="P4">
Publisher: Radio Free Asia (Organization)</text:p>
      <text:p text:style-name="P4">
Published Time: 2023-05-16T06:24:00-04:00</text:p>
      <text:p text:style-name="P4">
Modified Time: 2023-05-16T13:03:10-04:00</text:p>
      <text:p text:style-name="P4">
Description: None</text:p>
      <text:p text:style-name="P4">
Videos: []</text:p>
      <text:p text:style-name="P4">
Audios: ["<text:a xlink:type="simple" xlink:href="https://www.rfa.org/mandarin/yataibaodao/gangtai/gf-0516202306234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35" text:anchor-type="as-char" svg:width="6.9236in" svg:height="4.522674in" draw:z-index="0">
<draw:image xlink:href="../Images/rfamandarin/2023-05-16T06-24-00-04-00/000000.png" xlink:type="simple" xlink:show="embed" xlink:actuate="onLoad" draw:mime-type="image/png"/>
</draw:frame>
Hong Kong Chief Executive Li Jiachao said that Liang Chengyun was rope to the Fa that Hong Kong reflected that Hong Kong could not take it lightly about national security risks. <text:a xlink:type="simple" xlink:href="https://www.rfa.org/mandarin/yataibaodao/gangtai/gf-05162023062342.html/@@images/image" text:style-name="Internet_20_link" text:visited-style-name="Visited_20_Internet_20_Link">
</text:a>
Associated Press Information Picture <text:a xlink:type="simple" xlink:href="https://www.rfa.org/mandarin/yataibaodao/gangtai/gf-05162023062342.html/@@stream" text:style-name="Internet_20_link" text:visited-style-name="Visited_20_Internet_20_Link">
</text:a>
The Hong Kong government responded to the American Hong Kong people Liang Chengyun was engaged in spy activities and sentenced to life imprisonment in the first instance of mainland China. He believed that the incident reflected that Hong Kong could not take it lightly on national security risks. Observed people believe that Beijing hopes to issue warnings to Hong Kong people and the international community through rulings.</text:p>
      <text:p text:style-name="P4">
<text:span text:style-name="T4">
<text:span text:style-name="T5">
 <text:a xlink:type="simple" xlink:href="https://www.rfa.org/mandarin/Xinwen/6-05152023151813.html" text:style-name="Internet_20_link" text:visited-style-name="Visited_20_Internet_20_Link">
</text:a>
 </text:span>
*  * </text:span>
<text:a xlink:type="simple" xlink:href="https://www.rfa.org/mandarin/yataibaodao/junshiwaijiao/ec-05152023085057.html" text:style-name="Internet_20_link" text:visited-style-name="Visited_20_Internet_20_Link">
 </text:a>
***<text:a xlink:type="simple" xlink:href="https://www.rfa.org/mandarin/Xinwen/st-05152023001850.html" text:style-name="Internet_20_link" text:visited-style-name="Visited_20_Internet_20_Link">
<text:span text:style-name="T4">
 Liang Chengyun, an American Hong Kong person, was sentenced to life imprisonment of the Spy Office in China </text:span>
</text:a>
Liang Chengyun, who was sentenced to a life imprisonment in Suzhou for the crime of spy, was not only a US citizen, but also held a Hong Kong ID card and a home return certificate. When was arrested in 2021, mainland Chinese authorities have reported to the SAR Government in accordance with the mutual notification mechanism.</text:p>
      <text:p text:style-name="P4">
Hong Kong Chief Executive Li Jiachao said on May 16 that Liang Chengyun was ropeed in the law, reflecting that Hong Kong could not take it lightly about national security risks.</text:p>
      <text:p text:style-name="P4">
Li Jiachao: "This incident tells us that in fact, national security risks are hidden in the society, so we have repeatedly emphasized that although Hong Kong is roughly stable now, we must not take it lightly and be vigilant about national security risks. The color revolution of violent 'and the Hong Kong version is a alarm. We must pay attention to the risks in this regard for a long time, so everyone should be careful to prevent some latent forces, including some soft confrontation. "</text:p>
      <text:p text:style-name="P4">
The reason why Liang Chengyun was repeatedly sentenced to speculation was that in addition to the background of his Hong Kong people, he was also an important factor in having frequent interaction with Chinese officials before his arrest.</text:p>
      <text:p text:style-name="P4">
<draw:frame draw:style-name="fr1" draw:name="Image36" text:anchor-type="as-char" svg:width="6.9236in" svg:height="6.9236in" draw:z-index="0">
<draw:image xlink:href="../Images/rfamandarin/2023-05-16T06-24-00-04-00/000001.png" xlink:type="simple" xlink:show="embed" xlink:actuate="onLoad" draw:mime-type="image/png"/>
</draw:frame>
 (RFA drawing)  <text:a xlink:type="simple" xlink:href="https://www.rfa.org/mandarin/yataibaodao/gangtai/gf-05162023062342.html/fwjkipyamauxvpe.jpeg" text:style-name="Internet_20_link" text:visited-style-name="Visited_20_Internet_20_Link">
</text:a>
<text:span text:style-name="T4">
 Re -sentenced American Hong Kong people for the cold cicada effect </text:span>
</text:p>
      <text:p text:style-name="P4">
Feng Chongyi, an associate professor at the Chinese University of Science and Technology, believes that Liang Chengyun was not only a judicial ruling for life imprisonment, but also included political calculations. One of the goals was to cause the cold effect of Hong Kong people.</text:p>
      <text:p text:style-name="P4">
Feng Chongyi: "Taking the law as a political tool. Who to find a crime, to what extent, they (Chinese authorities) are very particular about. Many people in Hong Kong now have a tendency to rebel. People who belong to the CCP's united front system can't stand it. Those who find this identity (guilty) are to kill chickens and monkeys and make a "role model" out. "</text:p>
      <text:p text:style-name="P4">
Lai Rongwei, assistant professor at the General Education Center of the Longhua University of Science and Technology in Taiwan, said that the promotion wave of Hong Kong's dedication has resonated with global democratic countries. He believes that the US Hong Kong people have a voice outside the string.</text:p>
      <text:p text:style-name="P4">
Lai Rongwei: "Hong Kong is a relatively different area in China. It is more open and more open. The so -called" Patriot Governing Hong Kong "is actually aimed at young people and middle generations of Hong Kong. The world's countries (use) penetrate China. This re -sentence (Liang Chengyun) obviously means intimidation, that is, to warn the world that you should not come to Hong Kong to engage in peaceful evolution and color revolution. "</text:p>
      <text:p text:style-name="P4">
<draw:frame draw:style-name="fr1" draw:name="Image37" text:anchor-type="as-char" svg:width="6.9236in" svg:height="3.896373in" draw:z-index="0">
<draw:image xlink:href="../Images/rfamandarin/2023-05-16T06-24-00-04-00/000002.png" xlink:type="simple" xlink:show="embed" xlink:actuate="onLoad" draw:mime-type="image/png"/>
</draw:frame>
Lai Rongwei, a scholar of Taiwan Longhua University of Science and Technology, believes that the Chinese authorities have sentenced the Chinese Hong Kong people to the voices of the American Hong Kong people on the crime of spy. (Lai Rongwei is exclusively provided, the shooting date is unknown) <text:a xlink:type="simple" xlink:href="https://www.rfa.org/mandarin/yataibaodao/gangtai/gf-05162023062342.html/m0516gf.jpg" text:style-name="Internet_20_link" text:visited-style-name="Visited_20_Internet_20_Link">
</text:a>
Lai Rongwei believes that Beijing revised the "Anti -Spy Law" and expanded the scope of spy behavior to hold dual standards.</text:p>
      <text:p text:style-name="P4">
Lai Rongwei: "They (Beijing) also often communicate through all kinds of communication, whether politics or culturally, to penetrate the world. Because they have done this, they have the bottom of their hearts, so they are now" anti -"anti -" anti -"anti -anti -countermeasures now. The spy method 'to catch the exchanges between countries around the world. "</text:p>
      <text:p text:style-name="P4">
Lai Rongwei is worried that Beijing will expand the so -called "national security". Anyone who does not say that China may be illegal and will be used as a spy.</text:p>
      <text:p text:style-name="P4">
Reporter: Gao Feng Editor: Xu Shuting 梒 Qingwang Editor: Ruizhe</text:p>
      <text:p text:style-name="P4">
News Source: <text:a xlink:type="simple" xlink:href="https://www.rfa.org/mandarin/yataibaodao/gangtai/gf-05162023062342.html" text:style-name="Internet_20_link" text:visited-style-name="Visited_20_Internet_20_Link">
https://www.rfa.org/mandarin/yataibaodao/gangtai/gf-05162023062342.html</text:a>
</text:p>
      <!--NEWS-->
      <text:h text:style-name="P10" text:outline-level="1">
<text:span text:style-name="T4">
The Beijing Comrade Center announced where the LGBTQ movement of China has been going on?</text:span>
</text:h>
      <text:p text:style-name="P4">
Author: None (Language: zh)</text:p>
      <text:p text:style-name="P4">
Publisher: None</text:p>
      <text:p text:style-name="P4">
Time: 2023-05-16T06:43:00Z</text:p>
      <text:p text:style-name="P4">
Description: International is no longer afraid that on the eve of the same day, China's largest LGBTQ organization "Beijing Comrade Center" has announced the termination of operations without warning of social media on Monday. The Chinese authorities have strengthened their efforts in recent years. The LGBTQ organization has successively closed the Chinese LGBTQ athleteor that it is not surprising to the results, but I believe that the LGBTQ community has a way to continue sports energy.</text:p>
      <text:p text:style-name="P4">
Videos: []</text:p>
      <text:p text:style-name="P4">
Images: ["<text:a xlink:type="simple" xlink:href="https://static.dw.com/image/57047533_303.jpg" text:style-name="Internet_20_link" text:visited-style-name="Visited_20_Internet_20_Link">
57047533_303.jpg</text:a>
", "<text:a xlink:type="simple" xlink:href="https://static.dw.com/image/49864187_401.jpg" text:style-name="Internet_20_link" text:visited-style-name="Visited_20_Internet_20_Link">
49864187_401.jpg</text:a>
"]</text:p>
      <text:p text:style-name="P4">
Subject: 时政风云</text:p>
      <text:p text:style-name="P4">
Subjects: []</text:p>
      <text:p text:style-name="P4">
Keywords: ['德中关系', '岛屿主权争端', '专题报道：全景观看“习马会”', '中国', '中共十九大']</text:p>
      <text:p text:style-name="P4">
Id: 65632979</text:p>
      <!--METADATA-->
      <text:p text:style-name="P4">
<text:a xlink:type="simple" xlink:href="https://www.dw.com/zh/overlay/image/article/65632979/57047533" text:style-name="Internet_20_link" text:visited-style-name="Visited_20_Internet_20_Link">
 <draw:frame draw:style-name="fr1" draw:name="Image38" text:anchor-type="as-char" svg:width="6.9236in" svg:height="3.896998in" draw:z-index="0">
<draw:image xlink:href="../Images/dwzh/2023-05-16T06-43-00Z/57047533_303.jpg" xlink:type="simple" xlink:show="embed" xlink:actuate="onLoad" draw:mime-type="image/jpeg"/>
</draw:frame>
</text:a>
In the past few years, several LGBTQ groups have been announced by the government for pressure.</text:p>
      <text:p text:style-name="P4">
(Voice of Germany in Chinese) The "Beijing Comrade Center" (north of the north), which was established for 15 years (north), issued a statement on its social media account on Monday (May 15th), announcing that the center will terminate the operation. After the news came out, many Chinese netizens left a message under their posts to contribute to the organization's contribution to the Chinese LGBTQ community in 2008, and also lamented that they would like group.</text:p>
      <text:p text:style-name="P4">
Andy (pseudonym), who has long promoted the LGBTQ community movement in China for a long time, said in an interview with DW that it was not surprising that Beitong announced the termination of operations, because in the past few years, several university LGBTQ communities or folk LGBTQ groups were received by the Chinese government After suppression, the LGBTQ society has "no room for doing things." He said: "The North Tong Center mentioned the" force majeure ", which must be the order of the Chinese government to make them unable to continue operation, so I was not surprised by this result."</text:p>
      <text:p text:style-name="P4">
In 2020, China's largest diversified gender activity "Shanghai Pride Festival" was announced to be suspended without warning on the official website. At that time, speculation was related to the Chinese government's pressure on the host team. 2021, <text:a xlink:type="simple" xlink:href="https://www.dw.com/zh/zh/中国高校lgbt帐号遭封-学者同志团体的致命一击/a-58198503" text:style-name="Internet_20_link" text:visited-style-name="Visited_20_Internet_20_Link">
</text:a>
At that time, the accounts that shared the blocked list on WeChat were also stopped.</text:p>
      <text:p text:style-name="P4">
Andy told DW that he was recently found "drinking tea" by the local government for holding activities related to the LGBTQ community in the near future and asked him what activities he had done before, which made him feel that if he continued to do activities in a similar way to do activities In the case, maybe it will start <text:a xlink:type="simple" xlink:href="" text:style-name="Internet_20_link" text:visited-style-name="Visited_20_Internet_20_Link">
facing the interference of some government</text:a>
Essence He said: "If there are too many participants in the event, it may not work. Recently, I heard that the American consulate is going to do an event and want to invite comrades and friends to participate, but the local comrades did not send the relevant news to the public account of the social media. Because in addition to calling comrades and friends, the organizer of the event is the American consulate. These two factors are inappropriate in the eyes of the Chinese government. "</text:p>
      <text:p text:style-name="P4">
Lv Xinjie, the "Outright Operation" (OutrichtInformational), the development of the LGBTQ campaign in Asian countries for a long time, said in a DW interview that the various signs of China in the past few years have shown that the end operation of the North Tong Center is inevitable. Many Chinese LGBTQ athletes told her that when an organization cannot operate various activities or has no space to promote affairs, it is very difficult to continue operating. She said, "I feel regretful but not surprised by the news."</text:p>
      <text:h text:style-name="P12" text:outline-level="3">
<text:span text:style-name="T4">
同 同: China LGBTQ "Safety Space"</text:span>
</text:h>
      <text:p text:style-name="P4">
Lu Xinjie told DW that for the Chinese LGBTQ athletes, the Beitong Center established in 2008 provided a safe space for the community, and had deep ink in terms of consulting, domestic violence and cross -sex equity advocacy. She said: "For the gay movement, it is important to have a safe space, because in the early days of China, when the LGBTQ community office activity, it was stressed in space issues The group can go, and when you encounter difficulties, you can ask for help. This is a very basic service in the gay movement. "</text:p>
      <text:p text:style-name="P4">
In addition to providing a safe space, Beitong is also a "very stable" role in China LGBTQ athletes. Lu Xinjie added: "When many groups may suffer different pressures, the North Tong Center has always been there, so for Chinese athletes, the North Tong Center stops operations and will make them feel more desperate."</text:p>
      <text:p text:style-name="P4">
She also mentioned that in the past few years, many Chinese LGBTQ groups, including Beitong Center, intend to terminate operations because they will be concerned as long as they do activities. However, when they want to terminate operations, the Chinese government has repeatedly stopped them from doing so. Lu Xinjie pointed out that the main reason is that the Chinese government believes that once these LGBTQ groups announce the termination of operations, related incidents will cause public discussion. She said: "This is very hard for operators. They can't do things and have to stay there. Now it seems that they have made a decision, but I believe they will find different spaces to continue to promote what they want to do. Work."</text:p>
      <text:p text:style-name="P4">
Andy also mentioned that because of the earliest establishment of the Beibei Center, the services it launched often promoted LGBTQ institutions in other regions to follow up. He told DW: "In recent years, they have turned to this piece of spiritual consultation, and this field should look very safe. They provide consulting services through friendly psychologists who are friendly to the LGBTQ community, so even if the North Tong Center is closed, these are The service should still exist. "</text:p>
      <text:p text:style-name="P4">
<draw:frame draw:style-name="fr1" draw:name="Image39" text:anchor-type="as-char" svg:width="6.9236in" svg:height="3.896998in" draw:z-index="0">
<draw:image xlink:href="../Images/dwzh/2023-05-16T06-43-00Z/49864187_401.jpg" xlink:type="simple" xlink:show="embed" xlink:actuate="onLoad" draw:mime-type="image/jpeg"/>
</draw:frame>
Both Andy and Lu Xinjie said that they believed that the Chinese LGBTQ athletes could finally find a way to break through the status quo after working hard for so long and advance the entire movement to the areas that the Chinese authorities are difficult to control.</text:p>
      <text:h text:style-name="P12" text:outline-level="3">
<text:span text:style-name="T4">
Where do you go from the Chinese gay movement?</text:span>
</text:h>
      <text:p text:style-name="P4">
The LGBTQ organizations across China have been under pressure to be put on pressure by the Chinese government. However, Andy believes that the communication of the LGBTQ community will not disappear because of this, and community members will come up with more and more new activities and communication forms. He said, "On the surface, it feels that the policy has tightened, but this development may be a good reminder for friends of the LGBTQ institution, that is, they need to change their ideas. When the policy has changed, it is more flexible. "</text:p>
      <text:p text:style-name="P4">
Lu Xinjie also believes that although the termination of the operation of the Beibei Center is a great impact for many people, and the space for LGBTQ exercise can also be more limited, from other perspectives, the LGBTQ movement of China now has lost one of one The clear land is not an absolute bad thing. She told DW: "Now the Chinese authorities are to monitor all kinds of roles they think they will cause social turmoil. Therefore, a specific space will allow the government . If this community becomes a relatively flowing state, I think that in the current atmosphere of China, the LGBTQ movement can produce more appearance, which may not necessarily be bad. "</text:p>
      <text:p text:style-name="P4">
Both Andy and Lu Xinjie said that they believed that the Chinese LGBTQ athletes could finally find a way to break through the status quo after working hard for so long and advance the entire movement to the areas that the Chinese authorities are difficult to control. Andy said: "There are so many comrades' communities, everyone must have different needs. These things will not continue to operate because of a government policy."</text:p>
      <text:p text:style-name="P4">
News Source: <text:a xlink:type="simple" xlink:href="https://www.dw.com/zh/北京同志中心宣布停運-中國lgbtq運動何去何從？/a-65632979" text:style-name="Internet_20_link" text:visited-style-name="Visited_20_Internet_20_Link">
https://www.dw.com/zh/北京同志中心宣布停運-中國lgbtq運動何去何從？/a-65632979?maca=chi-rss-chi-all-1127-rdf</text:a>
</text:p>
      <!--NEWS-->
      <text:h text:style-name="P10" text:outline-level="1">
<text:span text:style-name="T4">
Yellen confirmed that the earliest cash was exhausted on June 1st in the United States</text:span>
</text:h>
      <text:p text:style-name="P4">
Author: 联合早报 (Person)</text:p>
      <text:p text:style-name="P4">
Publisher: 联合早报 (Organization)</text:p>
      <text:p text:style-name="P4">
Published Time: 2023-05-16T06:58</text:p>
      <text:p text:style-name="P4">
Modified Time: 2023-05-16T09:28</text:p>
      <text:p text:style-name="P4">
Description: US Treasury Secretary Yellen confirmed that without raising the upper limit of the federal debt, the Ministry of Finance will exhaust cash as soon as June 1, which has increased the Republicans and the White House in the next few days to increase the debt limit agreement. pressure. Reuters reports, Yellen Monday (May 15 ...</text:p>
      <text:p text:style-name="P4">
Videos: []</text:p>
      <text:p text:style-name="P4">
Audios: []</text:p>
      <text:p text:style-name="P4">
Images: []</text:p>
      <text:p text:style-name="P4">
Type: NewsArticle</text:p>
      <text:p text:style-name="P4">
Breadcrumbs: ['即时', '国际']</text:p>
      <text:p text:style-name="P4">
Keywords: ['美国财政部', '耶伦', '债务违约']</text:p>
      <!--METADATA-->
      <text:p text:style-name="P4">
US Treasury Secretary Yellen confirmed that without raising the upper limit of the federal debt, the Ministry of Finance will exhaust cash as soon as June 1, which has increased the Republicans and the White House in the next few days to increase the debt limit agreement. pressure.</text:p>
      <text:p text:style-name="P4">
Reuters reported that Yellen on Monday (May 15th) sent a second letter to Congress within two weeks to confirm that the Ministry of Finance will not fulfill all the payment obligations to the government by June, which will trigger the first time in the United States in history. <text:a xlink:type="simple" xlink:href="https://www.zaobao.com/keywords/zhai-wu-wei-yue" text:style-name="Internet_20_link" text:visited-style-name="Visited_20_Internet_20_Link">
</text:a>
Essence</text:p>
      <text:p text:style-name="P4">
Yellen told Congress MPs, "We still estimate that if Congress cannot increase or suspend debt limit before June, the Ministry of Finance will not be able to meet all the government's debt repayment obligations, and it may occur on June 1 as soon as possible."</text:p>
      <text:p text:style-name="P4">
Yellen also added that after getting more information, she will report the latest progress to Congress next week. She said that as far as the current situation is concerned, the date of depletion of special accounting measures for the Ministry of Finance may be "several days or weeks" after June.</text:p>
      <text:p text:style-name="P4">
In the letter, she once again urged Congress and the White House to take action as soon as possible. "We learned from the previous deadlock in debt that it would be suspended or raised to the upper limit of debt in the last moment. Human short -term lending costs have negatively impact on US credit rating. "</text:p>
      <text:p text:style-name="P4">
U.S. President Biden is preparing to be McCarthy and other Congress leaders again with the Speaker of the Republican House of Representatives. <text:a xlink:type="simple" xlink:href="https://www.zaobao.com/realtime/world/story20230512-1393736" text:style-name="Internet_20_link" text:visited-style-name="Visited_20_Internet_20_Link">
</text:a>
, Wednesday he set off to Japan <text:a xlink:type="simple" xlink:href="https://www.zaobao.com/news/world/story20230515-1395012" text:style-name="Internet_20_link" text:visited-style-name="Visited_20_Internet_20_Link">
</text:a>
Essence</text:p>
      <text:p text:style-name="P4">
McCarthy said on Monday that the upper limit of debt on debt has made little progress. He believes that assistants are "no results at all."</text:p>
      <text:p text:style-name="P4">
Yellen said on the same day that the financial market has obvious signs of pressure.</text:p>
      <text:p text:style-name="P4">
She said: "We have seen the interest rate of US Treasury bonds expired in early June increased significantly. If Congress does not raise the upper limit of debt, it will bring serious difficulties to American families, damage our global leadership, and trigger we defend our national security interests. Question. "</text:p>
      <text:p text:style-name="P4">
News Source: <text:a xlink:type="simple" xlink:href="https://www.zaobao.com.sg/realtime/world/story20230516-1395089" text:style-name="Internet_20_link" text:visited-style-name="Visited_20_Internet_20_Link">
https://www.zaobao.com.sg/realtime/world/story20230516-1395089</text:a>
</text:p>
      <!--NEWS-->
      <text:h text:style-name="P10" text:outline-level="1">
<text:span text:style-name="T4">
In 2022, there is a record of 883 people in the world.</text:span>
</text:h>
      <text:p text:style-name="P4">
Publisher: 法新社</text:p>
      <text:p text:style-name="P4">
Published Time: 2023-05-16T07:02:10+00:00</text:p>
      <text:p text:style-name="P4">
Modified Time: 2023-05-16T06:50:02+00:00</text:p>
      <text:p text:style-name="P4">
Description: (Agence France -Presse, London, 16th) According to the report released by the International Internal International (AMNESTY International), the number of executives in the world's record last year reached 883, a record high since 2017, which specifically condemned the number of death sentences in the Middle East and North Afric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0" text:anchor-type="as-char" svg:width="6.9236in" svg:height="3.617581in" draw:z-index="0">
<draw:image xlink:href="../Images/rficn/2023-05-16T07-02-10-00-00/000000.png" xlink:type="simple" xlink:show="embed" xlink:actuate="onLoad" draw:mime-type="image/png"/>
</draw:frame>
According to the International Terminal Organization, among the 20 countries that are still known to be executed, the number of death sentences in 2022 has increased by 53%compared with 2021, which does not include the "thousands" prisoners who secretly execute in China, but covering Shasha 81 death prisoners executed in Udi Arabia in one day. It is believed that China ranks first among the number of death sentences. The number of executives is 576, which is higher than Iran, 196 people in Saudi Arabia, 24 people in the 30 years, 24 people in Egypt, and 18 in the United States. In the annual report, the International Terminal Organization said that North Korea and Vietnam also extensively executed the death penalty, but the relevant data is as opaque as China.</text:p>
      <text:p text:style-name="P4">
The report pointed out that the number of countries in the Middle East and North African countries has the country's allowances, of which the number of people executed by Saudi Arabia, Iran and Egypt has surged.</text:p>
      <text:p text:style-name="P4">
The report also stated that although the official suppression of the objections was one of the factors for the rising death penalty, nearly 40%of the death penalty involved in drug -related crimes, 11 of which occurred in Singapore. The International Territory Organization believes that this has violated the "InternationalHuman Rights Law" only to perform the regulations of the death penalty involving the crime of deliberate homicide.</text:p>
      <text:p text:style-name="P4">
However, the International Amnesty Organization also saw the "first -line hope" from the six countries that were partial or completely abolished last year, including the Republic of China, the Republic of the Equator, the Republic of Kazakhs, the Papua New Guinea, the Republic of Lion, and the Republic of the Qiangsia.</text:p>
      <text:p text:style-name="P4">
News Source: <text:a xlink:type="simple" xlink:href="https://www.rfi.fr/cn/%E5%9B%BD%E9%99%85%E6%8A%A5%E9%81%93/20230516-2022%E5%B9%B4%E5%85%A8%E7%90%83%E6%9C%89%E7%BA%AA%E5%BD%95%E5%A4%84%E5%86%B3883%E4%BA%BA-%E5%88%9B2017%E5%B9%B4%E6%9D%A5%E6%96%B0%E9%AB%98" text:style-name="Internet_20_link" text:visited-style-name="Visited_20_Internet_20_Link">
https://www.rfi.fr/cn/%E5%9B%BD%E9%99%85%E6%8A%A5%E9%81%93/20230516-2022%E5%B9%B4%E5%85%A8%E7%90%83%E6%9C%89%E7%BA%AA%E5%BD%95%E5%A4%84%E5%86%B3883%E4%BA%BA-%E5%88%9B2017%E5%B9%B4%E6%9D%A5%E6%96%B0%E9%AB%98</text:a>
</text:p>
      <!--NEWS-->
      <text:h text:style-name="P10" text:outline-level="1">
<text:span text:style-name="T4">
US disclosure deployment of 1419 nuclear warheads called Russia to follow up and announced</text:span>
</text:h>
      <text:p text:style-name="P4">
Publisher: 法新社</text:p>
      <text:p text:style-name="P4">
Published Time: 2023-05-16T07:02:11+00:00</text:p>
      <text:p text:style-name="P4">
Modified Time: 2023-05-16T06:35:04+00:00</text:p>
      <text:p text:style-name="P4">
Description: (Agence France -Presse Washington, 15th) The United States announced the nuclear arsenal information today, while Russia is urged to follow up. In February this year, the Russian government announced the suspension of participating in the "New Strategic Weapon Treaty Treaty" (New ...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3.617581in" draw:z-index="0">
<draw:image xlink:href="../Images/rficn/2023-05-16T07-02-11-00-00/000000.png" xlink:type="simple" xlink:show="embed" xlink:actuate="onLoad" draw:mime-type="image/png"/>
</draw:frame>
Russia invaded Ukraine in February last year and has deteriorated with Western countries. After Russia announced the suspension of the "New Strategic Weapon Treaty Treaty" signed by the United States and Russia in 2010, the United States also stated that it will no longer share information in March, but today the nuclear arsenal information was announced, indicating that the US attitude has changed a lot.</text:p>
      <text:p text:style-name="P4">
In a statement, the US State Department stated: "The United States still believes that the possibility of transparency between nuclear military countries is very important for reducing misunderstandings, misjudgment and cost -effective military reserve competitions."</text:p>
      <text:p text:style-name="P4">
"The United States calls on the Russian Federation to abide by the obligations of legal binding power and restore the thorough implementation of the" New Strategic Weapon Treaty Treaty "and all of them to help stable transparency and check measures."</text:p>
      <text:p text:style-name="P4">
The State Council stated that the announcement of the information is a voluntary nature. As of March 1, the United States has deployed a total of 1,419 nuclear warheads. This number is less than 1515 in March 2022, and it is still within the 1550 range restricted by the treaty.</text:p>
      <text:p text:style-name="P4">
The US nuclear warheads are loaded on 662 intercontinental ballistic missiles and other carrier systems. They are less than last year's 686 intercontinental ballistic missiles, and they are still within the 700 range restricted by the treaty.</text:p>
      <text:p text:style-name="P4">
Russia reported last year that Russia deployed a total of 1,474 nuclear warheads and a total of 526 strategic carrying systems.</text:p>
      <text:p text:style-name="P4">
The inventory of the total number of 800 charging systems in the United States, including the number that has not been deployed; this number is the same as last year, and it is also the upper limit allowed by the treaty.</text:p>
      <text:p text:style-name="P4">
News Source: <text:a xlink:type="simple" xlink:href="https://www.rfi.fr/cn/%E5%9B%BD%E9%99%85%E6%8A%A5%E9%81%93/20230516-%E7%BE%8E%E6%8A%AB%E9%9C%B2%E9%83%A8%E7%BD%B21419%E6%9E%9A%E6%A0%B8%E5%BC%B9%E5%A4%B4-%E5%90%81%E4%BF%84%E7%BD%97%E6%96%AF%E8%B7%9F%E8%BF%9B%E5%85%AC%E5%B8%83" text:style-name="Internet_20_link" text:visited-style-name="Visited_20_Internet_20_Link">
https://www.rfi.fr/cn/%E5%9B%BD%E9%99%85%E6%8A%A5%E9%81%93/20230516-%E7%BE%8E%E6%8A%AB%E9%9C%B2%E9%83%A8%E7%BD%B21419%E6%9E%9A%E6%A0%B8%E5%BC%B9%E5%A4%B4-%E5%90%81%E4%BF%84%E7%BD%97%E6%96%AF%E8%B7%9F%E8%BF%9B%E5%85%AC%E5%B8%83</text:a>
</text:p>
      <!--NEWS-->
      <text:h text:style-name="P10" text:outline-level="1">
<text:span text:style-name="T4">
Public library withdrawal from the Chief Executive: Borrowing a book must be in the interests of Hong Kong</text:span>
</text:h>
      <text:p text:style-name="P4">
Author: None (Language: zh)</text:p>
      <text:p text:style-name="P4">
Publisher: None</text:p>
      <text:p text:style-name="P4">
Time: 2023-05-16T07:18:00Z</text:p>
      <text:p text:style-name="P4">
Description: The Hong Kong Public Library has recently removed a large number of relevant collection of June 4th collection, and it is not unable to even "obviously does not involve the National Security issue". On the 16th, Hong Kong Chief Executive Li Jiachao said that people can still get these books from private bookstores. "If they want to buy, they can buy it."</text:p>
      <text:p text:style-name="P4">
Videos: []</text:p>
      <text:p text:style-name="P4">
Images: ["<text:a xlink:type="simple" xlink:href="https://static.dw.com/image/55409136_303.jpg" text:style-name="Internet_20_link" text:visited-style-name="Visited_20_Internet_20_Link">
55409136_303.jpg</text:a>
", "<text:a xlink:type="simple" xlink:href="https://static.dw.com/image/62322844_401.jpg" text:style-name="Internet_20_link" text:visited-style-name="Visited_20_Internet_20_Link">
62322844_401.jpg</text:a>
", "<text:a xlink:type="simple" xlink:href="https://static.dw.com/image/62468648_401.jpg" text:style-name="Internet_20_link" text:visited-style-name="Visited_20_Internet_20_Link">
62468648_401.jpg</text:a>
"]</text:p>
      <text:p text:style-name="P4">
Subject: 时政风云</text:p>
      <text:p text:style-name="P4">
Subjects: ['谷歌', '香港', '雨伞革命', '香港政改', '专题报道：香港“反送中”抗议']</text:p>
      <text:p text:style-name="P4">
Keywords: ['香港', '香港国安法', '香港特首', '内容审查', '公共图书馆']</text:p>
      <text:p text:style-name="P4">
Id: 65633101</text:p>
      <!--METADATA-->
      <text:p text:style-name="P4">
<text:a xlink:type="simple" xlink:href="https://www.dw.com/zh/overlay/image/article/65633101/55409136" text:style-name="Internet_20_link" text:visited-style-name="Visited_20_Internet_20_Link">
 <draw:frame draw:style-name="fr1" draw:name="Image42" text:anchor-type="as-char" svg:width="6.9236in" svg:height="3.896998in" draw:z-index="0">
<draw:image xlink:href="../Images/dwzh/2023-05-16T07-18-00Z/55409136_303.jpg" xlink:type="simple" xlink:show="embed" xlink:actuate="onLoad" draw:mime-type="image/jpeg"/>
</draw:frame>
</text:a>
Hong Kong media reports that the Hong Kong Public Library website has been unable to search for at least four well -known political scholars in Hong Kong.</text:p>
      <text:p text:style-name="P4">
(Voice of Germany Chinese Network) Many Hong Kong media recently reported that Hong Kong Public Library will remove a large number of books involving political issues, including works that focus on academic and historical documents; works by some political or controversial characters, Such as memoirs, travel notes, romance novels, etc., even if the content itself is not sensitive, it is drawn out.</text:p>
      <text:p text:style-name="P4">
"Anyone who loves books in Hong Kong will ask why." Zhu Fuqiang, an associate professor of the History Department of the Chinese University of Hong Kong and former director of the Hong Kong Government Archives, told Hong Kong's "Ming Pao". The newspaper reported on Tuesday (May 16) that Zhu Fuqiang believes that countries will restrict books on the shelves, but the Hong Kong government currently has all the works of the Hong Kong government, which is "over a small fire."</text:p>
      <text:p text:style-name="P4">
Zhu Fuqiang added that each place has its laws. He does not oppose that some books are prohibited from publicly borrowing on the library frame, but believe that the authorities should clearly explain the standards, such as what the legal provisions of the individual books are removed, how to deal with the next books and magazines, etc. "Do you want to destroy it? Do the government explain it?"</text:p>
      <text:p text:style-name="P4">
The Hong Kong Ming Pao issued a survey report on Monday (15th) stating that since the end of 2020, at least 195 video works and books involving political or characters have been removed from the shelves. Most of the video works involve keywords such as "Cultural Revolution, Revolution, Democracy, and June Fourth", and most of the books are works of pan -democratic people; <text:a xlink:type="simple" xlink:href="https://www.dw.com/zh/zh/告別明報40年政治漫畫-尊子希望就在轉角位/a-65613713" text:style-name="Internet_20_link" text:visited-style-name="Visited_20_Internet_20_Link">
</text:a>
It was immediately discovered that the Hong Kong Public Library also quickly removed Zunzi's works.</text:p>
      <text:p text:style-name="P4">
Regarding the criticism of the outside world, the Hong Kong Chief Executive Li Jiachao publicly stated to the media on the 16th: "These (these (being removed) books can be bought in a private bookstore. If they want to buy it, they can buy it." There is no violation of any law in Hong Kong, including copyright regulations, as well as "information that does not conform to the interests of Hong Kong."</text:p>
      <text:p text:style-name="P4">
<draw:frame draw:style-name="fr1" draw:name="Image43" text:anchor-type="as-char" svg:width="6.9236in" svg:height="3.896998in" draw:z-index="0">
<draw:image xlink:href="../Images/dwzh/2023-05-16T07-18-00Z/62322844_401.jpg" xlink:type="simple" xlink:show="embed" xlink:actuate="onLoad" draw:mime-type="image/jpeg"/>
</draw:frame>
Hong Kong Chief Executive Li Jiachao answered media questions before attending the Executive Assembly on the 16th, emphasizing that the public library for borrowing books should meet the interests of Hong Kong.</text:p>
      <text:p text:style-name="P4">
On the 15th, the Hong Kong Cultural Services Department responsible for managing public books also responded that officials would "review and cancel books from time to time that did not meet the development of the museum"; Essence</text:p>
      <text:p text:style-name="P4">
In response to the unknown rules of the next, <text:a xlink:type="simple" xlink:href="https://www.dw.com/zh/zh/扣押國殤之柱遭批-香港保安局長致函駁斥wsj/a-65582981" text:style-name="Internet_20_link" text:visited-style-name="Visited_20_Internet_20_Link">
</text:a>
It is also said that "the Cultural Department has its own policies" and stated that Hong Kong's freedom of speech is guaranteed by the Basic Law and the National Security Law.</text:p>
      <text:h text:style-name="P12" text:outline-level="3">
<text:span text:style-name="T4">
Modern Edition Book Book?</text:span>
</text:h>
      <text:p text:style-name="P4">
After the news of the Ming Pao revealed the book off the book, many media also followed up reports. "Hong Kong 01" pointed out on the 16th that the public library website has not been searched for the works of Hong Kong political scholars Ma Yue, Shen Xuhui, Xu Baoqiang, Fang Zhiheng and others; DW tries to search at 2 pm on the same day, and the page only shows "the results of no retrieval results in line. "".</text:p>
      <text:p text:style-name="P4">
"Liberty Asia" is also compared with the collection list of the "June 4th Incident" published by Hong Kong in 2009. It is found that more than a hundred books have been removed, leaving only 3 English books, including British Chinese writer Ma Jian. Beijingcoma.</text:p>
      <text:p text:style-name="P4">
On the 16th, the "Ming Pao" published a editorial that the memoirs and works of some veteran -level politicians in Hong Kong, including the "Dajiang East" of Situ Hua, the chairman of the late branch association, were also removed from the shelves. Although the library staff said that the "Dajiang East" on the bookshelf is because "the relevant books related to the National Security Law are undergoing inspection and failed to borrow it for the time being."</text:p>
      <text:p text:style-name="P4">
The editorial wrote that the book "Dajiang East" can not see any elements involving the country, subverting the government, or inciting national security. If the authorities only have the author's political background, they will be "no matter how they kill them." Books that are not involved in the national security issue are also removed from the shelves. A netizen left a message at the article review office: "Another modern version of the book."</text:p>
      <text:p text:style-name="P4">
<draw:frame draw:style-name="fr1" draw:name="Image44" text:anchor-type="as-char" svg:width="6.9236in" svg:height="3.896998in" draw:z-index="0">
<draw:image xlink:href="../Images/dwzh/2023-05-16T07-18-00Z/62468648_401.jpg" xlink:type="simple" xlink:show="embed" xlink:actuate="onLoad" draw:mime-type="image/jpeg"/>
</draw:frame>
In July 2022, the "Hong Kong People's Book Fair" organized by the Hong Kong Publisher "Shan Road Culture" Yang Zijun was forced to cancel the lease on the eve of the opening.</text:p>
      <text:h text:style-name="P12" text:outline-level="3">
<text:span text:style-name="T4">
Scholar: Affects Hong Kong reputation</text:span>
</text:h>
      <text:p text:style-name="P4">
Other contents that are relatively soft but have also been removed, including the romance novel "There is a kind of happiness", the two travel notes "Chaochi" and "He and others" by the senior media person, the media person, "And the former Legislative Councilor and senior lawyer Wu Yiyi's comment on Jin Yong martial arts novels.</text:p>
      <text:p text:style-name="P4">
On the 15th, Qu Jialin wrote on Facebook that he was not surprised that his travels "disappeared" in the public library; for "a government that lacks checks and balances, what expectations can you have."</text:p>
      <text:p text:style-name="P4">
Qu Jialin said that these two books were published more than 10 years ago, "the content is purely about travel and hearing", the most "political" part may be in "His Bas" mentioned "Global Poverty Display "or" Zimbabwe's Democracy "; as for" Chaochi ", it is a talk, traveling, and reading.</text:p>
      <text:p text:style-name="P4">
He wrote in the post: "Why can't you stand? What guidelines? It is self -evident, not to know, and do not need to be used. When will the burning ceremony or filling the ceremony be held? Jie, history will record your achievements, the world will tell the story of Hong Kong. "</text:p>
      <text:p text:style-name="P4">
"South China Morning Post" reported on the 15th that Ma Yue, a Hong Kong political scholar who was removed from the shelves, said that continuing to withdraw the book will affect Hong Kong's reputation. Do you have the goal of "telling the story of Hong Kong" with what they say? "</text:p>
      <text:p text:style-name="P4">
Since the "Hong Kong National Security Law" passed in 2020, <text:a xlink:type="simple" xlink:href="https://www.dw.com/zh/zh/中港書禁嚴台灣會成為華文出版新基地嗎/a-64600362" text:style-name="Internet_20_link" text:visited-style-name="Visited_20_Internet_20_Link">
</text:a>
Essence The Hong Kong Audit Office issued a report on the management of the library in April this year, asking the HKBC to strengthen the information of the library. Since 2021, the Kaili Culture Department has begun to perform review. The review of books that are obviously unfavorable for national security will be removed from the collection.</text:p>
      <text:p text:style-name="P4">
Zhou Baosong, an associate professor of the Department of Political and Administration of the Chinese University of Hong Kong, also posted on Facebook on the 15th, quoting the "Declaration of Public Library of UNESCO", stating that "book collection and services should not be reviewed by any form of thought, politics, or religion. It should not be affected by commercial pressure. "</text:p>
      <text:p text:style-name="P4">
He criticized: "Do you know, you are destroying the decades of foundation established by the Hong Kong Public Library for decades, and made Hong Kong people, especially the younger generation, there is no book to read, there is no history?"</text:p>
      <text:p text:style-name="P4">
(Comprehensive report)</text:p>
      <text:p text:style-name="P4">
News Source: <text:a xlink:type="simple" xlink:href="https://www.dw.com/zh/公共圖書館撤書挨批-特首：借書須符香港利益/a-65633101" text:style-name="Internet_20_link" text:visited-style-name="Visited_20_Internet_20_Link">
https://www.dw.com/zh/公共圖書館撤書挨批-特首：借書須符香港利益/a-65633101?maca=chi-rss-chi-all-1127-rdf</text:a>
</text:p>
      <!--NEWS-->
      <text:h text:style-name="P10" text:outline-level="1">
<text:span text:style-name="T4">
R &amp; B singer wants to throw the art name Welke's social media switched to the original name</text:span>
</text:h>
      <text:p text:style-name="P4">
Publisher: 法新社</text:p>
      <text:p text:style-name="P4">
Published Time: 2023-05-16T07:32:08+00:00</text:p>
      <text:p text:style-name="P4">
Modified Time: 2023-05-16T07:05:04+00:00</text:p>
      <text:p text:style-name="P4">
Description: (Agence France -Presse, New York, 15th) The world's Canadian singer, The Weeknd, wants to change this art name. At present, the display name on the community platform has been changed to the original name of Tesfa (Abel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617581in" draw:z-index="0">
<draw:image xlink:href="../Images/rficn/2023-05-16T07-32-08-00-00/000000.png" xlink:type="simple" xlink:show="embed" xlink:actuate="onLoad" draw:mime-type="image/png"/>
</draw:frame>
With BlindingLights a big red and purple Wicken, the names on Twitter and Instagram were changed, but his user name on the two social platforms is still @TheWeeknd.</text:p>
      <text:p text:style-name="P4">
Prior to this, Tesfaye said in W Magazine and said he wanted to "do off Wakken."</text:p>
      <text:p text:style-name="P4">
He said: "I am on a way to purify, and I am going to the time and occasion that the chapters belonging to Wakken."</text:p>
      <text:p text:style-name="P4">
"I still do music, maybe I will use the name Abelia (Tesfae), or it may be in the name of Wakin. I still want to do Wakken and will do it that after all. I will try to transform Rebirth. "</text:p>
      <text:p text:style-name="P4">
He also told W Magazine that the album that is currently produced, "It may be my last effort in Wakon."</text:p>
      <text:p text:style-name="P4">
"This is what I have to do. I have done everything in the name of Willken."</text:p>
      <text:p text:style-name="P4">
The 33-year-old Tesfaye and Lily-Rose DEPP performed HBO's upcoming album "The Idol", which will be broadcast next month.</text:p>
      <text:p text:style-name="P4">
His parents came from Ethiopia. More than 10 years ago, he was hit with a dark and emotional rhythm.</text:p>
      <text:p text:style-name="P4">
He is also the first person to exceed 100 million SPOTIFY monthly listeners.</text:p>
      <text:p text:style-name="P4">
News Source: <text:a xlink:type="simple" xlink:href="https://www.rfi.fr/cn/%E7%BC%A4%E7%BA%B7%E4%B8%96%E7%95%8C/20230516-r-b-%E6%AD%8C%E6%89%8B%E6%83%B3%E7%94%A9%E8%89%BA%E5%90%8D%E5%A8%81%E8%82%AF-%E7%A4%BE%E7%BE%A4%E5%AA%92%E4%BD%93%E6%94%B9%E7%94%A8%E5%8E%9F%E5%90%8D" text:style-name="Internet_20_link" text:visited-style-name="Visited_20_Internet_20_Link">
https://www.rfi.fr/cn/%E7%BC%A4%E7%BA%B7%E4%B8%96%E7%95%8C/20230516-r-b-%E6%AD%8C%E6%89%8B%E6%83%B3%E7%94%A9%E8%89%BA%E5%90%8D%E5%A8%81%E8%82%AF-%E7%A4%BE%E7%BE%A4%E5%AA%92%E4%BD%93%E6%94%B9%E7%94%A8%E5%8E%9F%E5%90%8D</text:a>
</text:p>
      <!--NEWS-->
      <text:h text:style-name="P10" text:outline-level="1">
<text:span text:style-name="T4">
Kishida headed "Times" cover expert: Japan wants to play a more positive role in the world</text:span>
</text:h>
      <text:p text:style-name="P4">
Author: 联合早报 (Person)</text:p>
      <text:p text:style-name="P4">
Publisher: 联合早报 (Organization)</text:p>
      <text:p text:style-name="P4">
Published Time: 2023-05-16T07:39</text:p>
      <text:p text:style-name="P4">
Modified Time: 2023-05-16T07:39</text:p>
      <text:p text:style-name="P4">
Description: Japanese Prime Minister Kishita Kishita became the cover of the American "Time" magazine. Experts believe that through playing a more aggressive role on the global stage, Japan hopes to achieve "normal country", but it will never become a "military power." Voice of America Tuesday (May 16) ...</text:p>
      <text:p text:style-name="P4">
Videos: []</text:p>
      <text:p text:style-name="P4">
Audios: []</text:p>
      <text:p text:style-name="P4">
Images: []</text:p>
      <text:p text:style-name="P4">
Type: NewsArticle</text:p>
      <text:p text:style-name="P4">
Breadcrumbs: ['即时', '国际']</text:p>
      <text:p text:style-name="P4">
Keywords: ['日本', '岸田文雄', '军事']</text:p>
      <!--METADATA-->
      <text:p text:style-name="P4">
Japanese Prime Minister Kishita Kishita became the cover of the American "Time" magazine. Experts believe that through playing a more aggressive role on the global stage, Japan hopes to achieve "normal country", but it will never become a "military power."</text:p>
      <text:p text:style-name="P4">
The Voice of America reported on Tuesday (May 16) that Kishida Wenxiong became the cover character of the American "Times" magazine for the first time. The magazine's listing date is May 22 to 29. Some articles have been published on the Internet. However, relevant people from the Japanese government revealed that the Ministry of Foreign Affairs of Japan believes that the title of the online version of the article is inconsistent with the content, and it has made opinions to the "Times" magazine.</text:p>
      <text:p text:style-name="P4">
On the afternoon of May 11th, "Time" magazine will be the title of the online article from the original "The Prime Minister Kishida Wenxiong has abandoned many years of peaceism, so that your country becomes a real military country", and change to "The Prime Minister Kishida Prime Minister Jean of Peacefulness Japan. "MINISTERFUMIO KISHIDA Is Giving A Once Pacifist Japan A More Assertive Role On theglobal Stage".</text:p>
      <text:p text:style-name="P4">
Hiroshishiratori, a professor at the Public Policy Research Division of Japan, said that the role of Japan on the international stage is definitely not military -oriented, but for economic support, disaster, humanitarian assistance, etc. Representative country of order.</text:p>
      <text:p text:style-name="P4">
He said to VOA: "Kishida Wenxiong advocates strengthening national defense, which is very different from the impression of Japan in the past. Perhaps there is a misunderstanding of the so -called 'military power'.</text:p>
      <text:p text:style-name="P4">
Xie Wensheng, an expert in Japan -China Relations and CEO of the Taiwan Oasis Cultural and Education Foundation, pointed out in an interview that "not only Kishida Wenxiong, but even the former Prime Minister Shinzo Abe, the main power of the Japanese Liberal Democratic Party has tried to limit the defense capabilities by limiting the defense capabilities. The "constitutional amendment ', and the two levels of the" permanent member of the country' "in the United Nations Security Council to realize the" normalization of Japanese countries'. "</text:p>
      <text:p text:style-name="P4">
Former U.S. Marine Corps, Grantnewsham, senior researcher at the Japan Strategic Research Forum, believes that Japan should realize "normally nationally" as soon as possible and play its due role on the international stage because Japan has been in the past 75 years internationally internationally. The persistence of order is an important model of maintaining the entire Asian and even global peace and stability, and believes that Japan will become a "military power". It is nonsense.</text:p>
      <text:p text:style-name="P4">
He told the Voice of America: "Japan cannot hurt other countries with military power at all, and Japan does not have such an idea. On the contrary, Japan has already played an important model for the dictatorship of self -defense. Come out is not only for its own national interests, but also for the interests of the free world. "</text:p>
      <text:p text:style-name="P4">
New Onerum said the original title of "Time" magazine described the Kishida Cabinet as an aggressive "military power", and even chose a photo of Kishida Wenxiong as a cover like a underworld as a cover, which is very inconsistent. exist <text:a xlink:type="simple" xlink:href="https://www.zaobao.com/keywords/qi-guo-ji-tuan" text:style-name="Internet_20_link" text:visited-style-name="Visited_20_Internet_20_Link">
</text:a>
This online article was puzzling before the Hiroshima Summit.</text:p>
      <text:p text:style-name="P4">
He said that the G7 countries and most European countries identify Japan's efforts to maintain peace and alert China's threat in Asia. Therefore, NATO may set up the first office in Asia in Tokyo.</text:p>
      <text:p text:style-name="P4">
Newerm also believes that NATO's establishment of offices in Japan does not have a immediately military effect, but this measure will bring important political meanings.</text:p>
      <text:p text:style-name="P4">
He said: "This means NATO, that is, most European countries regard Japan as allies, and even democratic countries in other Pacific regions, especially South Korea, Australia, New Zealand, which have participated in the NATO summit last time. In the threat of autocratic regimes, the democratic countries in Europe and Asia first expressed their positions to be consistent. Next is to gradually increase defense cooperation that gradually increases the threat of the autocratic regime. "</text:p>
      <text:p text:style-name="P4">
Newer said that the current military strength that Britain, France, and Germany can provide in the Indo -Pacific region are very limited. Through the establishment of the office's political measures, the cooperation with the Indo -Pacific countries will be smoother in the future. He pointed out that China's protest just confirmed that NATO's idea of establishing a office in Japan is correct, because it indicates that China has been stressful.</text:p>
      <text:p text:style-name="P4">
News Source: <text:a xlink:type="simple" xlink:href="https://www.zaobao.com.sg/realtime/world/story20230516-1395092" text:style-name="Internet_20_link" text:visited-style-name="Visited_20_Internet_20_Link">
https://www.zaobao.com.sg/realtime/world/story20230516-1395092</text:a>
</text:p>
      <!--NEWS-->
      <text:h text:style-name="P10" text:outline-level="1">
<text:span text:style-name="T4">
At least six people died in the New Zealand Hostel Fire, at least six people died</text:span>
</text:h>
      <text:p text:style-name="P4">
Author: 联合早报 (Person)</text:p>
      <text:p text:style-name="P4">
Publisher: 联合早报 (Organization)</text:p>
      <text:p text:style-name="P4">
Published Time: 2023-05-16T08:05</text:p>
      <text:p text:style-name="P4">
Modified Time: 2023-05-16T08:05</text:p>
      <text:p text:style-name="P4">
Description: A fourth -floor hostel in the center of Wellington, the capital of New Zealand, had a fire in the early morning of Tuesday (May 16), which caused at least six people to die, and some people's whereabouts were unknown. Authorities say the number of deaths may increase. Comprehensive Reuters and Agence France -Presse reported that the police said that the fire of the fire ...</text:p>
      <text:p text:style-name="P4">
Videos: []</text:p>
      <text:p text:style-name="P4">
Audios: []</text:p>
      <text:p text:style-name="P4">
Images: []</text:p>
      <text:p text:style-name="P4">
Type: NewsArticle</text:p>
      <text:p text:style-name="P4">
Breadcrumbs: ['即时', '国际']</text:p>
      <text:p text:style-name="P4">
Keywords: ['新西兰', '火灾']</text:p>
      <!--METADATA-->
      <text:p text:style-name="P4">
A fourth -floor hostel in the center of Wellington, the capital of New Zealand, had a fire in the early morning of Tuesday (May 16), which caused at least six people to die, and some people's whereabouts were unknown. Authorities say the number of deaths may increase.</text:p>
      <text:p text:style-name="P4">
Comprehensive Reuters and Agence France -Presse reported that the police said that Loafers Lodge, which was caught fire, was located in the NEWTOWN outskirts with 92 rooms. They initially evaluated that no more than 10 people were killed.</text:p>
      <text:p text:style-name="P4">
New Zealand Prime Minister Hipkins said that according to his understanding, at least six people have confirmed death.</text:p>
      <text:p text:style-name="P4">
According to Xinhua News Agency, five were taken to the hospital, and the situation was critical.</text:p>
      <text:p text:style-name="P4">
The emergency department received a fire alarm notification at about 20:30 on Tuesday. The fire began to spread from the top of the hostel, and the fire was very fierce when the fire truck arrived.</text:p>
      <text:p text:style-name="P4">
The police estimated that there were about 90 people in the hostel at that time, and 52 people had been found so far, and pointed out that there was a risk of collapse in the roof.</text:p>
      <text:p text:style-name="P4">
News Source: <text:a xlink:type="simple" xlink:href="https://www.zaobao.com.sg/realtime/world/story20230516-1395096" text:style-name="Internet_20_link" text:visited-style-name="Visited_20_Internet_20_Link">
https://www.zaobao.com.sg/realtime/world/story20230516-1395096</text:a>
</text:p>
      <!--NEWS-->
      <text:h text:style-name="P10" text:outline-level="1">
<text:span text:style-name="T4">
Deepen the media by economic dependence: Russian Prime Minister will lead the group visit</text:span>
</text:h>
      <text:p text:style-name="P4">
Author: None (Language: zh)</text:p>
      <text:p text:style-name="P4">
Publisher: None</text:p>
      <text:p text:style-name="P4">
Time: 2023-05-16T08:15:00Z</text:p>
      <text:p text:style-name="P4">
Description: Russia has been isolated by Europe and the United States for invasion of Ukraine, and has recently relying on China. On the 15th, there were media reports that Russian Prime Minister Mi Shusi Beijing will go to Shanghai to participate in a forum and meet with Chinese Prime Minister Li Qiang; a group of Russian political and business people who have been sanctioned by European and American sanctions will also accompany them. Who will include?</text:p>
      <text:p text:style-name="P4">
Videos: []</text:p>
      <text:p text:style-name="P4">
Images: ["<text:a xlink:type="simple" xlink:href="https://static.dw.com/image/65058469_303.jpg" text:style-name="Internet_20_link" text:visited-style-name="Visited_20_Internet_20_Link">
65058469_303.jpg</text:a>
", "<text:a xlink:type="simple" xlink:href="https://static.dw.com/image/16181935_303.jpg" text:style-name="Internet_20_link" text:visited-style-name="Visited_20_Internet_20_Link">
16181935_303.jpg</text:a>
", "<text:a xlink:type="simple" xlink:href="https://static.dw.com/image/65065739_303.jpg" text:style-name="Internet_20_link" text:visited-style-name="Visited_20_Internet_20_Link">
65065739_303.jpg</text:a>
", "<text:a xlink:type="simple" xlink:href="https://static.dw.com/image/50351332_303.jpg" text:style-name="Internet_20_link" text:visited-style-name="Visited_20_Internet_20_Link">
50351332_303.jpg</text:a>
", "<text:a xlink:type="simple" xlink:href="https://static.dw.com/image/50210519_303.jpg" text:style-name="Internet_20_link" text:visited-style-name="Visited_20_Internet_20_Link">
50210519_303.jpg</text:a>
", "<text:a xlink:type="simple" xlink:href="https://static.dw.com/image/65065722_303.jpg" text:style-name="Internet_20_link" text:visited-style-name="Visited_20_Internet_20_Link">
65065722_303.jpg</text:a>
", "<text:a xlink:type="simple" xlink:href="https://static.dw.com/image/65065642_303.jpg" text:style-name="Internet_20_link" text:visited-style-name="Visited_20_Internet_20_Link">
65065642_303.jpg</text:a>
", "<text:a xlink:type="simple" xlink:href="https://static.dw.com/image/19449029_303.jpg" text:style-name="Internet_20_link" text:visited-style-name="Visited_20_Internet_20_Link">
19449029_303.jpg</text:a>
", "<text:a xlink:type="simple" xlink:href="https://static.dw.com/image/50409901_303.jpg" text:style-name="Internet_20_link" text:visited-style-name="Visited_20_Internet_20_Link">
50409901_303.jpg</text:a>
", "<text:a xlink:type="simple" xlink:href="https://static.dw.com/image/41344082_303.jpg" text:style-name="Internet_20_link" text:visited-style-name="Visited_20_Internet_20_Link">
41344082_303.jpg</text:a>
", "<text:a xlink:type="simple" xlink:href="https://static.dw.com/image/36052232_303.jpg" text:style-name="Internet_20_link" text:visited-style-name="Visited_20_Internet_20_Link">
36052232_303.jpg</text:a>
", "<text:a xlink:type="simple" xlink:href="https://static.dw.com/image/63094252_303.jpg" text:style-name="Internet_20_link" text:visited-style-name="Visited_20_Internet_20_Link">
63094252_303.jpg</text:a>
", "<text:a xlink:type="simple" xlink:href="https://static.dw.com/image/65051661_303.jpg" text:style-name="Internet_20_link" text:visited-style-name="Visited_20_Internet_20_Link">
65051661_303.jpg</text:a>
", "<text:a xlink:type="simple" xlink:href="https://static.dw.com/image/63290791_401.jpg" text:style-name="Internet_20_link" text:visited-style-name="Visited_20_Internet_20_Link">
63290791_401.jpg</text:a>
", "<text:a xlink:type="simple" xlink:href="https://static.dw.com/image/65058493_401.jpg" text:style-name="Internet_20_link" text:visited-style-name="Visited_20_Internet_20_Link">
65058493_401.jpg</text:a>
"]</text:p>
      <text:p text:style-name="P4">
Subject: 时政风云</text:p>
      <text:p text:style-name="P4">
Subjects: ['薄熙来', '俄罗斯', '专题报道：习近平访美', '乌克兰', '中国共产党', '专题报道：全景观看“习马会”', '中国反腐风暴', '20国集团', '毛泽东', '中国宪法修正案取消国家主席任期限制']</text:p>
      <text:p text:style-name="P4">
Keywords: ['俄罗斯', '李强', '习近平', '普京', '中俄关系', '经济依赖', '中俄贸易']</text:p>
      <text:p text:style-name="P4">
Id: 65635203</text:p>
      <!--METADATA-->
      <text:p text:style-name="P4">
<text:a xlink:type="simple" xlink:href="https://www.dw.com/zh/overlay/image/article/65635203/65058469" text:style-name="Internet_20_link" text:visited-style-name="Visited_20_Internet_20_Link">
 <draw:frame draw:style-name="fr1" draw:name="Image46" text:anchor-type="as-char" svg:width="6.9236in" svg:height="3.896998in" draw:z-index="0">
<draw:image xlink:href="../Images/dwzh/2023-05-16T08-15-00Z/65058469_303.jpg" xlink:type="simple" xlink:show="embed" xlink:actuate="onLoad" draw:mime-type="image/jpeg"/>
</draw:frame>
</text:a>
In March of this year, Chinese President Xi Jinping visited Russia for a state visit. He met with Russian Prime Minister Mishusus Beijing and invited him to visit.</text:p>
      <text:p text:style-name="P4">
(Voice of Germany Chinese) According to European and American media reports, Russian Prime Minister Mikhailmishustin will lead a high -level delegation to China next week to participate in the Russian -China Business Forum on May 23; Si Jing became the first visit since he became the Prime Minister in 2020. There is also Russian Deputy Prime Minister Alexandernovaka, who was sanctioned by Western sanctions after Russia's invasion of Ukraine in Russia.</text:p>
      <text:p text:style-name="P4">
Bloomberg and the Financial Times quoted anonymous sources on Monday (May 15), saying that several Russian political and business people who were sanctioned by Western sanctions also planned to visit with each other. The report pointed out that since the outbreak of the Russian and Ukraine War, Russia has continued to strengthen relations with China, and has also relying on China economy.</text:p>
      <text:p text:style-name="P4">
Similar views are quite common in the European and American academic circles and politics. According to an exclusive interview published by French media on the 14th, French President Emmanuel Macron said that Russia has entered a "[]" <text:a xlink:type="simple" xlink:href="https://www.dw.com/zh/zh/馬克宏稱俄淪中國附庸-莫斯科譴責/a-65632190" text:style-name="Internet_20_link" text:visited-style-name="Visited_20_Internet_20_Link">
</text:a>
"". However, a spokesman for the Russian Presidential Palace responded that Russian -China relations are the relationship between strategic partners and have nothing to do with dependence.</text:p>
      <text:p text:style-name="P4">
*<draw:frame draw:style-name="fr1" draw:name="Image47" text:anchor-type="as-char" svg:width="6.9236in" svg:height="3.896998in" draw:z-index="0">
<draw:image xlink:href="../Images/dwzh/2023-05-16T08-15-00Z/16181935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The initial ally</text:span>
</text:h>
      <text:p text:style-name="P4">
On the second day of the establishment of the People's Republic of China on October 1, 1949, the Soviet Union became the first country to establish diplomatic relations with China. At the end of the year, Mao Zedong went to Moscow to visit and stayed in the Soviet Union for more than two months to participate in the 70 -year -old Japanese celebration life movement (picture). After the incident, Mao Zedong complained that he was not well made by Stalin and the progress of the signing talks was not smooth. On February 14, 1950, Mao Zedong signed the "Sino -Soviet Friendship Alliance Mutual Aid Treaty" in Moscow, and the two countries and the Soviet Union were ally.</text:p>
      <text:p text:style-name="P4">
*<draw:frame draw:style-name="fr1" draw:name="Image48" text:anchor-type="as-char" svg:width="6.9236in" svg:height="3.896998in" draw:z-index="0">
<draw:image xlink:href="../Images/dwzh/2023-05-16T08-15-00Z/65065739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Big Brother" in the Soviet Union</text:span>
</text:h>
      <text:p text:style-name="P4">
From the 1950s to the early 1960s, it was regarded by the outside world as the "honeymoon period" that the outside world was regarded as Sino -Soviet relations. The two sides signed a series of agreements. The Soviet Union provided China, supplies, and personnel from trade, higher education, nuclear technology, and industry. Aid to help China build a complete industrial system. The first "five -year plan" formulated by the Chinese government in 1953 was introduced by the help and planning of the Soviet Union. Mao Zedong emphasized that he would learn from the Soviet Union in all aspects, "the Soviet Communist Party is our best gentleman." The picture shows a report from the 6th anniversary of the Sino -Soviet Friendship Treaty in 1956.</text:p>
      <text:p text:style-name="P4">
*<draw:frame draw:style-name="fr1" draw:name="Image49" text:anchor-type="as-char" svg:width="6.9236in" svg:height="3.896998in" draw:z-index="0">
<draw:image xlink:href="../Images/dwzh/2023-05-16T08-15-00Z/50351332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Korean War</text:span>
</text:h>
      <text:p text:style-name="P4">
The outbreak of the Korean War in June 1950, China sent troops to participate in the war in October (the picture shows the volunteer army crossing the frozen Yalu River), and directly confronts the United Nations troops dominated by the United States. China calls it "anti -US aid North Korea." The Soviet Union did not directly participate in the war, but provided a large number of weapons and equipment and funding assistance. In June 1953, the two souths of the North and South signed the Banmen Store Agreement: It stipulates that the North Korea and South Korea use the 38 -degree line north of North Korea as a boundary ceasefire, which solidifies the split pattern of the Korean Peninsula.</text:p>
      <text:p text:style-name="P4">
*<draw:frame draw:style-name="fr1" draw:name="Image50" text:anchor-type="as-char" svg:width="6.9236in" svg:height="3.896998in" draw:z-index="0">
<draw:image xlink:href="../Images/dwzh/2023-05-16T08-15-00Z/50210519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From reverse to break to break</text:span>
</text:h>
      <text:p text:style-name="P4">
In September 1959, the Soviet leader Khrushchev visited China (pictured) to participate in the 10th anniversary of the founding of the People's Republic of China. At that time, the contradictions of the Chinese and Soviet leaders in political concepts and differences and strategic interests had emerged. In 1960, Moscow recovered all the Soviet experts that recovered China to abolish various agreements for economic and technological cooperation between the two countries. Beijing has carried out long -term sharp criticism of the Soviet Union's "revisionism" and the foreign policy of the CPSU.</text:p>
      <text:p text:style-name="P4">
*<draw:frame draw:style-name="fr1" draw:name="Image51" text:anchor-type="as-char" svg:width="6.9236in" svg:height="3.896998in" draw:z-index="0">
<draw:image xlink:href="../Images/dwzh/2023-05-16T08-15-00Z/65065722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Border conflict</text:span>
</text:h>
      <text:p text:style-name="P4">
China and the Soviet Union are the two neighbors in the world with the longest land border. In 1964, the first round of border negotiations in China and the Soviet Union failed. In June 1969, the Central and Soviet troops broke out in the Treasure Island of the Uranus River in the Jiehe River (the picture shows the Chinese defense of the Treasure Island), and both sides have casualties. In the same year, the two countries conflict again on Basai Island, Heilongjiang and Tielekti, Xinjiang. In September, the Chairman of the Soviet Minister's Meeting, Koshin, took the road to Beijing and met with Chinese Prime Minister Zhou Enlai for 3 hours at the airport to achieve a consensus to maintain the status quo and avoid armed conflicts.</text:p>
      <text:p text:style-name="P4">
*<draw:frame draw:style-name="fr1" draw:name="Image52" text:anchor-type="as-char" svg:width="6.9236in" svg:height="3.896998in" draw:z-index="0">
<draw:image xlink:href="../Images/dwzh/2023-05-16T08-15-00Z/65065642_303.jpg" xlink:type="simple" xlink:show="embed" xlink:actuate="onLoad" draw:mime-type="image/jpeg"/>
</draw:frame>
#</text:p>
      <text:h text:style-name="P13" text:outline-level="4">
<text:span text:style-name="T4">
Sino -Russian relations change: from brothers, opponents to strategic partners</text:span>
</text:h>
      <text:h text:style-name="P10" text:outline-level="1">
<text:span text:style-name="T4">
</text:span>
</text:h>
      <text:h text:style-name="P13" text:outline-level="4">
<text:span text:style-name="T4">
</text:span>
</text:h>
      <text:p text:style-name="P4">
After Brezhnev served as the leader of the CPSU, Sino -Soviet relations were still in a confrontation. After the Chinese Cultural Revolution began in 1966, almost all exchanges between the two countries. In 1967, the Red Guards hit the Soviet Embassy in Beijing. The picture shows the demonstration of the Baotou Iron and Steel Factory in 1969 after the Sino -Soviet border conflict.</text:p>
      <text:p text:style-name="P4">
*<draw:frame draw:style-name="fr1" draw:name="Image53" text:anchor-type="as-char" svg:width="6.9236in" svg:height="3.896998in" draw:z-index="0">
<draw:image xlink:href="../Images/dwzh/2023-05-16T08-15-00Z/19449029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Resisting the Moscow Olympics</text:span>
</text:h>
      <text:p text:style-name="P4">
After entering the 1970s, China began to improve relations with Western countries led by the United States. In 1972, Nixon's visit to China opened the door to China's opening to the international community. In the 1980s, the Soviet Union was severely sanctions and confrontation due to invasion of Afghanistan. In 1980, Moscow held the Olympic Games, and China joined the resistance camp of Western countries led by the United States.</text:p>
      <text:p text:style-name="P4">
*<draw:frame draw:style-name="fr1" draw:name="Image54" text:anchor-type="as-char" svg:width="6.9236in" svg:height="3.896998in" draw:z-index="0">
<draw:image xlink:href="../Images/dwzh/2023-05-16T08-15-00Z/50409901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Relationship Normally</text:span>
</text:h>
      <ul>
        <li>
<draw:frame draw:style-name="fr1" draw:name="Image55" text:anchor-type="as-char" svg:width="6.9236in" svg:height="3.896998in" draw:z-index="0">
<draw:image xlink:href="../Images/dwzh/2023-05-16T08-15-00Z/41344082_303.jpg" xlink:type="simple" xlink:show="embed" xlink:actuate="onLoad" draw:mime-type="image/jpeg"/>
</draw:frame>
#</li>
      </ul>
      <text:h text:style-name="P13" text:outline-level="4">
<text:span text:style-name="T4">
Sino -Russian relations change: from brothers, opponents to strategic partners</text:span>
</text:h>
      <text:h text:style-name="P12" text:outline-level="3">
<text:span text:style-name="T4">
From good neighbor to strategic partner</text:span>
</text:h>
      <text:p text:style-name="P4">
After the disintegration of the Soviet Union in 1991, China announced that Russia was the heirs of the Soviet Union. The highest levels of the two countries began to recover. In 1999, the "List of Two Sections on the East and West of the Sino -Russian Boundary Line" was signed. After Pujing came to power in 2001, Russia signed the "Treaty of China -Russia and Russia's Neighbors and Friendship Cooperation" to determine the strategic collaboration partnership of equal trust. In 2010, the two countries confirmed the "comprehensive strategic collaboration partnership". The picture shows Putin, Bush, and Jiang Zemin at the Shanghai Asia -Pacific Economic Organization Summit in 2001.</text:p>
      <text:p text:style-name="P4">
*<draw:frame draw:style-name="fr1" draw:name="Image56" text:anchor-type="as-char" svg:width="6.9236in" svg:height="3.896998in" draw:z-index="0">
<draw:image xlink:href="../Images/dwzh/2023-05-16T08-15-00Z/36052232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to the international stage</text:span>
</text:h>
      <text:p text:style-name="P4">
After entering the new thousand years, with the increase in economic strength, Beijing and Moscow intend to play a more active role on the international stage. The multilateral platforms such as the BRICS Summit and the Shanghai Cooperation Organization (established in 2002) provided opportunities for this. The picture shows the BRICS summit held in India in October 2016.</text:p>
      <text:p text:style-name="P4">
*<draw:frame draw:style-name="fr1" draw:name="Image57" text:anchor-type="as-char" svg:width="6.9236in" svg:height="3.896998in" draw:z-index="0">
<draw:image xlink:href="../Images/dwzh/2023-05-16T08-15-00Z/63094252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Friendship of Political Strong Man</text:span>
</text:h>
      <text:p text:style-name="P4">
Xi Jinping and Putin, the two authoritative authoritarian leaders, have similar political beliefs of a large country. While firmly consolidating its own power, they also hope to break the existing international order led by the United States. During the visit to Beijing in February 2022 and attending the Winter Olympics, China emphasized that China and Russia were "unlimited friendship and endless cooperation." The picture shows Xi Jinping in 2018 at the Russian Far East Port, the Vladivostok and Putin tasting caviar pancakes.</text:p>
      <text:p text:style-name="P4">
*<draw:frame draw:style-name="fr1" draw:name="Image58" text:anchor-type="as-char" svg:width="6.9236in" svg:height="3.896998in" draw:z-index="0">
<draw:image xlink:href="../Images/dwzh/2023-05-16T08-15-00Z/65051661_303.jpg" xlink:type="simple" xlink:show="embed" xlink:actuate="onLoad" draw:mime-type="image/jpeg"/>
</draw:frame>
#</text:p>
      <text:h text:style-name="P13" text:outline-level="4">
<text:span text:style-name="T4">
Sino -Russian relations change: from brothers, opponents to strategic partners</text:span>
</text:h>
      <text:h text:style-name="P12" text:outline-level="3">
<text:span text:style-name="T4">
is not an ally, it looks like an ally</text:span>
</text:h>
      <text:p text:style-name="P4">
Since the outbreak of the Ukrainian war in February 2022, Russia has been sanctioned and isolated internationally. However, China has always refused to condemn Russia's aggression, and accusing the United States and NATO in charge of conflict, opposing sanctions, and calling on the "security concerns" of Russia. At the same time, China has greatly expanded imports from Russia, especially energy imports. In March 2023, Xi Jinping visited Moscow and became the first head of head of the Ukrainian war since the outbreak of the Ukrainian wa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Who may be visiting?</text:span>
</text:h>
      <text:p text:style-name="P4">
According to Bloomberg News, <text:a xlink:type="simple" xlink:href="https://www.dw.com/zh/zh/美国再挥制裁大棒-俄罗斯强硬回应/a-43289975" text:style-name="Internet_20_link" text:visited-style-name="Visited_20_Internet_20_Link">
</text:a>
(OlegderIPASKA) plan to attend the forum during the visit. However, after the report was released, Delipaska spokesman had denied the matter.</text:p>
      <text:p text:style-name="P4">
Russia's largest steel company <text:a xlink:type="simple" xlink:href="https://www.dw.com/zh/zh/俄富豪游艇现身香港-港府无义务执行制裁/a-63377535" text:style-name="Internet_20_link" text:visited-style-name="Visited_20_Internet_20_Link">
</text:a>
(Alexeymordashov), as well as steel pipe manufacturers Dmitrypumpyansky, was also invited; both of them were sanctioned by the United States and their allies. Sources said that it is unclear whether they will be present in person, or may be attended by the company's representatives.</text:p>
      <text:p text:style-name="P4">
The Financial Times stated that Hermangref, CEO of the Russian Federal Savings Bank (Sberbank), and Rostelecom, a Russian -owned telecommunications company Rostelecom, all planned to attend. Agricultural giants AndreiGuryev JNR, Vadim Moshkovich, etc. are also applying for visas to go to China; the above -mentioned people are among Western sanctions.</text:p>
      <text:p text:style-name="P4">
In addition, e -commerce giants and Russia's "richest women" Tatyana Bakalchuk are also expected to visit; she is not sanctioned by Europe and the United States.</text:p>
      <text:p text:style-name="P4">
<draw:frame draw:style-name="fr1" draw:name="Image59" text:anchor-type="as-char" svg:width="6.9236in" svg:height="3.896998in" draw:z-index="0">
<draw:image xlink:href="../Images/dwzh/2023-05-16T08-15-00Z/63290791_401.jpg" xlink:type="simple" xlink:show="embed" xlink:actuate="onLoad" draw:mime-type="image/jpeg"/>
</draw:frame>
The picture shows a press conference in June last June last year. He was sanctioned by the United States in 2018 but publicly condemned Russia's invasion of Ukraine last year.</text:p>
      <text:h text:style-name="P12" text:outline-level="3">
<text:span text:style-name="T4">
What are you talking about?</text:span>
</text:h>
      <text:p text:style-name="P4">
The Financial Times pointed out that the Shanghai -China Business Forum in Shanghai will emphasize China's support for Russia. According to the draft forums obtained by the newspaper, the two countries will strengthen economic cooperation in agriculture, transportation, energy and other fields.</text:p>
      <text:p text:style-name="P4">
Vitaspivak, a guest scholar at the Carnegie International Peace Foundation, told Bloomberg that the forum may strengthen the argument that "even if Russia is facing economic sanctions, and economic cooperation between Russia and China is still prosperous." "Similar to geopolitics, Russia also actively enhanced its dependence on China and gradually became Beijing's secondary partners in terms of economic aspects."</text:p>
      <text:p text:style-name="P4">
According to data released by the total number of Chinese customs this year, <text:a xlink:type="simple" xlink:href="https://www.dw.com/zh/zh/俄中贸易互动频繁-去年规模破万亿人民币/a-64386045" text:style-name="Internet_20_link" text:visited-style-name="Visited_20_Internet_20_Link">
</text:a>
, Account for 3%of the total value of import and export. The data released in April showed that the amount of import and export trade between China and the United States decreased by 17.4%year -on -year, and the trade amount with the EU decreased by 10%, but <text:a xlink:type="simple" xlink:href="https://www.dw.com/zh/zh/中国一季度与俄进出口大增与欧美日贸易下降/a-65305566" text:style-name="Internet_20_link" text:visited-style-name="Visited_20_Internet_20_Link">
</text:a>
Essence</text:p>
      <text:h text:style-name="P12" text:outline-level="3">
<text:span text:style-name="T4">
Russian Prime Minister may meet</text:span>
</text:h>
      <text:p text:style-name="P4">
An informed person told Bloomberg that the Shanghai Forum ended on the next day, Michase Beijing would meet with Chinese Prime Minister Li Qiang to discuss the economic and trade agreement. Both Russia and China have remained low -key on the preparations of the event. They have not officially announced that Mashassjing will attend, and the list of participants has not been announced.</text:p>
      <text:p text:style-name="P4">
In April this year, Xinhua News Agency pointed out that Li Qiang and Mishus Jingtong called, and China called the relationship between the two countries that "insist on not alliance, do not confront, and do not target third parties."</text:p>
      <text:p text:style-name="P4">
Previously, <text:a xlink:type="simple" xlink:href="https://www.dw.com/zh/zh/普京中國和平計劃可作為俄烏和談基礎/a-65073075" text:style-name="Internet_20_link" text:visited-style-name="Visited_20_Internet_20_Link">
</text:a>
Meeting to Russia President Putin; Russian official media Tas Society said at the time that Xi Jinping invited Michase Jing and Putin to visit China.During the visit of Chinese President Xi Jinping in March this year, he met with Russian Chancellor Michase Beijing.</text:p>
      <text:p text:style-name="P4">
(Comprehensive report)</text:p>
      <text:p text:style-name="P4">
News Source: <text:a xlink:type="simple" xlink:href="https://www.dw.com/zh/經濟依賴再加深-媒體：俄總理將率團訪中/a-65635203" text:style-name="Internet_20_link" text:visited-style-name="Visited_20_Internet_20_Link">
https://www.dw.com/zh/經濟依賴再加深-媒體：俄總理將率團訪中/a-65635203?maca=chi-rss-chi-all-1127-rdf</text:a>
</text:p>
      <!--NEWS-->
      <text:h text:style-name="P10" text:outline-level="1">
<text:span text:style-name="T4">
Ukrainian anti -corruption agency: the Supreme Court is serious</text:span>
</text:h>
      <text:p text:style-name="P4">
Author: None (Language: zh)</text:p>
      <text:p text:style-name="P4">
Publisher: None</text:p>
      <text:p text:style-name="P4">
Time: 2023-05-16T08:45:00Z</text:p>
      <text:p text:style-name="P4">
Description: Ukraine anti -corruption agencies said they exposed the large -scale corruption of the Supreme Court of the country. According to local media reports, the court dean has been arrested. At present, the Ukrainian authorities are increasing anti -corruption.</text:p>
      <text:p text:style-name="P4">
Videos: []</text:p>
      <text:p text:style-name="P4">
Images: ["<text:a xlink:type="simple" xlink:href="https://static.dw.com/image/65632032_303.jpg" text:style-name="Internet_20_link" text:visited-style-name="Visited_20_Internet_20_Link">
65632032_303.jpg</text:a>
", "<text:a xlink:type="simple" xlink:href="https://static.dw.com/image/65632022_401.jpg" text:style-name="Internet_20_link" text:visited-style-name="Visited_20_Internet_20_Link">
65632022_401.jpg</text:a>
"]</text:p>
      <text:p text:style-name="P4">
Subject: 新闻广角</text:p>
      <text:p text:style-name="P4">
Subjects: []</text:p>
      <text:p text:style-name="P4">
Keywords: ['薄熙来', '乌克兰', '中国反腐风暴', '周永康', '习近平', '俄罗斯入侵乌克兰']</text:p>
      <text:p text:style-name="P4">
Id: 65635632</text:p>
      <!--METADATA-->
      <text:p text:style-name="P4">
<text:a xlink:type="simple" xlink:href="https://www.dw.com/zh/overlay/image/article/65635632/65632032" text:style-name="Internet_20_link" text:visited-style-name="Visited_20_Internet_20_Link">
 <draw:frame draw:style-name="fr1" draw:name="Image60" text:anchor-type="as-char" svg:width="6.9236in" svg:height="3.896998in" draw:z-index="0">
<draw:image xlink:href="../Images/dwzh/2023-05-16T08-45-00Z/65632032_303.jpg" xlink:type="simple" xlink:show="embed" xlink:actuate="onLoad" draw:mime-type="image/jpeg"/>
</draw:frame>
</text:a>
The picture shows the Ukrainian Supreme Court</text:p>
      <text:p text:style-name="P4">
(Voice of Germany in Chinese) The Ukraine National Anti -Corruption (NABU) and the special anti -corruption prosecutor's office (SAP) posted a post on Monday (May 15th) in its social media account. Essence</text:p>
      <text:p text:style-name="P4">
"Nabu and SAP exposed the large -scale corruption of the Supreme Court, especially the Supreme Court leaders and judges to obtain improper interests," these Ukrainian anti -corruption agencies said on Facebook.</text:p>
      <text:p text:style-name="P4">
The statement did not explicitly pointed out who was accused of bribes and why bribes. Nabu and SAP also announced a picture of a bundle of banknotes on the sofa, promising to announce the details later.</text:p>
      <text:h text:style-name="P12" text:outline-level="3">
<text:span text:style-name="T4">
The President of the Supreme Court was arrested</text:span>
</text:h>
      <text:p text:style-name="P4">
At the same time, the Ukraine Supreme Court announced a special meeting. "Regarding the event around the Supreme Court President VSEVOLODKNIAZIEV, the Supreme Court's plenary meeting will hold a special meeting on May 16, 2023." The Ukraine Supreme Court said on Facebook.</text:p>
      <text:p text:style-name="P4">
Ukraine media reported that Kniazyev was found to have received 3 million US dollars (2.76 million euros) bribes, and other judges of the Ukraine's highest judicial institution were also searched.</text:p>
      <text:p text:style-name="P4">
Kniazyev was appointed Dean of the Supreme Court in October 2021.</text:p>
      <text:p text:style-name="P4">
<draw:frame draw:style-name="fr1" draw:name="Image61" text:anchor-type="as-char" svg:width="6.9236in" svg:height="3.896998in" draw:z-index="0">
<draw:image xlink:href="../Images/dwzh/2023-05-16T08-45-00Z/65632022_401.jpg" xlink:type="simple" xlink:show="embed" xlink:actuate="onLoad" draw:mime-type="image/jpeg"/>
</draw:frame>
Information pictures of the Ukraine Supreme Court Dean VSEVOLOD KNIAZIEV</text:p>
      <text:p text:style-name="P4">
Ukrainian President Zeleguski has repeatedly promised that it will more resolutely crack down on the country's widespread bribes. Zelei also hopes to fight corruption, indicating <text:a xlink:type="simple" xlink:href="https://www.dw.com/zh/zh/乌克兰谋求火线入盟-欧盟称或可办理/a-60948387" text:style-name="Internet_20_link" text:visited-style-name="Visited_20_Internet_20_Link">
</text:a>
### "Ukraine faces two enemies: Russia and corruption"</text:p>
      <text:p text:style-name="P4">
<text:a xlink:type="simple" xlink:href="https://www.dw.com/zh/zh/乌克兰多名高官因腐败被抓或解职/a-64509946" text:style-name="Internet_20_link" text:visited-style-name="Visited_20_Internet_20_Link">
</text:a>
For example, WASSSYLLOSYNSKYJ, then deputy minister of Ukraine Industry, was accused of receiving about $ 400,000 for bribes when purchasing generators. At that time, the problem of corruption also involved the deputy director of the Ukrainian President's Office, the deputy director of the office, because it was improperly used the jeep buses donated by humanitarian rescue.</text:p>
      <text:p text:style-name="P4">
Ukraine will hold a presidential election next year, and people think that the pace of the Kiev government on anti -corruption is too small.</text:p>
      <text:p text:style-name="P4">
<text:a xlink:type="simple" xlink:href="https://chinese.aljazeera.net/news/war-in-ukraine/2023/2/15/%E4%B9%8C%E5%85%8B%E5%85%B0%E9%9D%A2%E4%B8%B4%E4%B8%A4%E4%B8%AA%E6%95%8C%E4%BA%BA%E4%BF%84%E7%BD%97%E6%96%AF%E5%92%8C%E8%85%90%E8%B4%A5" text:style-name="Internet_20_link" text:visited-style-name="Visited_20_Internet_20_Link">
</text:a>
Said, "Ukraine faces two enemies: Russia and corruption."</text:p>
      <text:p text:style-name="P4">
In the 2022 cleanliness index ranking released by transparent international, Ukraine ranks 122nd in all 180 countries and regions.</text:p>
      <text:p text:style-name="P4">
News Source: <text:a xlink:type="simple" xlink:href="https://www.dw.com/zh/乌克兰反腐机构：最高法院腐败严重/a-65635632" text:style-name="Internet_20_link" text:visited-style-name="Visited_20_Internet_20_Link">
https://www.dw.com/zh/乌克兰反腐机构：最高法院腐败严重/a-65635632?maca=chi-rss-chi-all-1127-rdf</text:a>
</text:p>
      <!--NEWS-->
      <text:h text:style-name="P10" text:outline-level="1">
<text:span text:style-name="T4">
Taiwan Volunteer: We resist with Ukraine</text:span>
</text:h>
      <text:p text:style-name="P4">
Author: None</text:p>
      <text:p text:style-name="P4">
Publisher: Radio Free Asia (Organization)</text:p>
      <text:p text:style-name="P4">
Published Time: 2023-05-16T08:55:00-04:00</text:p>
      <text:p text:style-name="P4">
Modified Time: 2023-05-15T17:54: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 "<text:a xlink:type="simple" xlink:href="000006.png" text:style-name="Internet_20_link" text:visited-style-name="Visited_20_Internet_20_Link">
000006.png</text:a>
", "<text:a xlink:type="simple" xlink:href="000007.png" text:style-name="Internet_20_link" text:visited-style-name="Visited_20_Internet_20_Link">
000007.png</text:a>
"]</text:p>
      <!--METADATA-->
      <text:p text:style-name="P4">
<draw:frame draw:style-name="fr1" draw:name="Image62" text:anchor-type="as-char" svg:width="6.9236in" svg:height="3.88615in" draw:z-index="0">
<draw:image xlink:href="../Images/rfamandarin/2023-05-16T08-55-00-04-00/000000.png" xlink:type="simple" xlink:show="embed" xlink:actuate="onLoad" draw:mime-type="image/png"/>
</draw:frame>
 <text:a xlink:type="simple" xlink:href="https://www.rfa.org/mandarin/duomeiti/tebiejiemu/tw-05152023164505.html/@@images/image" text:style-name="Internet_20_link" text:visited-style-name="Visited_20_Internet_20_Link">
</text:a>
Radio of Liberty Asia</text:p>
      <text:p text:style-name="P4">
After flying over 8,000 kilometers, he packed the bullet -proof helmet, bullet -resistant and vest bands in the bag. Taiwan Youth Yao Guan came to Ukraine under the beacon and joined the ranks of the International Volunteer Army. This is his first visit to Europe. The shocking sound and killing blood were filled with memory. As soon as he was free, he wrote down the battlefield diary. The dense text made people have a sense of urgency.</text:p>
      <text:p text:style-name="P4">
"When I got up, I found that the chest pain was serious. By yesterday, there was no explosion, but there were sporadic attacks." He wrote so when the army resting in April last year, "I can also take a short break." Although People have returned to Taiwan, and his mobile phone tablecloth still has a photo of team members. The conversation with each other is always inseparable from the war.</text:p>
      <text:p text:style-name="P4">
<draw:frame draw:style-name="fr1" draw:name="Image63" text:anchor-type="as-char" svg:width="6.9236in" svg:height="5.1927in" draw:z-index="0">
<draw:image xlink:href="../Images/rfamandarin/2023-05-16T08-55-00-04-00/000001.png" xlink:type="simple" xlink:show="embed" xlink:actuate="onLoad" draw:mime-type="image/png"/>
</draw:frame>
Taiwan Volunteer Yao Guanjun (first from the right) and the same robe supplement supplies and equipment to the front line, wherever he goes, is full of soreness. (Provided by Yao Guanjun) <text:a xlink:type="simple" xlink:href="https://www.rfa.org/mandarin/duomeiti/tebiejiemu/tw-05152023164505.html/1-1.jpg" text:style-name="Internet_20_link" text:visited-style-name="Visited_20_Internet_20_Link">
</text:a>
<text:span text:style-name="T4">
 Defend Ukraine also defend Taiwan </text:span>
</text:p>
      <text:p text:style-name="P4">
Dawn on February 24, 2022, Russian President Putin ordered the army to attack Ukraine. For more than this year, volunteers from all over the world have been fighting side by side with the Ukraine. About ten volunteers in Taiwan have embarked on the front line. Set off for half a month of the war, and set off at the helmet, with a striking "Taiwan Willhelp", which illustrates his original intention: "If such a thing happened today, I hope that people can do something before, what can we do, what can we do? Prove that we are worthy of help, or we are willing to help others. "</text:p>
      <text:p text:style-name="P4">
After the 80s, Lu Zihao and Li Chengli also chose to take the opposite direction of escape. Lu Zihao brought materials from Taiwan to refugee camps. "I didn't think so much, but in the past. There will be a voice of Taiwanese people in the corners. "He noticed that the front line needed to help, and instead applied to join the Volunteer Army. Li Chenglong submitted an application for the early days of the war. The awareness of crisis strengthened his decision. "Ukraine's combat experience is valuable for Taiwan because Taiwan has no combat experience for 50 years."</text:p>
      <text:p text:style-name="P4">
The Taiwanese fought for Ukraine. Zeng Shengguang in the post -90s gave a clear answer. "I came here because I want to bring some experience back to Taiwan and defend my country, but I must help Ukraine first." Answer his comrades, and he was curious to ask what happened in Taiwan? He saw the threat of scared by the opposite shore, "China wants to invade Taiwan."</text:p>
      <text:p text:style-name="P4">
Zeng Shengguang's mother, Su Yurou, red eyes and eyes watched this video repeatedly. "He slid his phone to see me, he said, Mom, you see that they are innocent people." She talked about the mother and son's conversation. If you come over, he said, we are in other thoughts, then you are also innocent people. "</text:p>
      <text:p text:style-name="P4">
"People need help, do I say that there is one of you? We have a little dispute." Su Yurou didn't want his son to go to the battlefield on the battlefield, "I am just a ordinary mother, ordinary mother." She just finished speaking. Tears couldn't stop slipping.</text:p>
      <text:p text:style-name="P4">
<draw:frame draw:style-name="fr1" draw:name="Image64" text:anchor-type="as-char" svg:width="6.9236in" svg:height="4.559915in" draw:z-index="0">
<draw:image xlink:href="../Images/rfamandarin/2023-05-16T08-55-00-04-00/000002.png" xlink:type="simple" xlink:show="embed" xlink:actuate="onLoad" draw:mime-type="image/png"/>
</draw:frame>
The Taiwan Volunteer Army Zeng Shengguang (first from right) told his comrades that China wanted to invade Taiwan, and he wanted to defend the country to fight. (Picture source: Twitter@ Saphrynshikaze) [] <text:a xlink:type="simple" xlink:href="https://www.rfa.org/mandarin/duomeiti/tebiejiemu/tw-05152023164505.html/2-1.jpg" text:style-name="Internet_20_link" text:visited-style-name="Visited_20_Internet_20_Link">
</text:a>
<text:span text:style-name="T4">
 In order to be peaceful, they are transferred from the civilian soldiers </text:span>
</text:p>
      <text:p text:style-name="P4">
This group of international volunteers who assisted Ukraine came from all walks of life. Just like after Russia invaded Crimea in 2014, the Ukrainian recruitment propaganda film confession was confession. The soldiers hiding in the trenches said: "I am a young son at home." Then a soldier in the camp said: "I am a bus driver." Then a young man who was about to join the army said, "I'm about to get married" Essence They did not make an appointment to protect their love and home.</text:p>
      <text:p text:style-name="P4">
The fluorescent light and strong toughness of the civilians deeply hit Lu Zihao's heart. He helped in the vegetable market since he was a child, cut pork and sell pork, and later went to work in the Australian farm. Occasionally, he had the opportunity to pick up a shotgun. Yao Guanjun was born in a Chinese medicine family. He has been engaged in the coffee industry for nearly ten years and is also a member of the reserve soldier counseling center. Before Li Chengli went to Ukraine, he was a Uber dealer. However, he used to be a professional soldier. He served as a shooter of a 40 dotooing shotgun in the Marine Corps and also joined the French foreign corps. They were assigned to different theater, from Kharkiv, Izium, Lyman to Kherson, the front was thousands of kilometers long.</text:p>
      <text:p text:style-name="P4">
The International Corps of the International Corps of Lu Zihao belongs to the 49th Camp of the Ukrainian Army Karlba. He trained with the volunteers of various countries in Kyiv. Because the military base was blown up, he had to learn various guns and disassembled groups in private houses. And battlefield medical care. "Every day, the enemy is constantly firing artillery shells, even if he sleeps, there will be artillery." He still remembers the violent line of fire in eastern Ukraine. "The missile was exploded in front of us.</text:p>
      <text:p text:style-name="P4">
"I don't think I'm afraid to be deceiving." Lu Zihao admitted, "Everyone is scared, but we will still go to the front line to help." He took a sunrise photo in the Wudong area. Live, "Every day, we all hope to have a ceasefire day."</text:p>
      <text:p text:style-name="P4">
<draw:frame draw:style-name="fr1" draw:name="Image65" text:anchor-type="as-char" svg:width="6.9236in" svg:height="9.235632in" draw:z-index="0">
<draw:image xlink:href="../Images/rfamandarin/2023-05-16T08-55-00-04-00/000003.png" xlink:type="simple" xlink:show="embed" xlink:actuate="onLoad" draw:mime-type="image/png"/>
</draw:frame>
After the outbreak of the war, Lu Zihao (first from the right) purchased the supplies to the refugee camp, and later joined the ranks of the International Volunteer Army. (Provided by Lu Zihao) <text:a xlink:type="simple" xlink:href="https://www.rfa.org/mandarin/duomeiti/tebiejiemu/tw-05152023164505.html/3-1.jpg" text:style-name="Internet_20_link" text:visited-style-name="Visited_20_Internet_20_Link">
</text:a>
This is the desire of peace in the battlefield, and it is also the earnest expectation of waiting for the return of the family back. "This is the bullet holes." Su Yurou couldn't hide the trembling tone, and the bullet wiped the battle backpack of Zeng Shengguang. "When we received a call from him, it was either the sound of the air defense (air strike alert), or the sound of guns, the sound of the agency, I would Will be nervous, what's the sound of Shengguang? He said shells. "Kupiansk, the front -line city of Ukraine, is a strategic hub locked by the Russian army. The International Corps of Li Chengli has been stationed here to counterattack. "One Aber will drive. Killing him on the fire. "He witnessed the people who were not inchless and killed on the spot." A car was full of bouncing holes, and a pool of blood flowed on the ground. "</text:p>
      <text:p text:style-name="P4">
<draw:frame draw:style-name="fr1" draw:name="Image66" text:anchor-type="as-char" svg:width="6.9236in" svg:height="5.19153in" draw:z-index="0">
<draw:image xlink:href="../Images/rfamandarin/2023-05-16T08-55-00-04-00/000004.png" xlink:type="simple" xlink:show="embed" xlink:actuate="onLoad" draw:mime-type="image/png"/>
</draw:frame>
Li Chengli, who was born in a professional soldier, was assigned to Wudong front line to assist regular army operations. (Provided by Li Chengli) [] <text:a xlink:type="simple" xlink:href="https://www.rfa.org/mandarin/duomeiti/tebiejiemu/tw-05152023164505.html/4.jpg" text:style-name="Internet_20_link" text:visited-style-name="Visited_20_Internet_20_Link">
</text:a>
In the blink of an eye, it was spring, and the war was still continuing. According to the statistics of the UN High Commissioner's Office (Ohchr), from February 24, 2022 to April 9, 2023, Russia's invasion of Ukraine had killed 8,490 civilians and 14,244 injuries. This Number of dead injuries is just the tip of the iceberg because the organization has limited channels entering the theater.</text:p>
      <text:p text:style-name="P4">
The anger was also burning. On the occasion of the anniversary of the war of the Russian and Ukrainian war, people from all over the country took the streets to ask Russia to stop war, hold up the Avatar of Putin's war criminals, and complain about the atrocities of invading the door. In late March, Chinese President Xi Jinping visited Russia at a high profile. When he talks with Putin at the Kremlin, he said that "the towering trees of Sino -Russian relations will be more leafy." To solve the Ukraine crisis through peace talks, one month later, Xi Jinping and Ukraine President Zelei Call also showed "persuasion and talk." Instead of invasion, adopt a vague "neutral" strategy.</text:p>
      <text:p text:style-name="P4">
<text:span text:style-name="T4">
 The national flag resolves spy storm </text:span>
</text:p>
      <text:p text:style-name="P4">
For the Taiwan Volunteer Army, Chinese factor is a topic that they cannot dodge. "I encountered political problems over there, greater than the issue of our military (skills)." Do you support the Communist Party of China? Do you know the relationship between China and Putin? "Before the review passed, he was once suspected that it was a spy, and the national flag he carried with him finally resolved his doubts that he was" Russia ".</text:p>
      <text:p text:style-name="P4">
The Chinese and international students living in Ukraine also noticed the complicated pressure of public opinion. "Their reaction is the most real." Yao Guanjun mentioned his own experience. "I even encountered that I dare not say that I am Chinese, saying that I am Japanese or South Korea. people."</text:p>
      <text:p text:style-name="P4">
Volunteers of various countries are also curious about the situation and current situation of Taiwan. "Taiwan has been suppressed by China for a long time." Lu Zihao has repeatedly obstructed Taiwan's participation from international beauty pageants and sports events to the World Health Organization. They are bullied by big powers "and" If China invades Taiwan, we will fight side by side with you. "</text:p>
      <text:p text:style-name="P4">
In August 2022, the Speaker of the US House of Representatives Perosi visited Taiwan, and China moved to the liver. Lu Zihao returned to Taiwan from Ukraine, and his mobile phone jumped out of the message of his comrades -in -arms. Zero is still on the front line. He noticed that the Chinese Communist Party of China has occupied the local major media sections of Taiwan's military exercises. "Ukrainians know that Taiwan's situation is similar to them."</text:p>
      <text:p text:style-name="P4">
However, there were more than half a year. In April this year, Taiwan President Cai Yingwen visited the United States and met with the new House of Representatives McCarthy. China once again fought for military aircraft, destroyers and aircraft carriers to provoke the Taiwan Strait exercises, and geopolitical risks continued to heat up.</text:p>
      <text:p text:style-name="P4">
Yao Guanjun's volunteer army also asked him to go back to protect his homeland. "Old Communist plane comes. They think that this is an invasion, which is exactly the same as Russia put troops on the Ukrainian border." 'Today Hong Kong, Tomorrow, Taiwan', or "Today's Ukraine Tomorrow, Taiwan ', they are aware of this."</text:p>
      <text:p text:style-name="P4">
Not only did the military uniform stick to the Taiwan flag, Yao Guanjun also put three national flags in the military backpack. "If I hang it, I have at least one national flag can be covered on the coffin." I do n’t want to die unknown. No one knows who I am. When I die, people are said to be the CCP. "</text:p>
      <text:p text:style-name="P4">
There is a national flag wall in front of Kiev's Independence Square. Ryanrouth from the United States hangs the national flags participating in the International Corps on the wall. "He asked me if I had the Taiwan flag, I said yes, he said he wanted it. "Li Chengli said the flag without saying a word, and at the same time helped to nail. This wall represents the volunteers of more than 50 countries and Ukraine standing on the same front. The national flag also records the number of participating and deaths. Behind the numbers is respectful and regrettable.</text:p>
      <text:p text:style-name="P4">
<draw:frame draw:style-name="fr1" draw:name="Image67" text:anchor-type="as-char" svg:width="6.9236in" svg:height="5.19153in" draw:z-index="0">
<draw:image xlink:href="../Images/rfamandarin/2023-05-16T08-55-00-04-00/000005.png" xlink:type="simple" xlink:show="embed" xlink:actuate="onLoad" draw:mime-type="image/png"/>
</draw:frame>
The national flag wall is hung in front of the Kiev Independence Plaza, representing the volunteers of more than 50 countries and Ukraine on the same line. (Provided by Li Chengli) [] <text:a xlink:type="simple" xlink:href="https://www.rfa.org/mandarin/duomeiti/tebiejiemu/tw-05152023164505.html/5.jpg" text:style-name="Internet_20_link" text:visited-style-name="Visited_20_Internet_20_Link">
</text:a>
<text:span text:style-name="T4">
 Witness the good and evil with life </text:span>
 **</text:p>
      <text:p text:style-name="P4">
On November 2, 2022, Zeng Shengguang was injured and killed while fighting with the Russian army in the Wudong area. He asked his mother to say sorry to his mother. Su Yurou rushed to Ukraine to send his son for the last journey. "I don't blame you, I really feel proud of you."</text:p>
      <text:p text:style-name="P4">
"A local mother in Ukraine, she kept saying thank you, she said that my son was brave, thank you for helping him to help and protect their children." At this moment, Su Yurou deeply realized why the Ukraine people must resolutely resist. "They can't always keep it all the time In a state of being oppressed, they must stand up to protect their country. "</text:p>
      <text:p text:style-name="P4">
Su Yurou put his son's frontline equipment and photos full of the house, and still stabbed his son's portrait on his arm. She often asked him if he often asked him? Do you think mom? The pain of the heart of heartbreaking and lungs made her realize the cruelty of the war. "For every mother, this is a fatal blow, so I really don't want war."</text:p>
      <text:p text:style-name="P4">
To her, the conflict between the Taiwan Strait is no longer a matter of incident. Said, "I don't want us to go to the situation of Ukraine."</text:p>
      <text:p text:style-name="P4">
<draw:frame draw:style-name="fr1" draw:name="Image68" text:anchor-type="as-char" svg:width="6.9236in" svg:height="5.1927in" draw:z-index="0">
<draw:image xlink:href="../Images/rfamandarin/2023-05-16T08-55-00-04-00/000006.png" xlink:type="simple" xlink:show="embed" xlink:actuate="onLoad" draw:mime-type="image/png"/>
</draw:frame>
At the end of last year, the Taiwan Volunteer Army had sacrificed during the battle with the Russian army. His mother Su Yurou went to Ukraine to send him the last journey. (Provided by the Ministry of Foreign Affairs of Taiwan) <text:a xlink:type="simple" xlink:href="https://www.rfa.org/mandarin/duomeiti/tebiejiemu/tw-05152023164505.html/6.jpg" text:style-name="Internet_20_link" text:visited-style-name="Visited_20_Internet_20_Link">
</text:a>
** Volunteer Army devoted himself to the civil defense forces.</text:p>
      <text:p text:style-name="P4">
The Russian and Ukraine War began to awaken the awareness of the crisis of Taiwanese. Civil groups were in full swing to promote defense courses. After returning to Taiwan, the Volunteer Army also actively participated in civil defense activities.On this day, Lu Zihao and Li Chenglong participated in the folk defense lectures. Not only Taiwanese, the Ukraine also came to exchange. Lai Jiashan, a Ukrainian who lived in Taiwan, was moved to watch the Taiwanese defending her hometown of Halkef. She said in fluent Chinese. "After the war, most Ukraines began to resist China, and many people began to say that they would not buy Chinese products anymore."</text:p>
      <text:p text:style-name="P4">
<draw:frame draw:style-name="fr1" draw:name="Image69" text:anchor-type="as-char" svg:width="6.9236in" svg:height="4.615733in" draw:z-index="0">
<draw:image xlink:href="../Images/rfamandarin/2023-05-16T08-55-00-04-00/000007.png" xlink:type="simple" xlink:show="embed" xlink:actuate="onLoad" draw:mime-type="image/png"/>
</draw:frame>
Returning from the battlefield, the Taiwan Volunteer Army continued to participate in the support of Ukraine. (Agencelet) [] <text:a xlink:type="simple" xlink:href="https://www.rfa.org/mandarin/duomeiti/tebiejiemu/tw-05152023164505.html/7.jpg" text:style-name="Internet_20_link" text:visited-style-name="Visited_20_Internet_20_Link">
</text:a>
In fact, this war was a confrontation between totalitarian and democratic camps. Li Chengli talked a robe from Xinjiang. He was detained in a concentration camp. Later, he fled China and settled in Europe. "In fact, there are also Russians in us. Many Russians help Ukraine because this is not the war they want." Lu Zihao said, "Everyone said that this is a war of Putin alone."</text:p>
      <text:p text:style-name="P4">
What do Taiwan want to learn from Ukraine? "Whether the People's Liberation Army dares to come today depends on whether we are prepared. Our army's preparations and national defense awareness are not strong enough and thick enough." Yao Guanjun reminded, "Like we were trained for two weeks when we were in the battle of Kiev, When you go to the battlefield, you will still be afraid. You will feel that these training is not enough. Taiwan does have a relationship with the rise of the enemy's situation. You must step up to prepare. "</text:p>
      <text:p text:style-name="P4">
Yao Guan took out a small Bible with blood from his pocket. This Bible accompanied him through the smoke and warfare. "I don't know whose blood has been stained. I am lucky to survive. Staying my life, I must hope that I can help more people. "He felt a lot and said," Your own country does not save it by himself, who will save you? "</text:p>
      <text:p text:style-name="P4">
Interview: Mai Xiaotian, Chen Jianfei Editor: Xu Shuting</text:p>
      <text:p text:style-name="P4">
News Source: <text:a xlink:type="simple" xlink:href="https://www.rfa.org/mandarin/duomeiti/tebiejiemu/tw-05152023164505.html" text:style-name="Internet_20_link" text:visited-style-name="Visited_20_Internet_20_Link">
https://www.rfa.org/mandarin/duomeiti/tebiejiemu/tw-05152023164505.html</text:a>
</text:p>
      <!--NEWS-->
      <text:h text:style-name="P10" text:outline-level="1">
<text:span text:style-name="T4">
Weise RFA Blog: Dialogue with a Tibetan scholar: About the innocent Dalai Lama (2)</text:span>
</text:h>
      <text:p text:style-name="P4">
Author: None</text:p>
      <text:p text:style-name="P4">
Publisher: Radio Free Asia (Organization)</text:p>
      <text:p text:style-name="P4">
Published Time: 2023-05-16T09:00:00-04:00</text:p>
      <text:p text:style-name="P4">
Modified Time: 2023-05-15T13:58: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70" text:anchor-type="as-char" svg:width="6.9236in" svg:height="6.9236in" draw:z-index="0">
<draw:image xlink:href="../Images/rfamandarin/2023-05-16T09-00-00-04-00/000000.png" xlink:type="simple" xlink:show="embed" xlink:actuate="onLoad" draw:mime-type="image/png"/>
</draw:frame>
His Holiness Dalai Lama's humorous scene <text:a xlink:type="simple" xlink:href="https://www.rfa.org/mandarin/pinglun/weiseblog/ws-05152023135426.html/@@images/image" text:style-name="Internet_20_link" text:visited-style-name="Visited_20_Internet_20_Link">
</text:a>
The picture is taken from Facebook</text:p>
      <text:p text:style-name="P4">
Me: I have known this incident on April 9th. I have been thinking about these every day. I read an article written by Slavoj žIžek today ("<text:a xlink:type="simple" xlink:href="https://www.project-syndicate.org/commentary/dalai-lama-tongue-controversy-cultural-confusions-by-slavoj-zizek-2023-04" text:style-name="Internet_20_link" text:visited-style-name="Visited_20_Internet_20_Link">
</text:a>
"), I will send you the link, maybe you have read it. Zizek is a very important intellectual in the world today. He mentioned the perspective of orientalism in the article, talked about cultural differences, etc. He said such a paragraph: "Now we have seen the Dalai Lama as a '" Other ". He cannot be simplified into a person like us. His highly sexual interpretation of his funny moves reflects the insurmountable gap in cultural understanding. "(Another translation" Another translation "I give you everything, left the tongue for you". It was simplified to the same 'other ", and he was separated from us with an unable to cross the abyss. Western observer adopted a highly' sexual" explanation of him, reflecting the insurmountable cultural understanding of the cultural understanding. ")</text:p>
      <text:p text:style-name="P4">
This is one of the personal translations on Twitter, and I also commented on this. I said: This comments on "Others" make me think of the significance of the Dalai Lama for "internal", including this incident, because "internal" or "internal" "internal", I mean The feelings of the people in the domestic people are completely different. Instead, they think that they are "very good". They do not see the fate of the His Holiness, but they see a lot of laws from the Chinese network that attacked His Holiness. Therefore It is regarded as "our blessing" and is a certain kind of profound auspiciousness.</text:p>
      <text:p text:style-name="P4">
<text:span text:style-name="T4">
 (I send a picture to my friend, the Tibetan text above is a Tibetan teacher in the Andad area recently. Huang Yicheng, who studied for a master's degree and the participants of the "White Paper Movement" </text:span>
<text:span text:style-name="T4">
/Karma Sittacin, wrote: "On April 10, a middle school in Aba Prefecture was in the early class in Aba Prefecture. Where all teachers and students gathered, a Tibetan teacher said that recent photos of the Dalai Lama can often be seen on the Chinese Internet. This is the "very good origin ', so he was arrested and persecuted." The teacher said: "Recently, a short video of His Holiness Dalai Lama and a little Indian boy appeared on the Internet in China. Seeing his photos, this is also our blessing. This is a good sign of His Holiness Dalai Lama who can return to Tibet quickly. Please ask all teachers and students to make good wishes and pray to see the His Holiness. Originally, his original. The short video is made by people who don't like him in his heart, but he is a Buddha, so he will not be contaminated. "According to media reports, the teacher was detained for two weeks and was released but was expelled.) </text:span>
</text:p>
      <text:p text:style-name="P4">
<draw:frame draw:style-name="fr1" draw:name="Image71" text:anchor-type="as-char" svg:width="6.9236in" svg:height="5.795978in" draw:z-index="0">
<draw:image xlink:href="../Images/rfamandarin/2023-05-16T09-00-00-04-00/000001.png" xlink:type="simple" xlink:show="embed" xlink:actuate="onLoad" draw:mime-type="image/png"/>
</draw:frame>
Tibetan talked about a Tibetan teacher in the territory because of the arrest of the Dalai Lama. (The picture is taken from Twitter) <text:a xlink:type="simple" xlink:href="https://www.rfa.org/mandarin/pinglun/weiseblog/ws-05152023135426.html/56708rfa535a5ba22-002.jpeg" text:style-name="Internet_20_link" text:visited-style-name="Visited_20_Internet_20_Link">
</text:a>
Friends: Yes, what you said is very right. We must look at it from two levels, on the one hand, the West, on the one hand, China. In fact, the thinking of the nationalism of the Han Dynasty is not surprising. Although many Chinese people also talk about democracy, freedom and equality, they are the Han nationalists. I have met such Chinese people in China and Europe. They oppose the Communist Party against totalitarian, but they are very narrow nationalists. The democracy and freedom they want are considered from the positions of the Han people without considering other ethnic groups. This is contrary to the concept of the "Republic" they claim. Since it is claimed to be "republic," all nations should be equal, and equality is universal value and is pursued by the world. If you do n’t need to “republic”, then you are you and me, this is the path of nationalism. If you are more excessive, it is the road of racism.</text:p>
      <text:p text:style-name="P4">
In India, I think it is the cause of sexual system. caste systemm(Caste System)Essence In India, the Dalai Lama has a great impact. So the nationalists in Indian denominations do not like His Holiness. However, in the religions of India, there are almost no people like the Dalai Lama, so they will have some jealousy and have no sense of culture. There are too many nations in India and a lot of religion. The relationship between each other is complicated, but I don't think there are much problems. They are just a system of surnames.</text:p>
      <text:p text:style-name="P4">
I emphasize it again: The Dalai Lama has a great influence and is a world -class influence. If it is an Iranian politician, he will not have any response or discussion. But the Dalai Lama will attract the attention of the world and become a cultural phenomenon. Of course, it is not only this incident to become a cultural phenomenon. The previous things related to the Dalai Lama will become a cultural phenomenon. The Dalai Lama's actions are often a topic of global discussions. The Pope of Roman can't do it, and the news of the Pope of Roman is only a local news rather than the world.</text:p>
      <text:p text:style-name="P4">
In general, in this incident, there are two critics in the West, one is right, like Trump's supporters, they are real racists. They do not like other religious and other ethnic groups. They only have one Christian And a white person; one is the left and does not like religious leaders. Their thought is very close to communism. But for most people, especially those who like, understand, and support the respect of the respects have not changed. They may not understand at first, and they are not understood by culture, but they understand after explaining. So this incident is a cultural phenomenon.</text:p>
      <text:p text:style-name="P4">
Why do I think this incident is good? This is because many Tibetans actually live in a bubble, thinking that they support us all over the world, which is actually not like this. After living in the West for a long time, you will know that supporters are just part. This time it is even more clear: those who support will be supported as always, and what people who do not support it will be exposed, so we are no longer a virgin virgin, we are mature, Innocentis Lost!(Lost innocence), I think this is the meaning of Tibetan.The Dalai Lama is a cultural phenomenon. Not only the cultural phenomenon of Tibet, but also the cultural phenomenon of the world. However, we once believed that such a cultural phenomenon may attract Westerners, so they will also get their help. In fact, there are not many. It turned out that there was no other thing in the future. And economically not much help. We may feel very good before, thinking that everyone in the world likes us, but now we will know who likes who doesn't like it. So I think this is a very good thing.</text:p>
      <text:p text:style-name="P4">
<draw:frame draw:style-name="fr1" draw:name="Image72" text:anchor-type="as-char" svg:width="6.9236in" svg:height="5.438281in" draw:z-index="0">
<draw:image xlink:href="../Images/rfamandarin/2023-05-16T09-00-00-04-00/000002.png" xlink:type="simple" xlink:show="embed" xlink:actuate="onLoad" draw:mime-type="image/png"/>
</draw:frame>
His Holiness Dalai Lama has an intimate interaction with many people, including the British King Charles III. (The picture is taken from Facebook) <text:a xlink:type="simple" xlink:href="https://www.rfa.org/mandarin/pinglun/weiseblog/ws-05152023135426.html/56708rfa535a5ba22-003.jpeg" text:style-name="Internet_20_link" text:visited-style-name="Visited_20_Internet_20_Link">
</text:a>
I had such an idea when I first came to the West, including the idea of Tibetan scholars. In fact, those Tibetan tibetans have his own consideration. So these two weeks, we have all have such a knowledge: you Westerners, no matter how you learn Tibetan, you don't understand our Tibetan thoughts. Of course we do the same. For example, I have lived in the West for decades and I do not necessarily understand all Westerners. However, this is not important. The important thing is to communicate and the diversification of culture. Today's world is not like that, you live here, I live there. If we do not accept diversification, we will encounter many difficulties, many problems. Culture is equal. Whether culture is right, we can discuss it, but the Dalai Lama is a cultural phenomenon. If you think that criticizing and even slandering the Dalai Lama is his own affairs, this is wrong, because it is aimed at the cultural phenomenon of all Tibetans, so scolding all Tibetans and all Tibetan hearts.</text:p>
      <text:p text:style-name="P4">
In fact, there is no Oriental like the Dalai Lama who will become a topic and discuss in Western society for a long time. Maybe Gandhi is one. But Gandhi has no Internet and no self -media, and many Westerners do not know him. The Dalai Lama is different. In the past, I didn't believe that the Dalai Lama would have such a great influence and doubt, but from this, it can be seen that the Dalai Lama's influence is too great. In the entire Western society, almost everyone knows the Dalai Lama whether adults or children. But you ask who Xi Jinping is on the street, not necessarily many people know. I do n’t know who Iran ’s religious leaders are, and few people discuss topics related to him. Therefore, the Dalai Lama really transcends the boundaries of religion, the boundaries of culture, and the boundaries of the times. This is a very amazing thing. For example, one million people oppose him, but there will be one million people who protect him to support him. So who else will this in the world? No. I don't remember which Asians have such a great influence.</text:p>
      <text:p text:style-name="P4">
If the Dalai Lama is gone one day, it will be coming at this moment. Because culture exists, cultural phenomena will exist, and the Dalai Lama's remarks and ideas will exist. In fact, this incident is a test of the West this time. <text:span text:style-name="T4">
 The crime of innocent!Crime blame!Popularized humiliated!</text:span>
 This is the image of the Dalai Lama. They are also talking about the injured. The energy of the injured is very large. At first, people thought that the little Indian boy was the injured, and now more and more think that the Dalai Lama is the injured. And people remember the injured. Especially innocent injured. Oh, the weather today is very good.</text:p>
      <text:p text:style-name="P4">
Me: You are very exciting and very inspiring to me. Your vision is farther and the perspective is wider, so I think it is great. Our discussion is very meaningful. It should be good if it is sorted into an article.</text:p>
      <text:p text:style-name="P4">
I also had Lord Coto (Hong Kong writer Pazu Potato, who has opened a cafe in Lhasa, has traveled through many places in Tibet, wrote books about Tibet, lived in Tibet for many years, learned Tibetan language and learned Buddhism. Last year, he got it. Discussion at the University of Hong Kong). You know he is now in Hong Kong. Regarding the incident of the Dalai Lama on the Internet bullying, he wrote several articles in a row, mainly technical analysis and language analysis. For example, he analyzed these technical processing videos emerging from the Internet. Some videos are poor, but what is the intention of the producers? It may not only be to attract the attention, so the analysis of Uncle Potato is also very exciting.</text:p>
      <text:p text:style-name="P4">
In addition, not only Chinese in the Chinese world, but also Hong Kong people and Taiwanese. So what are their ideas? There are also the thoughts of the Buddhists, and so on. These are very interesting, that is, you suddenly find that the world is particularly diverse, and there are all kinds of people and various voices. As you just said, no one else may be so widespread like the Dalai Lama, and everyone has their own position to discuss it.</text:p>
      <text:p text:style-name="P4">
I also said to Uncle Potato that there are so many religions in Asia, including India, and none of them are like Garva Rinpoche. As a refugee and an exile from the grabbing Tobert, they are so like the world today. Wide and long -lasting attention.</text:p>
      <text:p text:style-name="P4">
We may also pay attention to refugee issues. In this 21st century, refugee issues are globalization, and all countries have the existence of refugees, including the culture of refugees and the conflict of strong culture. The Dalai Lama has become refugees from the day when she had to escape from Lhasa on March 17, 1959. At the age of 24, he became a refugee, and now he is almost 90 years old. His Holiness may be one of the oldest refugees in the world, or one of the saying. A refugee will become the focus of global attention, the topic of the world's discussion, why is this? In fact, this problem is very interesting, and we are intellectuals after all. We need to study to analyze to discuss writing. At this time, we must not be just a Buddhist. We also have the identity of intellectuals and this is very important. (Serial)</text:p>
      <text:p text:style-name="P4">
(The article only represents the personal position and point of view of the special commentator)</text:p>
      <text:p text:style-name="P4">
News Source: <text:a xlink:type="simple" xlink:href="https://www.rfa.org/mandarin/pinglun/weiseblog/ws-05152023135426.html" text:style-name="Internet_20_link" text:visited-style-name="Visited_20_Internet_20_Link">
https://www.rfa.org/mandarin/pinglun/weiseblog/ws-05152023135426.html</text:a>
</text:p>
      <!--NEWS-->
      <text:h text:style-name="P10" text:outline-level="1">
<text:span text:style-name="T4">
Solving the deadlock of Haidi dispatching for the ride of the Haiti dispatch: a reliable plan</text:span>
</text:h>
      <text:p text:style-name="P4">
Publisher: 法新社</text:p>
      <text:p text:style-name="P4">
Published Time: 2023-05-16T09:02:07+00:00</text:p>
      <text:p text:style-name="P4">
Modified Time: 2023-05-16T08:35:01+00:00</text:p>
      <text:p text:style-name="P4">
Description: (Agence France -Presse New York, United Nations Headquarters, 15th) UN Secretary -General of the United Nations, Gutris said today that international is in a "deadlock" in order to send security forces to the stable situation of Haiti, but if it is found for this political future for this suffering country Reliable plans, the deadlock may be broke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617581in" draw:z-index="0">
<draw:image xlink:href="../Images/rficn/2023-05-16T09-02-07-00-00/000000.png" xlink:type="simple" xlink:show="embed" xlink:actuate="onLoad" draw:mime-type="image/png"/>
</draw:frame>
For several months, Antoniogutreres and Haidi leaders have continued to stabilize the stable new international task group in the western hemisphere. Haiti has not held national elections since 2016. Gang is violent, public health has continued to deteriorate, and the political situation is unstable.</text:p>
      <text:p text:style-name="P4">
Getris today said in a joint press conference in Jamaica's capital Kingston and Jamaica Prime Minister AndrewHolness, "Powerful countries are indeed unwilling to lead this action."</text:p>
      <text:p text:style-name="P4">
Getris described the current situation as "deadlock", "in my opinion, overcoming this unwilling only way ... is to build a credible political process."</text:p>
      <text:p text:style-name="P4">
"We have a political issue, and we need to gather different stakeholders to gather together to find the political path that the legal government is recognized by everyone."</text:p>
      <text:p text:style-name="P4">
Canada, the United States, and France have stated that they have supported intervention, but no country has proposed to be responsible for leadership.</text:p>
      <text:p text:style-name="P4">
The proposal to send armed forces has not received unanimous support in the sea and the United Nations Security Council.</text:p>
      <text:p text:style-name="P4">
News Source: <text:a xlink:type="simple" xlink:href="https://www.rfi.fr/cn/%E5%9B%BD%E9%99%85%E6%8A%A5%E9%81%93/20230516-%E8%A7%A3%E5%86%B3%E6%B5%B7%E5%9C%B0%E6%B4%BE%E9%81%A3%E9%83%A8%E9%98%9F%E5%83%B5%E5%B1%80-un%E7%A7%98%E4%B9%A6%E9%95%BF-%E9%A1%BB%E6%9C%89%E5%8F%AF%E9%9D%A0%E8%AE%A1%E7%94%BB" text:style-name="Internet_20_link" text:visited-style-name="Visited_20_Internet_20_Link">
https://www.rfi.fr/cn/%E5%9B%BD%E9%99%85%E6%8A%A5%E9%81%93/20230516-%E8%A7%A3%E5%86%B3%E6%B5%B7%E5%9C%B0%E6%B4%BE%E9%81%A3%E9%83%A8%E9%98%9F%E5%83%B5%E5%B1%80-un%E7%A7%98%E4%B9%A6%E9%95%BF-%E9%A1%BB%E6%9C%89%E5%8F%AF%E9%9D%A0%E8%AE%A1%E7%94%BB</text:a>
</text:p>
      <!--NEWS-->
      <text:h text:style-name="P10" text:outline-level="1">
<text:span text:style-name="T4">
Column | Night Talk Zhongnanhai: Gongbin was the successor of the political commissar of the National Defense University that Liu Asia was optimistic?</text:span>
</text:h>
      <text:p text:style-name="P4">
Author: None</text:p>
      <text:p text:style-name="P4">
Publisher: Radio Free Asia (Organization)</text:p>
      <text:p text:style-name="P4">
Published Time: 2023-05-16T09:03:31-04:00</text:p>
      <text:p text:style-name="P4">
Modified Time: 2023-05-16T09:03:31-04:00</text:p>
      <text:p text:style-name="P4">
Description: None</text:p>
      <text:p text:style-name="P4">
Videos: []</text:p>
      <text:p text:style-name="P4">
Audios: ["<text:a xlink:type="simple" xlink:href="https://www.rfa.org/mandarin/zhuanlan/yehuazhongnanhai/gx-0515202309500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4.746016in" draw:z-index="0">
<draw:image xlink:href="../Images/rfamandarin/2023-05-16T09-03-31-04-00/000000.png" xlink:type="simple" xlink:show="embed" xlink:actuate="onLoad" draw:mime-type="image/png"/>
</draw:frame>
Fang Bin, deputy director of the Institute of Military Political Work of the PLA Academy of Military Sciences <text:a xlink:type="simple" xlink:href="https://www.rfa.org/mandarin/zhuanlan/yehuazhongnanhai/gx-05152023095003.html/@@images/image" text:style-name="Internet_20_link" text:visited-style-name="Visited_20_Internet_20_Link">
</text:a>
Baidu Encyclopedia  <text:a xlink:type="simple" xlink:href="https://www.rfa.org/mandarin/zhuanlan/yehuazhongnanhai/gx-05152023095003.html/@@stream" text:style-name="Internet_20_link" text:visited-style-name="Visited_20_Internet_20_Link">
</text:a>
Our previous article "The content of the article in Liu Asia 22 years ago made the patriotic soldiers desperate to death" was reproduced by Literature City, a netizen signed "TW1234" published a comment: See how evil this party is. : "Three thousand people have been expelled from the party, military membership, and repatriated to their hometown to plant land. Some people are designated as traitors and sentenced. In the Cultural Revolution, 3,000 people were criticized, and farmers could not be spared. That is: "Three days of hard fighting, suffering for thirty years. "</text:p>
      <text:p text:style-name="P4">
Netizens who signed the "THERIVER1" provided Liu Yaia's "Golden Gate Campaign Review" in the article. The netizen said: In fact, Liu Asia has decorated a lot for the Turkish powder in the book, which is a hundred times more cruel than this!The prisoners of war returned at the time were all used as criminals and forced to expose each other!The most typical of these is Sun Shuliang, the former director of the Political Department of the 244th Regiment. Sun Shuliang was caught by framed others. As a result, many returned personnel were sentenced to imprisonment. The sentence was sentenced to 5 years, but Sun Shuliang was not punished, which aroused the public anger of the returned personnel and reported that Sun Shuliang's weak behavior in Taiwan was reported. As a result, Sun Shuliang was also sentenced to 5 years in prison!</text:p>
      <text:p text:style-name="P4">
In addition to being sentenced, there are also shot. In June 1951, the first batch of shot was shot, Li Ziyuan, the head of the 3rd Battalion of the 253th regiment, was detained in Nanjing Shuiximen to perform the gun decision. The guards on the execution ground were strict. If you have the achievements of the revolution, the organization comes forward to pay the coffin and burial. Li Ziyuan led the 3 battalion in the castle near the high bunker east of Linde in the Golden Gate battle. After the ammunition was shining, it would be given to death in vain. 17 people put down their weapons.</text:p>
      <text:p text:style-name="P4">
As for the number of prisoners of war returned to the mainland after the entire army of the Kinmen battle of the Kinmen, some netizens said that only more than 600 people were released. However, another netizens retorted and said: You were repatriated in 1950, and a total of 3,000 people were repatriated in 1952. The total number of captured the PLA was 5,175.</text:p>
      <text:p text:style-name="P4">
The author has found a lot of information, and the number of Kinmen prisoners of war returned to the mainland is that there are more than less, but the number of captured total is 5,175. It can be seen that the number of "more than 4,000 people captured by the Golden Gate Campaign" in writing the "Golden Gate Battle Review" was not accurate.</text:p>
      <text:p text:style-name="P4">
The previous article in our column introduced the articles such as the "Golden Gate Campaign Review" and other articles 20 years ago in the "Youth Soldiers" who read Liu Asia. The nation is self -prolonged, bowed to knees, praised hegemonism, and praised Chinese enemies. Some people in Mainland Chinese and recognized by the Chinese Army, which are recognized by the Chinese Communist Party, have also been criticized with chaos. He said: After Liu Ren's school's political commissar, a number of experts and scholars in the military had been known to the military. A major general is called the "Eagle School", but it also proposed that "saving the United States is to save China", from the National University of China; during the Russian and Ukraine War, it was said that Russia adopted a form of "abandoned by human civilization". The surname of the surname also came from the National University of China; the Americans had the help of aliens, and made China believe that it was favorable. This ridiculous style of Liu is not only not criticized, but also considered "eclectic use of talents."</text:p>
      <text:p text:style-name="P4">
The "Gong named school" here undoubtedly refers to Gong Bin.</text:p>
      <text:p text:style-name="P4">
Speaking of which, the Gongfang Bin University was really "net" from Liu Yaia into the National Defense University. Before the end of 2012, Gongbin was also a deputy director of the Institute of Political Work of the Military Sciences of the PLA and researcher. At the time, Liu Ya, the political commissar of the National Defense University, appeared in person to persuade Liu Chengjun, then the dean of the Military Academy of Military Sciences.</text:p>
      <text:p text:style-name="P4">
The Gongfang Bin said that he was a professor at the National Defense University, but he was a typical "self -learning talent". At that time, he became a soldier without even studying in high school. After his soldiers, he actually participated in the "border combat round" experience three times in a row. For the first time, the famous noise in the country was rated by the "Ten Outstanding Children" in 1984 by the "Half Moon". Before Liu Asia was going to the National Defense University, he had two first -class merits, three three -class merit, and a lot of award -winning experience with the PLA second -level British model.</text:p>
      <text:p text:style-name="P4">
A reporter in the PLA Daily, in a communication of Gongbin, the first sentence of the opening article was: "Gongfang Bin is a storytelling person." Before entering the National Defense University, he was included in the "Top Ten Most Popular Interview Guests" of the People's Daily Online in 2012, the "Top Ten Thoughts" of the People's Forum in 2013, and the "Most Popular Top Ten Interview Guests" in 2013. Sina.com's 2013 "Top Ten Grand Columnists", Beijing's 2015 "Top Ten theoretical Lecturers" and Beijing Evening News 2016 "Top Ten Annual Persons". Its popularity is higher than Liu Asia.</text:p>
      <text:p text:style-name="P4">
According to Gong Fang Bin himself, he published an article involving political reform before the 18th National Congress of the Communist Party of China, which had a great impact at home and abroad. The influence articles were named one of the "Top Ten Thoughts" in 2013 by the People's Forum.</text:p>
      <text:p text:style-name="P4">
The original title of this article published by Gong Fang Bin at the time was "New Political Viewpoint Innovation Point and Breakthrough". As soon as the article came out, it immediately aroused overseas attention. The central content of the focus on this "new political view" was "the system and system under the new political view should be designed, stipulating that the ruling party and its members exercise power and fulfill their responsibilities. ; And establish the political ethics of the ruling party: public power is given by the people, and the people have the right to deprive. " At the same time, the "People's Daily" set up under the official "People's Daily" of the Communist Party of China specially discussed the establishment of a forum on the establishment of a "new political outlook".</text:p>
      <text:p text:style-name="P4">
However, at that time, the contents of the article within the Communist Party of China and the military were strongly dissatisfied with the contents of the article of Cong Bin. At that time, a director of the Central Propaganda Department asked the army to deal with Gong Bin in the army on the grounds that "this article was reproduced by overseas reactionary websites". The National Defense University could not resist, and had to agree to "criticize" in a small area.</text:p>
      <text:p text:style-name="P4">
The next story was that the internal reference department of Xinhua News Agency and the People's Daily at that time reflected the positive evaluation of the parties on this article. Gong Fang Bin was liberated.</text:p>
      <text:p text:style-name="P4">
However, according to the author, that is, from publishing this article, Gongbin, who was promoted to the future, could only stop in the rank of the college and the treatment of the duty.Gong Fang Bin said, "Think about it, what this will bring, you can imagine what Guo Xu has not been dismissed."</text:p>
      <text:p text:style-name="P4">
The next story is that Gongbin was criticized by the "General Army".</text:p>
      <text:p text:style-name="P4">
At that time, Liu Ya, the political commissar of the National Defense University, "reported" the paper to the Military Commission to discuss the statement. Xu Qiliang, then vice chairman of the Military Commission, even said "unknown".</text:p>
      <text:p text:style-name="P4">
After Xu Caihou and Guo Boxiong settled down, they ended up with "notification criticism" of Gongfang Bin. At the end of 2014, Gongfang Bin published a short article "Xu Caihou Can't Shake the Spirit of our Army" in the Global Times. Zhang Yang, then director of the General Political Department, ordered the call to Liu Asia to ask three questions. Gong Fang Bin said in this article that when buying officials and selling officials, they bought them when they were sold.</text:p>
      <text:p text:style-name="P4">
As we all know, Zhang Yang was promoted by Xu Caihou at the time. After Liu Ya was dismissed by "Guo Xu", in a public speech, only he and Liu Yuan did not give Guo Boxiong and Xu Cai's thick in the military senior management. Even so, they once gave them because of Guo Xu's power. Give gifts.</text:p>
      <text:p text:style-name="P4">
Therefore, at this time, Liu Ya will also be paid for Zhang Yang, who will also accept the anti -corruption investigation, and directly answer Zhang Yang's subordinates: who are you talking for? You should ask yourself, Guo Xuliu has cleared it. The other party was speechless and returned. Gong Fang Bin recalled in the future: At that stage, there were indeed many upright leaders who protected me, so "accidental" was only in danger.</text:p>
      <text:p text:style-name="P4">
What makes Gongbin feel proud of is that at the future expansion meeting of the Military Commission in the future, Xi Jinping named him "Revelation of the Corruption Case of Gu Junshan" taught by the leadership class of the provincial ministries. Since then, "accidental" has been restored.</text:p>
      <text:p text:style-name="P4">
According to Gong Fang Bin himself, if it wasn't for this "accidental" experience at the time, he might have a future. He said, "So far, some people ask me if I regret it? Those who are familiar are that I just completed the study of the commander class of the National Defense University at that time, and I have the opportunity to meet a better tomorrow. I answered, as long as I have seen my experience, I have seen my experience, and I have seen my experience. I know that there is another opportunity, I still make the same choice. "In the future, I can only carry a big school shoulder seal for a long time. The sign on the shoulder will change. I answered that it is not me without talking. The leader also said that it would be too late to change the brand. I answered, put on a star, and two and three stars shining in front of my eyes. If Pursuing such a goal, you should never claim to be on the path of thought. From ancient times to the present, the path of thought has nothing to do with the official position and no utilitarian!"</text:p>
      <text:p text:style-name="P4">
The "leadership" here is Liu Asia.</text:p>
      <text:p text:style-name="P4">
Gongfang Bin also recalled in the future: "Actually, a previous leader was transferred to the main officer of the theater. He talked to me before the trip. He mentioned that the main leaders of the Military Commission learned several times to understand my situation and told me that it would be reused soon. The senior leaders he said to understand my situation for him because of his reasons. Before taking office, the classmates who were responsible for studying at the commander class of the National Defense University asked him to provide a consultation report about "Which important tasks should be launched first" (The classmate is the current general). The classmates know that I have been in the high -level internal reference for a long time, and many of them are adopted by the decision -making layers and decision makers, so please help me. I believe he reported my situation when he reported it. Special attention from the head. "</text:p>
      <text:p text:style-name="P4">
The "main leader of the Military Commission" mentioned here was the vice chairman of the Military Commission. At that time, Xu Qiliang, who presided over the ideological and political work of the army for Xi Jinping.</text:p>
      <text:p text:style-name="P4">
Xu Qiliang was born in the Air Force and was called the old leader by Liu Yaia. The two had a good personal relationship. When he was about to go to the National Defense University, Liu Ya was interested in the "model ideological work backbone" 10 years younger than himself. Outstanding military theory experts trained as his successor for his National Defense University Political Commissar. It can be imagined that Liu Asia should also say the beauty of Gong Bin in Xu Qiliang. The problem is, as Gang Fang Bin said: "It should be said that my prospects at that stage are extremely optimistic, and it is not doubtful at all. The question is that I am determined to embark on the road full of bumps and risks."</text:p>
      <text:p text:style-name="P4">
The story of the author's once heard about Gongbin is that he published the article "New Political Viewpoint Innovation Point and Breakthrough" on the eve of the 18th National Congress of the Communist Party of China in 2012. At that time, Wang Huning did recommend this article to Xi Jinping.</text:p>
      <text:p text:style-name="P4">
After this article was "reproduced by overseas reactionary website", after recruiting himself, Gong Fang Bin turned his brain and launched the article "The ideological connotation and theoretical foundation of Xi Jinping's new political view" on the People's Forum. In the process of exploring China's big country, we need a great politician to break through the party's self -transcendence and achieve the leaps of the nation with major theories, and this responsibility has fallen on Xi Jinping's shoulders. "</text:p>
      <text:p text:style-name="P4">
Next, Gongfang Bin wrote: "What challenges Xi Jinping faces, what must be surpassed? In short, neither Mao Zedong and Deng Xiaoping were resolved or many major historical propositions that were not faced. The wisdom and courage of the home can be cracked. Mao Zedong did not solve the source of spiritual power other than class struggle. Deng Xiaoping did not solve the problem of distribution or interest sharing of interests after the rapid economic development. World. Only by solving both problems can the great rejuvenation of the Chinese nation become a reality. "</text:p>
      <text:p text:style-name="P4">
Gong Fang Bin wrote in his article published seven years ago: Xi Jinping must effectively solve major problems that the two generations have not solved. Based on the ideological and theory of Mao Zedong and Deng Xiaoping, major innovation, or the breakthrough of revolutionary theory to governing theory, can solve the new situation, new problems, and new contradictions encountered by the Communist Party of China. Mao Zedong uses a cultural and social environment like China to complete the reality of the Chinese revolution using the advanced theory of Marxism introduced from the West. Deng Xiaoping explores the road on the basis of discovering the contradictions and problems in our past development, that is, still still, that is, it is still still It is carried out in a specific environment in China. Xi Jinping can no longer advance in such an environment. He wants to exceed the experience category of China ’s previous accumulated experience. Not only should you consider how China develops, but also how China and the world can develop in interaction, and even China can explore a more for the world to explore a more Good development road problem ... "</text:p>
      <text:p text:style-name="P4">
More than seven years ago, the author read the text of Gongfang Bin for the first time. The intuition was that this public was just "the pulse" for Xi Jinping, and said Xi Jinping's Xi's words. However, Gong Fang Bin shouldn't, and it should not be explained by Xi Jinping's "new ideas" as the "new political view" of his own patent rights, especially in this so -called "new political view". Under the premise of praise from the "overseas reaction website".</text:p>
      <text:p text:style-name="P4">
The content of the successor will continue to be introduced to the next article in this column.(This episode is chaired and broadcast by high -tech)(The article only represents the personal position and point of view of the special commentator))</text:p>
      <text:p text:style-name="P4">
News Source: <text:a xlink:type="simple" xlink:href="https://www.rfa.org/mandarin/zhuanlan/yehuazhongnanhai/gx-05152023095003.html" text:style-name="Internet_20_link" text:visited-style-name="Visited_20_Internet_20_Link">
https://www.rfa.org/mandarin/zhuanlan/yehuazhongnanhai/gx-05152023095003.html</text:a>
</text:p>
      <!--NEWS-->
      <text:h text:style-name="P10" text:outline-level="1">
<text:span text:style-name="T4">
Biden and McCarthon negotiated on the debt limit on the 16th</text:span>
</text:h>
      <text:p text:style-name="P4">
Author: 联合早报 (Person)</text:p>
      <text:p text:style-name="P4">
Publisher: 联合早报 (Organization)</text:p>
      <text:p text:style-name="P4">
Published Time: 2023-05-16T09:05</text:p>
      <text:p text:style-name="P4">
Modified Time: 2023-05-16T09:13</text:p>
      <text:p text:style-name="P4">
Description: President Biden Biden and Republican House of Representatives McCarthy and other Congress of Congress met again at 3 pm on Tuesday (May 16) at 3 pm (Singapore time at 3 am on Wednesday), trying to break the deadlock of the federal debt limit negotiations. Reuters reported that the leaders of Biden and the Congress of Congress had previously ...</text:p>
      <text:p text:style-name="P4">
Videos: []</text:p>
      <text:p text:style-name="P4">
Audios: []</text:p>
      <text:p text:style-name="P4">
Images: []</text:p>
      <text:p text:style-name="P4">
Type: NewsArticle</text:p>
      <text:p text:style-name="P4">
Breadcrumbs: ['即时', '国际']</text:p>
      <text:p text:style-name="P4">
Keywords: ['美国', '拜登', '麦卡锡', '债务违约']</text:p>
      <!--METADATA-->
      <text:p text:style-name="P4">
President Biden Biden and Republican House of Representatives McCarthy and other Congress of Congress met again at 3 pm on Tuesday (May 16) at 3 pm (Singapore time at 3 am on Wednesday), trying to break the deadlock of the federal debt limit negotiations.</text:p>
      <text:p text:style-name="P4">
Reuters reported that the leaders of Biden and Congress Hospital had previously talked about once in the White House Oval Office, <text:a xlink:type="simple" xlink:href="https://www.zaobao.com.sg/realtime/world/story20230510-1392915" text:style-name="Internet_20_link" text:visited-style-name="Visited_20_Internet_20_Link">
</text:a>
Essence The second meeting was scheduled to be held last Friday.</text:p>
      <text:p text:style-name="P4">
Republicans demanded that the federal government cuts expenses in exchange for increasing debt limit, while the White House did not exclude the possibility of setting annual expenditure limit.</text:p>
      <text:p text:style-name="P4">
However, McCarthy told the media that there was no progress in discussion between the two sides. "This is a major issue. We have to finish the procedures of the House of Representatives and the Senate, and the time is obviously not enough."</text:p>
      <text:p text:style-name="P4">
Biden is about to launch overseas schedule on Wednesday, <text:a xlink:type="simple" xlink:href="https://www.zaobao.com.sg/realtime/world/story20230514-1394638" text:style-name="Internet_20_link" text:visited-style-name="Visited_20_Internet_20_Link">
</text:a>
Essence</text:p>
      <text:p text:style-name="P4">
The reporter asked McCarthy whether Biden should go to Japan without reaching a debt limit agreement. McCarthy said: "I think US President should focus on solving the problem of the United States. I think this shows a person's values and priority matters. "</text:p>
      <text:p text:style-name="P4">
U.S. Financial Minister Yellen once again sent a letter to Congress on the eve of the meeting with McCarthy to confirm that the Ministry of Finance will not fulfill all the payment obligations to the government until early June, which will trigger the first debt defaults in the United States.</text:p>
      <text:p text:style-name="P4">
Yellen told Congress MPs, "If Congress cannot increase or suspend debt limit before June, the Ministry of Finance will not be able to satisfy all the government's debt repayment obligations, and it may occur at the same time on June 1."</text:p>
      <text:p text:style-name="P4">
In the letter, she once again urged Congress and the White House to take action as soon as possible. "We learned from the previous deadlock in debt that it would be suspended or raised to the upper limit of debt in the last moment. Human short -term lending costs have negatively impact on US credit rating. "</text:p>
      <text:p text:style-name="P4">
News Source: <text:a xlink:type="simple" xlink:href="https://www.zaobao.com.sg/realtime/world/story20230516-1395105" text:style-name="Internet_20_link" text:visited-style-name="Visited_20_Internet_20_Link">
https://www.zaobao.com.sg/realtime/world/story20230516-1395105</text:a>
</text:p>
      <!--NEWS-->
      <text:h text:style-name="P10" text:outline-level="1">
<text:span text:style-name="T4">
The European Council Summit will show that against Russia to support Ukraine</text:span>
</text:h>
      <text:p text:style-name="P4">
Publisher: 法新社</text:p>
      <text:p text:style-name="P4">
Published Time: 2023-05-16T09:32:08+00:00</text:p>
      <text:p text:style-name="P4">
Modified Time: 2023-05-16T09:20:03+00:00</text:p>
      <text:p text:style-name="P4">
Descriptio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3.617581in" draw:z-index="0">
<draw:image xlink:href="../Images/rficn/2023-05-16T09-32-08-00-00/000000.png" xlink:type="simple" xlink:show="embed" xlink:actuate="onLoad" draw:mime-type="image/png"/>
</draw:frame>
(France -France -France -France -France, Reyk Yavik, 16th) After the European Council (COE) was driven out of the Board of Council for 1 year, the leaders of the 46 countries will meet in Iceland today. And stated that against Russia and supported Ukraine.</text:p>
      <text:p text:style-name="P4">
As of the evening of the 15th, there was no official news about whether the President of Ukraine President Volodyr Zlenskyy attended the summit.</text:p>
      <text:p text:style-name="P4">
However, he has been visiting the capital of major European countries, and each station was announced before arriving.</text:p>
      <text:p text:style-name="P4">
During his visit, Berlin, Paris, and London all promised to speed up transporting weapons to Kiev to deepen the military arrangements between the West and Ukraine, which helped Russia at a disadvantage. (Translator: Lin Yifeng/Calculating Draft: Yang Zhaoyan)</text:p>
      <text:p text:style-name="P4">
News Source: <text:a xlink:type="simple" xlink:href="https://www.rfi.fr/cn/%E5%9B%BD%E9%99%85%E6%8A%A5%E9%81%93/20230516-%E6%AC%A7%E6%B4%B2%E7%90%86%E4%BA%8B%E4%BC%9A%E5%B3%B0%E4%BC%9A-%E5%B0%86%E8%A1%A8%E6%80%81%E5%AF%B9%E6%8A%97%E4%BF%84%E7%BD%97%E6%96%AF%E5%8A%9B%E6%8C%BA%E4%B9%8C%E5%85%8B%E5%85%B0" text:style-name="Internet_20_link" text:visited-style-name="Visited_20_Internet_20_Link">
https://www.rfi.fr/cn/%E5%9B%BD%E9%99%85%E6%8A%A5%E9%81%93/20230516-%E6%AC%A7%E6%B4%B2%E7%90%86%E4%BA%8B%E4%BC%9A%E5%B3%B0%E4%BC%9A-%E5%B0%86%E8%A1%A8%E6%80%81%E5%AF%B9%E6%8A%97%E4%BF%84%E7%BD%97%E6%96%AF%E5%8A%9B%E6%8C%BA%E4%B9%8C%E5%85%8B%E5%85%B0</text:a>
</text:p>
      <!--NEWS-->
      <text:h text:style-name="P10" text:outline-level="1">
<text:span text:style-name="T4">
Talking show, quoting Xi Jinping &amp; Quot; excellent style can win the battle &amp; quot; accused of insulting the army</text:span>
</text:h>
      <text:p text:style-name="P4">
Author: None</text:p>
      <text:p text:style-name="P4">
Publisher: Radio Free Asia (Organization)</text:p>
      <text:p text:style-name="P4">
Published Time: 2023-05-16T09:42:00-04:00</text:p>
      <text:p text:style-name="P4">
Modified Time: 2023-05-16T13:14:54-04:00</text:p>
      <text:p text:style-name="P4">
Description: None</text:p>
      <text:p text:style-name="P4">
Videos: []</text:p>
      <text:p text:style-name="P4">
Audios: ["<text:a xlink:type="simple" xlink:href="https://www.rfa.org/mandarin/yataibaodao/meiti/gt2-051620230801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5.516546in" draw:z-index="0">
<draw:image xlink:href="../Images/rfamandarin/2023-05-16T09-42-00-04-00/000000.png" xlink:type="simple" xlink:show="embed" xlink:actuate="onLoad" draw:mime-type="image/png"/>
</draw:frame>
The comedian House said on the stage that his two "wild dogs" chased the squirrels, thinking of "excellent style, can win the battle", causing a big disaster. <text:a xlink:type="simple" xlink:href="https://www.rfa.org/mandarin/yataibaodao/meiti/gt2-05162023080156.html/@@images/image" text:style-name="Internet_20_link" text:visited-style-name="Visited_20_Internet_20_Link">
</text:a>
Weibo/Guting provides <text:a xlink:type="simple" xlink:href="https://www.rfa.org/mandarin/yataibaodao/meiti/gt2-05162023080156.html/@@stream" text:style-name="Internet_20_link" text:visited-style-name="Visited_20_Internet_20_Link">
</text:a>
When a well -known talk show (cross talk) actor House, a comedy company "Swordsman Culture", performed in Beijing, he said that the "wild dog" of chasing pine mitics reminds him of "excellent style and can win the battle". Essence The performance company issued a statement this Monday, but the Chinese military Weibo and other official media criticized the performers, and the authorities stated that the relevant company had filed a case for investigation.</text:p>
      <text:p text:style-name="P4">
<text:a xlink:type="simple" xlink:href="https://www.rfa.org/mandarin/yataibaodao/renquanfazhi/cm-06012021102341.html" text:style-name="Internet_20_link" text:visited-style-name="Visited_20_Internet_20_Link">
<text:span text:style-name="T4">
 Weibo big V "spicy pen ball" was sentenced to eight months in prison for "slandering heroes martyrs" </text:span>
</text:a>
*<text:a xlink:type="simple" xlink:href="https://www.rfa.org/mandarin/Xinwen/3-05312021100428.html" text:style-name="Internet_20_link" text:visited-style-name="Visited_20_Internet_20_Link">
<text:span text:style-name="T4">
 Nanjing reporter Qiu Ziming's "confession" will be sentenced to sentenced authorities to alleged "infringing the reputation of heroic" </text:span>
</text:a>
According to a number of media reports such as "Yangcheng Evening News" in China, some audiences posted on Weibo on Weibo on Saturday (13th), "I saw the Beijing field of Xiaoguo today. The overall is good, and there is a paragraph that causes my discomfort." The post also wrote that a talk show actor talked about two wild dogs "chasing pine" in the performance. "Other puppies make him feel cute and cute. These two wild dogs make him make him Think of eight words, 'excellent style, can win the battle.' "</text:p>
      <text:p text:style-name="P4">
Netizens uploaded the actors of the actor of the fruit culture, House (real name: Li Haoshi) on the stage on the stage. He said that he retrieved two wild dogs from the mountain and saw the dog chasing pine squirrels: "I see two dogs, only my heart is only in my heart. Want to say eight characters, excellent style, can win the battle. " Li Haotian's eight words attracted laughter and long applause from the audience.</text:p>
      <text:p text:style-name="Quotations">

<text:p text:style-name="P4">
[Talk show actor said to adopt dogs "<text:a xlink:type="simple" xlink:href="https://twitter.com/hashtag/%E4%BD%9C%E9%A3%8E%E4%BC%98%E8%89%AF%E8%83%BD%E6%89%93%E8%83%9C%E4%BB%97" text:style-name="Internet_20_link" text:visited-style-name="Visited_20_Internet_20_Link">
&gt;
</text:a>
&gt;
 "]&gt;
 [Indexed to insult the PLA actor apologize company investigated]&gt;
&gt;
 talk show actor" <text:a xlink:type="simple" xlink:href="https://twitter.com/hashtag/House%E6%8A%AB%E5%A4%B4" text:style-name="Internet_20_link" text:visited-style-name="Visited_20_Internet_20_Link">
&gt;
</text:a>
&gt;
 ”( <text:a xlink:type="simple" xlink:href="https://twitter.com/hashtag/%E6%9D%8E%E6%98%8A%E7%9F%B3" text:style-name="Internet_20_link" text:visited-style-name="Visited_20_Internet_20_Link">
&gt;
 </text:a>
&gt;
) During the performance, he described him with "excellent style and can win the battle" ... <text:a xlink:type="simple" xlink:href="https://t.co/qtlIAgZElG" text:style-name="Internet_20_link" text:visited-style-name="Visited_20_Internet_20_Link">
</text:a>
&gt;
&gt;
 - Liberty Asia Radio(@RFA_Chinese) <text:a xlink:type="simple" xlink:href="https://twitter.com/RFA_Chinese/status/1658309978208497665" text:style-name="Internet_20_link" text:visited-style-name="Visited_20_Internet_20_Link">
&gt;
 </text:a>
However, some netizens believe that "this is an insult to the people of the people." On Sina Weibo, the matter rushed to the hot search rankings on Monday afternoon. Some netizens said, "The manuscript of Xiao Guo is not appropriate, it is not possible to make fun of everything", "Some contents are not touched and unsolved." However, some netizens also said that the probability of actors is unintentional, only to increase jokes. The Chinese military's Weibo account "Jun Zhengping" posted: "Low -style funny, bottomless indulgence, blog -eye entertainment, unknown desire, is harmful to literature and art!"</text:p>

</text:p>
      <text:p text:style-name="P4">
<text:span text:style-name="T4">
 Comedy originally entertaining audience is now highly political </text:span>
</text:p>
      <text:p text:style-name="P4">
Gu Guoping, a retired teacher in a university in Shanghai, believes that a comedian shows the funny words to the audience on the stage. This is the characteristic of comedy and it is not necessary to politically. He said to this station on Tuesday: "The actor does not have the original intention of this (ridicule of the PLA). He did not want to insult the PLA's idea. . I think the authorities' control of public opinion orientation should not be too sensitive. It should not be. Literary and artistic talk show is a leisure activity. Now it is necessary to become a tool for brainwashing. "</text:p>
      <text:p text:style-name="P4">
After the "18th National Congress of the Communist Party of China", Xi Jinping, General Secretary of the Communist Party of China and Chairman of the Central Military Commission, put forward the goal of the PLA's strong army. The comedian Li Haotian used 8 words "excellent style, can win the battle" in the talk show, and was launched by the authorities.</text:p>
      <text:p text:style-name="P4">
Regarding this performance storm, the performance company's laughing fruit culture announced on Monday, saying that after the performance of the day, he seriously criticized the artist House (Li Haoshi) and stopped all his subsequent performing arts work at an unlimited period. Content, providing better comedy content for the audience, has always been the company's core work and persistence. The statement promises to strengthen the training and education of actors and maintain the industry order.</text:p>
      <text:p text:style-name="Quotations">

<text:p text:style-name="P4">
On May 13th, some netizens reported, comedy company "<text:a xlink:type="simple" xlink:href="https://twitter.com/hashtag/%E7%AC%91%E6%9E%9C" text:style-name="Internet_20_link" text:visited-style-name="Visited_20_Internet_20_Link">
&gt;
</text:a>
&gt;
 Culture "in Beijing's performance, talk show artist <text:a xlink:type="simple" xlink:href="https://twitter.com/hashtag/House" text:style-name="Internet_20_link" text:visited-style-name="Visited_20_Internet_20_Link">
&gt;
</text:a>
&gt;
 (Li Haoshi) said that he adopted two wild dogs. When they chased the squirrels, they reminded him of eight words- "excellent style and could win the battle." Netizens said: "You, this broken stalk insults the children!" ... <text:a xlink:type="simple" xlink:href="https://t.co/R9IQWNpWjf" text:style-name="Internet_20_link" text:visited-style-name="Visited_20_Internet_20_Link">
&gt;
</text:a>
&gt;
&gt;
 - Liberty Asia Radio(@RFA_Chinese) <text:a xlink:type="simple" xlink:href="https://twitter.com/RFA_Chinese/status/1658113704079097860" text:style-name="Internet_20_link" text:visited-style-name="Visited_20_Internet_20_Link">
&gt;
 </text:a>
<text:span text:style-name="T4">
 The talk show is subject to political constraints in China </text:span>
Li Haoshi also issued an apology statement on Weibo. The controversy caused by the content of the performance "deeply guilty and regrets", "very inappropriate metaphors used in the performance, caused bad feelings and associations to the audience." Will "take responsibility, stop all performing arts, and reflect deep."</text:p>

</text:p>
      <text:p text:style-name="P4">
In February this year, Meng Chuan's personal account, the personal account of the talk show, was officially prohibited, because of the "unsuccessful" remarks.</text:p>
      <text:p text:style-name="P4">
Reporter: Ancient Pavilion Editor: Xu Shuting 梒 网 网 Editor: Ruizhe</text:p>
      <text:p text:style-name="P4">
News Source: <text:a xlink:type="simple" xlink:href="https://www.rfa.org/mandarin/yataibaodao/meiti/gt2-05162023080156.html" text:style-name="Internet_20_link" text:visited-style-name="Visited_20_Internet_20_Link">
https://www.rfa.org/mandarin/yataibaodao/meiti/gt2-05162023080156.html</text:a>
</text:p>
      <!--NEWS-->
      <text:h text:style-name="P10" text:outline-level="1">
<text:span text:style-name="T4">
Brazil's first notice wild bird infection high pathogenic avian influenza</text:span>
</text:h>
      <text:p text:style-name="P4">
Author: 联合早报 (Person)</text:p>
      <text:p text:style-name="P4">
Publisher: 联合早报 (Organization)</text:p>
      <text:p text:style-name="P4">
Published Time: 2023-05-16T09:50</text:p>
      <text:p text:style-name="P4">
Modified Time: 2023-05-16T10:30</text:p>
      <text:p text:style-name="P4">
Description: The world's largest chicken export country in Brazil for the first time confirmed that the case of high pathogenic bird flu (HPAI), but the Brazilian Ministry of Agriculture said that HPAI cases only appeared in wild birds. Reuters reports that the Brazilian government said on Monday (May 15) that the authorities found two ...</text:p>
      <text:p text:style-name="P4">
Videos: []</text:p>
      <text:p text:style-name="P4">
Audios: []</text:p>
      <text:p text:style-name="P4">
Images: []</text:p>
      <text:p text:style-name="P4">
Type: NewsArticle</text:p>
      <text:p text:style-name="P4">
Breadcrumbs: ['即时', '国际']</text:p>
      <text:p text:style-name="P4">
Keywords: ['巴西', '禽流感', '鸡蛋', '鸡肉']</text:p>
      <!--METADATA-->
      <text:p text:style-name="P4">
The world's largest chicken export country in Brazil for the first time confirmed that the case of high pathogenic bird flu (HPAI), but the Brazilian Ministry of Agriculture said that HPAI cases only appeared in wild birds.</text:p>
      <text:p text:style-name="P4">
Reuters reported that the Brazilian government said on Monday (May 15) that the authorities found two HPAI cases in wild birds. According to the guidance of the World Animal Health Organization (WOAH), this should not trigger the import ban on Brazilian poultry products.</text:p>
      <text:p text:style-name="P4">
The Brazilian government confirmed that the H5N1 sub -type influenza virus was detected on Thalasseusacuflavidus on the coast of ESPIRTO SANTO in Southeast Brazil, and the H5N1 sub -type flu virus was detected.</text:p>
      <text:p text:style-name="P4">
This is the first time that Brazil has recorded a very high case of bird flu in Brazil since the global outbreak of HPAI epidemic last year.</text:p>
      <text:p text:style-name="P4">
The HPAI epidemic can cause the entire group of poultry and birds to die, causing great losses of poultry breeding industry.</text:p>
      <text:p text:style-name="P4">
Last year, when HPAI raged in other countries in the world, Brazil's chicken exports increased by 27%, creating a revenue of $ 9.76 billion (about S $ 13 billion).</text:p>
      <text:p text:style-name="P4">
The main poultry production states in Brazil are distributed in the southernmost tip of Brazil and the Midwest. However, ABPA, a meat lobbying group, said that St. Espeito is the third largest egg production state in Brazil. The eggs of St. Espeitti are only sold in the domestic market without exporting.</text:p>
      <text:p text:style-name="P4">
News Source: <text:a xlink:type="simple" xlink:href="https://www.zaobao.com.sg/realtime/world/story20230516-1395109" text:style-name="Internet_20_link" text:visited-style-name="Visited_20_Internet_20_Link">
https://www.zaobao.com.sg/realtime/world/story20230516-1395109</text:a>
</text:p>
      <!--NEWS-->
      <text:h text:style-name="P10" text:outline-level="1">
<text:span text:style-name="T4">
The largest post -war art ancestry was sentenced by German courts</text:span>
</text:h>
      <text:p text:style-name="P4">
Publisher: 法新社</text:p>
      <text:p text:style-name="P4">
Published Time: 2023-05-16T10:02:08+00:00</text:p>
      <text:p text:style-name="P4">
Modified Time: 2023-05-16T14:35:02+00:00</text:p>
      <text:p text:style-name="P4">
Description: (Agence France -Presse Direz, 16th) The German court sentenced five members of the Criminal Group for up to 6 years and 3 months in prison. The charges were stolen from the price of a priceless 18 -century jewelry from a museum in Derles. The media described that this is the largest crowd in modern histor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5-16T10-02-08-00-00/000000.png" xlink:type="simple" xlink:show="embed" xlink:actuate="onLoad" draw:mime-type="image/png"/>
</draw:frame>
On November 25, 2019, the thief broke into the Green VaultMuseum, a green treasure hall in the eastern city of Germany, and stole the jewelery with at least 3 sets of 18th century and a total price of more than 1 billion euros in the early 18th century, including the total price of more than 1 billion euros, including Diamond and ruby. Later, four of the defendants reached confession and negotiation in exchange for recovering some stolen goods.</text:p>
      <text:p text:style-name="P4">
He was convicted was a member of the Remmo Clan, who took Berlin as the base camp, and the family was notorious because of the network of crimes with Germany.</text:p>
      <text:p text:style-name="P4">
The Direz Court was sentenced to more than 6 to 6 years in prison for armed robbery, aggravated arson, and severe physical injury. The other two crimes are currently not adults and have been sentenced to 5 years and 4 years and 4 months in prison.</text:p>
      <text:p text:style-name="P4">
The 6th defendant was released innocently because he filed a powerful proof of the present, showing that he had undergone emergency surgery at a hospital in Berlin at the time.</text:p>
      <text:p text:style-name="P4">
However, the above -mentioned confession and negotiations have caused external criticism. Ralph Knispel, chairman of the Berlin Prosecutor Association, pointed out that the prosecutor did not ask the defendant to expose his conspiracy in exchange for a lighter punishment.</text:p>
      <text:p text:style-name="P4">
As of now, about 40 funds believe that the suspects participating in the plan of the case have been wanted.</text:p>
      <text:p text:style-name="P4">
News Source: <text:a xlink:type="simple" xlink:href="https://www.rfi.fr/cn/%E5%9B%BD%E9%99%85%E6%8A%A5%E9%81%93/20230516-%E6%88%98%E5%90%8E%E6%9C%80%E5%A4%A7%E5%AE%97%E8%89%BA%E6%9C%AF%E5%93%81%E7%AA%83%E6%A1%88-5%E4%BA%BA%E9%81%AD%E5%BE%B7%E5%9B%BD%E6%B3%95%E9%99%A2%E5%88%A4%E5%88%91" text:style-name="Internet_20_link" text:visited-style-name="Visited_20_Internet_20_Link">
https://www.rfi.fr/cn/%E5%9B%BD%E9%99%85%E6%8A%A5%E9%81%93/20230516-%E6%88%98%E5%90%8E%E6%9C%80%E5%A4%A7%E5%AE%97%E8%89%BA%E6%9C%AF%E5%93%81%E7%AA%83%E6%A1%88-5%E4%BA%BA%E9%81%AD%E5%BE%B7%E5%9B%BD%E6%B3%95%E9%99%A2%E5%88%A4%E5%88%91</text:a>
</text:p>
      <!--NEWS-->
      <text:h text:style-name="P10" text:outline-level="1">
<text:span text:style-name="T4">
China and the five Central Asian summits fill the vacuum of Russia's no time to take care of the staying in the vacuum</text:span>
</text:h>
      <text:p text:style-name="P4">
Publisher: 法新社</text:p>
      <text:p text:style-name="P4">
Published Time: 2023-05-16T10:02:09+00:00</text:p>
      <text:p text:style-name="P4">
Modified Time: 2023-05-16T09:35:01+00:00</text:p>
      <text:p text:style-name="P4">
Description: (Agence France -Presse, Beijing, 16th) Russia was trapped in the Western sacrifice sanction network after the invasion of Ukraine at the end of February last year. China has begun to promote large -scale infrastructure plans to Central Asia, and intentionally fills the power vacuum of the former Soviet Union to join the Republic of Russia in the backyar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5-16T10-02-09-00-00/000000.png" xlink:type="simple" xlink:show="embed" xlink:actuate="onLoad" draw:mime-type="image/png"/>
</draw:frame>
Central Asia is already the key area of the infrastructure initiative of Chinese President Xi Jinping's iconic geographical strategy. At present, about 150 countries and regions around the world have accepted Beijing financing bridge paving, airports, railway and hydropower plants.</text:p>
      <text:p text:style-name="P4">
Beijing stated that trade with Kazakh, Kyrgyz, Tajik, Turkman, Uzbek and other countries came to $ 70 billion last year. In the first quarter of this year, it grew 22%compared with the same period last year.</text:p>
      <text:p text:style-name="P4">
The analysis circle stated that after the outbreak of the Russian and Ukraine War, Central Asian countries have reflected on their long -term close relationship with Moscow, and began to seek economic, diplomatic and strategic protection from other forces, and the geographical situation further fell to Beijing.</text:p>
      <text:p text:style-name="P4">
The Observer Research Foundation, located in Mumbai, India. Researcher Ayjazwani told AF: "After the Russia invades Ukraine, Central Asian countries have begun to worry about their sovereignty."</text:p>
      <text:p text:style-name="P4">
Xi Jinping will host the "China-Central Asian Summit" in Xi'an, Shaanxi. Chinese official media said that this is the first time that this is the first time that Beijing and the five Central Asia have established diplomatic relations. The first time of the head of the Six Kingdoms has held a summit in a physical form, and it has a milestone in the history of the development of relations between China and China.</text:p>
      <text:p text:style-name="P4">
China said that Xi'an was the starting point of the ancient land road on land. More than 2100 years ago, the Western Han messenger Zhang Jian started to open up the West and East and East to the west, connecting the Silk Road in Asia and Europe, connecting China and Eurasia, and selecting the Central Asian Summit in Xi'an.</text:p>
      <text:p text:style-name="P4">
The summit is likely to be committed to pushing the huge traffic link between China and the five Central Asia. It includes the long -term and US $ 6 billion of the Sino -Jiwu Railway, and the expansion of Central Asia to China to China.</text:p>
      <text:p text:style-name="P4">
Harvard University's Davis Center for Russian and Eurasstudies, the director of the Central Asian project, Nargis Kassenova, ordered the exchanges between China and Central Asia in terms of safety, infrastructure construction and development. It has been a long time, saying that "China has consistent attitude towards Central Asia."</text:p>
      <text:p text:style-name="P4">
She also said that the Russian and Ukraine War "only pushed Central Asian countries to a deeper embrace in Beijing."</text:p>
      <text:p text:style-name="P4">
However, some analysts believe that China is more popular in the Central Asian elite class than in the Central Asian folks. Mainly, the investment that politicians are longing for are not necessarily paid by the people.</text:p>
      <text:p text:style-name="P4">
Li-Chen Sim, a scholar of the "Middle East Institute" (MEI), said that some problems were attributed to the "huge population and economic asymmetry" between countries and China.</text:p>
      <text:p text:style-name="P4">
She said that the infrastructure plan that China has funded failed to bring full employment opportunities for the local area and derived the heavy debt to Beijing, and also promoted the dissatisfaction of the Central Asian countries in the wild party in the wild party.</text:p>
      <text:p text:style-name="P4">
Professor Stefanhedlund, Professor of Uppsala University, Sweden, said that the anti -medium sentiment in some places has risen, "(this dissatisfaction) can be observed by the huge economic revenue, it is yet to be observed. "".</text:p>
      <text:p text:style-name="P4">
News Source: <text:a xlink:type="simple" xlink:href="https://www.rfi.fr/cn/%E5%9B%BD%E9%99%85%E6%8A%A5%E9%81%93/20230516-%E4%B8%AD%E5%9B%BD%E4%B8%8E%E4%B8%AD%E4%BA%9A%E4%BA%94%E5%9B%BD%E5%B3%B0%E4%BC%9A-%E5%A1%AB%E8%A1%A5%E4%BF%84%E6%97%A0%E6%9A%87%E5%85%BC%E9%A1%BE%E6%89%80%E7%95%99%E7%9C%9F%E7%A9%BA" text:style-name="Internet_20_link" text:visited-style-name="Visited_20_Internet_20_Link">
https://www.rfi.fr/cn/%E5%9B%BD%E9%99%85%E6%8A%A5%E9%81%93/20230516-%E4%B8%AD%E5%9B%BD%E4%B8%8E%E4%B8%AD%E4%BA%9A%E4%BA%94%E5%9B%BD%E5%B3%B0%E4%BC%9A-%E5%A1%AB%E8%A1%A5%E4%BF%84%E6%97%A0%E6%9A%87%E5%85%BC%E9%A1%BE%E6%89%80%E7%95%99%E7%9C%9F%E7%A9%BA</text:a>
</text:p>
      <!--NEWS-->
      <text:h text:style-name="P10" text:outline-level="1">
<text:span text:style-name="T4">
US satellite images show that North Korea is suspected to prepare for a military parade</text:span>
</text:h>
      <text:p text:style-name="P4">
Author: 联合早报 (Person)</text:p>
      <text:p text:style-name="P4">
Publisher: 联合早报 (Organization)</text:p>
      <text:p text:style-name="P4">
Published Time: 2023-05-16T10:28</text:p>
      <text:p text:style-name="P4">
Modified Time: 2023-05-16T11:13</text:p>
      <text:p text:style-name="P4">
Description: American satellite images show that North Korea has recently experienced suspected preparations for military parade. The Yonhap News Agency quoted VOA reports that the "Planet Labs" (Planet Labs "on the US remote sensing satellite data company on Sunday and Monday (May 14th and 15th) ...</text:p>
      <text:p text:style-name="P4">
Videos: []</text:p>
      <text:p text:style-name="P4">
Audios: []</text:p>
      <text:p text:style-name="P4">
Images: []</text:p>
      <text:p text:style-name="P4">
Type: NewsArticle</text:p>
      <text:p text:style-name="P4">
Breadcrumbs: ['即时', '国际']</text:p>
      <text:p text:style-name="P4">
Keywords: ['朝鲜', '卫星']</text:p>
      <!--METADATA-->
      <text:p text:style-name="P4">
American satellite images show that North Korea has recently experienced suspected preparations for military parade.</text:p>
      <text:p text:style-name="P4">
Yonhap News Agency quoted VOA reports that the Satellite images shot on Sunday and Monday (May 14th and 15th) on Sunday and Monday (May 14th and 15th) of the United States remote sensing satellite data company. 50 to 100 vehicles. A large number of vehicles are usually gathered here before the parade rehearsal, but it has not recognized the movement of military or other equipment assembly.</text:p>
      <text:p text:style-name="P4">
Analysts believe that North Korea may hold a military parade on July 27th of the 70th anniversary of the 70th anniversary of the 70th anniversary of the Korean War. North Korea held a military parade in 1993 and 2013.</text:p>
      <text:p text:style-name="P4">
There are also opinions that North Korea may hold a military parade on the 75th anniversary of the establishment of the government (September 9th), but the preparation trend usually appears two months before the military parade. big.</text:p>
      <text:p text:style-name="P4">
The most recent parade of North Korea was held on February 8th's 75th anniversary of the founding of the army. The new intercontinental ballistic missile "Mars Cannon-18" type with a solid fuel engine was debuted on the same day.</text:p>
      <text:p text:style-name="P4">
News Source: <text:a xlink:type="simple" xlink:href="https://www.zaobao.com.sg/realtime/world/story20230516-1395113" text:style-name="Internet_20_link" text:visited-style-name="Visited_20_Internet_20_Link">
https://www.zaobao.com.sg/realtime/world/story20230516-1395113</text:a>
</text:p>
      <!--NEWS-->
      <text:h text:style-name="P10" text:outline-level="1">
<text:span text:style-name="T4">
Ending the cancer wife ordered the elderly, Saipus, appeared in court to help suicide or murder?</text:span>
</text:h>
      <text:p text:style-name="P4">
Publisher: 法新社</text:p>
      <text:p text:style-name="P4">
Published Time: 2023-05-16T10:32:08+00:00</text:p>
      <text:p text:style-name="P4">
Modified Time: 2023-05-16T10:20:03+00:00</text:p>
      <text:p text:style-name="P4">
Description: (AFP, Nikhia, 15th) The British retired man who moved to the European island country Saipus was charged with murderous murderous wife. When he appeared in court today, he said that he was "begging" again and again. End her lif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3.617581in" draw:z-index="0">
<draw:image xlink:href="../Images/rficn/2023-05-16T10-32-08-00-00/000000.png" xlink:type="simple" xlink:show="embed" xlink:actuate="onLoad" draw:mime-type="image/png"/>
</draw:frame>
Davidhunter, 75, acknowledged his wife at home on the evening of December 18, 2021. Hante is a British retired miner who has adopted a pension and settled with his wife Paphos.</text:p>
      <text:p text:style-name="P4">
Hante told the Paleklas Criminal Court: "I don't want to do this, I say" no "." He said that he was still agreed by his wife "crying".</text:p>
      <text:p text:style-name="P4">
The euthanasia died in the Tapples, which is dominated by the East Orthodoxism. This is a case that has never been seen because he does not assist suicide related laws. If he is convicted, Han Te will face 25 years of imprisonment.</text:p>
      <text:p text:style-name="P4">
Hante said that 74 -year -old wife Janice suffered from blood cancer and received blood transfusion treatment. Before the end of his life in December 2021, he could not take the stairs upstairs, and the two could only sleep on a lounge chair on the first floor of the house. Jenny has repeatedly asked Han Te to end her life.</text:p>
      <text:p text:style-name="P4">
Hante said that he also prayed that he could change his wife's thought of "miracle or good things happened" and emphasized that related actions did not plan in advance. He eventually acquired his wife's wish and dull her in the living room.</text:p>
      <text:p text:style-name="P4">
The couple who fell in love with teenagers had been together for 59 years.</text:p>
      <text:p text:style-name="P4">
After the incident, Hante took the prescription medicine and drank alcohol attempt to commit suicide. After being discovered by the police, he was sent to a mental hospital for 10 days.</text:p>
      <text:p text:style-name="P4">
MichaelPolak, head of "Justice Abroad", is the appointed lawyer of the "Justice Abroad" head of the British citizens. Prak said: "Today, it is emotional and very difficult for David (Hante's name). However, he can finally explain what happened and make him relieved."</text:p>
      <text:p text:style-name="P4">
Borack said that today's testimony shows "how much David loves his wife."</text:p>
      <text:p text:style-name="P4">
Han Te did not recognize the murder allegations before and assisted suicide to defense, but the prosecutor Andreas Hadjikyrou told the court that there was no evidence to prove that the couple had a intention.</text:p>
      <text:p text:style-name="P4">
The trial will continue tomorrow, and then summon more witnesses to testify. (Internship compilation: Jian Yingya/Calculation: He Hongru) 1120516</text:p>
      <text:p text:style-name="P4">
Cherish life, suicide cannot solve the problem, and life can definitely find a way out. If you need to do business or related assistance, you can allocate the lifeline "1995" or Teacher Zhang's service line "1980".</text:p>
      <text:p text:style-name="P4">
News Source: <text:a xlink:type="simple" xlink:href="https://www.rfi.fr/cn/%E5%9B%BD%E9%99%85%E6%8A%A5%E9%81%93/20230516-%E7%BB%93%E6%9D%9F%E7%BD%B9%E7%99%8C%E5%A6%BB%E5%91%BD%E8%8B%B1%E8%80%81%E7%BF%81%E8%B5%9B%E6%99%AE%E5%8B%92%E6%96%AF%E5%87%BA%E5%BA%AD-%E5%8D%8F%E5%8A%A9%E8%87%AA%E6%9D%80%E6%88%96%E8%B0%8B%E6%9D%80" text:style-name="Internet_20_link" text:visited-style-name="Visited_20_Internet_20_Link">
https://www.rfi.fr/cn/%E5%9B%BD%E9%99%85%E6%8A%A5%E9%81%93/20230516-%E7%BB%93%E6%9D%9F%E7%BD%B9%E7%99%8C%E5%A6%BB%E5%91%BD%E8%8B%B1%E8%80%81%E7%BF%81%E8%B5%9B%E6%99%AE%E5%8B%92%E6%96%AF%E5%87%BA%E5%BA%AD-%E5%8D%8F%E5%8A%A9%E8%87%AA%E6%9D%80%E6%88%96%E8%B0%8B%E6%9D%80</text:a>
</text:p>
      <!--NEWS-->
      <text:h text:style-name="P10" text:outline-level="1">
<text:span text:style-name="T4">
The "Tong Russia" investigation report criticizes FBI for dual standards</text:span>
</text:h>
      <text:p text:style-name="P4">
Author: None (Language: zh)</text:p>
      <text:p text:style-name="P4">
Publisher: None</text:p>
      <text:p text:style-name="P4">
Time: 2023-05-16T10:40:00Z</text:p>
      <text:p text:style-name="P4">
Description: The special investigator of the "Tong Russia" incident appointed by former US President Trump issued a detailed investigation report after four years of investigation. In the report, the Federal Investigation Bureau put forward fierce criticism on the so -called allegations of Trump's campaign team that year.</text:p>
      <text:p text:style-name="P4">
Videos: []</text:p>
      <text:p text:style-name="P4">
Images: ["<text:a xlink:type="simple" xlink:href="https://static.dw.com/image/65632230_303.jpg" text:style-name="Internet_20_link" text:visited-style-name="Visited_20_Internet_20_Link">
65632230_303.jpg</text:a>
", "<text:a xlink:type="simple" xlink:href="https://static.dw.com/image/65632218_401.jpg" text:style-name="Internet_20_link" text:visited-style-name="Visited_20_Internet_20_Link">
65632218_401.jpg</text:a>
"]</text:p>
      <text:p text:style-name="P4">
Subject: 新闻广角</text:p>
      <text:p text:style-name="P4">
Subjects: ['特朗普', '通俄门', '特别检察官', '希拉里·克林顿', '美国联邦调查局']</text:p>
      <text:p text:style-name="P4">
Keywords: ['意见反馈']</text:p>
      <text:p text:style-name="P4">
Id: 65637307</text:p>
      <!--METADATA-->
      <text:p text:style-name="P4">
<text:a xlink:type="simple" xlink:href="https://www.dw.com/zh/overlay/image/article/65637307/65632230" text:style-name="Internet_20_link" text:visited-style-name="Visited_20_Internet_20_Link">
 <draw:frame draw:style-name="fr1" draw:name="Image80" text:anchor-type="as-char" svg:width="6.9236in" svg:height="3.896998in" draw:z-index="0">
<draw:image xlink:href="../Images/dwzh/2023-05-16T10-40-00Z/65632230_303.jpg" xlink:type="simple" xlink:show="embed" xlink:actuate="onLoad" draw:mime-type="image/jpeg"/>
</draw:frame>
</text:a>
(Voice of Germany Chinese) Johndurham, a special investigation officer, has severely criticized the Federal Investigation Bureau on the investigation of the so -called "Tong Russia" allegations of the Trump campaign in 2016. Dalham, a former federal prosecutor, said that the relevant investigations began under the circumstance where the evidence was insufficient and false. Dalham pointed out in his 300 -page survey report: "Whether it is a criminal investigation agency or an American intelligence agency, there seems to be no conclusive evidence that there is any secret agreement between the Trump team and the Russian side."</text:p>
      <text:p text:style-name="P4">
The special investigator appointed by Trump also said that the Federal Investigation Bureau obviously used dual standards. "Based on some intelligence, the Federal Investigation Bureau opened a related investigation during the election campaign based on some of the obliged, unsecured, and unconfirmed information, and the speed and method of the investigation were extremely distinctive. "Dalham also took the" dual standard "example of the Federal Investigation Bureau with the relevant investigation of Democrats Hillary Clinton. Dalham said that individual leaders of the Federal Investigation Bureau "have a strong hostility for Trump."</text:p>
      <text:p text:style-name="P4">
The background of the Federal Investigation Agency's relevant investigation is to clarify whether Moscow has tried to intervene in the 2016 US presidential election. Over the years of investigations have been in contact with the Trump campaign team with Russian representatives, and whether Trump himself has tried to obstruct the relevant investigation.</text:p>
      <text:p text:style-name="P4">
<draw:frame draw:style-name="fr1" draw:name="Image81" text:anchor-type="as-char" svg:width="6.9236in" svg:height="3.896998in" draw:z-index="0">
<draw:image xlink:href="../Images/dwzh/2023-05-16T10-40-00Z/65632218_401.jpg" xlink:type="simple" xlink:show="embed" xlink:actuate="onLoad" draw:mime-type="image/jpeg"/>
</draw:frame>
After four years of investigation, special investigators Dallem submitted a three -hundred -page survey report.</text:p>
      <text:h text:style-name="P12" text:outline-level="3">
<text:span text:style-name="T4">
"Witch Hunting Action"</text:span>
</text:h>
      <text:p text:style-name="P4">
In 2017, after Trump's Director of the Federal Investigation Bureau of James Comey, the relevant investigation was continued by special prosecutor RobertMueller. The conclusion that Mueller came after a two -year investigation was [] <text:a xlink:type="simple" xlink:href="https://www.dw.com/zh/zh/特朗普怒呛穆勒求官不成怀恨调查/a-48974152" text:style-name="Internet_20_link" text:visited-style-name="Visited_20_Internet_20_Link">
</text:a>
Essence In this context, Bill Barr, the judicial minister of Trump, appointed Dalham to investigate the background of the "Russian Gate" investigation. <text:a xlink:type="simple" xlink:href="https://www.dw.com/zh/zh/特朗普特赦涉通俄门亲信/a-56050617" text:style-name="Internet_20_link" text:visited-style-name="Visited_20_Internet_20_Link">
</text:a>
(Agence France -Presse, German Federation, Associated Press)</text:p>
      <text:p text:style-name="P4">
News Source: <text:a xlink:type="simple" xlink:href="https://www.dw.com/zh/通俄门-调查报告批评fbi搞双标/a-65637307" text:style-name="Internet_20_link" text:visited-style-name="Visited_20_Internet_20_Link">
https://www.dw.com/zh/通俄门-调查报告批评fbi搞双标/a-65637307?maca=chi-rss-chi-all-1127-rdf</text:a>
</text:p>
      <!--NEWS-->
      <text:h text:style-name="P10" text:outline-level="1">
<text:span text:style-name="T4">
The youth unemployment rate creates a record of "new crown" recovery in China</text:span>
</text:h>
      <text:p text:style-name="P4">
Author: None (Language: zh)</text:p>
      <text:p text:style-name="P4">
Publisher: None</text:p>
      <text:p text:style-name="P4">
Time: 2023-05-16T10:42:00Z</text:p>
      <text:p text:style-name="P4">
Description: In April, the growth rate of China's industrial production and consumption was lower than expected, which made people worry about the recovery of the Chinese economy.</text:p>
      <text:p text:style-name="P4">
Videos: []</text:p>
      <text:p text:style-name="P4">
Images: ["<text:a xlink:type="simple" xlink:href="https://static.dw.com/image/63515842_303.jpg" text:style-name="Internet_20_link" text:visited-style-name="Visited_20_Internet_20_Link">
63515842_303.jpg</text:a>
", "<text:a xlink:type="simple" xlink:href="https://static.dw.com/image/61191964_303.jpg" text:style-name="Internet_20_link" text:visited-style-name="Visited_20_Internet_20_Link">
61191964_303.jpg</text:a>
", "<text:a xlink:type="simple" xlink:href="https://static.dw.com/image/61588949_303.jpg" text:style-name="Internet_20_link" text:visited-style-name="Visited_20_Internet_20_Link">
61588949_303.jpg</text:a>
", "<text:a xlink:type="simple" xlink:href="https://static.dw.com/image/16931708_303.jpg" text:style-name="Internet_20_link" text:visited-style-name="Visited_20_Internet_20_Link">
16931708_303.jpg</text:a>
", "<text:a xlink:type="simple" xlink:href="https://static.dw.com/image/58836940_303.jpeg" text:style-name="Internet_20_link" text:visited-style-name="Visited_20_Internet_20_Link">
58836940_303....</text:a>
", "<text:a xlink:type="simple" xlink:href="https://static.dw.com/image/61649523_303.jpg" text:style-name="Internet_20_link" text:visited-style-name="Visited_20_Internet_20_Link">
61649523_303.jpg</text:a>
", "<text:a xlink:type="simple" xlink:href="https://static.dw.com/image/62172026_303.jpg" text:style-name="Internet_20_link" text:visited-style-name="Visited_20_Internet_20_Link">
62172026_303.jpg</text:a>
", "<text:a xlink:type="simple" xlink:href="https://static.dw.com/image/62073792_303.jpeg" text:style-name="Internet_20_link" text:visited-style-name="Visited_20_Internet_20_Link">
62073792_303....</text:a>
", "<text:a xlink:type="simple" xlink:href="https://static.dw.com/image/62525911_303.jpg" text:style-name="Internet_20_link" text:visited-style-name="Visited_20_Internet_20_Link">
62525911_303.jpg</text:a>
", "<text:a xlink:type="simple" xlink:href="https://static.dw.com/image/62550203_401.jpg" text:style-name="Internet_20_link" text:visited-style-name="Visited_20_Internet_20_Link">
62550203_401.jpg</text:a>
"]</text:p>
      <text:p text:style-name="P4">
Subject: 经济纵横</text:p>
      <text:p text:style-name="P4">
Subjects: ['专题报道：中国经济何处去？']</text:p>
      <text:p text:style-name="P4">
Keywords: ['中国经济', '通缩', '消费', '房地产', '疲弱', '工业生产', '中国国家统计局', '青年失业率', '失业率']</text:p>
      <text:p text:style-name="P4">
Id: 65637338</text:p>
      <!--METADATA-->
      <text:p text:style-name="P4">
<text:a xlink:type="simple" xlink:href="https://www.dw.com/zh/overlay/image/article/65637338/63515842" text:style-name="Internet_20_link" text:visited-style-name="Visited_20_Internet_20_Link">
 <draw:frame draw:style-name="fr1" draw:name="Image82" text:anchor-type="as-char" svg:width="6.9236in" svg:height="3.896998in" draw:z-index="0">
<draw:image xlink:href="../Images/dwzh/2023-05-16T10-42-00Z/63515842_303.jpg" xlink:type="simple" xlink:show="embed" xlink:actuate="onLoad" draw:mime-type="image/jpeg"/>
</draw:frame>
</text:a>
The picture shows a job fair in Beijing in August 2022</text:p>
      <text:p text:style-name="P4">
(Voice of Germany) According to the latest data from the National Bureau of Statistics of China, in April, China's industrial production increased by 5.6%year -on -year, but it was still lower than expected. According to Germany, the market's expectations for industrial growth are close to 11%. Caixin.com reported that the base was low last year due to the outbreak of the epidemic in Shanghai, Jilin and other places in the same period of 2022.</text:p>
      <text:p text:style-name="P4">
The retail industry increased by 18.4%, which seemed to be obvious at first glance, but it was still lower than expected. According to Caixin reports, economists have a expected value of 21.5%. Bloomberg's expected value is 21.9%. The base was very low a year ago. At that time, the severe sealing measures under the epidemic had paralyzed many areas including Shanghai, including Shanghai. Now people gradually return to shopping malls and restaurants.</text:p>
      <text:h text:style-name="P12" text:outline-level="3">
<text:span text:style-name="T4">
Focus on employment issues: college graduates, migrant workers</text:span>
</text:h>
      <text:p text:style-name="P4">
and <text:a xlink:type="simple" xlink:href="https://www.dw.com/zh/zh/毕业即失业-中国年轻人失业率居高不下/a-64834417" text:style-name="Internet_20_link" text:visited-style-name="Visited_20_Internet_20_Link">
 </text:a>
It is the highest since the statistics. The unemployment rate of 16-24 reached 20.4%in April. The service industry is still slowly absorbing millions of rural labor for cities. The unemployment rate of the National Bureau of Statistics fell to 5.2%, and March was 5.3%.</text:p>
      <text:p text:style-name="P4">
In April, the State Council emphasized the stable employment market, especially "employment services such as key groups such as college graduates and migrant workers". First Financial quoted expert reports that the weak links in the field of employment are prominently manifested in <text:a xlink:type="simple" xlink:href="https://www.dw.com/zh/zh/德语媒体每五个中国年轻人就有一个失业/a-62476053" text:style-name="Internet_20_link" text:visited-style-name="Visited_20_Internet_20_Link">
</text:a>
The job opportunities of migrant workers in large cities have been reduced, work search time is extended, and wages are constantly under pressure.</text:p>
      <text:p text:style-name="P4">
The latest statistics are the economic recovery of China after the epidemic <text:a xlink:type="simple" xlink:href="https://www.dw.com/zh/zh/4月通胀继续放缓-中国经济复苏堪忧/a-65603825" text:style-name="Internet_20_link" text:visited-style-name="Visited_20_Internet_20_Link">
</text:a>
Essence The new crown and Qing zero policy that ended at the end of 2022 caused the Chinese economy to suffer serious consequences, and real estate bubbles appeared in some areas.</text:p>
      <text:p text:style-name="P4">
Beijing's growth goal this year is about 5%, the lowest in decades. Even so, Chinese Prime Minister Li Qiang still warned that "not easy to achieve this goal."</text:p>
      <text:p text:style-name="P4">
*<draw:frame draw:style-name="fr1" draw:name="Image83" text:anchor-type="as-char" svg:width="6.9236in" svg:height="3.896998in" draw:z-index="0">
<draw:image xlink:href="../Images/dwzh/2023-05-16T10-42-00Z/61191964_303.jpg" xlink:type="simple" xlink:show="embed" xlink:actuate="onLoad" draw:mime-type="image/jpeg"/>
</draw:frame>
#</text:p>
      <text:h text:style-name="P13" text:outline-level="4">
<text:span text:style-name="T4">
to Chinese society</text:span>
</text:h>
      <text:h text:style-name="P12" text:outline-level="3">
<text:span text:style-name="T4">
economic growth slowed down</text:span>
</text:h>
      <text:p text:style-name="P4">
According to a report released by the Asian Development Bank in April this year, after the recovery of China's economy in 2021, China's economic growth in 2022 and 2023 will slow down. The reason is that the situation of low domestic demand has not improved. At the same time, the International Monetary Fund was further reduced to 4.4%of China's growth expectations on April 20. This number is far lower than the 5.5%target set by Beijing at the beginning of the year. The main reason is that China's anti -epidemic policies have adopted a tough clearance policy, and the extensive sealing of control affects economic activities, and Russia's invasion of Ukraine has exacerbated pressure on the Chinese economy.</text:p>
      <text:p text:style-name="P4">
*<draw:frame draw:style-name="fr1" draw:name="Image84" text:anchor-type="as-char" svg:width="6.9236in" svg:height="3.896998in" draw:z-index="0">
<draw:image xlink:href="../Images/dwzh/2023-05-16T10-42-00Z/61588949_303.jpg" xlink:type="simple" xlink:show="embed" xlink:actuate="onLoad" draw:mime-type="image/jpeg"/>
</draw:frame>
#</text:p>
      <text:h text:style-name="P13" text:outline-level="4">
<text:span text:style-name="T4">
to Chinese society</text:span>
</text:h>
      <text:h text:style-name="P12" text:outline-level="3">
<text:span text:style-name="T4">
is discriminated against</text:span>
</text:h>
      <text:p text:style-name="P4">
Recently, an article entitled "I am hiding in the bathroom of Shanghai Hongqiao, I don't know where to go" has caused heated discussions on the Internet. The content of the article tells that a new crown recovery has a job and was found to live in the toilet toilet to the toilet of Shanghai Hongqiao Station. She said that "do not be infected with positive people now." In this regard, the Shanghai Municipal Government stated that he also paid attention to the relevant situation and pointed out that the workers enjoyed the right to equal employment and choose a profession in accordance with the law, and called for more concern to the new crown recovery. " To set the threshold, you cannot let them live under the shadow they should not have. "</text:p>
      <text:p text:style-name="P4">
*<draw:frame draw:style-name="fr1" draw:name="Image85" text:anchor-type="as-char" svg:width="6.9236in" svg:height="3.896998in" draw:z-index="0">
<draw:image xlink:href="../Images/dwzh/2023-05-16T10-42-00Z/16931708_303.jpg" xlink:type="simple" xlink:show="embed" xlink:actuate="onLoad" draw:mime-type="image/jpeg"/>
</draw:frame>
#</text:p>
      <text:h text:style-name="P13" text:outline-level="4">
<text:span text:style-name="T4">
to Chinese society</text:span>
</text:h>
      <text:h text:style-name="P12" text:outline-level="3">
<text:span text:style-name="T4">
Unemployment rate is innovative</text:span>
</text:h>
      <text:p text:style-name="P4">
According to the latest economic indicators released by the National Bureau of Statistics of China in mid -June, the impact of the impact of the impact on the epidemic on employment continues. From the perspective of the overall unemployment rate, in May, the national urban survey rate was 5.9%, and the unemployment rate of young people aged 16-24 was 18.4%, an increase of 0.2 percentage points from April. On the other hand, this year's fresh graduates of Chinese universities reached 10.76 million, which was 1.67 million more than in 2021. The scale and growth rate reached a record high. The National Bureau of Statistics of China has stated that as graduates are put in the employment market, they may further increase employment pressure.</text:p>
      <text:p text:style-name="P4">
*<draw:frame draw:style-name="fr1" draw:name="Image86" text:anchor-type="as-char" svg:width="6.9236in" svg:height="3.896998in" draw:z-index="0">
<draw:image xlink:href="../Images/dwzh/2023-05-16T10-42-00Z/58836940_303.jpeg" xlink:type="simple" xlink:show="embed" xlink:actuate="onLoad" draw:mime-type="image/jpeg"/>
</draw:frame>
#</text:p>
      <text:h text:style-name="P13" text:outline-level="4">
<text:span text:style-name="T4">
to Chinese society</text:span>
</text:h>
      <text:h text:style-name="P12" text:outline-level="3">
<text:span text:style-name="T4">
Poor travel for the public</text:span>
</text:h>
      <text:p text:style-name="P4">
Under the principle of "dynamic clearance" in Beijing, China hopes to minimize the risk of overseas infection cases. Therefore, strict entry and exit management restrictions have been adopted, and strict isolation must be accepted after entering the country. In China, once a case of diagnosis is found, large -scale nucleic acid testing and control will be implemented immediately. According to external predictions, health code and normalized ribin testing will become daily epidemic prevention in Chinese cities.</text:p>
      <text:p text:style-name="P4">
*<draw:frame draw:style-name="fr1" draw:name="Image87" text:anchor-type="as-char" svg:width="6.9236in" svg:height="3.896998in" draw:z-index="0">
<draw:image xlink:href="../Images/dwzh/2023-05-16T10-42-00Z/61649523_303.jpg" xlink:type="simple" xlink:show="embed" xlink:actuate="onLoad" draw:mime-type="image/jpeg"/>
</draw:frame>
#</text:p>
      <text:h text:style-name="P13" text:outline-level="4">
<text:span text:style-name="T4">
to Chinese society</text:span>
</text:h>
      <text:h text:style-name="P12" text:outline-level="3">
<text:span text:style-name="T4">
Difficulty to see a doctor during the sealing city, difficult to eat</text:span>
</text:h>
      <text:p text:style-name="P4">
Shanghai and other cities have experienced several weeks of isolation, which not only allows many residents to face income loss, family separation, but also difficult to eat and see a doctor. Under the strict control of the epidemic, the public complained that the lack of people's biological supplies, the insufficient transportation of express logistics, and the lack of distribution in time, and the channels for people to see a doctor for medical treatment have also been restricted. During the seal of Xi'an, a pregnant woman was waiting for a long time outside the hospital due to the timeout of the nucleic acid test. The unfortunate abortion and myocardial infarction patients were died due to rejuvenation due to nucleic acid testing.</text:p>
      <text:p text:style-name="P4">
*<draw:frame draw:style-name="fr1" draw:name="Image88" text:anchor-type="as-char" svg:width="6.9236in" svg:height="3.896998in" draw:z-index="0">
<draw:image xlink:href="../Images/dwzh/2023-05-16T10-42-00Z/62172026_303.jpg" xlink:type="simple" xlink:show="embed" xlink:actuate="onLoad" draw:mime-type="image/jpeg"/>
</draw:frame>
#</text:p>
      <text:h text:style-name="P13" text:outline-level="4">
<text:span text:style-name="T4">
to Chinese society</text:span>
</text:h>
      <text:h text:style-name="P12" text:outline-level="3">
<text:span text:style-name="T4">
Epidemic prevention methods have been abused by the health code of the Bank of Henan Bank of Henan "green turning red"</text:span>
</text:h>
      <ul>
        <li>
<draw:frame draw:style-name="fr1" draw:name="Image89" text:anchor-type="as-char" svg:width="6.9236in" svg:height="3.896998in" draw:z-index="0">
<draw:image xlink:href="../Images/dwzh/2023-05-16T10-42-00Z/62073792_303.jpeg" xlink:type="simple" xlink:show="embed" xlink:actuate="onLoad" draw:mime-type="image/jpeg"/>
</draw:frame>
#</li>
      </ul>
      <text:h text:style-name="P13" text:outline-level="4">
<text:span text:style-name="T4">
to Chinese society</text:span>
</text:h>
      <text:h text:style-name="P12" text:outline-level="3">
<text:span text:style-name="T4">
Social control and control further intensify</text:span>
</text:h>
      <text:p text:style-name="P4">
In the past two and a half years, China has further tightened the control of society. Recently, in Tianjin, some people were included in the "dishonesty list" on the grounds of evasion of nucleic acid testing because they did not participate in nucleic acid screening on time. Teng Biao, a Chinese human rights lawyer in the United States, believes that the Chinese government uses high -tech and other modern and effective monitoring technologies to conduct comprehensive surveillance and control of civil society. During the epidemic, the Chinese government also accumulated more experience in controlling social flow. It is expected that even if the epidemic is over, this set of epidemic prevention measures will continue.</text:p>
      <text:p text:style-name="P4">
*<draw:frame draw:style-name="fr1" draw:name="Image90" text:anchor-type="as-char" svg:width="6.9236in" svg:height="3.896998in" draw:z-index="0">
<draw:image xlink:href="../Images/dwzh/2023-05-16T10-42-00Z/62525911_303.jpg" xlink:type="simple" xlink:show="embed" xlink:actuate="onLoad" draw:mime-type="image/jpeg"/>
</draw:frame>
#</text:p>
      <text:h text:style-name="P13" text:outline-level="4">
<text:span text:style-name="T4">
to Chinese society</text:span>
</text:h>
      <text:h text:style-name="P12" text:outline-level="3">
<text:span text:style-name="T4">
celebrities "Run" The rich want to "moist"</text:span>
</text:h>
      <text:p text:style-name="P4">
After Shanghai's sealing city, the word "Run" from English RUN became China's online pop words. In addition to many foreigners in Shanghai fled Shanghai after unblocking, Lang Xianping, a Chinese economist Lang Xianping, who had applauded the new crown epidemic prevention policy in China, was also accused of relocating his family from Shanghai to Hong Kong. Bloomberg quoted investment immigration consulting companies Henley &amp; Partners estimated that about 10,000 rich Chinese people were seeking leaving China due to strict resistance and economic slowdown. If they are successful, they will take away $ 48 billion from China.</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Expert forecast will also implement more loose monetary policy</text:span>
</text:h>
      <text:p text:style-name="P4">
A spokesman for the China National Bureau of Statistics said that there is still room for residents' consumption capacity and increased consumption willingness.</text:p>
      <text:p text:style-name="P4">
At the same time, although the residents' consumer price index (CPI) only increased by 0.1%in April, the National Bureau of Statistics still stated that the current Chinese economy does not have shrinkage. A spokesman for the Bureau of Statistics said that the important reason for the low CPI is that service demand is still recovering. Driven by service consumption demand in the future, the CPI increase will return to a reasonable level.</text:p>
      <text:p text:style-name="P4">
<draw:frame draw:style-name="fr1" draw:name="Image91" text:anchor-type="as-char" svg:width="6.9236in" svg:height="3.896998in" draw:z-index="0">
<draw:image xlink:href="../Images/dwzh/2023-05-16T10-42-00Z/62550203_401.jpg" xlink:type="simple" xlink:show="embed" xlink:actuate="onLoad" draw:mime-type="image/jpeg"/>
</draw:frame>
Although compared with last year, the consumption of the catering industry has rebounded, but compared with the pre -epidemic, the increase is not so obvious.</text:p>
      <text:p text:style-name="P4">
at the same time, <text:a xlink:type="simple" xlink:href="https://www.dw.com/zh/zh/中国经济遭遇严重逆流-年轻人推迟购房计划/a-62044137" text:style-name="Internet_20_link" text:visited-style-name="Visited_20_Internet_20_Link">
 </text:a>
From January to April, cumulative decreased by 6.2%year-on-year. According to Caixin report, real estate investment in April fell 16.2%year -on -year, a significant expansion of 9 percentage points from March.</text:p>
      <text:p text:style-name="P4">
Germany's analysis said that in any case, low inflation allows the Central Bank of China to support the economy. On Monday, the central bank has released the signal to continue to maintain a loose monetary policy. Experts predict that the central bank will implement a more loose policy in the future.</text:p>
      <text:p text:style-name="P4">
(Comprehensive report)</text:p>
      <text:p text:style-name="P4">
News Source: <text:a xlink:type="simple" xlink:href="https://www.dw.com/zh/青年失业率创记录-中国-后新冠-复苏难/a-65637338" text:style-name="Internet_20_link" text:visited-style-name="Visited_20_Internet_20_Link">
https://www.dw.com/zh/青年失业率创记录-中国-后新冠-复苏难/a-65637338?maca=chi-rss-chi-all-1127-rdf</text:a>
</text:p>
      <!--NEWS-->
      <text:h text:style-name="P10" text:outline-level="1">
<text:span text:style-name="T4">
China's economy does not see colorful youth unemployment rate hitting a record high</text:span>
</text:h>
      <text:p text:style-name="P4">
Author: None</text:p>
      <text:p text:style-name="P4">
Publisher: Radio Free Asia (Organization)</text:p>
      <text:p text:style-name="P4">
Published Time: 2023-05-16T10:45:00-04:00</text:p>
      <text:p text:style-name="P4">
Modified Time: 2023-05-16T13:00:05-04:00</text:p>
      <text:p text:style-name="P4">
Description: None</text:p>
      <text:p text:style-name="P4">
Videos: []</text:p>
      <text:p text:style-name="P4">
Audios: ["<text:a xlink:type="simple" xlink:href="https://www.rfa.org/mandarin/yataibaodao/jingmao/hcm1-0516202308152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92" text:anchor-type="as-char" svg:width="6.9236in" svg:height="4.612011in" draw:z-index="0">
<draw:image xlink:href="../Images/rfamandarin/2023-05-16T10-45-00-04-00/000000.png" xlink:type="simple" xlink:show="embed" xlink:actuate="onLoad" draw:mime-type="image/png"/>
</draw:frame>
On April 11, 2023, the Chongqing Job Fair attracted many job seekers to apply. <text:a xlink:type="simple" xlink:href="https://www.rfa.org/mandarin/yataibaodao/jingmao/hcm1-05162023081528.html/@@images/image" text:style-name="Internet_20_link" text:visited-style-name="Visited_20_Internet_20_Link">
</text:a>
Agencence France -Presse <text:a xlink:type="simple" xlink:href="https://www.rfa.org/mandarin/yataibaodao/jingmao/hcm1-05162023081528.html/@@stream" text:style-name="Internet_20_link" text:visited-style-name="Visited_20_Internet_20_Link">
</text:a>
On May 16, the latest data released by the National Bureau of Statistics of China showed that the national unemployment rate of youth exceeded 20 %, a record high. In addition, the officially announced April consumer price index is only the minimum increase in two years.</text:p>
      <text:p text:style-name="P4">
<text:span text:style-name="T4">
<text:span text:style-name="T5">
 <text:a xlink:type="simple" xlink:href="https://www.rfa.org/mandarin/Xinwen/st1-05162023031148.html" text:style-name="Internet_20_link" text:visited-style-name="Visited_20_Internet_20_Link">
</text:a>
 </text:span>
*  * </text:span>
<text:a xlink:type="simple" xlink:href="https://www.rfa.org/mandarin/pinglun/heqinglian/hql-05112023174539.html" text:style-name="Internet_20_link" text:visited-style-name="Visited_20_Internet_20_Link">
 </text:a>
 <text:span text:style-name="T4">
  * </text:span>
<text:a xlink:type="simple" xlink:href="https://www.rfa.org/mandarin/Xinwen/3-04242023105922.html" text:style-name="Internet_20_link" text:visited-style-name="Visited_20_Internet_20_Link">
 </text:a>
***<text:a xlink:type="simple" xlink:href="https://www.rfa.org/mandarin/Xinwen/4-04182023112402.html" text:style-name="Internet_20_link" text:visited-style-name="Visited_20_Internet_20_Link">
<text:span text:style-name="T4">
 There are more and more youth unemployed, but Citiban has raised China's growth expectations </text:span>
</text:a>
According to Caixin.com, China ’s national urban survey rate was recorded 5.2%in April, a decrease of 0.1 percentage points from March, the lowest level since 2022. However, the investigation rate of young people aged 16-24 recorded 20.4%, exceeding 19.9%in July 2022, the highest level since 2018.</text:p>
      <text:p text:style-name="P4">
"Relevant departments are currently actively introducing policies and targeted assistance." For young people's employment difficulties, a spokesman for the China National Bureau of Statistics, Fu Linghui, said that it is believed that with the gradualness of the policy effect, the employment situation of young people's employment situation said It will also gradually improve.</text:p>
      <text:p text:style-name="P4">
The China Economic Observer quoted Li Qiang, the vice president of the recruitment of Zhilian, said that the scale of college graduates has continued to rise in recent years. In addition, the previous unscrupulous groups left over in the past few years, the number of college students' job seekers continued to accumulate in 2023, and the "snowball" of employment pressure "snowball" The effect is obvious.</text:p>
      <text:p text:style-name="P4">
The report also quoted Zhang Chenggang, director of the China New Employment Studies Research Center of the University of Economics and Trade, believes that since 2020, the unemployment rate in China has continued to rise. This also means that "the unemployment rate of adolescents is already a medium- and long -term problem." He said, "the essence of the decline in job supply is caused by poor economic growth."</text:p>
      <text:p text:style-name="P4">
Lai Rongwei, assistant professor of the General Education Center of Longhua University of Science and Technology, was interviewed. For example, Guangdong Province issued a policy recently to call for 300,000 unemployed young people to go to the countryside to find a job. The increase in graduates is an inevitable trend in each country, but the supply surface of private enterprises can only be reduced without increasing. In this way, the unemployment will increase as soon as it disappears. "</text:p>
      <text:p text:style-name="P4">
<draw:frame draw:style-name="fr1" draw:name="Image93" text:anchor-type="as-char" svg:width="6.9236in" svg:height="4.61393in" draw:z-index="0">
<draw:image xlink:href="../Images/rfamandarin/2023-05-16T10-45-00-04-00/000001.png" xlink:type="simple" xlink:show="embed" xlink:actuate="onLoad" draw:mime-type="image/png"/>
</draw:frame>
On April 11, 2023, the Chongqing Job Fair attracted many job seekers to apply. (Agencelet) [] <text:a xlink:type="simple" xlink:href="https://www.rfa.org/mandarin/yataibaodao/jingmao/hcm1-05162023081528.html/000_33cy92v-1.jpg" text:style-name="Internet_20_link" text:visited-style-name="Visited_20_Internet_20_Link">
</text:a>
<text:span text:style-name="T4">
 China is facing "shrinking pressure" </text:span>
</text:p>
      <text:p text:style-name="P4">
The Chinese economy not only needs to "employment stable", but also faces the possibility of "shrinking". The National Bureau of Statistics of China recently announced that the April CPI rose by 0.1%, an increase of 0.7%in March. According to the sorting and latitude of Zhongxin, in April, the CPIs in 31 provinces in China all fell year -on -year. Among them, 7 provinces such as Shanghai and Liaoning have even more negative value, while Shanghai dropped from 0.9%in March to 1.1%, the largest decrease.</text:p>
      <text:p text:style-name="P4">
In addition, China's officially announced April producer price index(PPI)It fell 3.6%compared with the same period last year, a new low in the past three years. According to public opinion, China's manufacturing activities have weakened the pressure of industrial shrinkage.</text:p>
      <text:p text:style-name="P4">
Cheng Xiaonong, an economist in the United States, analyzed when interviewed by this station that China's CPI is currently rising slightly, reflecting the significant decline in PPIs where the cost of commodity production costs is changing, which is expected for future. From producer price index(PPI)Looking at, the Chinese economy will also shrink further: "China's middle class now adopts a collective action without organization to take out all the money of doing business, speculation, and stocks. A large number of borrowings in advance, whether it is a commercial loan or a real estate loan, because they are very optimistic about the economic prospects. "</text:p>
      <text:p text:style-name="P4">
At the same time, the People's Bank of China announced on the 15th that the "China Monetary Policy Implementation Report in the first quarter of 2023" emphasized that the current Chinese economy has not shrank.</text:p>
      <text:p text:style-name="P4">
The reason for the People's Bank of China is that the shrinking mainly refers to the continuous negative growth of prices, the amount of currency supply is also declining, and it is usually accompanied by economic recession. However, China's prices are still rising moderately, especially the core CPI is stable at about 0.7%year -on -year, M2(Visabular currency supply)The growth of social finances is relatively fast, the economic operation continues to improve, and it does not meet the characteristics of deflation.</text:p>
      <text:p text:style-name="P4">
"In the middle and long term, my country's economic supply and demand is generally balanced, the monetary policy remains stable, residents' inflation expectations are stable, and there is no basis for long -term contraction or inflation." The People's Bank of China comes to the above conclusions.</text:p>
      <text:p text:style-name="P4">
Cheng Xiaonong pointed out that China's official currency supply continues to expand, trying to put water to drive the economy, but after putting water, the money is just empty in the bank. He said that China's financial system is facing a new crisis. In addition to lending money to local governments to repay debts, he cannot find good loan customers. The conditions for maintaining the interest of the bank's loan collection are narrowing. Recently, the employees of Shanghai Pudong Development Bank have been severely cut off.</text:p>
      <text:p text:style-name="P4">
<draw:frame draw:style-name="fr1" draw:name="Image94" text:anchor-type="as-char" svg:width="6.9236in" svg:height="4.61393in" draw:z-index="0">
<draw:image xlink:href="../Images/rfamandarin/2023-05-16T10-45-00-04-00/000002.png" xlink:type="simple" xlink:show="embed" xlink:actuate="onLoad" draw:mime-type="image/png"/>
</draw:frame>
People's Bank of China (Associated Press) <text:a xlink:type="simple" xlink:href="https://www.rfa.org/mandarin/yataibaodao/jingmao/hcm1-05162023081528.html/ap17348167596626.jpg" text:style-name="Internet_20_link" text:visited-style-name="Visited_20_Internet_20_Link">
</text:a>
"Usually the understanding of textbooks is stagnation, but in fact, the situation is serious than stagflation, which is a new situation. The price is still rising and the rise is not large, but the economic atrophy is fast. The situation actually means that the shrinking of the entire economy will accelerate. "Cheng Xiaonong said.On the other hand, Liu Yuhui, a professor at the Chinese Academy of Social Sciences, recently published an article in the First Finance and Economics that the slope and Kan facing the current Chinese economy have been "shrinking risks". In the past 14 months, M2 has increased by 37 trillion yuan, of which in the last two months It has increased by 9 trillion yuan and failed to prevent the approaching. He believes that "if domestic demand cannot find enough growth, the main contradiction faced by the entire economy is not 'swelling', but 'shrinking'."</text:p>
      <text:p text:style-name="P4">
Zhu Chengzhi, Chairman of Monetar Investment, said in an interview with this station that China's economy is not hot enough now, so money continues to deposit banks, and it may improve in the second half of the year. The economy is a mess.</text:p>
      <text:p text:style-name="P4">
"In the past two years, the mainland's economy is very cold. Now that the refrigerator has been opened, it has started a bit temperature. But the currency has not yet expanded pressure, because the economic vitality is not hot. Back to warm up, the people's money will be taken out. "Zhu Chengzhi said.</text:p>
      <text:p text:style-name="P4">
Fu Linghui, a spokesman for the National Bureau of Statistics of China, responded to the continued low operation of the CPI on the 16th that "the low price operation is staged, the current economy does not have a shrinkage, and the next stage will generally not shrink."</text:p>
      <text:p text:style-name="P4">
Reporter: Huang Chunmei Responsible: Xu Shuting He Ping.com Editor: Ruizhe</text:p>
      <text:p text:style-name="P4">
News Source: <text:a xlink:type="simple" xlink:href="https://www.rfa.org/mandarin/yataibaodao/jingmao/hcm1-05162023081528.html" text:style-name="Internet_20_link" text:visited-style-name="Visited_20_Internet_20_Link">
https://www.rfa.org/mandarin/yataibaodao/jingmao/hcm1-05162023081528.html</text:a>
</text:p>
      <!--NEWS-->
      <text:h text:style-name="P10" text:outline-level="1">
<text:span text:style-name="T4">
Former White House consultants are elected as the first female secretary -general of the International Immigration Organization</text:span>
</text:h>
      <text:p text:style-name="P4">
Publisher: 法新社</text:p>
      <text:p text:style-name="P4">
Published Time: 2023-05-16T11:02:07+00:00</text:p>
      <text:p text:style-name="P4">
Modified Time: 2023-05-16T10:50:02+00:00</text:p>
      <text:p text:style-name="P4">
Description: (France -Presse Geneva, 15th) Former White House adviser Pop today was elected as the first female secretary -general of the United Nations International Immigration Organization. She promised to use a more comprehensive way to assist immigran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3.617581in" draw:z-index="0">
<draw:image xlink:href="../Images/rficn/2023-05-16T11-02-07-00-00/000000.png" xlink:type="simple" xlink:show="embed" xlink:actuate="onLoad" draw:mime-type="image/png"/>
</draw:frame>
Currently, AmyPOPE, deputy secretary -general of the International Organization (IOM), defeated her boss and former EU executive Antonio Vitalino in the fierce election today. The first female secretary general.</text:p>
      <text:p text:style-name="P4">
Agence France -Presse reported that the International Immigration Organization stated in a statement that 175 member states elected Pop as the secretary -general, with a term of 5 years. She will be the first female head of the organization on October 1.</text:p>
      <text:p text:style-name="P4">
After Pop was elected, he told the media that "this is an extraordinary day" and emphasized that "this is an incredible moment as far as our organization can do."</text:p>
      <text:p text:style-name="P4">
Popp, 49, said that more than 100 million people in the world were displaced due to conflicts and disasters. In addition, many immigrants were to pursue a better life.</text:p>
      <text:p text:style-name="P4">
Reuters reported that Pop said: "Under the influence of factors such as conflict, poverty, and climate change, in order to make us a successful organization, we will do more work."</text:p>
      <text:p text:style-name="P4">
"The important thing is that we must look at the immigration problem from a more comprehensive perspective and use our data more actively."</text:p>
      <text:p text:style-name="P4">
Pop said that she hoped that the International Immigration Organization would use data to analyze why people migrated and well understood places where people might be forced to migrate. (Translator: Lin Yifeng/Calculating Draft: Liu Shuqin)</text:p>
      <text:p text:style-name="P4">
News Source: <text:a xlink:type="simple" xlink:href="https://www.rfi.fr/cn/%E5%9B%BD%E9%99%85%E6%8A%A5%E9%81%93/20230516-%E7%99%BD%E5%AE%AB%E5%89%8D%E9%A1%BE%E9%97%AE%E5%87%BA%E7%BA%BF-%E5%BD%93%E9%80%89%E5%9B%BD%E9%99%85%E7%A7%BB%E6%B0%91%E7%BB%84%E7%BB%87%E9%A6%96%E4%BD%8D%E5%A5%B3%E7%A7%98%E4%B9%A6%E9%95%BF" text:style-name="Internet_20_link" text:visited-style-name="Visited_20_Internet_20_Link">
https://www.rfi.fr/cn/%E5%9B%BD%E9%99%85%E6%8A%A5%E9%81%93/20230516-%E7%99%BD%E5%AE%AB%E5%89%8D%E9%A1%BE%E9%97%AE%E5%87%BA%E7%BA%BF-%E5%BD%93%E9%80%89%E5%9B%BD%E9%99%85%E7%A7%BB%E6%B0%91%E7%BB%84%E7%BB%87%E9%A6%96%E4%BD%8D%E5%A5%B3%E7%A7%98%E4%B9%A6%E9%95%BF</text:a>
</text:p>
      <!--NEWS-->
      <text:h text:style-name="P10" text:outline-level="1">
<text:span text:style-name="T4">
Lugang fusion? Hong Kong officials formulated disputes with the mainland organ mutual aid mechanism</text:span>
</text:h>
      <text:p text:style-name="P4">
Author: None</text:p>
      <text:p text:style-name="P4">
Publisher: Radio Free Asia (Organization)</text:p>
      <text:p text:style-name="P4">
Published Time: 2023-05-16T11:05:00-04:00</text:p>
      <text:p text:style-name="P4">
Modified Time: 2023-05-16T11:39: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4.612011in" draw:z-index="0">
<draw:image xlink:href="../Images/rfamandarin/2023-05-16T11-05-00-04-00/000000.png" xlink:type="simple" xlink:show="embed" xlink:actuate="onLoad" draw:mime-type="image/png"/>
</draw:frame>
The picture shows the scar of surgery after a patient with a liver liver transplantation surgery received by a patient in Hangzhou. <text:a xlink:type="simple" xlink:href="https://www.rfa.org/mandarin/Xinwen/1-05162023110138.html/@@images/image" text:style-name="Internet_20_link" text:visited-style-name="Visited_20_Internet_20_Link">
</text:a>
In the Associated Press, the information of the Associated Press has recently set up a fixed organized mechanism for organ transplantation with mainland China, and has caused social controversy. Based on Singapore's "Lianhe Zaobao" and Hong Kong "Ming Pao" reported that Lu Chongmao, director of the Hong Kong Medical and Health Bureau, revealed last week that the Hospital Administration will lead transplant experts to Guangdong Province to exchange for the formulation of organizational mutual assistance mechanisms for the two places. He also said that the data management system of organs donation in mainland China is very advanced, and the official hopes that this trip can strengthen the Hong Kong organ transplant industry's understanding of related systems. According to the Lianhe Zaobao reported on the 16th, Lugang cross -border transplant cooperation caused a lot of controversy in Hong Kong society. Some Hong Kong patients and medical organizations have different definitions of "death" in the mainland and Hong Kong, as well as different organs' donation monitoring and operating mechanisms. The biggest doubt of all parties is the issue of organ transplantation sources in the mainland. Many years ago, there have been rumors that the donation of mainland organs involves organ trading. The news of cross -border "sharing" organ transplantation has also caused some concerns of Hong Kong people. Some Hong Kong donors will withdraw from the donation plan because they are unwilling to send organs to the mainland, which will eventually affect the chances of organ obtaining organs in Hong Kong. In December of last year, Hong Kong introduced the mainland organs to Hong Kong for the first time for cross -border transplantation. According to Lu Chongmao, when visiting Beijing in March this year, he had set up a preliminary plan with the mainland on the organizational assistance mechanism. In April, he also visited China to visit the Chinese human organ distribution and sharing computer system (COTRS). Over the years, reports on conscience of conscience and Uyghur organs in mainland China have continued, and international human rights agencies have been questioned the huge differences between China ’s annual number of organs and huge actual transplant organs. Editor -in -chief: Kaidi</text:p>
      <text:p text:style-name="P4">
News Source: <text:a xlink:type="simple" xlink:href="https://www.rfa.org/mandarin/Xinwen/1-05162023110138.html" text:style-name="Internet_20_link" text:visited-style-name="Visited_20_Internet_20_Link">
https://www.rfa.org/mandarin/Xinwen/1-05162023110138.html</text:a>
</text:p>
      <!--NEWS-->
      <text:h text:style-name="P10" text:outline-level="1">
<text:span text:style-name="T4">
Former British Prime Minister Tras visited Taiwan: Work together on the Freedom Frontline</text:span>
</text:h>
      <text:p text:style-name="P4">
Author: None</text:p>
      <text:p text:style-name="P4">
Publisher: Radio Free Asia (Organization)</text:p>
      <text:p text:style-name="P4">
Published Time: 2023-05-16T11:06:00-04:00</text:p>
      <text:p text:style-name="P4">
Modified Time: 2023-05-16T13:17:45-04:00</text:p>
      <text:p text:style-name="P4">
Description: None</text:p>
      <text:p text:style-name="P4">
Videos: []</text:p>
      <text:p text:style-name="P4">
Audios: ["<text:a xlink:type="simple" xlink:href="https://www.rfa.org/mandarin/yataibaodao/gangtai/hcm2-0516202308341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97" text:anchor-type="as-char" svg:width="6.9236in" svg:height="4.612011in" draw:z-index="0">
<draw:image xlink:href="../Images/rfamandarin/2023-05-16T11-06-00-04-00/000000.png" xlink:type="simple" xlink:show="embed" xlink:actuate="onLoad" draw:mime-type="image/png"/>
</draw:frame>
Former British Prime Minister Tellas arrived in Taiwan on the 16th, and Taiwan ’s foreign minister Wu Zhaozheng arrived at the scene. <text:a xlink:type="simple" xlink:href="https://www.rfa.org/mandarin/yataibaodao/gangtai/hcm2-05162023083413.html/@@images/image" text:style-name="Internet_20_link" text:visited-style-name="Visited_20_Internet_20_Link">
</text:a>
Taiwan Foreign Ministry <text:a xlink:type="simple" xlink:href="https://www.rfa.org/mandarin/yataibaodao/gangtai/hcm2-05162023083413.html/@@stream" text:style-name="Internet_20_link" text:visited-style-name="Visited_20_Internet_20_Link">
</text:a>
On May 16, former British Prime Minister Tras(Liz Truss arrived in Taiwan to visit. This is after the former British Prime Minister Margaretthatcher, and the British stepped down the Prime Minister's visit to Taiwan again for 27 years. Tellas said that Taiwan, a free society, is being threatened, and she is glad to work with the Taiwanese government and the people at the free front line.</text:p>
      <text:p text:style-name="P4">
<text:span text:style-name="T4">
<text:span text:style-name="T5">
 <text:a xlink:type="simple" xlink:href="https://www.rfa.org/mandarin/Xinwen/8-05152023162207.html" text:style-name="Internet_20_link" text:visited-style-name="Visited_20_Internet_20_Link">
</text:a>
</text:span>
</text:span>
<text:a xlink:type="simple" xlink:href="https://www.rfa.org/mandarin/Xinwen/st-05092023050236.html" text:style-name="Internet_20_link" text:visited-style-name="Visited_20_Internet_20_Link">
<text:span text:style-name="T4">
 Former British Prime Minister Tras visited Taiwan on the 16th and delivered a speech </text:span>
</text:a>
Former British Prime Minister Tellas arrived in Taiwan on the 16th, and Taiwan ’s foreign minister Wu Zhaozheng personally went to the airport to welcome. After Tillas arrived in Taiwan, he delivered a brief speech at the airport. She said that she wanted to visit Taiwan very early, but because she failed to work in the British government, she was glad to be able to visit at this critical moment of the world.</text:p>
      <text:p text:style-name="P4">
Tellas said that everyone knows that Taiwan has freedom of speech and is a free society, but at this moment is facing unprecedented threats. Therefore, she is happy to work with the people of Taiwan at the frontline of freedom. Tellas emphasizes that "do our best to ensure the freedom and democracy of Taiwan's future."</text:p>
      <text:p text:style-name="P4">
<draw:frame draw:style-name="fr1" draw:name="Image98" text:anchor-type="as-char" svg:width="6.9236in" svg:height="4.61393in" draw:z-index="0">
<draw:image xlink:href="../Images/rfamandarin/2023-05-16T11-06-00-04-00/000001.png" xlink:type="simple" xlink:show="embed" xlink:actuate="onLoad" draw:mime-type="image/png"/>
</draw:frame>
Former British Prime Minister Tras arrived in Taiwan on the 16th. (Taiwan Foreign Ministry) <text:a xlink:type="simple" xlink:href="https://www.rfa.org/mandarin/yataibaodao/gangtai/hcm2-05162023083413.html/57164e00.jpg" text:style-name="Internet_20_link" text:visited-style-name="Visited_20_Internet_20_Link">
</text:a>
According to media reports, before the visit of Tellas, he was criticized by his colleagues who were also the Conservative Party. Aliciakearns, chairman of the British House Foreign Affairs Committee, who visited Taiwan last year, believes that Traz's visit to Taiwan will be the "worst Instagram(Net celebrity)"Diplomacy", at the cost of Taiwan's security, attempts to enhance its sense of presence and visibility.</text:p>
      <text:p text:style-name="P4">
In this regard, Liu Yongjian, a spokesman for the Ministry of Foreign Affairs of Taiwan, stated at a regular press conference on the 16th that Tellas was a long -term friend of Taiwan. During her while serving as a foreign minister, she delivered the first mention of the British foreign policy speech in April last year. Democratic regions such as Taiwan have self -defense capabilities; she also stated during the NATO Summit in June last year that Taiwan's security is not only related to military security, but also about economic security. Tellas has repeatedly called on democratic camps to support Taiwan and raised the importance of peace and stability in Taiwan from regional levels to global levels.</text:p>
      <text:p text:style-name="P4">
Liu Yongjian: "After the position of Prime Minister of Tellas, he often made his voice openly for Taiwan, calling on the free world to do its best to support our country, ensure that my country needs the support of self -defense, and support my country's freedom and democracy."</text:p>
      <text:p text:style-name="P4">
Liu Yongjian said that the Ministry of Foreign Affairs thanked Tras for their support and deep friendship in Taiwan, and sincerely welcomes his visit. This is the visit to British Prime Minister -level friends after a lapse of 27 years. The Ministry of Foreign Affairs attaches great importance to it, and the reception specifications and schedule will also reflect the importance of the Ministry of Foreign Affairs for visiting guests.</text:p>
      <text:p text:style-name="P4">
Tellas will meet the high -level government of Taiwan during the visit to Taiwan on the 16th to 20th, and will make a public speech on the 17th.</text:p>
      <text:p text:style-name="P4">
<draw:frame draw:style-name="fr1" draw:name="Image99" text:anchor-type="as-char" svg:width="6.9236in" svg:height="4.61393in" draw:z-index="0">
<draw:image xlink:href="../Images/rfamandarin/2023-05-16T11-06-00-04-00/000002.png" xlink:type="simple" xlink:show="embed" xlink:actuate="onLoad" draw:mime-type="image/png"/>
</draw:frame>
Former British Prime Minister Tellas arrived in Taiwan on the 16th, and Taiwan ’s foreign minister Wu Zhaozheng arrived at the scene. (Taiwan Foreign Ministry) <text:a xlink:type="simple" xlink:href="https://www.rfa.org/mandarin/yataibaodao/gangtai/hcm2-05162023083413.html/57164e09.jpg" text:style-name="Internet_20_link" text:visited-style-name="Visited_20_Internet_20_Link">
</text:a>
<text:span text:style-name="T4">
 Tellas's speech will call on the "hard power" guard to avoid Chinese aggression </text:span>
</text:p>
      <text:p text:style-name="P4">
British "Daily Telegraph"(The Telegraph's Promise disclosed in advance pointed out that she believes that Britain must strengthen defense cooperation with Taiwan and use "hard power"(hardpower)Protect Taiwan from China's aggression. If the West wants to avoid war in the South China Sea, it is necessary to take military cooperation seriously and coordinate which weapons to transport each other. She decided to visit Taiwan to enhance the world's understanding of its location. She came to Taiwan because she believed that this was the most important place in the world. This is the front line of freedom worldwide: "The Communist Party of China is fighting ideological struggle with the free world. This is a battle of thought."</text:p>
      <text:p text:style-name="P4">
The report disclosed that Tellas will also stated that the British government will support Taiwan to join the "Cap Pacific Partner Comprehensive Progress Agreement" (CPTPP). Britain should support Taiwan's application to join, and cooperate with the main members of CPTPP to let Taiwan join as soon as possible, and at the same time Versepal China has become a member of CPTPP.</text:p>
      <text:p text:style-name="P4">
<draw:frame draw:style-name="fr1" draw:name="Image100" text:anchor-type="as-char" svg:width="6.9236in" svg:height="4.61393in" draw:z-index="0">
<draw:image xlink:href="../Images/rfamandarin/2023-05-16T11-06-00-04-00/000003.png" xlink:type="simple" xlink:show="embed" xlink:actuate="onLoad" draw:mime-type="image/png"/>
</draw:frame>
On May 16, 2023, former British Prime Minister Tellas arrived in Taiwan and had talks with Taiwan Foreign Minister Wu Zhaozheng. (Taiwan Foreign Ministry) <text:a xlink:type="simple" xlink:href="https://www.rfa.org/mandarin/yataibaodao/gangtai/hcm2-05162023083413.html/571656db.jpg" text:style-name="Internet_20_link" text:visited-style-name="Visited_20_Internet_20_Link">
</text:a>
<text:span text:style-name="T4">
 Belgian Parliament Visit Regiment and Visit Taiwan </text:span>
</text:p>
      <text:p text:style-name="P4">
In addition, the Belgian Federal Senator and District Councilor Visiting Group also visited Taiwan from 15th to 19th.(Julienuyttendele)Wait for 5 people.</text:p>
      <text:p text:style-name="P4">
Taiwan ’s Chief Executive Chen Jianren said on the 16th when he visited the delegation that since the first day of the invasion of Ukraine in Russia, the Taiwanese government has joined the international community to reiterate the opposition to changing the status quo between the country with force or coercion. China's repeated unreasonable upgrades of threats to Taiwan and military intimidation have also challenged regional security and stability.</text:p>
      <text:p text:style-name="P4">
He emphasized that Taiwan's security and stability are essential for the global economy. Taiwan not only produces 90%of the world's most advanced semiconductor chips, but also has up to 40%of the world's commodity transportation through the Taiwan Strait. Once any war erupted in the Taiwan Strait area, it will cause serious consequences to the global economy.Taiwan's Foreign Ministry stated that during the visit of the Belgian delegation, in addition to visiting Taiwan government officials, it will also visit Taiwan's semiconductor research center, Hsinchu Science Park Management Bureau, Industrial Technology Research Institute and other institutions and enterprises to understand Taiwan's political politics The current status of various fields such as Energy, Energy and High Technology, and in -depth opinions on the cooperation issues of both parties.</text:p>
      <text:p text:style-name="P4">
Reporter: Huang Chunmei Responsible: Xu Shuting He Ping.com Editor: Ruizhe</text:p>
      <text:p text:style-name="P4">
News Source: <text:a xlink:type="simple" xlink:href="https://www.rfa.org/mandarin/yataibaodao/gangtai/hcm2-05162023083413.html" text:style-name="Internet_20_link" text:visited-style-name="Visited_20_Internet_20_Link">
https://www.rfa.org/mandarin/yataibaodao/gangtai/hcm2-05162023083413.html</text:a>
</text:p>
      <!--NEWS-->
      <text:h text:style-name="P10" text:outline-level="1">
<text:span text:style-name="T4">
The United Nations reviews China ’s infringement of women's rights and interests, Tibetans and other representatives attended the meeting</text:span>
</text:h>
      <text:p text:style-name="P4">
Author: None</text:p>
      <text:p text:style-name="P4">
Publisher: Radio Free Asia (Organization)</text:p>
      <text:p text:style-name="P4">
Published Time: 2023-05-16T11:13:00-04:00</text:p>
      <text:p text:style-name="P4">
Modified Time: 2023-05-16T12:45: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5.1927in" draw:z-index="0">
<draw:image xlink:href="../Images/rfamandarin/2023-05-16T11-13-00-04-00/000000.png" xlink:type="simple" xlink:show="embed" xlink:actuate="onLoad" draw:mime-type="image/png"/>
</draw:frame>
Participating in Tibet, East Turkistan and Hong Kong, which participated in the 85th session of the UNISICS Disclosure Commission, took a group photo, taken on May 12, 2023. <text:a xlink:type="simple" xlink:href="https://www.rfa.org/mandarin/Xinwen/2-05162023110648.html/@@images/image" text:style-name="Internet_20_link" text:visited-style-name="Visited_20_Internet_20_Link">
</text:a>
The Tibetan Administrative Central Official Website of the United Nations "Eliminating the Women's Discrimination Committee" will hold the ninth regular review of the "Elimination of the Convention on Women's All Forms" on May 12, and held a regular review. According to the "Voice of Tibet" by the headquarters in Norway, more than 40 people from the Tibetan Administrative Central Committee in Switzerland and the President of the Tibetan Women's Council, as well as the International Human Rights Organization and Chinese Human Rights Researchers attended the UN meeting. The United Nations "eliminates the reports and suggestions submitted by the Women's Disclosure Committee" and proposes multiple issues to China through reports and suggestions submitted through all parties, including the Tibetan people, including the CCP forced women to move to different places and engage in cheap labor; restrict Tibetan applications for applications Passports or confiscated passports; forced Tibetan children to enter colonial boarding schools, and prohibit them from receiving mother tongue education, and so on. Facing multiple questions raised by the committee, the Chinese representatives failed to answer, so the committee requested that the Chinese representatives answered them in writing after the meeting. In addition, the US State Department issued the "2022 International Religious Freedom Report" on the 15th. The report on Tibet pointed out that the CCP authorities have fully controlled Tibetan Buddhism. Various temples of Tibet were asked by the authorities to hang photos of the leaders of the CCP of the CCP of Mao Zedong and Xi Jinlian. The authorities also severely prohibit Tibetans from hanging or holding the Dalai Lama. Editor -in -chief: Kaidi</text:p>
      <text:p text:style-name="P4">
News Source: <text:a xlink:type="simple" xlink:href="https://www.rfa.org/mandarin/Xinwen/2-05162023110648.html" text:style-name="Internet_20_link" text:visited-style-name="Visited_20_Internet_20_Link">
https://www.rfa.org/mandarin/Xinwen/2-05162023110648.html</text:a>
</text:p>
      <!--NEWS-->
      <text:h text:style-name="P10" text:outline-level="1">
<text:span text:style-name="T4">
Wang Aizhong's case on the 18th court will prevent his wife Wang He Nan from entering the court</text:span>
</text:h>
      <text:p text:style-name="P4">
Author: None</text:p>
      <text:p text:style-name="P4">
Publisher: Radio Free Asia (Organization)</text:p>
      <text:p text:style-name="P4">
Published Time: 2023-05-16T11:17:54-04:00</text:p>
      <text:p text:style-name="P4">
Modified Time: 2023-05-16T11:17: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2" text:anchor-type="as-char" svg:width="6.9236in" svg:height="3.897317in" draw:z-index="0">
<draw:image xlink:href="../Images/rfamandarin/2023-05-16T11-17-54-04-00/000000.png" xlink:type="simple" xlink:show="embed" xlink:actuate="onLoad" draw:mime-type="image/png"/>
</draw:frame>
The main promoter of the Southern Street Movement of China, Wang Aizhong Network Screenshot of Wang Aizhong Network/Minsheng Observing the main promoter of the Southern Street Movement of China and Wang Ai Nan, the wife of Wang Aizhong, the well -known objections, the latest tweet on the 16th, saying that the Wang Aizhong case will be at 9 am on May 18th Half in the trial of the 30th court in Tianhe District Court of Guangzhou. She also said that although the court would not let her enter the court on the day of the trial, she still went. In the previous tweet, Wang Henan said that the court asked the lawyer to submit the list of people's lists, and then said that the lawyer called, and the court also said that only one person was allowed to listen that day. She approved the judicial department to do things "to say that they changed, and they were absurd." Wang Aizhong is the main promoter of the Southern Street Movement of China and a well -known objection. He has been arrested and detained by the authorities for nearly two years. Guangzhou Tianhe Court held a pre -court meeting on the Wang Aizhong case on the 15th. Wang Henan disclosed that from the pre -court meeting, Wang Aizhong will be heard publicly when he starts, but the authorities will be "filled in". Can't get in. "Wang Henan also pointed out." They are cunning and shameless when they are in the trial. "She said that because she had written before, she belonged to witnesses, and the law stipulated that witnesses could not appear in court. "It's really abominable!" Wang He Nan shirk on the 15th that the authorities prevented her from going to the court before the court. The people who listened to the court were also threatened by the police. Zhu Chengzhi, a well -known human rights defender, also tweeted on the same day that he went to the Tianhe Court to meet with Wang Aizhong's two lawyers (He Weimin and Ge Wenxiu) to eat for dinner in the morning. While waiting at the nearby hotel, the police were tied to the police car with police ropes, and forced to pull the police station for 8 hours. Editor -in -chief: Kaidi</text:p>
      <text:p text:style-name="P4">
News Source: <text:a xlink:type="simple" xlink:href="https://www.rfa.org/mandarin/Xinwen/3-05162023111426.html" text:style-name="Internet_20_link" text:visited-style-name="Visited_20_Internet_20_Link">
https://www.rfa.org/mandarin/Xinwen/3-05162023111426.html</text:a>
</text:p>
      <!--NEWS-->
      <text:h text:style-name="P10" text:outline-level="1">
<text:span text:style-name="T4">
Suppressed by the Chinese authorities? "Beijing Comrade Center" suspension and attract attention</text:span>
</text:h>
      <text:p text:style-name="P4">
Author: None</text:p>
      <text:p text:style-name="P4">
Publisher: Radio Free Asia (Organization)</text:p>
      <text:p text:style-name="P4">
Published Time: 2023-05-16T11:21:00-04:00</text:p>
      <text:p text:style-name="P4">
Modified Time: 2023-05-16T12:14:1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3" text:anchor-type="as-char" svg:width="6.9236in" svg:height="3.88615in" draw:z-index="0">
<draw:image xlink:href="../Images/rfamandarin/2023-05-16T11-21-00-04-00/000000.png" xlink:type="simple" xlink:show="embed" xlink:actuate="onLoad" draw:mime-type="image/png"/>
</draw:frame>
China's largest LGBTQ organization "Beijing Comrade Center", which was established for 15 years, suddenly issued a statement on its social media account on Monday (15th) on Monday (15th) to terminate operations. <text:a xlink:type="simple" xlink:href="https://www.rfa.org/mandarin/Xinwen/4-05162023111848.html/@@images/image" text:style-name="Internet_20_link" text:visited-style-name="Visited_20_Internet_20_Link">
</text:a>
China's largest LGBTQ organization "Beijing Comrade Center", which has been established for 15 years, suddenly issued a statement on its social media account on Monday (15th) in the evening of Monday (15th), announcing that the center will terminate operations. The statement thanks to their attention and support for them. At the same time, a long picture is attached. Among them, "I hope that one day, we will bring each other's pride and meet again." The statement caused heated discussions and attracted public opinion. The Washington Post said that this is a major blow to China, and pointed out that almost at the same time, the Taiwan Legislative Council has just passed a revision case to allow gay partners to adopt children. This is the latest recognition of homosexual rights rights. Essence These two things are on May 17 that the international is no longer afraid of the same day (the full name is "International is no longer afraid of homosexuality, transgender and bisexual day"). It is reported that the closure announcement of the "Beijing Comrade Center" was widely shared on WeChat, and the number of views quickly exceeded 100,000 times, which is the largest view of its WeChat records. A Weibo user commented on Weibo: "At least this is a luxurious funeral." There are still many Chinese netizens left a message under their posts to make the organization for the Chinese LGBTQ community since 2008 The contribution expressed his gratitude, and he also called on hoping that there were "successors" to appear and relay service. The report also pointed out that conservatives welcomed this move and criticized the organization to spread the "West" idea, which may undermine the control of the Communist Party of China. Essence According to the "Voice of Germany", Andy (pseudonym), who has long promoted the LGBTQ community movement in China for a long time, said in an interview that the North Tong Center mentioned "force majeure", which must be that the Chinese government's order prevented them from continuing Operation. He was not surprised by this, because in the past few years, the Chinese government has suppressed the LGBTQ community or private groups of many universities. Now they have "no room for doing things" in China. Lu Xinjie, the "Outright Operation" (OutrichtInformational), the development of the LGBTQ movement in Asian countries for a long time, also told the Voice of Germany that the North Tong Center provided a safe space for the community and was also a "stable" Chinese LGBTQ athleteor. character of. The stop operation of the North Tong Center will make Chinese activists feel more desperate. Editor -in -chief: Kaidi</text:p>
      <text:p text:style-name="P4">
News Source: <text:a xlink:type="simple" xlink:href="https://www.rfa.org/mandarin/Xinwen/4-05162023111848.html" text:style-name="Internet_20_link" text:visited-style-name="Visited_20_Internet_20_Link">
https://www.rfa.org/mandarin/Xinwen/4-05162023111848.html</text:a>
</text:p>
      <!--NEWS-->
      <text:h text:style-name="P10" text:outline-level="1">
<text:span text:style-name="T4">
The talk show actor was accused of offending the PLA's laughing fruit culture was filed</text:span>
</text:h>
      <text:p text:style-name="P4">
Author: None (Language: zh)</text:p>
      <text:p text:style-name="P4">
Publisher: None</text:p>
      <text:p text:style-name="P4">
Time: 2023-05-16T11:22:00Z</text:p>
      <text:p text:style-name="P4">
Description: On May 13th, House, a talk show actor (Li Haoshi), a subsidiary of Xiaoguo Culture Company, said that the scene of the two wild dogs chasing the pine kings that he adopted made him reminded him of 8 words. This paragraph was exposed by a netizen on Weibo. Swordsman Culture announced on the 15th that it would stop all the acting work of House endlessly, but was still filed for investigation.</text:p>
      <text:p text:style-name="P4">
Videos: []</text:p>
      <text:p text:style-name="P4">
Images: ["<text:a xlink:type="simple" xlink:href="https://static.dw.com/image/61842432_303.jpg" text:style-name="Internet_20_link" text:visited-style-name="Visited_20_Internet_20_Link">
61842432_303.jpg</text:a>
"]</text:p>
      <text:p text:style-name="P4">
Subject: 时政风云</text:p>
      <text:p text:style-name="P4">
Subjects: ['笑果', '笑果文化', '脱口秀', 'HOUSE(李昊石)', '解放军', '能打胜仗', '作风优良', '李诞']</text:p>
      <text:p text:style-name="P4">
Keywords: ['意见反馈']</text:p>
      <text:p text:style-name="P4">
Id: 65638312</text:p>
      <!--METADATA-->
      <text:p text:style-name="P4">
<text:a xlink:type="simple" xlink:href="https://www.dw.com/zh/overlay/image/article/65638312/61842432" text:style-name="Internet_20_link" text:visited-style-name="Visited_20_Internet_20_Link">
 <draw:frame draw:style-name="fr1" draw:name="Image104" text:anchor-type="as-char" svg:width="6.9236in" svg:height="3.896998in" draw:z-index="0">
<draw:image xlink:href="../Images/dwzh/2023-05-16T11-22-00Z/61842432_303.jpg" xlink:type="simple" xlink:show="embed" xlink:actuate="onLoad" draw:mime-type="image/jpeg"/>
</draw:frame>
</text:a>
After the 18th National Congress of the Communist Party of China, Xi Jinping emphasized to build a people's army that listened to the party's command, can win, and excellent style.</text:p>
      <text:p text:style-name="P4">
(Voice of Germany Chinese website) On May 15th, Xiao Guo Culture Company issued an apology statement on Weibo saying, "On May 13, talk show actor House(Li Haoshi)There are inappropriate metaphors in the performance, which has aroused controversy of the audience. Here we apologize to the public. "The statement stated that he had seriously criticized House as soon as possible, asking him to reflect, and stop all his subsequent acting work in the future. Li Haoshi himself also apologized on Weibo, saying that he had used it during the performance very inappropriately. The metaphor has caused bad feelings and associations to the audience. "I will take responsibility for this, stop all performing arts, deeply reflect, and re -study."</text:p>
      <text:p text:style-name="P4">
On the same day, the Beijing Evening News posted news on Weibo, which was more specifically talked about the so -called "inappropriate metaphor" mentioned in the apology statement of Xiaoguo Culture Company. It is reported that "some netizens recently broke the news that when watching the Beijing scene of the comedy company 'laughing fruit', they found that there were very inappropriate expressions. A actor talked about it. When squirrel, let him think of eight words-'excellent style and can win the battle'. At present, the talk show actor and 'laughing fruit' involved in the incident have apologized and acknowledged the wrong existence. "</text:p>
      <text:p text:style-name="P4">
However, although Li Haoshi and Xiaoguo Culture Company have apologized, the incident is far from over. The Beijing Evening News wrote in the same report, "the reporter learned that the Beijing Cultural Law Enforcement Corps stated that it has been known about this on the morning of May 15th, and the relevant company has been investigated."</text:p>
      <text:h text:style-name="P12" text:outline-level="3">
<text:span text:style-name="T4">
Liberation Army Strong Army slogan</text:span>
</text:h>
      <text:p text:style-name="P4">
Hong Kong 01 wrote in the incident, "Netizens said that the actor's lines made him feel uncomfortable. Objective: 'Listening to the party's command, can win the battle, good style'. These 12 words have also become the slogan of the PLA strong army. "</text:p>
      <text:p text:style-name="P4">
In March 2013, Xi Jinping, who was elected as the General Secretary of the Communist Party of China after the 18th National Congress of the Communist Party of China, and took over as the chairman of the Military Commission, emphasized at the PLA delegation at the First Session of the 12th National People's Congress to "build a party command, win the battle, work style, The excellent people's army is the goal of the party under the new situation. "Since then," excellent style and winning the battle "has always been the slogan of the PLA, and it is also used to describe the PLA.</text:p>
      <text:p text:style-name="P4">
The Chinese official media "People's Daily" commented on the incident, "A talk show actor was accused of offensing the people of the people, and his company was investigated by his company. , I caught up with a misunderstanding. I have a fear of my heart, a word of words, and a stop of behavior. This should be the professional bottom line, and it should become an industry consensus.</text:p>
      <text:p text:style-name="P4">
On Weibo, netizens left various comments under relevant reports. Someone wrote, "Blocking the laughing fruit culture, killing a hundred hundred"; "The Chinese People's Liberation Army is the bottom line, let the laughing fruit disappear";</text:p>
      <text:p text:style-name="P4">
Some people also asked: "Which law did you commit?", And some people left the comments of "going online" and "guilty of words". Some people lament, "This environmental talk show is actually impossible to play", a netizen who claims to be "a retired soldier" wrote: "I personally don't feel very wrong. Why are we always sensitive, in the Wangwang team Dogs can be agents. Dogs can be intelligence staff in cats and dogs. There can be roles such as dogs chef, dog scientists, etc. "</text:p>
      <text:h text:style-name="P12" text:outline-level="3">
<text:span text:style-name="T4">
Xiaoguo staff: The content of the controversy is not in the text that is reviewed in advance</text:span>
</text:h>
      <text:p text:style-name="P4">
Public information shows that Xiaoguo Culture Media Co., Ltd. was established in May 2014. It is headquartered in Shanghai and is a Chinese artist agency and comedy industry company. The company has produced the "Tucao Conference", "Talk Show Conference", "Measures Family", "What to do!Variety shows such as talk shows and "National Bubbles Superman" have won the "Top Ten Shanghai Cultural Enterprises".</text:p>
      <text:p text:style-name="P4">
In recent years, Xiao Guo culture has burst at least two serious negative incidents. In 2020, Kam, an artist and talk show of Xiaoguo Culture, was detained in the drug involving drugs. Swordsman culture then apologized and decided to stop all the work of Kam. In 2021, an advertisement from the artist Li Xuan was accused of vulgar content and humiliated female dignity. Xiao Guo Culture Company "was confiscated for the obligation to be reviewed" and fined 200,000 yuan. Li Xuan is the originator and shareholder of the "Talk Show Conference". He has led the artist many times <text:a xlink:type="simple" xlink:href="https://www.dw.com/zh/zh/中国脱口秀在美国那些在国内不能讲的段子/a-64722978" text:style-name="Internet_20_link" text:visited-style-name="Visited_20_Internet_20_Link">
</text:a>
Essence</text:p>
      <text:p text:style-name="P4">
According to the Jimu news report under the Hubei Daily Media Group, a staff member who claims to be a Swordsman Cultural screenwriter introduced to Jimu Journalist that the content company performing the talk show actor will be approved and reported to the relevant departments. According to his understanding, the controversy in House's performance is not in the text reviewed beforehand. Current, house(Li Haoshi)The Weibo account has been banned.</text:p>
      <text:p text:style-name="P4">
Xinhua News Agency, local time, published on Weibo at noon on May 16th and wrote: "[<text:a xlink:type="simple" xlink:href="https://s.weibo.com/weibo" text:style-name="Internet_20_link" text:visited-style-name="Visited_20_Internet_20_Link">
</text:a>
] Everyone must be in awe of the people's army; "listening to the party's command, being able to win the battle, and excellent style", each word cannot be offended!"</text:p>
      <text:p text:style-name="P4">
(Comprehensive report)</text:p>
      <text:p text:style-name="P4">
News Source: <text:a xlink:type="simple" xlink:href="https://www.dw.com/zh/脱口秀演员被指冒犯解放军-笑果文化被立案/a-65638312" text:style-name="Internet_20_link" text:visited-style-name="Visited_20_Internet_20_Link">
https://www.dw.com/zh/脱口秀演员被指冒犯解放军-笑果文化被立案/a-65638312?maca=chi-rss-chi-all-1127-rdf</text:a>
</text:p>
      <!--NEWS-->
      <text:h text:style-name="P10" text:outline-level="1">
<text:span text:style-name="T4">
Different Asian stocks</text:span>
</text:h>
      <text:p text:style-name="P4">
Publisher: 法新社</text:p>
      <text:p text:style-name="P4">
Published Time: 2023-05-16T11:32:08+00:00</text:p>
      <text:p text:style-name="P4">
Modified Time: 2023-05-16T11:05:01+00:00</text:p>
      <text:p text:style-name="P4">
Description: (Agence France -Presse, Hong Kong, 16th.) The consensus between the upper limit of government liabilities of the two -party parliament of the United States Both Party Parliament is still far away, which makes investors worry about it. In addition, the number of Chinese series of economic data is not as expected as it shows that recovery is still difficult. The Asian stock market has clos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3.617581in" draw:z-index="0">
<draw:image xlink:href="../Images/rficn/2023-05-16T11-32-08-00-00/000000.png" xlink:type="simple" xlink:show="embed" xlink:actuate="onLoad" draw:mime-type="image/png"/>
</draw:frame>
Although the outside world is generally expected, the United States and the opposition will reach an increase in debt -limited agreement; the Republican Federal House Speaker Kevinmccarthy warned yesterday that the staff of the staff of the two sides "has no effect" and "the conclusion is far from the conclusion."</text:p>
      <text:p text:style-name="P4">
Republicans demand cutting government expenditures as conditions that agree to increase the debt limit bill; however, Democrats require the "simplicity" to increase the debt limit bill without any conditions.</text:p>
      <text:p text:style-name="P4">
US President Biden is scheduled to meet with Congress leaders such as the White House today. US Treasury Secretary Janetyellen was alert yesterday. The U.S. government is likely to be in cash on June 1, which means that it will not be able to perform debt repayment obligations, and it may break out of destructive debt defaults.</text:p>
      <text:p text:style-name="P4">
On the other hand, the latest retail sales, industrial production and fixed asset investment data announced by China today are inferior to expectations, which makes the outside world even more that this world's second largest economy has experienced a few years of strict epidemic prevention and zero measures. Still difficult.</text:p>
      <text:p text:style-name="P4">
The Shanghai stock market closed up 0.6%today. The Hong Kong stock market was flat. Sydney, Singapore, Bangkok, Jakarta and Mumbai also all closed. However, the Tokyo stock market closed up 0.7%, and Seoul, Taipei, Wellington and Manila were also red.</text:p>
      <text:p text:style-name="P4">
News Source: <text:a xlink:type="simple" xlink:href="https://www.rfi.fr/cn/%E8%B4%A2%E7%BB%8F%E5%BF%AB%E8%AE%AF/20230516-%E4%BA%9A%E8%82%A1%E8%B5%B0%E5%8A%BF%E5%88%86%E6%AD%A7" text:style-name="Internet_20_link" text:visited-style-name="Visited_20_Internet_20_Link">
https://www.rfi.fr/cn/%E8%B4%A2%E7%BB%8F%E5%BF%AB%E8%AE%AF/20230516-%E4%BA%9A%E8%82%A1%E8%B5%B0%E5%8A%BF%E5%88%86%E6%AD%A7</text:a>
</text:p>
      <!--NEWS-->
      <text:h text:style-name="P10" text:outline-level="1">
<text:span text:style-name="T4">
American Airlines to and from the Sino -US flight still maintains the level of epidemic situation</text:span>
</text:h>
      <text:p text:style-name="P4">
Author: 联合早报 (Person)</text:p>
      <text:p text:style-name="P4">
Publisher: 联合早报 (Organization)</text:p>
      <text:p text:style-name="P4">
Published Time: 2023-05-16T11:39</text:p>
      <text:p text:style-name="P4">
Modified Time: 2023-05-16T11:39</text:p>
      <text:p text:style-name="P4">
Description: China, which has been "closed" for three years because of the popularity of crown disease, is now re -open, but it has not been seen that U.S. airlines are scrambling to restart the busy routes between the two largest economies of China and the United States. Bloomberg Business Weekly reported that before the outbreak of 2019, China -US Airlines average ...</text:p>
      <text:p text:style-name="P4">
Videos: []</text:p>
      <text:p text:style-name="P4">
Audios: []</text:p>
      <text:p text:style-name="P4">
Images: []</text:p>
      <text:p text:style-name="P4">
Type: NewsArticle</text:p>
      <text:p text:style-name="P4">
Breadcrumbs: ['即时', '国际']</text:p>
      <text:p text:style-name="P4">
Keywords: ['航空公司', '中美关系', '俄罗斯', '航班']</text:p>
      <!--METADATA-->
      <text:p text:style-name="P4">
China, which has been "closed" for three years because of the popularity of crown disease, is now re -open, but it has not been seen that U.S. airlines are scrambling to restart the busy routes between the two largest economies of China and the United States.</text:p>
      <text:p text:style-name="P4">
Bloomberg Business Weekly reported that before the outbreak of the epidemic in 2019, China -US Airlines had an average of 340 direct flights to and from the two countries per week. There are only 24 times a week.</text:p>
      <text:p text:style-name="P4">
People familiar with the names that they do not want to disclose that the largest airlines in the United States, USA, Da Mei Airlines and United Airlines, will continue to maintain the level of Sino -US flights reduced during the epidemic, but this is not because they are expected to be weak, but because they are weak, but because they are weak, but because they are weak, but because they are weak, but because Disputes caused by the prohibition of flights from Europe and the United States to fly over Russia's airspace make them unwilling to increase flights.</text:p>
      <text:p text:style-name="P4">
This measure is suitable for about 30 countries including the United States, and China has not been limited by this.</text:p>
      <text:p text:style-name="P4">
The relationship between Beijing and Washington has deteriorated, and it has also shadowed the prospects of quickly solving this problem through diplomacy.</text:p>
      <text:p text:style-name="P4">
During the same period, airlines such as British Airlines and Emirates by Japan ’s Aviation Airlines and IAG SA have restarted or announced daily flights to resume or plan to resume to Chinese cities such as Beijing, Guangzhou and Shanghai.</text:p>
      <text:p text:style-name="P4">
The Chinese route of Korean Air has reached the level before the epidemic, from 13 flights per week to 84 flights in April, and plans to increase to 99 flights within this month.</text:p>
      <text:p text:style-name="P4">
News Source: <text:a xlink:type="simple" xlink:href="https://www.zaobao.com.sg/realtime/world/story20230516-1395121" text:style-name="Internet_20_link" text:visited-style-name="Visited_20_Internet_20_Link">
https://www.zaobao.com.sg/realtime/world/story20230516-1395121</text:a>
</text:p>
      <!--NEWS-->
      <text:h text:style-name="P10" text:outline-level="1">
<text:span text:style-name="T4">
Media disclosure: Chinese authorities review the implementation of Tibetan music lyrics</text:span>
</text:h>
      <text:p text:style-name="P4">
Author: None</text:p>
      <text:p text:style-name="P4">
Publisher: Radio Free Asia (Organization)</text:p>
      <text:p text:style-name="P4">
Published Time: 2023-05-16T11:45:00-04:00</text:p>
      <text:p text:style-name="P4">
Modified Time: 2023-05-16T13:02:38-04:00</text:p>
      <text:p text:style-name="P4">
Description: None</text:p>
      <text:p text:style-name="P4">
Videos: []</text:p>
      <text:p text:style-name="P4">
Audios: ["<text:a xlink:type="simple" xlink:href="https://www.rfa.org/mandarin/yataibaodao/shaoshuminzu/hx-0516202309284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06" text:anchor-type="as-char" svg:width="6.9236in" svg:height="4.131826in" draw:z-index="0">
<draw:image xlink:href="../Images/rfamandarin/2023-05-16T11-45-00-04-00/000000.png" xlink:type="simple" xlink:show="embed" xlink:actuate="onLoad" draw:mime-type="image/png"/>
</draw:frame>
The media disclosed that the Chinese authorities reviewed the lyrics of singers in some Tibetan regions. <text:a xlink:type="simple" xlink:href="https://www.rfa.org/mandarin/yataibaodao/shaoshuminzu/hx-05162023092846.html/@@images/image" text:style-name="Internet_20_link" text:visited-style-name="Visited_20_Internet_20_Link">
</text:a>
Provided by Dawa Cairen, the singer in the picture has nothing to do with this article <text:a xlink:type="simple" xlink:href="https://www.rfa.org/mandarin/yataibaodao/shaoshuminzu/hx-05162023092846.html/@@stream" text:style-name="Internet_20_link" text:visited-style-name="Visited_20_Internet_20_Link">
</text:a>
Some media disclosed that the Chinese authorities have recently conducted review of the lyrics of Tibetan songs in Sichuan and Qinghai Tibetan, and it is strictly forbidden to advertise the national spirit and call for Tibetan to unite.</text:p>
      <text:p text:style-name="P4">
<text:span text:style-name="T4">
<text:span text:style-name="T5">
 <text:a xlink:type="simple" xlink:href="https://www.rfa.org/mandarin/Xinwen/6-05052023165642.html" text:style-name="Internet_20_link" text:visited-style-name="Visited_20_Internet_20_Link">
</text:a>
 </text:span>
*  * </text:span>
<text:a xlink:type="simple" xlink:href="https://www.rfa.org/mandarin/Xinwen/8-05032023162227.html" text:style-name="Internet_20_link" text:visited-style-name="Visited_20_Internet_20_Link">
 </text:a>
***<text:a xlink:type="simple" xlink:href="https://www.rfa.org/mandarin/Xinwen/8-04162023170817.html" text:style-name="Internet_20_link" text:visited-style-name="Visited_20_Internet_20_Link">
<text:span text:style-name="T4">
 dissatisfaction monitoring compatriots in Tibet, Tibet Water, many Tibetan civil servants resigned </text:span>
</text:a>
According to the Voice of Tibetan of Oslo, Norwegian, a source revealed to the Tibetan media "Tibet Times" that earlier this month, the CCP authorities were in many places in Seedu District, Ganzi County, Sichuan, and Tibetans. The content of the lyrics sung by the singer and the author reviewed it, warning some artists and strictly supervising their behavior. The authorities prohibit Tibetans from singing songs that advertise their national spirit and call for Tibetans to unite, while vigorously advocating Tibetans' songs and Tibetan mixed songs. The creative environment of the Tibetan art world has been suppressed by unprecedentedly.</text:p>
      <text:p text:style-name="P4">
The reporters inquired about the people's government of the Ganzi Tibetan Autonomous Prefecture and the official website of the Qinghai Provincial People's Government, and did not find out the relevant announcement of Tibetan lyrics. In response, the Dalai Lama representative Ge Sang Jianye was interviewed by Radio Free Asia that the CCP ’s approach now does not leave any evidence and switched to a verbal ban to prevent the outflow of domestic news.</text:p>
      <text:p text:style-name="P4">
<text:span text:style-name="T4">
 Tibetans in exile: the CCP's defense news does not leave evidence </text:span>
</text:p>
      <text:p text:style-name="P4">
Darva Cairen, director of the Tibetan Policy Research Center of the Tibetan Administrative Central Tibet, also said that most of the above news is that Tibetans in the country pass the information through telephone and other channels to overseas. source.</text:p>
      <text:p text:style-name="P4">
The report also mentioned that in recent years, Tibetans sang Chinese songs at the New Year Gala in Tibet in recent years, praising the Communist Party, the PLA, and grateful to the CCP's development of more and more songs to Tibet. The less.</text:p>
      <text:p text:style-name="P4">
Geang Jianjian pointed out that this is the result of policy -oriented. Xi Jinping's so -called party governance of the party in the new era must use Tibetan culture, religion, and language as a tumor. Suppress.</text:p>
      <text:p text:style-name="P4">
<draw:frame draw:style-name="fr1" draw:name="Image107" text:anchor-type="as-char" svg:width="6.9236in" svg:height="4.61393in" draw:z-index="0">
<draw:image xlink:href="../Images/rfamandarin/2023-05-16T11-45-00-04-00/000001.png" xlink:type="simple" xlink:show="embed" xlink:actuate="onLoad" draw:mime-type="image/png"/>
</draw:frame>
On the streets near the Jokhang Temple, the Chinese flag fluttered above the monitoring camera. (Reuters) [] <text:a xlink:type="simple" xlink:href="https://www.rfa.org/mandarin/yataibaodao/shaoshuminzu/hx-05162023092846.html/4.jpg" text:style-name="Internet_20_link" text:visited-style-name="Visited_20_Internet_20_Link">
</text:a>
** Geang Jianjian: Xi Jinping has regarded Tibetan culture as a tumor in the new era.</text:p>
      <text:p text:style-name="P4">
"In the past, many Tibetan singers sang with their mother tongue, chanting Tibetan heroes with their mother tongue, and wrote the mood of praising the master and nostalgia in Tibetan lyrics. , Such singers and lyricists, many Tibetan musicians have the danger of being cleared, arrested, and detained. This is a signal of danger. "</text:p>
      <text:p text:style-name="P4">
Dava Cairen said that some studies have found that Tibetan songs rarely recite love or personal emotions, mainly singing their own nations, guru, lamas, snow mountains, grasslands, and emphasizing national unity. Dava Cairen gave an example: "Some lyrics say that the father's heritage must be inherited by the descendants, which means that the ancestors' cultural descendants should be inherited. It refers to how red laws oppress us. We hope that one day the law of Dharma can give it to the law of Dharma to give us the law of Dharma. Tibet brings freedom. These lyrics are regarded by the CCP as reaction, and some singers and lyrics are arrested and sentenced to sentence. "</text:p>
      <text:p text:style-name="P4">
Dava Cairen analyzed that if there was no special emphasis on anti -aggression, the content of euphemism would not attract the authorities' attention: "There is a" daughter of Tibet ": I am a daughter of a good person and a daughter of faith. Similar to these performances. I do n’t say anything else. Generally speaking, the problem is not big. Some singers will sing the Tibetans to unite, and the lyrics are called unity: Do not divide anything, they are all descendants of the same ancestors. Dry, what will happen to his father's suffering, what will happen without unity? Some emphasize that Tibetans have been the owner of Tibet: Since the existence of this world, he has lived on this land and never leave. "</text:p>
      <text:p text:style-name="P4">
<draw:frame draw:style-name="fr1" draw:name="Image108" text:anchor-type="as-char" svg:width="6.9236in" svg:height="4.644044in" draw:z-index="0">
<draw:image xlink:href="../Images/rfamandarin/2023-05-16T11-45-00-04-00/000002.png" xlink:type="simple" xlink:show="embed" xlink:actuate="onLoad" draw:mime-type="image/png"/>
</draw:frame>
The media disclosed that the Chinese authorities reviewed the lyrics of singers in some Tibetan regions. (Dava Cairen provided, the singer in the picture has nothing to do with this article) <text:a xlink:type="simple" xlink:href="https://www.rfa.org/mandarin/yataibaodao/shaoshuminzu/hx-05162023092846.html/3.jpg" text:style-name="Internet_20_link" text:visited-style-name="Visited_20_Internet_20_Link">
</text:a>
<text:span text:style-name="T4">
 The new communication type is difficult to review beforehand and trigger a new wave of operations of the authorities </text:span>
</text:p>
      <text:p text:style-name="P4">
Dava Cairen said that in the era of release of records, tapes, and discs, it was necessary to send review before the sale of packaging. Authorities have stipulated that at least one song must be praised by the Communist Party, otherwise it will not be approved. Many Tibetan singers now sing and sing by Tibetan groups and monascular invitations to the local horse racing festival. On -site video uploading and spread on the Internet. Afterwards, they found that the lyrics were "excellent" to catch people, so a new wave of strict trial was recently launched.</text:p>
      <text:p text:style-name="P4">
In response to why the authorities conducted reviews on color beard, Qinghai and other places, Ge Sang Jianjian said that Ganzi Tibetan Autonomous Prefecture Shiqu Township was a place where Tibetan protests had previously many protests. In addition, many Tibetan singers are concentrated in Qinghai, where the Tibetan culture is the cradle of Tibetan culture.</text:p>
      <text:p text:style-name="P4">
Gesson Kenjian said that if Tibetan singers sing the red songs that the CCP loves to hear, there will be no market in the Tibetan community; if the songs that recite Tibet and the national identity will be controlled by the authorities, they are in this tap. Tibetan singers will sing or sing in the restaurant and small song hall to earn income, singing the songs of Tibetans' favorite national and religious feelings, and some people are arrested.</text:p>
      <text:p text:style-name="P4">
<text:span text:style-name="T4">
 Singing Hongge has a platform on the official media without market </text:span>
</text:p>
      <text:p text:style-name="P4">
Ge Sang Jian also mentioned that the self -immolation Tibetan singer Caiwangrobu, who came out at the beginning of last year, became popular in draft shows such as "Good Voice of China". He sings Chinese songs in large media, and there are also some songs that express sadness and sadness in Tibetan in private.Geang Jianjian said that Tibetan singers are divided into two factions, a singing in Chinese, and singing songs that have brought progress on the construction of the Communist Party and China to the construction of Tibet. Such singers have a large market on television stations in various provinces. Many performance opportunities; those singers who use traditional Tibetan music style, have deep emotions for the Tibetan nation, and love Tibet have no stage on the official television station, let alone the Spring Festival Gala, but they are widely welcomed by Tibetan temples and Tibetans. Today, it is expected that the authorities will block their only market.</text:p>
      <text:p text:style-name="P4">
Reporter: Xia Xiaohua Responsible: Xu Shuting He Ping.com Editor: Ruizhe</text:p>
      <text:p text:style-name="P4">
News Source: <text:a xlink:type="simple" xlink:href="https://www.rfa.org/mandarin/yataibaodao/shaoshuminzu/hx-05162023092846.html" text:style-name="Internet_20_link" text:visited-style-name="Visited_20_Internet_20_Link">
https://www.rfa.org/mandarin/yataibaodao/shaoshuminzu/hx-05162023092846.html</text:a>
</text:p>
      <!--NEWS-->
      <text:h text:style-name="P10" text:outline-level="1">
<text:span text:style-name="T4">
Members of the US -China Strategic Competition Meeting Meeting You Xizheng to discuss how to support Taiwan to resist China</text:span>
</text:h>
      <text:p text:style-name="P4">
Author: None</text:p>
      <text:p text:style-name="P4">
Publisher: Radio Free Asia (Organization)</text:p>
      <text:p text:style-name="P4">
Published Time: 2023-05-16T11:47:00-04:00</text:p>
      <text:p text:style-name="P4">
Modified Time: 2023-05-16T11:47: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4.991692in" draw:z-index="0">
<draw:image xlink:href="../Images/rfamandarin/2023-05-16T11-47-00-04-00/000000.png" xlink:type="simple" xlink:show="embed" xlink:actuate="onLoad" draw:mime-type="image/png"/>
</draw:frame>
Taiwan Legislative Dean You Xizheng, who is visiting Washington <text:a xlink:type="simple" xlink:href="https://www.rfa.org/mandarin/Xinwen/5-05162023114354.html/@@images/image" text:style-name="Internet_20_link" text:visited-style-name="Visited_20_Internet_20_Link">
</text:a>
Agence France -Presse Data Pictures of the US House of Representatives US -China Strategic Competition Committee members received You Xizheng, the Taiwan Legislative Dean who was visiting Washington on Monday (15th). The committee said in a statement on the 16th that they discussed how the United States and Taiwan deepened each other through economic contact and security aid, and how Congress support Taiwan to resist the CCP's invasion. The members of the committee have a deeper understanding of the viewers of Taiwan's legislators through the meeting. The chairman of the committee and MP Mikegallagher emphasized in the statement: "The deterrent of the Chinese Communist Party is not dare to invade Taiwan. We continue to work with Taiwan and our allies in the region to maintain peace - And ensure that the Indo -Pacific region is kept free and open to benefit everyone. "According to Bloomberg, USA, on Monday, You Xizheng was also witnessed to enter the House of Representatives Speaker Kevin McCarthy on Monday morning.(Kevin McCarthy)The office, but it is reported that McCarthy said he did not meet with You Xizheng. You Xizhen books a discussion of the theme "Defending Democracy" at the Hudson Institute of Washington Think Tank on Tuesday at noon. Editor -in -chief: Kaidi</text:p>
      <text:p text:style-name="P4">
News Source: <text:a xlink:type="simple" xlink:href="https://www.rfa.org/mandarin/Xinwen/5-05162023114354.html" text:style-name="Internet_20_link" text:visited-style-name="Visited_20_Internet_20_Link">
https://www.rfa.org/mandarin/Xinwen/5-05162023114354.html</text:a>
</text:p>
      <!--NEWS-->
      <text:h text:style-name="P10" text:outline-level="1">
<text:span text:style-name="T4">
The former CEO of Audi, the CEO of the Diesel Gate Fraud, pleaded guilty</text:span>
</text:h>
      <text:p text:style-name="P4">
Publisher: 法新社</text:p>
      <text:p text:style-name="P4">
Published Time: 2023-05-16T12:02:08+00:00</text:p>
      <text:p text:style-name="P4">
Modified Time: 2023-05-16T11:35:02+00:00</text:p>
      <text:p text:style-name="P4">
Description: (Munich, France New Society, 16th) Former Audi CEO, Stadler, pleaded guilty in the "diesel gate" fraud trial he involved. Software vehic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617581in" draw:z-index="0">
<draw:image xlink:href="../Images/rficn/2023-05-16T12-02-08-00-00/000000.png" xlink:type="simple" xlink:show="embed" xlink:actuate="onLoad" draw:mime-type="image/png"/>
</draw:frame>
Rupert Stadler acknowledged the crime in the Munich District Court. It is part of the confession agreement and will cause Stadler to escape from prison since 2020.</text:p>
      <text:p text:style-name="P4">
In 2015, the Audi parent company Volkswagen broke out with the "diesel gate" scandal and was accused of fabricating diesel vehicle exhaust data. Stadler is currently the highest former director of the scandal.</text:p>
      <text:p text:style-name="P4">
Studler's lawyer Ulrike Thole-Groll told the court in the statement that after the scandal broke out, "in the process of solving the diesel problem", Stadler "neglected" to inform business partners outfit. Cars with so -called "DefeatDevice" are still sold in the market.</text:p>
      <text:p text:style-name="P4">
She said that Stadler "accepted vehicles with illegal software will continue to be sold in this process."</text:p>
      <text:p text:style-name="P4">
When the judge asked if the statement was real -time, Stadler replied, "Yes."</text:p>
      <text:p text:style-name="P4">
The subsidiaries of the German car giant Fox Automobile Group not only include Audi, but also Porsche(Porsche), Skoda and SEAT, Foss has acknowledged the exhaust volume of 11 million diesel vehicles worldwide through the installation software in September 2015.</text:p>
      <text:p text:style-name="P4">
This "efficiency reduction device" makes the volume emissions less exhaust when the vehicle is tested than the actual volume of the road.</text:p>
      <text:p text:style-name="P4">
Stadler, 60, has always denied illegal behavior.</text:p>
      <text:p text:style-name="P4">
But his defense team announced earlier in May that Stadler had accepted a confession agreement in exchange for up to two years of probation. (Translator: Lin Yifeng/Calculating Draft: Chen Zhengjian)</text:p>
      <text:p text:style-name="P4">
News Source: <text:a xlink:type="simple" xlink:href="https://www.rfi.fr/cn/%E5%9B%BD%E9%99%85%E6%8A%A5%E9%81%93/20230516-%E6%B6%89%E5%8F%8A%E6%9F%B4%E6%B2%B9%E9%97%A8%E8%AF%88%E6%AC%BA%E6%A1%88-%E5%A5%A5%E8%BF%AA%E5%89%8D%E6%89%A7%E8%A1%8C%E9%95%BF%E5%8F%B2%E5%A1%94%E5%BE%B7%E5%8B%92%E8%AE%A4%E7%BD%AA" text:style-name="Internet_20_link" text:visited-style-name="Visited_20_Internet_20_Link">
https://www.rfi.fr/cn/%E5%9B%BD%E9%99%85%E6%8A%A5%E9%81%93/20230516-%E6%B6%89%E5%8F%8A%E6%9F%B4%E6%B2%B9%E9%97%A8%E8%AF%88%E6%AC%BA%E6%A1%88-%E5%A5%A5%E8%BF%AA%E5%89%8D%E6%89%A7%E8%A1%8C%E9%95%BF%E5%8F%B2%E5%A1%94%E5%BE%B7%E5%8B%92%E8%AE%A4%E7%BD%AA</text:a>
</text:p>
      <!--NEWS-->
      <text:h text:style-name="P10" text:outline-level="1">
<text:span text:style-name="T4">
South Korea will hold national civil defense exercises civil servants and school teachers and students to participate today</text:span>
</text:h>
      <text:p text:style-name="P4">
Author: 联合早报 (Person)</text:p>
      <text:p text:style-name="P4">
Publisher: 联合早报 (Organization)</text:p>
      <text:p text:style-name="P4">
Published Time: 2023-05-16T12:03</text:p>
      <text:p text:style-name="P4">
Modified Time: 2023-05-16T12:03</text:p>
      <text:p text:style-name="P4">
Description: The South Korean government will carry out a 20 -minute national civil defense exercise at 2 pm on Tuesday (May 16) at 2 pm (1 pm Singapore time). Yonhap News Agency reported that civil servants, employees of public institutions, and school students and teachers at all levels in the country ...</text:p>
      <text:p text:style-name="P4">
Videos: []</text:p>
      <text:p text:style-name="P4">
Audios: []</text:p>
      <text:p text:style-name="P4">
Images: []</text:p>
      <text:p text:style-name="P4">
Type: NewsArticle</text:p>
      <text:p text:style-name="P4">
Breadcrumbs: ['即时', '国际']</text:p>
      <text:p text:style-name="P4">
Keywords: ['韩国', '演习', '公务员', '学生', '教师']</text:p>
      <!--METADATA-->
      <text:p text:style-name="P4">
The South Korean government will carry out a 20 -minute national civil defense exercise at 2 pm on Tuesday (May 16) at 2 pm (1 pm Singapore time).</text:p>
      <text:p text:style-name="P4">
The Yonhap News Agency reported that civil servants, employees of public institutions, and students and teachers at all levels of schools in the central and local government departments will participate.</text:p>
      <text:p text:style-name="P4">
After the alarm of time and space in the afternoon, the participants in civil defense will hide into the underground asylum, familiar with the method of response guide, cardiopulmonary resuscitation, and anti -virus mask when encountering an air strike.</text:p>
      <text:p text:style-name="P4">
South Korean Prime Minister Han Yan and 36,000 employees from 13 government office buildings across the country will participate in civil defense exercises from government office buildings.</text:p>
      <text:p text:style-name="P4">
The civil defense exercise will be a civil defense exercise that has been implemented nationwide after six years since August 2017. Last year, civil defense exercises were held on August 24 as the supporting activities of the B exercise. Only national civil servants participated. Unlike civil defense exercises in August 2017, this exercise this year will not be limited, and ordinary people will not participate.</text:p>
      <text:p text:style-name="P4">
The South Korean government will use this civil defense exercise to check and make up, and will expand the objects to all citizens during the next civil defense exercise.</text:p>
      <text:p text:style-name="P4">
News Source: <text:a xlink:type="simple" xlink:href="https://www.zaobao.com.sg/realtime/world/story20230516-1395123" text:style-name="Internet_20_link" text:visited-style-name="Visited_20_Internet_20_Link">
https://www.zaobao.com.sg/realtime/world/story20230516-1395123</text:a>
</text:p>
      <!--NEWS-->
      <text:h text:style-name="P10" text:outline-level="1">
<text:span text:style-name="T4">
Ukraine claims to shoot down 6 Russian hypersonic missiles</text:span>
</text:h>
      <text:p text:style-name="P4">
Author: None (Language: zh)</text:p>
      <text:p text:style-name="P4">
Publisher: None</text:p>
      <text:p text:style-name="P4">
Time: 2023-05-16T12:11:00Z</text:p>
      <text:p text:style-name="P4">
Description: Kiev said that 18 missiles were shot down overnight, including 6 hypersonic missiles. Moscow once said that this hypersonic missile that can be equipped with a nuclear warhead is "unstoppable." At present, Russia has strengthened the frequency of remote air strikes, and Ukraine is ready to make a big counterattack.</text:p>
      <text:p text:style-name="P4">
Videos: []</text:p>
      <text:p text:style-name="P4">
Images: ["<text:a xlink:type="simple" xlink:href="https://static.dw.com/image/65632689_303.jpg" text:style-name="Internet_20_link" text:visited-style-name="Visited_20_Internet_20_Link">
65632689_303.jpg</text:a>
", "<text:a xlink:type="simple" xlink:href="https://static.dw.com/image/64085005_401.jpg" text:style-name="Internet_20_link" text:visited-style-name="Visited_20_Internet_20_Link">
64085005_401.jpg</text:a>
", "<text:a xlink:type="simple" xlink:href="https://static.dw.com/image/65610579_401.jpg" text:style-name="Internet_20_link" text:visited-style-name="Visited_20_Internet_20_Link">
65610579_401.jpg</text:a>
"]</text:p>
      <text:p text:style-name="P4">
Subject: 时政风云</text:p>
      <text:p text:style-name="P4">
Subjects: ['俄罗斯', '乌克兰', '普京', '俄罗斯入侵乌克兰']</text:p>
      <text:p text:style-name="P4">
Keywords: ['乌克兰', '俄罗斯', '战争', '匕首', '高超音速导弹', '尖端武器', '爱国者', '防空系统', '导弹系统']</text:p>
      <text:p text:style-name="P4">
Id: 65638601</text:p>
      <!--METADATA-->
      <text:p text:style-name="P4">
<text:a xlink:type="simple" xlink:href="https://www.dw.com/zh/overlay/image/article/65638601/65632689" text:style-name="Internet_20_link" text:visited-style-name="Visited_20_Internet_20_Link">
 <draw:frame draw:style-name="fr1" draw:name="Image111" text:anchor-type="as-char" svg:width="6.9236in" svg:height="3.896998in" draw:z-index="0">
<draw:image xlink:href="../Images/dwzh/2023-05-16T12-11-00Z/65632689_303.jpg" xlink:type="simple" xlink:show="embed" xlink:actuate="onLoad" draw:mime-type="image/jpeg"/>
</draw:frame>
</text:a>
In the picture, on May 16, 2023, a missile exploded above Kiev in Ukraine</text:p>
      <text:p text:style-name="P4">
(Voice of Germany Chinese) Ukraine said on Tuesday (May 16) that 18 Russian missiles were shot down one night, including six Russian hypersonic missiles "Kinzhal" "dagger"). Moscow had previously claimed that the super weapon was unstoppable.</text:p>
      <text:p text:style-name="P4">
This is the first time Ukraine claims to shot down a row of high -speed supersonic missiles. If the news is confirmed, it will be a high -profile display of the effectiveness of the newly deployed Western air defense system.</text:p>
      <text:p text:style-name="P4">
Russian President Putin announced the dagger hypersonic missile in 2018 as one of the "new generation" weapons. He often touts the missile to show that Russia's military hardware is world -class and can confront NATO.</text:p>
      <text:p text:style-name="P4">
<text:span text:style-name="T4">
 More reading: <text:a xlink:type="simple" xlink:href="https://www.dw.com/zh/zh/俄罗斯高超音速导弹你所该知道的/a-61235544" text:style-name="Internet_20_link" text:visited-style-name="Visited_20_Internet_20_Link">
</text:a>
</text:span>
</text:p>
      <text:p text:style-name="P4">
The dagger hypersonic missile can carry a conventional warhead or nuclear warhead up to 2,000 kilometers. <text:a xlink:type="simple" xlink:href="https://www.dw.com/zh/zh/俄罗斯又在乌克兰动用高超音速导弹/a-64972052" text:style-name="Internet_20_link" text:visited-style-name="Visited_20_Internet_20_Link">
</text:a>
And only admit that they are launched in a few cases.</text:p>
      <text:h text:style-name="P12" text:outline-level="3">
<text:span text:style-name="T4">
"Unbelievable success"</text:span>
</text:h>
      <text:p text:style-name="P4">
Valeriyzaluzhnyi, chief of the Ukrainian armed forces, said that in the night, the Ukraine forces intercept all 18 missiles launched by Russia, namely 6 dagger hypersonic missiles launched from the plane and ships from the Black Sea. 9 Kalibr cruise missiles (caliber cruise missiles), and 3 Iskanders (Isegel missiles) launched from land.</text:p>
      <text:p text:style-name="P4">
According to Germany, Zaluzi said that the Ukraine air defense forces also destroyed the 6 Kamikaze Drones.</text:p>
      <text:p text:style-name="P4">
Ukraine Minister of Defense Oleksiyreznikov wrote on Twitter: "The Ukrainian Air Force has achieved another incredible success!Last night, our Sky Guardian shot down 6 Russian dagger hypersonic missiles and" 12 other missiles ... ".</text:p>
      <text:p text:style-name="P4">
Reuters reported that after the missile was blown from the air, the Kiev was shined by the flash, and the fragments were like rain. Kiev Municipal Authority said that three people were injured by fragments.</text:p>
      <text:h text:style-name="P12" text:outline-level="3">
<text:span text:style-name="T4">
Moscow: "Dagger" destroyed a Patriot missile defense system</text:span>
</text:h>
      <text:p text:style-name="P4">
Earlier this month, Ukraine claimed for the first time, <text:a xlink:type="simple" xlink:href="https://www.dw.com/zh/zh/乌克兰用爱国者击落俄高超音速导弹/a-65541835" text:style-name="Internet_20_link" text:visited-style-name="Visited_20_Internet_20_Link">
</text:a>
Earlier, the ability of patriots to intercept the dagger hypersonic missile is only theoretical. If you can hit six at a time, it will indicate that it may be a reliable defense method.</text:p>
      <text:p text:style-name="P4">
Russia has not confirmed Kiev's statement, and its statement is contrary to Kiev.</text:p>
      <text:p text:style-name="P4">
The Russian Zvezda Military News reported that the Russian Ministry of Defense stated that during the attack on Ukraine at night, the dagger hypersonic missile destroyed a Patriot missile defense system made by the United States. The Russian Ministry of Defense also said that night attacks were also storage for combat forces and ammunition for Ukraine.</text:p>
      <text:p text:style-name="P4">
<draw:frame draw:style-name="fr1" draw:name="Image112" text:anchor-type="as-char" svg:width="6.9236in" svg:height="3.896998in" draw:z-index="0">
<draw:image xlink:href="../Images/dwzh/2023-05-16T12-11-00Z/64085005_401.jpg" xlink:type="simple" xlink:show="embed" xlink:actuate="onLoad" draw:mime-type="image/jpeg"/>
</draw:frame>
Russia claims that its night attack hit all the targets and use the dagger hypersonic missile missile to destroy an American -made Patriot missile defense system (data picture)</text:p>
      <text:h text:style-name="P12" text:outline-level="3">
<text:span text:style-name="T4">
Russian high -frequency air strike Ukraine to prepare a big counterattack</text:span>
</text:h>
      <text:p text:style-name="P4">
As the Ukrainian army is ready to launch an offensive, Russia is now launching a long -range air strike at the highest frequency in the war.</text:p>
      <text:p text:style-name="P4">
According to Reuters, Russia has launched 8 drones and missiles this month, which is higher than the frequency of previous March, April and winter. Kiev claimed that most of them shot down.</text:p>
      <text:p text:style-name="P4">
In the past week, <text:a xlink:type="simple" xlink:href="https://www.dw.com/zh/zh/俄乌战况基辅称乌军继续在巴赫穆特推进/a-65606836" text:style-name="Internet_20_link" text:visited-style-name="Visited_20_Internet_20_Link">
</text:a>
, Retu some territories in the northern and southern suburbs of Bachurt. Moscow acknowledged that some troops had retreated, but denied that the front on both sides of the city was collapsed.</text:p>
      <text:p text:style-name="P4">
<draw:frame draw:style-name="fr1" draw:name="Image113" text:anchor-type="as-char" svg:width="6.9236in" svg:height="3.896998in" draw:z-index="0">
<draw:image xlink:href="../Images/dwzh/2023-05-16T12-11-00Z/65610579_401.jpg" xlink:type="simple" xlink:show="embed" xlink:actuate="onLoad" draw:mime-type="image/jpeg"/>
</draw:frame>
The Ukrainian Ministry of Defense said on May 12 that the Ukraine's offensive at the front line of Bachmut made significant progress</text:p>
      <text:p text:style-name="P4">
Kiev said that these progress is local and does not represent the full power of its upcoming counterattack. Kiev plans to use hundreds of modern tanks and armored vehicles sent by the West this year. Ukraine's counterattack will bring the war into the next important stage.</text:p>
      <text:p text:style-name="P4">
Moscow launched a comprehensive invasion of Ukraine in February 2022, and now he has claimed that he has merged about one -sixth of Ukraine's territory. In the early days of the war, Ukraine repelled the Russian army from the Kiev suburbs and recaptured the territory in two major counterattacks in the second half of 2022. However, since November, the Ukraine has been in the trend.</text:p>
      <text:p text:style-name="P4">
Russia said that it is necessary to launch a war in Ukraine to respond to the threat of the security composition of Kiev and the West. Ukraine and its allies claim that this was an unseen and illegal war. Kiev said that all the Russian troops would not stop fighting before leaving their land.</text:p>
      <text:p text:style-name="P4">
(Reuters, Germany, Agence France -Presse)</text:p>
      <text:p text:style-name="P4">
News Source: <text:a xlink:type="simple" xlink:href="https://www.dw.com/zh/乌克兰称击落6枚俄罗斯高超音速导弹/a-65638601" text:style-name="Internet_20_link" text:visited-style-name="Visited_20_Internet_20_Link">
https://www.dw.com/zh/乌克兰称击落6枚俄罗斯高超音速导弹/a-65638601?maca=chi-rss-chi-all-1127-rdf</text:a>
</text:p>
      <!--NEWS-->
      <text:h text:style-name="P10" text:outline-level="1">
<text:span text:style-name="T4">
The number of death sentences in the world hit a five -year high, and it is still a national secret in China.</text:span>
</text:h>
      <text:p text:style-name="P4">
Author: None (Language: zh)</text:p>
      <text:p text:style-name="P4">
Publisher: None</text:p>
      <text:p text:style-name="P4">
Time: 2023-05-16T12:31:00Z</text:p>
      <text:p text:style-name="P4">
Description: According to a report from the International Terminal Organization, at least 883 people in the world were executed in 2022, which is the highest number in the past five years. Statistics do not include the number of death prisoners performed by China -it is estimated that there are thousands of every year.</text:p>
      <text:p text:style-name="P4">
Videos: []</text:p>
      <text:p text:style-name="P4">
Images: ["<text:a xlink:type="simple" xlink:href="https://static.dw.com/image/64869969_303.jpg" text:style-name="Internet_20_link" text:visited-style-name="Visited_20_Internet_20_Link">
64869969_303.jpg</text:a>
", "<text:a xlink:type="simple" xlink:href="https://static.dw.com/image/64871857_401.jpg" text:style-name="Internet_20_link" text:visited-style-name="Visited_20_Internet_20_Link">
64871857_401.jpg</text:a>
"]</text:p>
      <text:p text:style-name="P4">
Subject: 时政风云</text:p>
      <text:p text:style-name="P4">
Subjects: []</text:p>
      <text:p text:style-name="P4">
Keywords: ['伊朗', '岛屿主权争端', '专题报道：全景观看“习马会”', '中国', '中共十九大', '死刑', '德中关系']</text:p>
      <text:p text:style-name="P4">
Id: 65638885</text:p>
      <!--METADATA-->
      <text:p text:style-name="P4">
<text:a xlink:type="simple" xlink:href="https://www.dw.com/zh/overlay/image/article/65638885/64869969" text:style-name="Internet_20_link" text:visited-style-name="Visited_20_Internet_20_Link">
 <draw:frame draw:style-name="fr1" draw:name="Image114" text:anchor-type="as-char" svg:width="6.9236in" svg:height="3.896998in" draw:z-index="0">
<draw:image xlink:href="../Images/dwzh/2023-05-16T12-31-00Z/64869969_303.jpg" xlink:type="simple" xlink:show="embed" xlink:actuate="onLoad" draw:mime-type="image/jpeg"/>
</draw:frame>
</text:a>
(Voice of Germany) Helge Limburg always remembers this day on January 7. As a German member of the Green Party, it was "a day of sadness and anger" -Mohammad Mehdi Karami was executed in Iran. The karate champion was only 22 years old when he was "murder" -linberg told Germany that this was "murder", "because there was no proper program."</text:p>
      <text:p text:style-name="P4">
Lindberg and Karami are selfless, but the politician claims that he is the supporter of the young Iranian. This is a political act, the purpose of supporting Iran's democratic movement-the most important thing is that he hopes to prevent Karami from being executed.</text:p>
      <text:p text:style-name="P4">
Although it is far away, and he has never even had a chance to talk to Camilla, Link described the relationship between them: "I occasionally contact the people around him, I think I am very close to him. My family Also share his excitement and pain. "</text:p>
      <text:h text:style-name="P12" text:outline-level="3">
<text:span text:style-name="T4">
<text:span text:style-name="T4">
 Iran and Saudi Arabia abuse the death penalty </text:span>
</text:span>
</text:h>
      <text:p text:style-name="P4">
Volker Turk, a senior commissioner of Human Rights, said Karami was at least 209 people who were sent to Iran this year.</text:p>
      <text:p text:style-name="P4">
The latest report from the Human Rights Organization amnesty international shows that Iran is one of the most serious countries in the world. The content of the report is the global death penalty judgment and execution of 2022. In Iran, at least 576 people were approved by the state last year to execute the death penalty-almost twice that of almost 2021.</text:p>
      <text:p text:style-name="P4">
"The Iranian regime is worried about its own power." Renataalt, chairman of the German Parliament's human rights and humanitarian aid committees, and a member of the New Liberal Party and Liberal Democratic Party (FDP). For the support of politicians, it is very important to know that there are so many prisoners of death, otherwise more people are likely to be executed. "Many members of Germany and other countries provide similar political support for prisoners in Iran and other countries.</text:p>
      <text:p text:style-name="P4">
On the other side of the Persian Gulf, the number of victims of the death penalty rose straight. In Saudi Arabia, 196 people died of death in 2021. "Believe it or not, Saudi Arabia has executed 81 people in one day." Agnes Callamard, Secretary -General of the International Amnesty Organization, said in the report. This means that the number of death penalty for Iran and Saudi Arabia accounted for more than 80% of the global statistics.</text:p>
      <text:h text:style-name="P12" text:outline-level="3">
<text:span text:style-name="T4">
<text:span text:style-name="T4">
 Thousands of people are executed every year in China </text:span>
</text:span>
</text:h>
      <text:p text:style-name="P4">
In 2022, at least 883 people in the 20 countries/regions that have been counted were beheaded, hanged, shot or poisoned by the government's approval execution. This is the highest number of death sentences in five years, which has increased significantly compared with 2021-the number of people exceeds 300, and the increase is more than 50%.</text:p>
      <text:p text:style-name="P4">
It is worth reminding that these statistics do not include the number of death sentences performed in China-the number of people who are executed every year is as high as thousands of deaths-China will protect this number as national secrets. The same is true of Vietnam. North Korea, which is suspected to be over -useed too much, is not reflected in the data of the report.</text:p>
      <text:p text:style-name="P4">
Some countries that establish partnerships with Germany also use their death penalty, such as Japan, the United States and Singapore. The German Parliament Human Rights and Humanitarian Aid Spokesperson, Green Party Member, Borismijatovic, told Germany that whenever he expressed his criticism of the death penalty to the representatives of these countries, he often received the following two types. The response: "The person who talked to me was either embarrassed, felt guilty, or behaved very confident. A pair of" What do you want to tell me? "</text:p>
      <text:p text:style-name="P4">
<draw:frame draw:style-name="fr1" draw:name="Image115" text:anchor-type="as-char" svg:width="6.9236in" svg:height="3.896998in" draw:z-index="0">
<draw:image xlink:href="../Images/dwzh/2023-05-16T12-31-00Z/64871857_401.jpg" xlink:type="simple" xlink:show="embed" xlink:actuate="onLoad" draw:mime-type="image/jpeg"/>
</draw:frame>
The number of people who executed the death penalty in Iran in 2022 doubled from the previous year</text:p>
      <text:p text:style-name="P4">
"Especially in the Gulf area, Asia, or North America, this is an old topic. If you want to make any progress, he must be very imaginative." He believes that German politicians are responsible for this. " This type of debate should be promoted, especially in those countries that are not only used for the worst crimes, but also for many other crimes. For example, Iran's "Anti -Alloral Crime" is very, very suspicious. "</text:p>
      <text:h text:style-name="P12" text:outline-level="3">
<text:span text:style-name="T4">
<text:span text:style-name="T4">
 Punishment of drug trafficking with death penalty violations of human rights </text:span>
</text:span>
</text:h>
      <text:p text:style-name="P4">
According to the report from the International Amnesty Organization, more than one -third of the determined execution was performed as punishment for drug trafficking. "Some countries take the death penalty as part of the common punishment means of their criminal law, which violates the" World Human Rights Declaration "and international law." Alder said.</text:p>
      <text:p text:style-name="P4">
This is because these declarations and laws clearly prohibit the death penalty of "the most serious crimes" -s such as deliberate murder-standard crimes. <text:a xlink:type="simple" xlink:href="https://www.dw.com/zh/zh/世界反死刑日民意是维持死刑的藉口/a-45807287" text:style-name="Internet_20_link" text:visited-style-name="Visited_20_Internet_20_Link">
</text:a>
Essence She said: "It will not reduce the murder, nor will it reduce the crime related to drugs."</text:p>
      <text:h text:style-name="P12" text:outline-level="3">
<text:span text:style-name="T4">
<text:span text:style-name="T4">
 There are a total of </text:span>
 <text:span text:style-name="T4">
 </text:span>
 <text:span text:style-name="T4">
 112 </text:span>
 <text:span text:style-name="T4">
 The country has abolished the death penalty </text:span>
</text:span>
</text:h>
      <text:p text:style-name="P4">
However, in the case of dullness, a hint of hope can still be seen: another 6 countries abolished the death penalty in 2022. The trend is changing, especially in African countries: the death penalty in the African countries: Sierra Leone and the Chinese and African Republics. The equatorial Guinea and Zambia have restricted the death penalty to the maximum without completely canceling the death penalty. middle.</text:p>
      <text:p text:style-name="P4">
By the end of 2022, <text:a xlink:type="simple" xlink:href="https://www.dw.com/zh/zh/台灣卡關逐步廢死-專家死刑淪政客廉價操作/a-64859404" text:style-name="Internet_20_link" text:visited-style-name="Visited_20_Internet_20_Link">
</text:a>
Essence In December last year, nearly two -thirds of the United Nations member states, that is, 125 countries, voted for votes and supported the suspension of the global suspension of the death penalty to eventually abolish the death penalty. The number of votes reached a record high.</text:p>
      <text:p text:style-name="P4">
News Source: <text:a xlink:type="simple" xlink:href="https://www.dw.com/zh/全球死刑数量创五年新高，在中国仍是国家机密/a-65638885" text:style-name="Internet_20_link" text:visited-style-name="Visited_20_Internet_20_Link">
https://www.dw.com/zh/全球死刑数量创五年新高，在中国仍是国家机密/a-65638885?maca=chi-rss-chi-all-1127-rdf</text:a>
</text:p>
      <!--NEWS-->
      <text:h text:style-name="P10" text:outline-level="1">
<text:span text:style-name="T4">
The EU's first quarter economic growth rate was repaired to 0.2%</text:span>
</text:h>
      <text:p text:style-name="P4">
Publisher: 法新社</text:p>
      <text:p text:style-name="P4">
Published Time: 2023-05-16T12:32:11+00:00</text:p>
      <text:p text:style-name="P4">
Modified Time: 2023-05-16T12:20:03+00:00</text:p>
      <text:p text:style-name="P4">
Description: (AFP, Brussels, 16th) The EU Statistics Bureau (Eurostat) announced today. Compared with the previous season, the overall economic growth rate of the European Union 27 in the first three months of this year was 0.2%, and the previous value was 0.3%. The economic growth rate in the first quarter of the euro zone remained unchanged at 0.1%.</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617581in" draw:z-index="0">
<draw:image xlink:href="../Images/rficn/2023-05-16T12-32-11-00-00/000000.png" xlink:type="simple" xlink:show="embed" xlink:actuate="onLoad" draw:mime-type="image/png"/>
</draw:frame>
The European Union's domestic production hair (GDP) atrophied by 0.1%in the last 3 months of 2022. Although the first quarter value is repaired, it still escaped the fate of recession last winter.</text:p>
      <text:p text:style-name="P4">
The European Union Executive Committee (EUROPEANCOMMISISION) raised 0.2 percentage points of the 2023 economic growth forecast value of 2023 in the euro zone yesterday to 1.1%; It is still inferior to the euro area.</text:p>
      <text:p text:style-name="P4">
The European Executive Committee also repaired the inflation prediction value of the euro area in 2023, from 5.6%of the last prediction to 5.8%.</text:p>
      <text:p text:style-name="P4">
News Source: <text:a xlink:type="simple" xlink:href="https://www.rfi.fr/cn/%E8%B4%A2%E7%BB%8F%E5%BF%AB%E8%AE%AF/20230516-%E6%AC%A7%E7%9B%9F%E9%A6%96%E5%AD%A3%E7%BB%8F%E6%B5%8E%E6%88%90%E9%95%BF%E7%8E%87%E4%B8%8B%E4%BF%AE%E8%87%B30-2" text:style-name="Internet_20_link" text:visited-style-name="Visited_20_Internet_20_Link">
https://www.rfi.fr/cn/%E8%B4%A2%E7%BB%8F%E5%BF%AB%E8%AE%AF/20230516-%E6%AC%A7%E7%9B%9F%E9%A6%96%E5%AD%A3%E7%BB%8F%E6%B5%8E%E6%88%90%E9%95%BF%E7%8E%87%E4%B8%8B%E4%BF%AE%E8%87%B30-2</text:a>
</text:p>
      <!--NEWS-->
      <text:h text:style-name="P10" text:outline-level="1">
<text:span text:style-name="T4">
Trudeau first visited South Korea for strengthening safety and key mineral cooperation</text:span>
</text:h>
      <text:p text:style-name="P4">
Author: 联合早报 (Person)</text:p>
      <text:p text:style-name="P4">
Publisher: 联合早报 (Organization)</text:p>
      <text:p text:style-name="P4">
Published Time: 2023-05-16T13:02</text:p>
      <text:p text:style-name="P4">
Modified Time: 2023-05-16T13:02</text:p>
      <text:p text:style-name="P4">
Description: Canadian Prime Minister Trump visited South Korea on Tuesday (May 16) to seek further cooperation with South Korea in key minerals in safety and electric vehicle batteries. Reuters reports that this is the first visit to South Korea by Trudeau, which coincides with the 60th anniversary of the establishment of diplomatic relations between the two countries this year. South Korea Deputy State ...</text:p>
      <text:p text:style-name="P4">
Videos: []</text:p>
      <text:p text:style-name="P4">
Audios: []</text:p>
      <text:p text:style-name="P4">
Images: []</text:p>
      <text:p text:style-name="P4">
Type: NewsArticle</text:p>
      <text:p text:style-name="P4">
Breadcrumbs: ['即时', '国际']</text:p>
      <text:p text:style-name="P4">
Keywords: ['加拿大', '特鲁多', '韩国', '电动汽车', '印太战略']</text:p>
      <!--METADATA-->
      <text:p text:style-name="P4">
Canadian Prime Minister Trump visited South Korea on Tuesday (May 16) to seek further cooperation with South Korea in key minerals in safety and electric vehicle batteries.</text:p>
      <text:p text:style-name="P4">
Reuters reports that this is the first visit to South Korea by Trudeau, which coincides with the 60th anniversary of the establishment of diplomatic relations between the two countries this year.</text:p>
      <text:p text:style-name="P4">
South Korean Deputy National Security Consultant Kim Tae -soors said that President Yin Xiyue and Trudeau held a summit on Wednesday and will attend a joint press conference. Yin Xiyue will also set up a national banquet to treat Trudeau on the same day.</text:p>
      <text:p text:style-name="P4">
These two American allies have been exploring how to deepen the cooperation between the two sides in key minerals of electric vehicle batteries and improve their information sharing between the two countries.</text:p>
      <text:p text:style-name="P4">
Kim Tae -soo told the media that "the two leaders will discuss how to establish a rule -based global order, including North Korea's human rights issues, starting advanced economic and security dialogue, and strengthening key minerals."</text:p>
      <text:p text:style-name="P4">
According to the Canadian CTV News, after Yin Xiyue visited Ottawa last fall, Canada and South Korea have released their respective Indo -Pacific Strategic Reports, which aims to counter China's influence by strengthening economic and military connections in the Indo -Pacific region.</text:p>
      <text:p text:style-name="P4">
After Trudeau's visit to South Korea, he will go to Hiroshima, Japan to attend [] <text:a xlink:type="simple" xlink:href="https://www.zaobao.com/keywords/qi-guo-ji-tuan" text:style-name="Internet_20_link" text:visited-style-name="Visited_20_Internet_20_Link">
</text:a>
(G7) Leaders Summit.</text:p>
      <text:p text:style-name="P4">
News Source: <text:a xlink:type="simple" xlink:href="https://www.zaobao.com.sg/realtime/world/story20230516-1395131" text:style-name="Internet_20_link" text:visited-style-name="Visited_20_Internet_20_Link">
https://www.zaobao.com.sg/realtime/world/story20230516-1395131</text:a>
</text:p>
      <!--NEWS-->
      <text:h text:style-name="P10" text:outline-level="1">
<text:span text:style-name="T4">
The 18 -year -old man in the United States was shot and killed by the police after being killed and injured</text:span>
</text:h>
      <text:p text:style-name="P4">
Author: 联合早报 (Person)</text:p>
      <text:p text:style-name="P4">
Publisher: 联合早报 (Organization)</text:p>
      <text:p text:style-name="P4">
Published Time: 2023-05-16T13:42</text:p>
      <text:p text:style-name="P4">
Modified Time: 2023-05-16T13:42</text:p>
      <text:p text:style-name="P4">
Description: A major shooting incident occurred on Monday (May 15), New Mexico, New Mexico, causing three people to die and nine injuries. Reuters reported that it was incident in Farmington, New Mexico. Local police said that the gunner was a fully armed 1 ...</text:p>
      <text:p text:style-name="P4">
Videos: []</text:p>
      <text:p text:style-name="P4">
Audios: []</text:p>
      <text:p text:style-name="P4">
Images: []</text:p>
      <text:p text:style-name="P4">
Type: NewsArticle</text:p>
      <text:p text:style-name="P4">
Breadcrumbs: ['即时', '国际']</text:p>
      <text:p text:style-name="P4">
Keywords: ['美国', '枪击事件']</text:p>
      <!--METADATA-->
      <text:p text:style-name="P4">
A major shooting incident occurred on Monday (May 15), New Mexico, New Mexico, causing three people to die and nine injuries.</text:p>
      <text:p text:style-name="P4">
Reuters reported that it was incident in Farmington, New Mexico. Local police said that the gunman was a fully armed 18 -year -old man who was killed on the spot while confronting the police.</text:p>
      <text:p text:style-name="P4">
Three civilians were killed in the shooting. Two of the nine woundeds, including two policemen, are currently stable.</text:p>
      <text:p text:style-name="P4">
At around 11 am on Monday, the police received a call from the police, saying that a shooting event occurred on a residential area in the city, and the scene was chaotic.</text:p>
      <text:p text:style-name="P4">
The identity of the gunman was not made public. Police said that no clear motivation for murder was found at present, which may be a random attack.</text:p>
      <text:p text:style-name="P4">
Xinhua News Agency quoted local media news. After the shooting, all schools in the city immediately took "preventive schools" measures and reopened about two hours later.</text:p>
      <text:p text:style-name="P4">
New Mexico Democratic Governor Grosham issued a statement saying that the shooting reminded people again that the violence of firearms caused New Mexico and the United States to "suffer losses every day."</text:p>
      <text:p text:style-name="P4">
Faminton is located in the northwestern part of New Mexico, with a population of about 46,000. It is one of the nearby oil -producing areas and commercial centers in northwestern New Mexico.</text:p>
      <text:p text:style-name="P4">
According to statistics from the US "shooting violence files" website, as of May 15, this year, 225 major shootings in the United States have caused at least four casualties, and nearly 15,700 people have died in various types of gun violence.</text:p>
      <text:p text:style-name="P4">
News Source: <text:a xlink:type="simple" xlink:href="https://www.zaobao.com.sg/realtime/world/story20230516-1395139" text:style-name="Internet_20_link" text:visited-style-name="Visited_20_Internet_20_Link">
https://www.zaobao.com.sg/realtime/world/story20230516-1395139</text:a>
</text:p>
      <!--NEWS-->
      <text:h text:style-name="P10" text:outline-level="1">
<text:span text:style-name="T4">
German media: "Development" and "Risk Risk"</text:span>
</text:h>
      <text:p text:style-name="P4">
Author: None (Language: zh)</text:p>
      <text:p text:style-name="P4">
Publisher: None</text:p>
      <text:p text:style-name="P4">
Time: 2023-05-16T14:00:00Z</text:p>
      <text:p text:style-name="P4">
Description: At the end of March, the European Commission Chairman Feng Delin put forward the concept of "risk" for the first time in Europe's strategy to speak to China. Soon, "risk" has also become the mainstream of the United States and Germany's policies for China.</text:p>
      <text:p text:style-name="P4">
Videos: []</text:p>
      <text:p text:style-name="P4">
Images: ["<text:a xlink:type="simple" xlink:href="https://static.dw.com/image/65251445_303.jpg" text:style-name="Internet_20_link" text:visited-style-name="Visited_20_Internet_20_Link">
65251445_303.jpg</text:a>
", "<text:a xlink:type="simple" xlink:href="https://static.dw.com/image/63995178_401.jpg" text:style-name="Internet_20_link" text:visited-style-name="Visited_20_Internet_20_Link">
63995178_401.jpg</text:a>
"]</text:p>
      <text:p text:style-name="P4">
Subject: 评论分析</text:p>
      <text:p text:style-name="P4">
Subjects: ['冯德莱恩', '欧中关系', '脱钩', '去风险', '肖尔茨', '汉堡港']</text:p>
      <text:p text:style-name="P4">
Keywords: ['意见反馈']</text:p>
      <text:p text:style-name="P4">
Id: 65647188</text:p>
      <!--METADATA-->
      <text:p text:style-name="P4">
<text:a xlink:type="simple" xlink:href="https://www.dw.com/zh/overlay/image/article/65647188/65251445" text:style-name="Internet_20_link" text:visited-style-name="Visited_20_Internet_20_Link">
 <draw:frame draw:style-name="fr1" draw:name="Image117" text:anchor-type="as-char" svg:width="6.9236in" svg:height="3.896998in" draw:z-index="0">
<draw:image xlink:href="../Images/dwzh/2023-05-16T14-00-00Z/65251445_303.jpg" xlink:type="simple" xlink:show="embed" xlink:actuate="onLoad" draw:mime-type="image/jpeg"/>
</draw:frame>
</text:a>
(Voice of Germany Chinese website) "Business Daily" commented that after the outbreak of the Russian and Ukraine War, China's political support for Russia has made the last line of European -China cooperation hoping to turn into a bubble. The nickname is "pro -Russian neutral". The comments entitled "Small Courtyard High Wall" wrote:</text:p>
      <text:p text:style-name="P4">
"But for the Chinese, this position is indeed very cost -effective. If there are winners in the Russian and Ukraine War, then this winner is China. However, Russia has fallen into the vassal of China. In view of this, how to deal with China has become one of the most important challenges facing the European Union. Because of this, the policy of China has become an important issue for the June EU Summit. Essence</text:p>
      <text:p text:style-name="P4">
On the eve of the summit, the European Commission will submit its economic security strategy, and the tone of the strategy is to depend on institutional opponents and will cause Europe to fall into a terrible situation, that is to say, to "risk '. Different from the "decoupling ', the purpose of' risk -risk 'is not to be economical in economics, but to enhance Europe's own economic pressure resistance. <text:a xlink:type="simple" xlink:href="https://www.dw.com/zh/zh/冯德莱恩不希望与中国脱钩对俄立场决定中欧关系/a-65186120" text:style-name="Internet_20_link" text:visited-style-name="Visited_20_Internet_20_Link">
</text:a>
However, it is just a consensus, and there is no further action. Salz still believes that its diversified policies will be achieved, that is, find new trading partners, so as to gradually reduce the risks of large enterprises such as Volkswagen and BASF, which are excessively concentrated in China. "</text:p>
      <text:p text:style-name="P4">
The comments pointed out that it is a good thing to promote market diversification and avoid excessive risks, but it takes a lot of time to do so. Once China moves against Taiwan, the sanctions and counter -tailoring operations between the European Union and China will inevitably.</text:p>
      <text:p text:style-name="P4">
Said, first define some special areas, but do your best to defend Europe's leading position in these fields, and at the same time implement the control of export ban and foreign investment. If Shulz does not want to continue to play the role of the Brussels stumbling block, then he will be very very very It's hard to reject such suggestions. "</text:p>
      <text:p text:style-name="P4">
"Editorial Network" commented that Germany regretted selling important energy facilities such as natural gas storage tanks to Russia at the beginning, and the red and yellow and green government of Berlin also advocated reducing its economic dependence on China as soon as possible. Below, the German government approved the transfer of part of the equity of the Burger Portal Words to the Chinese company. As far as the symbolic meaning of the decision is obviously a mistake.</text:p>
      <text:p text:style-name="P4">
<draw:frame draw:style-name="fr1" draw:name="Image118" text:anchor-type="as-char" svg:width="6.9236in" svg:height="3.896998in" draw:z-index="0">
<draw:image xlink:href="../Images/dwzh/2023-05-16T14-00-00Z/63995178_401.jpg" xlink:type="simple" xlink:show="embed" xlink:actuate="onLoad" draw:mime-type="image/jpeg"/>
</draw:frame>
"Editorial Network": The resolution of selling some equity of Hamburg Port left a lot of questions.</text:p>
      <text:p text:style-name="P4">
"From the perspective of the matter of the matter, judging the right or wrong of the equity of the sales terminal is not that simple. After all, the comparability of natural gas storage tanks and the container terminal is limited. Qi as a means of pressure for politics. But with a container terminal to achieve the same pressure, it is unimaginable, not to mention that if China wants to fight a trade war with Germany, there are many more effective pressure on the Hamburg Wharf. . After some equity easy, the possibility of Chinese ships bypassed the German port in the future. <text:a xlink:type="simple" xlink:href="https://www.dw.com/zh/zh/德国政府批准中远入股汉堡港-最高参股2499/a-65589368" text:style-name="Internet_20_link" text:visited-style-name="Visited_20_Internet_20_Link">
</text:a>
However, after the inside story of this decision was disclosed, the relevant parties were in an embarrassing situation. Port operators had to answer why they did not log in to the pier as sensitive infrastructure as soon as possible. Why does the assessment last so long, and the federal government has to answer, why do they not be able to make a noise on the security positioning of the pier under the premise of knowing it? The answer, then the decision -making of selling part of the equity of the dock is difficult to be convincing. "</text:p>
      <text:p text:style-name="P4">
<text:span text:style-name="T5">
Inding the content of other media, does not represent the position or view of the Voice of Germany. _ </text:span>
 _ 吧 _</text:p>
      <text:p text:style-name="P4">
News Source: <text:a xlink:type="simple" xlink:href="https://www.dw.com/zh/德语媒体：-脱钩-与-去风险/a-65647188" text:style-name="Internet_20_link" text:visited-style-name="Visited_20_Internet_20_Link">
https://www.dw.com/zh/德语媒体：-脱钩-与-去风险/a-65647188?maca=chi-rss-chi-all-1127-rdf</text:a>
</text:p>
      <!--NEWS-->
      <text:h text:style-name="P10" text:outline-level="1">
<text:span text:style-name="T4">
Ministry of Foreign Affairs of Poland: Li Hui, a special envoy in Ukraine, China, will visit Warsaw</text:span>
</text:h>
      <text:p text:style-name="P4">
Publisher: 法新社</text:p>
      <text:p text:style-name="P4">
Published Time: 2023-05-16T14:02:08+00:00</text:p>
      <text:p text:style-name="P4">
Modified Time: 2023-05-16T13:35:01+00:00</text:p>
      <text:p text:style-name="P4">
Description: (Agence France -Presse, Warsaw, 15th) The Polish Ministry of Foreign Affairs announced today that Li Hui, a special envoy in China, will be transferred to Warsaw, the capital of Poland on the 19t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5-16T14-02-08-00-00/000000.png" xlink:type="simple" xlink:show="embed" xlink:actuate="onLoad" draw:mime-type="image/png"/>
</draw:frame>
Polish Foreign Ministry spokesman Lukasz Jasina confirmed the above visit to AFP, and also confirmed the previous reports of the Polish media, and said that Li Hui would meet with the Deputy Minister of Foreign Affairs of Poland in Warsaw.</text:p>
      <text:p text:style-name="P4">
Beijing announced last week that "Eurasian Affairs Special Representative" Li Hui's visit schedule said that in addition to Ukraine and Poland, his trip will also visit Russia, France and Germany.</text:p>
      <text:p text:style-name="P4">
According to Beijing, the purpose of this trip is to "communicate with the Ukrainian crisis with all parties in politics."</text:p>
      <text:p text:style-name="P4">
From the perspective of Li Hui's interview itinerary, the first stop is the Ukraine of the Antrocked country of the Russian and Ukraine War, which has propaganda significance; Polish No. 2 is the most powerful European country, which is also symbolic; France and Germany are European leaders and the targets of China's urgency to draw. It not only helps to mediate the Russian and Ukraine War, but also by the way, this will take the lead in blocking the United States to break through.</text:p>
      <text:p text:style-name="P4">
The last stop is the country and the invading country of Russia. Some comments believe that Russia, as Li Hui's last stop, also means that China intends to summarize the four national venues that stand on the opposite side of Russia, and then convey to the Russian side. Therefore, such schedules have also aroused some skeptical concerns of the outside world.</text:p>
      <text:p text:style-name="P4">
News Source: <text:a xlink:type="simple" xlink:href="https://www.rfi.fr/cn/%E5%9B%BD%E9%99%85%E6%8A%A5%E9%81%93/20230516-%E6%B3%A2%E5%85%B0%E5%A4%96%E4%BA%A4%E9%83%A8-%E4%B8%AD%E5%9B%BD%E4%B9%8C%E5%85%8B%E5%85%B0%E7%89%B9%E4%BD%BF%E6%9D%8E%E8%BE%89%E5%B0%86%E8%AE%BF%E9%97%AE%E5%8D%8E%E6%B2%99" text:style-name="Internet_20_link" text:visited-style-name="Visited_20_Internet_20_Link">
https://www.rfi.fr/cn/%E5%9B%BD%E9%99%85%E6%8A%A5%E9%81%93/20230516-%E6%B3%A2%E5%85%B0%E5%A4%96%E4%BA%A4%E9%83%A8-%E4%B8%AD%E5%9B%BD%E4%B9%8C%E5%85%8B%E5%85%B0%E7%89%B9%E4%BD%BF%E6%9D%8E%E8%BE%89%E5%B0%86%E8%AE%BF%E9%97%AE%E5%8D%8E%E6%B2%99</text:a>
</text:p>
      <!--NEWS-->
      <text:h text:style-name="P10" text:outline-level="1">
<text:span text:style-name="T4">
G7 Summit may be &amp; quot; economic coercion &amp; quot;</text:span>
</text:h>
      <text:p text:style-name="P4">
Author: None</text:p>
      <text:p text:style-name="P4">
Publisher: Radio Free Asia (Organization)</text:p>
      <text:p text:style-name="P4">
Published Time: 2023-05-16T14:04:00-04:00</text:p>
      <text:p text:style-name="P4">
Modified Time: 2023-05-16T15:24:39-04:00</text:p>
      <text:p text:style-name="P4">
Description: None</text:p>
      <text:p text:style-name="P4">
Videos: []</text:p>
      <text:p text:style-name="P4">
Audios: ["<text:a xlink:type="simple" xlink:href="https://www.rfa.org/mandarin/yataibaodao/junshiwaijiao/al-0516202313102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20" text:anchor-type="as-char" svg:width="6.9236in" svg:height="4.612011in" draw:z-index="0">
<draw:image xlink:href="../Images/rfamandarin/2023-05-16T14-04-00-04-00/000000.png" xlink:type="simple" xlink:show="embed" xlink:actuate="onLoad" draw:mime-type="image/png"/>
</draw:frame>
On May 16, 2023, the Summit of the Seventh Kingdom Group was imminent, the sign of the G7 Hiroshima Summit in Japan. <text:a xlink:type="simple" xlink:href="https://www.rfa.org/mandarin/yataibaodao/junshiwaijiao/al-05162023131022.html/@@images/image" text:style-name="Internet_20_link" text:visited-style-name="Visited_20_Internet_20_Link">
</text:a>
Agencence France -Presse <text:a xlink:type="simple" xlink:href="https://www.rfa.org/mandarin/yataibaodao/junshiwaijiao/al-05162023131022.html/@@stream" text:style-name="Internet_20_link" text:visited-style-name="Visited_20_Internet_20_Link">
</text:a>
The summit of the Seventh Kingdom Group is imminent, and the outside world expects to issue a statement on "economic stress". The cross -border league of the China Policy Council also urged the Seven Kingdoms to formulate a mechanism to resist the "economic stress" of China and other countries. The Chinese Ministry of Foreign Affairs issued a gun back every day. Anti -approval the United States was a country that implemented "economic stress".</text:p>
      <text:p text:style-name="P4">
<text:span text:style-name="T4">
<text:span text:style-name="T5">
 <text:a xlink:type="simple" xlink:href="https://www.rfa.org/mandarin/yataibaodao/junshiwaijiao/tj-05152023103400.html" text:style-name="Internet_20_link" text:visited-style-name="Visited_20_Internet_20_Link">
</text:a>
</text:span>
</text:span>
<text:a xlink:type="simple" xlink:href="https://www.rfa.org/mandarin/Xinwen/10-05142023171940.html" text:style-name="Internet_20_link" text:visited-style-name="Visited_20_Internet_20_Link">
<text:span text:style-name="T4">
 G7 summit summit, China announced on the Bohai Sea to conduct real bomb shooting activities </text:span>
</text:a>
The leaders of the Seventh Kingdom Group (G7) will hold a summit on Hiroshima, Japan on Friday (19th). Including the Wall Street Journal and the British "Financial Times" and other international media have disclosed that, in addition to the main communiqué of the summit, the G7 will make another statement on the issue of "economic security" for the first time, promising to jointly prevent, respond and counterattack "economic coercion" together Essence However, people familiar with the matter revealed that the statement would not name any country.</text:p>
      <text:p text:style-name="P4">
However, the United States Ambassador to Japan, Rahmemanuel, named China on Twitter on Tuesday (16th), and revealed that in addition to a statement and statement, the G7 members are studying the actual actions that contain and resist China's economic intimidation and revenge.</text:p>
      <text:p text:style-name="P4">
<text:span text:style-name="T4">
 Transnational parliamentarians urge G7 to formulate a "anti -coercion mechanism" to compete against China </text:span>
</text:p>
      <text:p text:style-name="P4">
The China Policy Council Alliance (IPAC) published on Monday (15th) [] <text:a xlink:type="simple" xlink:href="https://ipac.global/statement-on-g7-2023/" text:style-name="Internet_20_link" text:visited-style-name="Visited_20_Internet_20_Link">
</text:a>
Including multinational members of Australia, Japan, the European Union, Canada, Britain and other multinational members urged the G7 countries to coordinate the formulation of a "anti -coercion mechanism". The statement also named China: "G7 countries should work hard to coordinate and deal with economic coercion made by any country, including China. This may involve a specific ministerial forum and be responsible for exploring what actions should be taken to respond to illegal countries."</text:p>
      <text:p text:style-name="P4">
Luke Depulford, executive director of the China Policy Council Alliance, emphasized that the G7 needs to formulate a tool for "economic coercion" during an interview with this station, so that Beijing knows that they cannot threaten democratic countries with economic means: "Demonstrate power and unity of unity and solidarity This is very important. Otherwise, we will fall into risks, allowing our democratic countries to expose economic coercion and bullying, just like before Australia and Lithuania. Unfortunately, we seem to have not made enough responses, unless we can build one cover the whole The common mechanism of democracy. "</text:p>
      <text:p text:style-name="P4">
Pei Londle saw the European Union take the lead in taking action, through "anti -coercion measures" (ACI), and hoped that the G7 summit can lead countries to truly allow the policy to land.</text:p>
      <text:p text:style-name="P4">
<text:span text:style-name="T4">
 China refers to the United States to implement "economic stress" and then criticize Japanese militarism </text:span>
</text:p>
      <text:p text:style-name="P4">
Faced with the aggressive G7 summit, the Chinese Ministry of Foreign Affairs also put the ruthless words in front. Speaker Wang Wenbin was full of firepower for two consecutive days. Attacking the United States first is the culprit of "economic coercion". Then the host of the G7 summit is "addicted to provoking and creating camp confrontation." "Recruitment of souls" and "turning the case": "If Japan really opposes the status quo in unilaterally, it should be clearly stopped to stop these forces that try to drive historical reversing in China. After the international order. "</text:p>
      <text:p text:style-name="P4">
In addition to the "economic coercion", the cross -border league of the China Policy Council has also urged the G7 countries to reduce its dependence on China at the level of supply chain, energy and technology, whether to supervise China to assist Russia to invade Ukraine, and investigate China's multinational suppression activities.</text:p>
      <text:p text:style-name="P4">
Pei Londe added that the outside world generally only pays attention to how to reduce dependence on infrastructure in China, but ignores that some countries depend on exporting to China in terms of economy. He took a punitive tariff on Australian red wine and the prohibition of the import of agricultural products such as pineapple in Taiwan as an example. It said that this is an example of "economic coercion" in China.</text:p>
      <text:p text:style-name="P4">
On the issue of Taiwan, the China Policy Council Alliance requested that the G7 countries reiterated their opposition to unilaterally changing the status quo of the Taiwan Strait. In the bulletin, China should be explicitly warned that once an aggression against Taiwan is upgraded, it must pay a heavy price for this.</text:p>
      <text:p text:style-name="P4">
<draw:frame draw:style-name="fr1" draw:name="Image121" text:anchor-type="as-char" svg:width="6.9236in" svg:height="4.379177in" draw:z-index="0">
<draw:image xlink:href="../Images/rfamandarin/2023-05-16T14-04-00-04-00/000001.png" xlink:type="simple" xlink:show="embed" xlink:actuate="onLoad" draw:mime-type="image/png"/>
</draw:frame>
President Tsai Ing -wen delivered a speech at the Copenhagen Democratic Summit in 2023 (provided by the Presidential Palace of Taiwan) <text:a xlink:type="simple" xlink:href="https://www.rfa.org/mandarin/yataibaodao/junshiwaijiao/al-05162023131022.html/da08833f-d93d-43d8-b2ed-8ba86e1a6ab2.jpg" text:style-name="Internet_20_link" text:visited-style-name="Visited_20_Internet_20_Link">
</text:a>
At the same time, the Copenhagen Democratic Summit, which is holding, also pays attention to how the G7 summit will resist China's coercion and defend democracy. Taiwan President Tsai Ing -wen spoke with a video, emphasizing that the people's commitment to democracy in democracy is unprecedentedly firm, and knows that democracy is a permanent and only way. She said that Taiwan responded to China's threat with tenaciousness and courage, and the partnership of the country similar to the country is the most effective defensive measure.</text:p>
      <text:p text:style-name="P4">
Reporter: Lu Xi (London) Responsible: 梒 梒 网 Editor: Ruizhe</text:p>
      <text:p text:style-name="P4">
News Source: <text:a xlink:type="simple" xlink:href="https://www.rfa.org/mandarin/yataibaodao/junshiwaijiao/al-05162023131022.html" text:style-name="Internet_20_link" text:visited-style-name="Visited_20_Internet_20_Link">
https://www.rfa.org/mandarin/yataibaodao/junshiwaijiao/al-05162023131022.html</text:a>
</text:p>
      <!--NEWS-->
      <text:h text:style-name="P10" text:outline-level="1">
<text:span text:style-name="T4">
Fourth -year elementary school students in Germany decreased reading ability</text:span>
</text:h>
      <text:p text:style-name="P4">
Author: None (Language: zh)</text:p>
      <text:p text:style-name="P4">
Publisher: None</text:p>
      <text:p text:style-name="P4">
Time: 2023-05-16T14:06:00Z</text:p>
      <text:p text:style-name="P4">
Description: Reading ability directly affects the understanding of elementary school students in various subjects. However, a study shows that the reading ability of primary school students in Germany is significantly lower than 20 years ago. The reason may be related to the restrictions during the new crown epidemic and the lack of extra -curricular reading.</text:p>
      <text:p text:style-name="P4">
Videos: []</text:p>
      <text:p text:style-name="P4">
Images: ["<text:a xlink:type="simple" xlink:href="https://static.dw.com/image/64503112_303.jpeg" text:style-name="Internet_20_link" text:visited-style-name="Visited_20_Internet_20_Link">
64503112_303....</text:a>
"]</text:p>
      <text:p text:style-name="P4">
Subject: NRS-Import</text:p>
      <text:p text:style-name="P4">
Subjects: ['德国小学生', '阅读能力', 'Iglu']</text:p>
      <text:p text:style-name="P4">
Keywords: ['意见反馈']</text:p>
      <text:p text:style-name="P4">
Id: 65647318</text:p>
      <!--METADATA-->
      <text:p text:style-name="P4">
<text:a xlink:type="simple" xlink:href="https://www.dw.com/zh/overlay/image/article/65647318/64503112" text:style-name="Internet_20_link" text:visited-style-name="Visited_20_Internet_20_Link">
 <draw:frame draw:style-name="fr1" draw:name="Image122" text:anchor-type="as-char" svg:width="6.9236in" svg:height="3.896998in" draw:z-index="0">
<draw:image xlink:href="../Images/dwzh/2023-05-16T14-06-00Z/64503112_303.jpeg" xlink:type="simple" xlink:show="embed" xlink:actuate="onLoad" draw:mime-type="image/jpeg"/>
</draw:frame>
</text:a>
(Voice of Germany) abbreviated by IgLu (International Grundschul-Lese-UNTERSUCHUNG, International Primary School Reading Survey) was conducted by Germany Dortmund Institute of Technology. The person in charge, Nelemcelvany, said that the most alert is that about a quarter of the fourth -year students in Germany did not have enough reading ability to enter junior high school. This ratio in 2001 was 17%, and this ratio in 2016 was 19%. At the same time, the proportion of students with strong reading ability decreased slightly to 8.3%(11.1%in 2016 and 8.6%in 2001).</text:p>
      <text:p text:style-name="P4">
Studies believe that the cause of this problem includes restrictions during the new crown epidemic and the lack of reading in addition to classroom teaching. Especially poor families and at home <text:a xlink:type="simple" xlink:href="https://www.dw.com/zh/zh/当德国的小学生不会说德语/a-50064126" text:style-name="Internet_20_link" text:visited-style-name="Visited_20_Internet_20_Link">
</text:a>
Foreigners' families have been greatly affected.</text:p>
      <text:p text:style-name="P4">
This study is conducted every five years. In 2021, he investigated about 4,600 fourth -year students from 252 schools in Germany.</text:p>
      <text:p text:style-name="P4">
According to the online report, not only <text:a xlink:type="simple" xlink:href="https://www.dw.com/zh/zh/德国中小学生的阅读能力低下/a-347963" text:style-name="Internet_20_link" text:visited-style-name="Visited_20_Internet_20_Link">
</text:a>
Compared with 2016, two -thirds of the countries participating in the research have also occurred.</text:p>
      <text:p text:style-name="P4">
Among the total 57 countries participating in this research, Germany ranked 26th and ranked after Polaria, Poland, Britain and Russia. The top is Singapore, Ireland and Hong Kong. The end of the list is South Africa.</text:p>
      <text:p text:style-name="P4">
In the study, it was also found that among the 57 countries participating, girls in 51 countries have obvious reading ability than boys. In addition, especially in Germany, the education level of parents directly affects children's [] <text:a xlink:type="simple" xlink:href="https://www.dw.com/zh/zh/德国中学生阅读和数学能力属中游/a-2985054" text:style-name="Internet_20_link" text:visited-style-name="Visited_20_Internet_20_Link">
</text:a>
Essence In this study, parents will fill in a questionnaire.</text:p>
      <text:p text:style-name="P4">
In the study, 34%of the fourth -year elementary school students in Germany expressed their willingness to read. The average proportion of participating in various countries is 42%. 22%of German students who participated in the survey even said they did not like to read.</text:p>
      <text:p text:style-name="P4">
(Catholic News Agency, Mirror Online)</text:p>
      <text:p text:style-name="P4">
News Source: <text:a xlink:type="simple" xlink:href="https://www.dw.com/zh/德国四年级小学生阅读能力下降/a-65647318" text:style-name="Internet_20_link" text:visited-style-name="Visited_20_Internet_20_Link">
https://www.dw.com/zh/德国四年级小学生阅读能力下降/a-65647318?maca=chi-rss-chi-all-1127-rdf</text:a>
</text:p>
      <!--NEWS-->
      <text:h text:style-name="P10" text:outline-level="1">
<text:span text:style-name="T4">
Report: In the first quarter, carbon dioxide emissions hit a record high</text:span>
</text:h>
      <text:p text:style-name="P4">
Author: None</text:p>
      <text:p text:style-name="P4">
Publisher: Radio Free Asia (Organization)</text:p>
      <text:p text:style-name="P4">
Published Time: 2023-05-16T14:09:26-04:00</text:p>
      <text:p text:style-name="P4">
Modified Time: 2023-05-16T14:09: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23" text:anchor-type="as-char" svg:width="6.9236in" svg:height="4.332834in" draw:z-index="0">
<draw:image xlink:href="../Images/rfamandarin/2023-05-16T14-09-26-04-00/000000.png" xlink:type="simple" xlink:show="embed" xlink:actuate="onLoad" draw:mime-type="image/png"/>
</draw:frame>
On February 1, 2023, a mechanical bird -viewed map of the coal pier of Huanghua Port, Hebei Province. <text:a xlink:type="simple" xlink:href="https://www.rfa.org/mandarin/yataibaodao/huanjing/kw-05162023122415.html/@@images/image" text:style-name="Internet_20_link" text:visited-style-name="Visited_20_Internet_20_Link">
</text:a>
China Daily, VIA Reuters.</text:p>
      <text:p text:style-name="P4">
The English Department of this station recently quoted a report of the latest independent agency that China, as the world's largest carbon dioxide discharge country, has reached a record level in the first quarter of this year, and it is expected to reach its historical peak in 2023.</text:p>
      <text:p text:style-name="P4">
<text:a xlink:type="simple" xlink:href="https://www.rfa.org/mandarin/yataibaodao/huanjing/xx-07122021104918.html" text:style-name="Internet_20_link" text:visited-style-name="Visited_20_Internet_20_Link">
<text:span text:style-name="T4">
 Over half of the greenhouse gas emissions come from 25 cities in China </text:span>
</text:a>
  * <text:span text:style-name="T4">
<text:a xlink:type="simple" xlink:href="https://www.rfa.org/mandarin/Xinwen/7-04252021132508.html" text:style-name="Internet_20_link" text:visited-style-name="Visited_20_Internet_20_Link">
 </text:a>
 </text:span>
  * <text:span text:style-name="T4">
<text:a xlink:type="simple" xlink:href="https://www.rfa.org/mandarin/yataibaodao/huanjing/cm-12142020160945.html" text:style-name="Internet_20_link" text:visited-style-name="Visited_20_Internet_20_Link">
 </text:a>
 </text:span>
  * <text:span text:style-name="T4">
<text:a xlink:type="simple" xlink:href="https://www.rfa.org/mandarin/jiaodianzhuizong/huanjingshengtai/bx-09242020144156.html" text:style-name="Internet_20_link" text:visited-style-name="Visited_20_Internet_20_Link">
 </text:a>
</text:span>
</text:p>
      <text:p text:style-name="P4">
According to the relevant report released by the Finnish Independence Agency "Energy and Cleaning Air Research Center" (CREA) last Friday (12th), China's carbon dioxide emissions in the first three months of this year increased by 4 % compared with the same period last year, and it was more than three. One billion tons of single -quarter records. The analysis is based on official data and business data, and is first published on Carbonbrief News.</text:p>
      <text:p text:style-name="P4">
The reporter said that China's carbon emissions growth is mainly driven by three factors, including the authorities to promote economic recovery after the end of the epidemic "clear zero" policy, implement stimulus measures in the manufacturing and construction industries, and low rainfalls from all over China and continuous continuity Insufficient hydropower power generation caused by drought.</text:p>
      <text:p text:style-name="P4">
Due to the Spring Festival holiday, the Chinese economy usually has a low production and low carbon dioxide emissions in the first quarter. Therefore, the report pointed out that "the government's concern for economic growth means that China's carbon emissions are likely to reach the highest level of history in 2023, exceeding the peak of 2021."</text:p>
      <text:p text:style-name="P4">
<draw:frame draw:style-name="fr1" draw:name="Image124" text:anchor-type="as-char" svg:width="6.9236in" svg:height="4.61393in" draw:z-index="0">
<draw:image xlink:href="../Images/rfamandarin/2023-05-16T14-09-26-04-00/000001.png" xlink:type="simple" xlink:show="embed" xlink:actuate="onLoad" draw:mime-type="image/png"/>
</draw:frame>
A thick smoke from a coal processing plant in Hejin City, Shanxi Province (Associated Press) <text:a xlink:type="simple" xlink:href="https://www.rfa.org/mandarin/yataibaodao/huanjing/kw-05162023122415.html/ap22137698563312.jpg" text:style-name="Internet_20_link" text:visited-style-name="Visited_20_Internet_20_Link">
</text:a>
Studies have shown that the most important factor leading to the growth of carbon emissions in China is the increase in coal -fired power generation and production materials production, of which steel and cement production account for the main proportion.</text:p>
      <text:p text:style-name="P4">
From the second half of last year to the first quarter of this year, the approval project of China's new coal power capacity has increased significantly, but the report believes that this will not directly lead to an increase in coal consumption or carbon dioxide emissions, because "the rapid expansion of low -carbon energy supply, and the expected slower is expected to be slower The demand for power growth means that China's annual coal and electricity output may soon begin to decline. "</text:p>
      <text:p text:style-name="P4">
However, another report issued by another global energy think tank EMBER also showed that in 2022, among the global power plants, the highest carbon dioxide emissions of Chinese power plants in the world, reaching 38%of the total carbon dioxide emissions generated by global power generation.</text:p>
      <text:p text:style-name="P4">
China's official plan is to reach the peak of carbon emissions in 2030, and then gradually decreases, and net zero carbon emissions will be achieved by 2060.</text:p>
      <text:p text:style-name="P4">
Responsible editor: Kaidi, He Ping.com edited: Hong Wei <text:span text:style-name="T4">
<text:span text:style-name="T5">
*</text:span>
 </text:span>
**</text:p>
      <text:p text:style-name="P4">
News Source: <text:a xlink:type="simple" xlink:href="https://www.rfa.org/mandarin/yataibaodao/huanjing/kw-05162023122415.html" text:style-name="Internet_20_link" text:visited-style-name="Visited_20_Internet_20_Link">
https://www.rfa.org/mandarin/yataibaodao/huanjing/kw-05162023122415.html</text:a>
</text:p>
      <!--NEWS-->
      <text:h text:style-name="P10" text:outline-level="1">
<text:span text:style-name="T4">
The two major institutions of Germany's economic economic downturn are at the same time as light as the two major institutions</text:span>
</text:h>
      <text:p text:style-name="P4">
Author: None (Language: zh)</text:p>
      <text:p text:style-name="P4">
Publisher: None</text:p>
      <text:p text:style-name="P4">
Time: 2023-05-16T14:33:00Z</text:p>
      <text:p text:style-name="P4">
Description: The International Monetary Fund stated that German economic growth prospects are sluggish, tightened monetary policy and the surge in energy prices caused by the Ukrainian war may drag their growth in the short term; in the long run, the issue of social aging also affects growth. On the same day, another Institute of Economic Research also issued a forecast of financial market experts, and the assessment of German economic prospects has deteriorated significantly.</text:p>
      <text:p text:style-name="P4">
Videos: []</text:p>
      <text:p text:style-name="P4">
Images: ["<text:a xlink:type="simple" xlink:href="https://static.dw.com/image/65514317_303.jpg" text:style-name="Internet_20_link" text:visited-style-name="Visited_20_Internet_20_Link">
65514317_303.jpg</text:a>
"]</text:p>
      <text:p text:style-name="P4">
Subject: 经济纵横</text:p>
      <text:p text:style-name="P4">
Subjects: ['希腊债务危机', '欧债危机', '国际货币基金组织']</text:p>
      <text:p text:style-name="P4">
Keywords: ['德国经济', '前景', '景气', '衰退', '发展', 'IMF', '国际货币基金组织', 'ZEW', '欧洲经济研究中心']</text:p>
      <text:p text:style-name="P4">
Id: 65647555</text:p>
      <!--METADATA-->
      <text:p text:style-name="P4">
<text:a xlink:type="simple" xlink:href="https://www.dw.com/zh/overlay/image/article/65647555/65514317" text:style-name="Internet_20_link" text:visited-style-name="Visited_20_Internet_20_Link">
 <draw:frame draw:style-name="fr1" draw:name="Image125" text:anchor-type="as-char" svg:width="6.9236in" svg:height="3.896998in" draw:z-index="0">
<draw:image xlink:href="../Images/dwzh/2023-05-16T14-33-00Z/65514317_303.jpg" xlink:type="simple" xlink:show="embed" xlink:actuate="onLoad" draw:mime-type="image/jpeg"/>
</draw:frame>
</text:a>
The monthly survey of the European Economic Research Center (ZEW) shows that investors' confidence in the German economy has weakened for the third consecutive month, and concerns about the decline in the German economy have emerged again.</text:p>
      <text:p text:style-name="P4">
(Voice of Germany Chinese) The International Monetary Fund (IMF) released documents on May 16 to evaluate the economic and financial conditions of its member states. It is believed that Germany's economic growth prospects are not good.</text:p>
      <text:p text:style-name="P4">
The organization stated that the factors that affect the short -term growth of German economy include a tightening monetary policy and the surge in energy prices caused by the Ukrainian war. In order to suppress inflation and increase key interest rates and the turbulent financial market turmoil, the financial market turmoil mainly comes from the banking industry in the United States and Switzerland.</text:p>
      <text:p text:style-name="P4">
The International Monetary Fund stated that Germany's economic growth rate this year may wander around zero. In the next few years, it is expected to accelerate to 1%to 2%. But in the long run, due to social aging, Germany's economic growth rate may fall to less than 1%.</text:p>
      <text:p text:style-name="P4">
<text:a xlink:type="simple" xlink:href="https://www.dw.com/zh/zh/物价飙升的另一原因企业趁火打劫/a-65247804" text:style-name="Internet_20_link" text:visited-style-name="Visited_20_Internet_20_Link">
</text:a>
The International Monetary Fund is expected to decline. However, the decline in core inflation may be slower and late. Core inflation refers to the inflation rate of goods and services with large fluctuations in short -term price fluctuations such as energy and food. The organization said that the decline in raw material prices on other commodity prices may be later reflected. In addition, the increase in wages is also promoting the rise in prices.</text:p>
      <text:p text:style-name="P4">
The International Monetary Fund also emphasizes high uncertainty related to economic prospects. For example, stubborn inflation may require a more tightening monetary policy response, and this will further suppress growth.</text:p>
      <text:p text:style-name="P4">
<text:a xlink:type="simple" xlink:href="https://www.dw.com/zh/zh/imf预测今年全球增长28-英德呈负增长/a-65289504" text:style-name="Internet_20_link" text:visited-style-name="Visited_20_Internet_20_Link">
</text:a>
The International Monetary Fund predicts that Germany's economy will be negative growth (-0.1%) in 2023, and it is expected to rise to 1.1%by 2024.</text:p>
      <text:p text:style-name="P4">
The German federal government previously predicted that Germany's growth rate in 2023 was about 0.2%. The European Commission also predicted this week that Germany's GDP in 2023 will only increase by 0.2%, and then increased by 1.4%in 2024.</text:p>
      <text:h text:style-name="P12" text:outline-level="3">
<text:span text:style-name="T4">
Gas price soaring in Germany's middle -class stress mountains</text:span>
</text:h>
      <text:h text:style-name="P12" text:outline-level="3">
<text:span text:style-name="T4">
ZEW: The German economic expectation index drops steadily to -10.7</text:span>
</text:h>
      <text:p text:style-name="P4">
The European Economic Research Center (ZEW), Germany, also announced on May 16 the expectations of analysts and investors to the German economy in May in May. The monthly survey showed that analysts and investors' confidence in the German economy declined for the third consecutive month, and the evaluation of the economic prospects in the next six months has fallen by 14.8 points, from 4.1 in April to -10.7 points in May. This is the first time that the reading has been in a negative area since December 2022.</text:p>
      <text:p text:style-name="P4">
Achimwambach, chairman of the European Economic Research Center, said: "Financial market experts predict that the poor economic situation will worsen in the next six months," said he said that the German economy may fall into a mild decline.</text:p>
      <text:p text:style-name="P4">
Vambach pointed out that some of the reasons for the decline in economic emotional indicators are that people expect that the European Central Bank will raise interest rates further. In addition, "the United States may have defaults in the next few weeks, which has also increased uncertainty to the global economic prospects."</text:p>
      <text:p text:style-name="P4">
Carstenbrzeski, a global director of the Macro Research Department of the Dutch Group (ING), said ZEW's latest forecast for the German economy is a "worrying information." In a report to his client, he said, "Three consecutive declines are a new trend, a trend in the wrong direction."</text:p>
      <text:p text:style-name="P4">
(Germany, Bloomberg, etc.)</text:p>
      <text:p text:style-name="P4">
News Source: <text:a xlink:type="simple" xlink:href="https://www.dw.com/zh/德国经济景气堪忧-两大机构同时看淡/a-65647555" text:style-name="Internet_20_link" text:visited-style-name="Visited_20_Internet_20_Link">
https://www.dw.com/zh/德国经济景气堪忧-两大机构同时看淡/a-65647555?maca=chi-rss-chi-all-1127-rdf</text:a>
</text:p>
      <!--NEWS-->
      <text:h text:style-name="P10" text:outline-level="1">
<text:span text:style-name="T4">
CIA recruits Russians on social media such as Telegram to share information</text:span>
</text:h>
      <text:p text:style-name="P4">
Author: None (Language: zh)</text:p>
      <text:p text:style-name="P4">
Publisher: None</text:p>
      <text:p text:style-name="P4">
Time: 2023-05-16T14:35:00Z</text:p>
      <text:p text:style-name="P4">
Description: On Tuesday (May 16), the American Central Intelligence Agency released a video in social media such as Telegram to try to persuade the Russians who are tired of war and dissatisfied with reality. Essence</text:p>
      <text:p text:style-name="P4">
Videos: []</text:p>
      <text:p text:style-name="P4">
Images: ["<text:a xlink:type="simple" xlink:href="https://static.dw.com/image/63233372_303.jpg" text:style-name="Internet_20_link" text:visited-style-name="Visited_20_Internet_20_Link">
63233372_303.jpg</text:a>
"]</text:p>
      <text:p text:style-name="P4">
Subject: 时政风云</text:p>
      <text:p text:style-name="P4">
Subjects: ['奥巴马', '俄罗斯', '乌克兰', '美国', '普京', '俄罗斯入侵乌克兰']</text:p>
      <text:p text:style-name="P4">
Keywords: ['Telegram', '俄罗斯', '中情局', '美国', '情报', '俄罗斯人', '乌克兰战争']</text:p>
      <text:p text:style-name="P4">
Id: 65648008</text:p>
      <!--METADATA-->
      <text:p text:style-name="P4">
<text:a xlink:type="simple" xlink:href="https://www.dw.com/zh/overlay/image/article/65648008/63233372" text:style-name="Internet_20_link" text:visited-style-name="Visited_20_Internet_20_Link">
 <draw:frame draw:style-name="fr1" draw:name="Image126" text:anchor-type="as-char" svg:width="6.9236in" svg:height="3.896998in" draw:z-index="0">
<draw:image xlink:href="../Images/dwzh/2023-05-16T14-35-00Z/63233372_303.jpg" xlink:type="simple" xlink:show="embed" xlink:actuate="onLoad" draw:mime-type="image/jpeg"/>
</draw:frame>
</text:a>
At the entrance of the headquarters of the US Central Intelligence Agency in MCLEAN</text:p>
      <text:p text:style-name="P4">
(Voice of Germany) "Are you a officer? Do you engage in information, diplomacy, science, high -tech work, or deal with people who are engaged in these jobs? Do you have information about the economic or senior leaders of the Russian Federation of Federal Federation? Please contact us. Maybe the people around you are unwilling to hear the truth. We are willing. "On May 16th, the US Central Intelligence Agency (CIA) on social platforms such as Telegram, YouTube, Twitter, Facebook, Instagram and other social platforms released. A video recruitment video of Russian for nearly two minutes, and introduced how to use browsers such as TOR to enter the dark network anonymously and contact American intelligence agencies safely.</text:p>
      <text:p text:style-name="P4">
The video showed several fictional characters and their lives: the figures in the snow, walking into the government building, men who worked in front of the documents, women who thought of thoughts, father who looked at the children's photos, etc. Essence They seem to be considering making major decisions. In the end, a woman contacted the Central Intelligence Agency through an anonymous communication system Tor in the car through a mobile phone.</text:p>
      <text:p text:style-name="P4">
The recruitment video quotes the verses of Russian Herosteta and Dutchyevsky. The narration of Russian, "Because of my actions, we will live dignifiedly." It seems to try to evoke people's patriotism. The Russian War was not mentioned in the video.</text:p>
      <text:p text:style-name="P4">
According to the China Intelligence Bureau, it hopes to contact people from the fields of intelligence, diplomacy, science and technology, and be interested in all intelligence including Russia's politics and economy.</text:p>
      <text:p text:style-name="P4">
An employee of the CIA said that before, the CIA had promoted cooperation with Russian citizens on other online media other than Telegram, but it was unsuccessful. Now, the agency hopes that the information can be better allowed to reach the Russians through Telegram, convince the hesitant Russians to take action, and provide them with opportunities to connect through the dark network. "Our goal is to provide them with as safe as possible," the employee told AFP. The official also emphasized that the United States is not to provoke a rebellion or regime change, but just wants to help those who may see it as a way to promote national progress.</text:p>
      <text:h text:style-name="P12" text:outline-level="3">
<text:span text:style-name="T4">
Do a spy for CIA!U.S. Intelligence Agency made an appeal to the Russians</text:span>
</text:h>
      <text:p text:style-name="P4">
Telegram is Russia's most important social platform. Russian Foreign Ministry spokesman Mariazakharova said that the Telegram channel created by the CIA to release a recruitment video is "a very convenient resource for applicants", which currently has about 700 users.</text:p>
      <text:p text:style-name="P4">
(Agence France -Presse, etc.)</text:p>
      <text:p text:style-name="P4">
News Source: <text:a xlink:type="simple" xlink:href="https://www.dw.com/zh/cia在telegram等社媒上招募俄罗斯人分享情报/a-65648008" text:style-name="Internet_20_link" text:visited-style-name="Visited_20_Internet_20_Link">
https://www.dw.com/zh/cia在telegram等社媒上招募俄罗斯人分享情报/a-65648008?maca=chi-rss-chi-all-1127-rdf</text:a>
</text:p>
      <!--NEWS-->
      <text:h text:style-name="P10" text:outline-level="1">
<text:span text:style-name="T4">
Can China promote the internationalization of RMB? Scholars: too optimistic</text:span>
</text:h>
      <text:p text:style-name="P4">
Author: None</text:p>
      <text:p text:style-name="P4">
Publisher: Radio Free Asia (Organization)</text:p>
      <text:p text:style-name="P4">
Published Time: 2023-05-16T14:42:00-04:00</text:p>
      <text:p text:style-name="P4">
Modified Time: 2023-05-16T15:07:30-04:00</text:p>
      <text:p text:style-name="P4">
Description: None</text:p>
      <text:p text:style-name="P4">
Videos: []</text:p>
      <text:p text:style-name="P4">
Audios: ["<text:a xlink:type="simple" xlink:href="https://www.rfa.org/mandarin/yataibaodao/junshiwaijiao/jw2-0516202312382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27" text:anchor-type="as-char" svg:width="6.9236in" svg:height="3.88615in" draw:z-index="0">
<draw:image xlink:href="../Images/rfamandarin/2023-05-16T14-42-00-04-00/000000.png" xlink:type="simple" xlink:show="embed" xlink:actuate="onLoad" draw:mime-type="image/png"/>
</draw:frame>
On May 16, the Washington Think Tank Strategy and the International Research Center continued to deteriorate the relationship between China and western countries led by the United States, and all parties were holding discussions on the assessment of potential economic sanctions and anti -sanctions. <text:a xlink:type="simple" xlink:href="https://www.rfa.org/mandarin/yataibaodao/junshiwaijiao/jw2-05162023123825.html/@@images/image" text:style-name="Internet_20_link" text:visited-style-name="Visited_20_Internet_20_Link">
</text:a>
Video screenshot/CSIS <text:a xlink:type="simple" xlink:href="https://www.rfa.org/mandarin/yataibaodao/junshiwaijiao/jw2-05162023123825.html/@@stream" text:style-name="Internet_20_link" text:visited-style-name="Visited_20_Internet_20_Link">
</text:a>
After the outbreak of the Russian and Ukraine War, Russia was sanctioned by the international community. China was worried that when the situation in the Taiwan Strait worsening faced the same dilemma, it actively promoted the internationalization of RMB and cross -border payment systems. However, some scholars believe that the dominant position of the US dollar is difficult to shake, and China's assessment of the RMB international status is too optimistic.</text:p>
      <text:p text:style-name="P4">
<text:span text:style-name="T4">
<text:span text:style-name="T5">
 <text:a xlink:type="simple" xlink:href="https://www.rfa.org/mandarin/Xinwen/3-02212022092540.html" text:style-name="Internet_20_link" text:visited-style-name="Visited_20_Internet_20_Link">
</text:a>
</text:span>
</text:span>
<text:a xlink:type="simple" xlink:href="https://www.rfa.org/mandarin/yataibaodao/huanjing/jt-06102021144235.html" text:style-name="Internet_20_link" text:visited-style-name="Visited_20_Internet_20_Link">
<text:span text:style-name="T4">
 The details of the anti -foreign sanctions law announced that the situation of foreign companies is more difficult </text:span>
</text:a>
As the relationship between China and the United States -led Western countries in recent years has continued to deteriorate, all parties are evaluating potential economic sanctions and anti -sanctions. On May 16th, the Washington Think Tank Strategy and International Research Center (CENTERFOR Strategic and Internationalstudies) held a discussion to explore China ’s strategies to respond to Western financial sanctions led by the United States by analyzing the relevant research of Chinese scholars in the future.</text:p>
      <text:p text:style-name="P4">
Barrynauton, director of China and International Affairs of the School of Global Policy and Strategy at the University of California, Barrynauton, pointed out that Chinese scholars generally believe that China can use the status of a large trading country and control over important supply chains to counter international financial sanctions. At the same time, the US -led financial sanctions cannot have a decisive impact on China in the short term, but Beijing realized that the risk of secondary sanctions is greater. Therefore, China's financial systems and enterprises do not dare to directly challenge the US policy that will lead to sanctions.</text:p>
      <text:p text:style-name="P4">
<draw:frame draw:style-name="fr1" draw:name="Image128" text:anchor-type="as-char" svg:width="6.9236in" svg:height="3.922102in" draw:z-index="0">
<draw:image xlink:href="../Images/rfamandarin/2023-05-16T14-42-00-04-00/000001.png" xlink:type="simple" xlink:show="embed" xlink:actuate="onLoad" draw:mime-type="image/png"/>
</draw:frame>
Barrynauton, director of China and International Affairs of the School of Global Policy and Strategy at the University of California, Barrynauton, pointed out that Chinese scholars generally believe that China can use the status of a large trading country and control over important supply chains to counter international financial sanctions. (Video screenshot/csis) <text:a xlink:type="simple" xlink:href="https://www.rfa.org/mandarin/yataibaodao/junshiwaijiao/jw2-05162023123825.html/barrynaughton.jpg" text:style-name="Internet_20_link" text:visited-style-name="Visited_20_Internet_20_Link">
</text:a>
Martinchorzempa, a senior researcher at Piierson International Institute of Economics (PIIE) in Washington, USA, also analyzed that although China provided military assistance to Russia in the early days of the Russian and Ukraine War, China UnionPay stated that it would not trade with the sanctioned Russian banks. This shows that China's financial bureaucratic agencies have stated to the CCP's senior management the risk and return of secondary sanctions.</text:p>
      <text:p text:style-name="P4">
"China realizes that the most important leverage they have is to make the United States realize that it is very expensive and risky to implement large -scale financial sanctions on China." He said: "If you see the United States involved in China or all technologies or technology or in China, In other aspects of policy response, you will find that sanctions are one thing, but sanctions are rarely used. For example China clearly realized that this is not what the United States wants to do. "</text:p>
      <text:p text:style-name="P4">
He mentioned that in order to cope with potential sanctions, China has established the RMB cross -border payment system (CIPS) to bypass the Global Bank of Financial Communication Association (SWIFT) transfer funds, but this system is not effective in the circulation of overseas funds: "If China The bank is included in the sanction list because China invades Taiwan, which will be disastrous ... now the alternative solution is very limited, which makes them very nervous. "</text:p>
      <text:p text:style-name="P4">
<draw:frame draw:style-name="fr1" draw:name="Image129" text:anchor-type="as-char" svg:width="6.9236in" svg:height="3.894525in" draw:z-index="0">
<draw:image xlink:href="../Images/rfamandarin/2023-05-16T14-42-00-04-00/000002.png" xlink:type="simple" xlink:show="embed" xlink:actuate="onLoad" draw:mime-type="image/png"/>
</draw:frame>
Martinchorzempa, a senior researcher at the PIie Institute of International Economic Research (PIIE) in Washington, USA, mentioned that in order to cope with potential sanctions, China has established the RMB cross -border payment system (CIPS) to bypass the Global Bank of Financial Communication Association (SWIFT) transfer funds , But this system is not effective enough in the circulation of overseas funds. (Video screenshot/csis) <text:a xlink:type="simple" xlink:href="https://www.rfa.org/mandarin/yataibaodao/junshiwaijiao/jw2-05162023123825.html/untitled-1.jpg" text:style-name="Internet_20_link" text:visited-style-name="Visited_20_Internet_20_Link">
</text:a>
Ma Yongzhe emphasized that if China invaded Taiwan, as the assessment of China shows that the financial sanctions leded by the United States and the European Union is difficult to form, because the higher the dependence on China in terms of financial, economic and trade, the greater the cost of sanctions. Unlike the direct impact of the Russian and Ukraine War on Europe, European countries will carefully evaluate the risk of financial sanctions on China.</text:p>
      <text:p text:style-name="P4">
In February last year, Joint Western countries led by the United States were excluded from some Russian banks outside the Global Bank of Financial Communications Association (SWIFT) payment system and implemented restrictions on the Russian central bank to prevent Russia from allocating its international reserves to weaken sanctions. Play. Although Russia has shifted to international trade such as rubles to settle natural gas, its economy is still severely damaged. This also sounded the alarm for China: Once the situation in the Taiwan Strait worsen, Russia's experience may be repeated in China.</text:p>
      <text:p text:style-name="P4">
China is committed to breaking the US dollar hegemony and actively promoting the internationalization of the RMB to prevent huge risks caused by potential international financial sanctions. In March of this year, China and Brazil reached a trade agreement with the currency settlement of both parties; in April, Argentina also announced that it would use RMB settlement products from China. In addition, Russia, Iran, and the “Belt and Road” initiatives, which have been sanctioned by international sanctions, are also forced to use RMB for some trade.</text:p>
      <text:p text:style-name="P4">
But Norton pointed out that China realized that the progress of RMB internationalization was not overnight. He said: "Unlike the situation ten years ago, at the time, China really tried to internationalize the RMB, and was even willing to bear some risks of opening up capital accounts ... Today, Chinese scholars obviously lost their expectations and ambitions. Obviously, obviously Everything was splashed with a pot of cold water. "Reporter: Jingwei Responsible Editor: He Ping.com editor: Hong Wei</text:p>
      <text:p text:style-name="P4">
News Source: <text:a xlink:type="simple" xlink:href="https://www.rfa.org/mandarin/yataibaodao/junshiwaijiao/jw2-05162023123825.html" text:style-name="Internet_20_link" text:visited-style-name="Visited_20_Internet_20_Link">
https://www.rfa.org/mandarin/yataibaodao/junshiwaijiao/jw2-05162023123825.html</text:a>
</text:p>
      <!--NEWS-->
      <text:h text:style-name="P10" text:outline-level="1">
<text:span text:style-name="T4">
WHO recommends not to use non -sugar sweetener to control weight</text:span>
</text:h>
      <text:p text:style-name="P4">
Author: 联合早报 (Person)</text:p>
      <text:p text:style-name="P4">
Publisher: 联合早报 (Organization)</text:p>
      <text:p text:style-name="P4">
Published Time: 2023-05-16T14:56</text:p>
      <text:p text:style-name="P4">
Modified Time: 2023-05-16T14:56</text:p>
      <text:p text:style-name="P4">
Description: The World Health Organization (WHO) issued a new guide on non -sugar sweeter agents on Monday (May 15). It is recommended not to use non -sugar sweeters such as Ansmi, Asba Sweet, and Sugar to control weight to control weight Or reduce the risk of non -infectious diseases. Xinhua News Agency reported that WHO pointed out ...</text:p>
      <text:p text:style-name="P4">
Videos: []</text:p>
      <text:p text:style-name="P4">
Audios: []</text:p>
      <text:p text:style-name="P4">
Images: []</text:p>
      <text:p text:style-name="P4">
Type: NewsArticle</text:p>
      <text:p text:style-name="P4">
Breadcrumbs: ['即时', '国际']</text:p>
      <text:p text:style-name="P4">
Keywords: ['世界卫生组织', '糖尿病']</text:p>
      <!--METADATA-->
      <text:p text:style-name="P4">
The World Health Organization (WHO) issued a new guide on non -sugar sweeter agents on Monday (May 15). It is recommended not to use non -sugar sweeters such as Ansmi, Asba Sweet, and Sugar to control weight to control weight Or reduce the risk of non -infectious diseases.</text:p>
      <text:p text:style-name="P4">
Xinhua News Agency reported that WHO pointed out that the systemic review of existing evidence showed that the use of non-sugarweetners (NSS) has no long-term benefits in reducing adults or children's body fat. Long -term use of non -sugar sweeter agents may have potential adverse effects, such as increasing the risk of type 2 diabetes, prevalence of cardiovascular disease, and risk of adult mortality.</text:p>
      <text:p text:style-name="P4">
Blanca, director of the Nutrition and Food Safety Department of WHO, said that non -sugar sweeter has no nutritional value. People should eat less sweets from an early age to improve their health.</text:p>
      <text:p text:style-name="P4">
Common non -sugar sweeteners include Ansisi, Asba Sweet, Edan, New Sweet, Sweet Sweet, Sugar, Sinose, Sweetan Sugar and Sweetan Sugar derivatives. Low -calorie sugar and sugar alcohol are derivatives containing sugar and sugar containing calories, so they are not non -sugar sweeteners.</text:p>
      <text:p text:style-name="P4">
WHO's suggestions are suitable for everyone except diabetic patients, as well as all foods and drinks that add non -sugar sweeteners, but not suitable for personal care and hygiene of non -sugar sweeter agents such as toothpaste, skin care products, drugs, etc. product.</text:p>
      <text:p text:style-name="P4">
This guideline on non -sugar sweeter agents is part of the WHO's continuously revised healthy diet guide, which aims to help people develop healthy eating habits, improve the quality of diet, and reduce the risk of non -infectious diseases.</text:p>
      <text:p text:style-name="P4">
News Source: <text:a xlink:type="simple" xlink:href="https://www.zaobao.com.sg/realtime/world/story20230516-1395153" text:style-name="Internet_20_link" text:visited-style-name="Visited_20_Internet_20_Link">
https://www.zaobao.com.sg/realtime/world/story20230516-1395153</text:a>
</text:p>
      <!--NEWS-->
      <text:h text:style-name="P10" text:outline-level="1">
<text:span text:style-name="T4">
Circus Mocha has been brewed 60 to death so far</text:span>
</text:h>
      <text:p text:style-name="P4">
Publisher: 法新社</text:p>
      <text:p text:style-name="P4">
Published Time: 2023-05-16T15:02:08+00:00</text:p>
      <text:p text:style-name="P4">
Modified Time: 2023-05-16T14:35:01+00:00</text:p>
      <text:p text:style-name="P4">
Description: (Yangon, France New Society, 16th) According to the media supported by the local leaders of Myanmar and the military government, the number of deaths caused by the tropical cyclone Mocha (Mocha) increased to 60 today. At present, the villagers are trying to clean up the breaks of their homes while waiting for external assistance and suppor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5-16T15-02-08-00-00/000000.png" xlink:type="simple" xlink:show="embed" xlink:actuate="onLoad" draw:mime-type="image/png"/>
</draw:frame>
When the Mocha landed on the 14th, the wind speed was as high as 195 kilometers per hour, causing the electric tower to collapse and the wooden fishing boat into fragments.</text:p>
      <text:p text:style-name="P4">
Local leaders told AFP on the spot that at least 41 people died at least 41 people in the Bamun (BU MA) of Rakhine and the nearby Khaung Dokekar. Most local residents were the oppressed Muslim ethnic minorities. Ordinary Lo Xingya.</text:p>
      <text:p text:style-name="P4">
According to MRTV (MRTV), a temple collapse accident occurred in a village in a village north of the Capital Capital of Sittwe, causing 13 people to die; a woman in the neighboring village was killed due to the collapse of the building.</text:p>
      <text:p text:style-name="P4">
Karlo, the head of Buma Village near the real city, said: "The number of deaths will increase because the number of disappearances is more than 100."</text:p>
      <text:p text:style-name="P4">
A 66 -year -old father prayed in front of her daughter's grave nearby, and her body was just discovered this morning.</text:p>
      <text:p text:style-name="P4">
The father told AFP: "Before the cyclone came, my physical condition was not good, so when we dragged to the time of movement. When we wanted to move, the waves immediately rolled us away. I just found her in the lake in the village. The remains, immediately buried her, I couldn't think of anything to express my loss. "</text:p>
      <text:p text:style-name="P4">
Agence France -Presse reporter said that there are other residents on the coast to find families who were rolled away along the road.</text:p>
      <text:p text:style-name="P4">
Myanmar state media reported that 5 people died yesterday, but did not provide details.</text:p>
      <text:p text:style-name="P4">
News Source: <text:a xlink:type="simple" xlink:href="https://www.rfi.fr/cn/%E5%9B%BD%E9%99%85%E6%8A%A5%E9%81%93/20230516-%E6%B0%94%E6%97%8B%E6%91%A9%E5%8D%A1%E8%A2%AD%E7%BC%85%E7%94%B8-%E8%BF%84%E4%BB%8A%E5%B7%B2%E9%85%BF60%E6%AD%BB" text:style-name="Internet_20_link" text:visited-style-name="Visited_20_Internet_20_Link">
https://www.rfi.fr/cn/%E5%9B%BD%E9%99%85%E6%8A%A5%E9%81%93/20230516-%E6%B0%94%E6%97%8B%E6%91%A9%E5%8D%A1%E8%A2%AD%E7%BC%85%E7%94%B8-%E8%BF%84%E4%BB%8A%E5%B7%B2%E9%85%BF60%E6%AD%BB</text:a>
</text:p>
      <!--NEWS-->
      <text:h text:style-name="P10" text:outline-level="1">
<text:span text:style-name="T4">
Giant &amp; quot; Pillar of Guo Yan &amp; Quot; Poster appear on the California display event will continue</text:span>
</text:h>
      <text:p text:style-name="P4">
Author: None</text:p>
      <text:p text:style-name="P4">
Publisher: Radio Free Asia (Organization)</text:p>
      <text:p text:style-name="P4">
Published Time: 2023-05-16T15:23:00-04:00</text:p>
      <text:p text:style-name="P4">
Modified Time: 2023-05-16T15:49:19-04:00</text:p>
      <text:p text:style-name="P4">
Description: None</text:p>
      <text:p text:style-name="P4">
Videos: []</text:p>
      <text:p text:style-name="P4">
Audios: ["<text:a xlink:type="simple" xlink:href="https://www.rfa.org/mandarin/yataibaodao/gangtai/sc-0516202310212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31" text:anchor-type="as-char" svg:width="6.9236in" svg:height="4.76835in" draw:z-index="0">
<draw:image xlink:href="../Images/rfamandarin/2023-05-16T15-23-00-04-00/000000.png" xlink:type="simple" xlink:show="embed" xlink:actuate="onLoad" draw:mime-type="image/png"/>
</draw:frame>
The pillar poster of the huge country on the Misen Peak hillside <text:a xlink:type="simple" xlink:href="https://www.rfa.org/mandarin/yataibaodao/gangtai/sc-05162023102123.html/@@images/image" text:style-name="Internet_20_link" text:visited-style-name="Visited_20_Internet_20_Link">
</text:a>
Provide by the Hong Kong People's Hall in the United States <text:a xlink:type="simple" xlink:href="https://www.rfa.org/mandarin/yataibaodao/gangtai/sc-05162023102123.html/@@stream" text:style-name="Internet_20_link" text:visited-style-name="Visited_20_Internet_20_Link">
</text:a>
Following the huge "Pillar of Guo Yan" posters in the GART nine meters appeared on the streets of New York and Los Angeles, the California Bay Area also appeared in this poster. As the 34th anniversary of the June 4th "is coming, this poster is displayed to the public in many local universities, scenic spots and parks.</text:p>
      <text:p text:style-name="P4">
<text:span text:style-name="T4">
<text:span text:style-name="T5">
 <text:a xlink:type="simple" xlink:href="https://www.rfa.org/mandarin/yataibaodao/gangtai/sc-05092023081823.html" text:style-name="Internet_20_link" text:visited-style-name="Visited_20_Internet_20_Link">
</text:a>
 </text:span>
*  * </text:span>
<text:a xlink:type="simple" xlink:href="https://www.rfa.org/mandarin/yataibaodao/gangtai/gf2-05052023093445.html" text:style-name="Internet_20_link" text:visited-style-name="Visited_20_Internet_20_Link">
 </text:a>
<text:span text:style-name="T4">
<text:span text:style-name="T5">
<text:a xlink:type="simple" xlink:href="https://www.rfa.org/mandarin/yataibaodao/renquanfazhi/hx1-05032023114406.html" text:style-name="Internet_20_link" text:visited-style-name="Visited_20_Internet_20_Link">
<text:span text:style-name="T4">
 Liu Xiaobo documentary will be screened in Taipei on June 4th </text:span>
</text:a>
</text:span>
* "Pillar of Guo Yan" poster appears in North California in many places </text:span>
</text:p>
      <text:p text:style-name="P4">
On the slope of Missionpeak, the peak of the Northern California Bay Area, the huge poster with the word "June 4th Massacre" and the image of "Pillar of the Guo Yan" appeared on the afternoon of May 14. Fang Zheng, one of the organizers of this exhibition, Fang Zheng, president of the China Democratic Education Foundation of the Civil Group, said that with the CCP's deprivation of Hong Kong's freedom, Hong Kong has nowhere to place the "pillar of the country" sculpture. He said: "We have to use a banner to show (this sculpture), so that people can remember the June 4th massacre in 1989 and those students and citizens who have lost their lives in the massacre."</text:p>
      <text:p text:style-name="P4">
The place where this giant poster is erected is located on the Misen Peak Mountaineering Road, which has many climbers. After that, people took this poster to Stanford University, Golden Gate Bridge, and University of California Berkeley to conduct more display activities. Groups of these poster exhibition activities include humanitarian China, China Democratic Education Foundation, Hong Kong Hall Hall and Berkeley Hong Kong Affairs Association.</text:p>
      <text:p text:style-name="P4">
<draw:frame draw:style-name="fr1" draw:name="Image132" text:anchor-type="as-char" svg:width="6.9236in" svg:height="3.894525in" draw:z-index="0">
<draw:image xlink:href="../Images/rfamandarin/2023-05-16T15-23-00-04-00/000001.png" xlink:type="simple" xlink:show="embed" xlink:actuate="onLoad" draw:mime-type="image/png"/>
</draw:frame>
The Pillar Poster Poster of the National Puppet of the University of California Berkeley (provided by the Hong Kong people's hall) <text:a xlink:type="simple" xlink:href="https://www.rfa.org/mandarin/yataibaodao/gangtai/sc-05162023102123.html/m0516-sc2.jpg" text:style-name="Internet_20_link" text:visited-style-name="Visited_20_Internet_20_Link">
</text:a>
Another organizer of this event, Bruce, head of the US Hong Kong Hall in the United States and Hong Kong people in the United States and Hong Kong people. This (pillar of the country) of course is of course significant, which means that we want to commemorate June 4th and want to show some things, and the Hong Kong government cannot accommodate. Hong Kong's freedom has been completely and completely destroyed. "</text:p>
      <text:p text:style-name="P4">
The "Pillar of Guo Ji", created by Danish sculptor Gao Zhihuo, has been taken away by the Hong Kong police as a "investigation as an investigation as an investigation of the evidence that involves inciting others to subvert the state power." At present, on the occasion of the 6434th anniversary, many cities across the United States are conducting exhibitions of huge "pillars of the country".</text:p>
      <text:p text:style-name="P4">
<draw:frame draw:style-name="fr1" draw:name="Image133" text:anchor-type="as-char" svg:width="5.21118in" svg:height="10.0in" draw:z-index="0">
<draw:image xlink:href="../Images/rfamandarin/2023-05-16T15-23-00-04-00/000002.png" xlink:type="simple" xlink:show="embed" xlink:actuate="onLoad" draw:mime-type="image/png"/>
</draw:frame>
<text:span text:style-name="T4">
 Southern California continues to show the "Pillar of Guo Yan" Poster Bay Area Young Christians will participate in the June 4th Prayer Meeting </text:span>
</text:p>
      <text:p text:style-name="P4">
In addition to multiple locations in the California Bay Area, the huge "pillars of the country" also appeared on the streets of Hollywood Avenue on May 14. In this event hosted by the Democratic Party of China, the participants in the event shouted the slogans of "Don't forget the June 4th Massacre" and "accountable for the responsibility of slaughtering the city", showing this giant poster on the street. Earlier on May 7th and 8th, this huge poster has been shown in Montreal Park in the local Chinese settlement area in Los Angeles. The organizer of the event and the Chinese Democratic Party, the community, told reporters that after a week, they will also go to the University of Southern California to show the poster. The huge poster display activities per week will be carried out on the occasion of June 4. He said that although the "Pillar of the Guo Yan" in Hong Kong has been taken away by the authorities,: "A pillar of a country fell down, countless pillars of Guo Yan bloomed worldwide, and they were together to relay the spirit of the six four candlelights."</text:p>
      <text:p text:style-name="P4">
<draw:frame draw:style-name="fr1" draw:name="Image134" text:anchor-type="as-char" svg:width="6.9236in" svg:height="5.187291in" draw:z-index="0">
<draw:image xlink:href="../Images/rfamandarin/2023-05-16T15-23-00-04-00/000003.png" xlink:type="simple" xlink:show="embed" xlink:actuate="onLoad" draw:mime-type="image/png"/>
</draw:frame>
The Pillar Poster Poster of the Star Avenue of Hollywood Avenue (provided by the boundary) [] <text:a xlink:type="simple" xlink:href="https://www.rfa.org/mandarin/yataibaodao/gangtai/sc-05162023102123.html/m0516-sc4.jpg" text:style-name="Internet_20_link" text:visited-style-name="Visited_20_Internet_20_Link">
</text:a>
On the coming of California, which is coming in the 643th anniversary, in addition to the above -mentioned activities, a group of Christians from China are currently preparing a prayer event with the theme of June. Rev. Liu Yi, an organizer of this event, said that this prayer event attaches importance to the participation of young Christians: "Our prayer meeting mainly invites young people in their twenties to recite prayers. ","</text:p>
      <text:p text:style-name="P4">
Reporter: Sun Cheng Responsible: 梒 网 网 Editor: Hong Wei</text:p>
      <text:p text:style-name="P4">
News Source: <text:a xlink:type="simple" xlink:href="https://www.rfa.org/mandarin/yataibaodao/gangtai/sc-05162023102123.html" text:style-name="Internet_20_link" text:visited-style-name="Visited_20_Internet_20_Link">
https://www.rfa.org/mandarin/yataibaodao/gangtai/sc-05162023102123.html</text:a>
</text:p>
      <!--NEWS-->
      <text:h text:style-name="P10" text:outline-level="1">
<text:span text:style-name="T4">
Before the technology of stealing the autonomous vehicle technology, the Chinese engineer of Apple Company was prosecuted</text:span>
</text:h>
      <text:p text:style-name="P4">
Author: None</text:p>
      <text:p text:style-name="P4">
Publisher: Radio Free Asia (Organization)</text:p>
      <text:p text:style-name="P4">
Published Time: 2023-05-16T15:46:00-04:00</text:p>
      <text:p text:style-name="P4">
Modified Time: 2023-05-16T16:39: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88615in" draw:z-index="0">
<draw:image xlink:href="../Images/rfamandarin/2023-05-16T15-46-00-04-00/000000.png" xlink:type="simple" xlink:show="embed" xlink:actuate="onLoad" draw:mime-type="image/png"/>
</draw:frame>
The Ministry of Justice officials announced the content of the indictment at a press conference in Washington on the 16th. <text:a xlink:type="simple" xlink:href="https://www.rfa.org/mandarin/Xinwen/6-05162023153724.html/@@images/image" text:style-name="Internet_20_link" text:visited-style-name="Visited_20_Internet_20_Link">
</text:a>
The screenshot of Reuters's film screenshot announced on Tuesday (16th) that these cases were accused of five cases. These cases involved technologies for China, Russia and Iran. Back to China. The U.S. Department of Justice and the Ministry of Commerce convened a working group in February, which focused on supervising restrictions on exporting sensitive technologies to foreign opponents such as China and Russia. This is the first time they have announced their relevant prosecutions. According to the Wall Street Journal, the Ministry of Justice said in the indictment that Wang Weibao(Weibao Wang, transliteration), 35 years old, served as a software engineer from 2016 to 2018. He was charged with six crimes including theft or attempt to steal the company's "all autonomous source code", tracking system, and architecture design. The indictment stated that after about one year after working in Apple, Wang Weibao began to work at an American subsidiary of a Chinese company. The company is also developing autonomous driving technology and began to obtain "a lot" sensitive information related to Apple projects. Investigators searched in June 2018 that he had discovered Apple's exclusive and confidential materials on its computers and other devices on its computer and other devices. Although Wang Weibao promised not to abscond, he flew back from San Francisco a few hours after the search and stayed there. CNBC reports that Wang Weibao is a "collection" of Baidu and Chinese automakers Geely's electric vehicle joint venture(UWED)Executives. He is also the third former Apple Chinese employee who has been accused of stealing the commercial secret of Apple's autonomous vehicle department. According to Reuters, in the second case related to China, the prosecutor announced that Li Mingming, a 64 -year -old man in Kakhamunger, California, had accused him of being suspected of stealing his business secrets in California's employer in case of the crime. Establish its own competitive enterprise in China. In addition, the prosecutor announced the 39 -year -old Joe Hansen(Johansen)The charges are suspected of using a Chinese company sanctioned by the United States to provide Iran with materials for the production of large -scale lethal weapons. He is still outside China. Editor -in -chief: Kaidi</text:p>
      <text:p text:style-name="P4">
News Source: <text:a xlink:type="simple" xlink:href="https://www.rfa.org/mandarin/Xinwen/6-05162023153724.html" text:style-name="Internet_20_link" text:visited-style-name="Visited_20_Internet_20_Link">
https://www.rfa.org/mandarin/Xinwen/6-05162023153724.html</text:a>
</text:p>
      <!--NEWS-->
      <text:h text:style-name="P10" text:outline-level="1">
<text:span text:style-name="T4">
Shangri -La dialogue will debut next month, and then shout again: sanctions do not prevent the meeting of the United States and China Defense</text:span>
</text:h>
      <text:p text:style-name="P4">
Author: chinese@voanews.com (杨安)</text:p>
      <text:p text:style-name="P4">
Publisher: 美国之音中文网 (Type: NewsMediaOrganization)</text:p>
      <text:p text:style-name="P4">
Published Time: 2023-05-16T15:46:45+08:00</text:p>
      <text:p text:style-name="P4">
Modified Time: 2023-05-16 07:46:45Z</text:p>
      <text:p text:style-name="P4">
Description: The US Minister of Defense Lloyd Austin hopes to meet with Chinese Defense Minister Li Shangfu on the Singri-La Dialogue in June, but encountered Beijing's cold treatment on the grounds of US sanctions. Pat Ryder Person Pat Ryder, Pattipota, emphasized on Monday (May 15, 2023) to emphasize that sanctions will not hinder Austin and Li Shangfu's meeting.</text:p>
      <text:p text:style-name="P4">
Videos: []</text:p>
      <text:p text:style-name="P4">
Images: []</text:p>
      <text:p text:style-name="P4">
Categories: ['美国', '中国', '军事', '美中关系']</text:p>
      <text:p text:style-name="P4">
Type: None</text:p>
      <!--METADATA-->
      <text:p text:style-name="P4">
Nonenone</text:p>
      <text:p text:style-name="P4">
News Source: <text:a xlink:type="simple" xlink:href="https://www.voachinese.com/a/pentagon-china-dialogue-20230516/7095151.html" text:style-name="Internet_20_link" text:visited-style-name="Visited_20_Internet_20_Link">
https://www.voachinese.com/a/pentagon-china-dialogue-20230516/7095151.html</text:a>
</text:p>
      <!--NEWS-->
      <text:h text:style-name="P10" text:outline-level="1">
<text:span text:style-name="T4">
The Malaysia Sarawak has been infected with rabies this year. Nine of them have died</text:span>
</text:h>
      <text:p text:style-name="P4">
Author: 联合早报 (Person)</text:p>
      <text:p text:style-name="P4">
Publisher: 联合早报 (Organization)</text:p>
      <text:p text:style-name="P4">
Published Time: 2023-05-16T15:57</text:p>
      <text:p text:style-name="P4">
Modified Time: 2023-05-16T15:58</text:p>
      <text:p text:style-name="P4">
Description: As of May 15th (Monday) this year, 11 people in Sarawak, eastern Malaysia have been infected with rabies, and nine of them have died of illness. The Straits Times quoted Malaysian Xinhe reported that Mohamraz, Malaysia's Health Director, said that of these 11 deaths, Sibu and Xilian ...</text:p>
      <text:p text:style-name="P4">
Videos: []</text:p>
      <text:p text:style-name="P4">
Audios: []</text:p>
      <text:p text:style-name="P4">
Images: []</text:p>
      <text:p text:style-name="P4">
Type: NewsArticle</text:p>
      <text:p text:style-name="P4">
Breadcrumbs: ['即时', '国际']</text:p>
      <text:p text:style-name="P4">
Keywords: ['马来西亚', '砂拉越', '世界卫生组织']</text:p>
      <!--METADATA-->
      <text:p text:style-name="P4">
As of May 15th (Monday) this year, 11 people in Sarawak, eastern Malaysia have been infected with rabies, and nine of them have died of illness.</text:p>
      <text:p text:style-name="P4">
The Straits Times quoted Malaysian Xinhe that Malaysia's Health Director Momoraz said that of these 11 deaths, Sibu and Xilian each have four.</text:p>
      <text:p text:style-name="P4">
In a statement on Tuesday, he added that eight of them had records of being bitten by dogs, and the other two were bitten or scratched by cats.</text:p>
      <text:p text:style-name="P4">
Mohamoz said that in July 2017, Sarawak announced that there have been cases of human infection rabies, and the total number of infections in Sarawak has accumulated 66 people, of which 59 have died.</text:p>
      <text:p text:style-name="P4">
The World Health Organization (WHO) said rabies are a viral disease that can prevent human -animal and animals that can prevent human -animal and animals that affect the central nervous system. Once clinical symptoms occur, rabies are almost 100%fatal.</text:p>
      <text:p text:style-name="P4">
News Source: <text:a xlink:type="simple" xlink:href="https://www.zaobao.com.sg/realtime/world/story20230516-1395263" text:style-name="Internet_20_link" text:visited-style-name="Visited_20_Internet_20_Link">
https://www.zaobao.com.sg/realtime/world/story20230516-1395263</text:a>
</text:p>
      <!--NEWS-->
      <text:h text:style-name="P10" text:outline-level="1">
<text:span text:style-name="T4">
Czech President speaks at the Copenhagen Democratic Summit: China is more dangerous than Russia</text:span>
</text:h>
      <text:p text:style-name="P4">
Author: chinese@voanews.com (金谷)</text:p>
      <text:p text:style-name="P4">
Publisher: 美国之音中文网 (Type: NewsMediaOrganization)</text:p>
      <text:p text:style-name="P4">
Published Time: 2023-05-16T16:06:22+08:00</text:p>
      <text:p text:style-name="P4">
Modified Time: 2023-05-16 08:07:16Z</text:p>
      <text:p text:style-name="P4">
Description: The President of the Czech Republic, Petr Pavel, talked about the Sino -Russian issue on the first day of the summit. He said that in the past, everyone interacted with China and only saw the economy aspect, but China's strategic interests and social core values were fundamentally different from the West.</text:p>
      <text:p text:style-name="P4">
Videos: []</text:p>
      <text:p text:style-name="P4">
Images: []</text:p>
      <text:p text:style-name="P4">
Categories: ['全球议题', '欧洲', '中国']</text:p>
      <text:p text:style-name="P4">
Type: None</text:p>
      <!--METADATA-->
      <text:p text:style-name="P4">
Nonenone</text:p>
      <text:p text:style-name="P4">
News Source: <text:a xlink:type="simple" xlink:href="https://www.voachinese.com/a/copenhagen-democracy-summit-china-threat-20230516/7095156.html" text:style-name="Internet_20_link" text:visited-style-name="Visited_20_Internet_20_Link">
https://www.voachinese.com/a/copenhagen-democracy-summit-china-threat-20230516/7095156.html</text:a>
</text:p>
      <!--NEWS-->
      <text:h text:style-name="P10" text:outline-level="1">
<text:span text:style-name="T4">
Li Jiachao: Liang Chengyun's spy case shows that Hong Kong still has the risk of Guoan</text:span>
</text:h>
      <text:p text:style-name="P4">
Author: chinese@voanews.com (杨安)</text:p>
      <text:p text:style-name="P4">
Publisher: 美国之音中文网 (Type: NewsMediaOrganization)</text:p>
      <text:p text:style-name="P4">
Published Time: 2023-05-16T16:22:56+08:00</text:p>
      <text:p text:style-name="P4">
Modified Time: 2023-05-16 08:22:56Z</text:p>
      <text:p text:style-name="P4">
Description: The 78-year-old American Hong Kong person, John Shing-Wan Leung, was sentenced to life imprisonment in China for a spy charges. Hong Kong Chief Executive Li Jiachao said on Tuesday (May 16) that the "Liang Chengyun case" shows that Hong Kong still has the risk of national security and cannot be taken lightly.</text:p>
      <text:p text:style-name="P4">
Videos: []</text:p>
      <text:p text:style-name="P4">
Images: []</text:p>
      <text:p text:style-name="P4">
Categories: ['港澳', '美国', '中国']</text:p>
      <text:p text:style-name="P4">
Type: None</text:p>
      <!--METADATA-->
      <text:p text:style-name="P4">
Nonenone</text:p>
      <text:p text:style-name="P4">
News Source: <text:a xlink:type="simple" xlink:href="https://www.voachinese.com/a/hong-kong-chief-comment-on-us-china-espionage-case-20230516/7095162.html" text:style-name="Internet_20_link" text:visited-style-name="Visited_20_Internet_20_Link">
https://www.voachinese.com/a/hong-kong-chief-comment-on-us-china-espionage-case-20230516/7095162.html</text:a>
</text:p>
      <!--NEWS-->
      <text:h text:style-name="P10" text:outline-level="1">
<text:span text:style-name="T4">
The United Nations urges plastic pollution to reduce plastic pollution</text:span>
</text:h>
      <text:p text:style-name="P4">
Publisher: 法新社</text:p>
      <text:p text:style-name="P4">
Published Time: 2023-05-16T16:32:10+00:00</text:p>
      <text:p text:style-name="P4">
Modified Time: 2023-05-16T16:05:03+00:00</text:p>
      <text:p text:style-name="P4">
Description: (Agence France -Presse, Paris, 16th) The United Nations announced today that the world must minimize the amount of disposable plastic products and reduce the consumption of such plastic products to curb the wave of environmental pollution. The report also warned that it is crucial in the next few yea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617581in" draw:z-index="0">
<draw:image xlink:href="../Images/rficn/2023-05-16T16-32-10-00-00/000000.png" xlink:type="simple" xlink:show="embed" xlink:actuate="onLoad" draw:mime-type="image/png"/>
</draw:frame>
People are more and more concerned about the impact of plastic particles. These particles are produced when plastic products are decomposed in the environment. They can be found from the deepest marine trench to the top of the Mount Evereest.</text:p>
      <text:p text:style-name="P4">
Plastic particles have been detected even in human blood, breast milk and placenta.</text:p>
      <text:p text:style-name="P4">
Two weeks after the report of the UNITED National Environment Program (UNEP), negotiation representatives from nearly 200 countries will hold a new round of negotiations in Paris, hoping to reach a legal agreement to end plastic pollution next year.</text:p>
      <text:p text:style-name="P4">
In the report, a tri -tube neat plan is proposed to help reduce the total plastic pollution by 80%by re -use, recycling and diversified materials, and reduce the output of plastic products by one at one time.</text:p>
      <text:p text:style-name="P4">
This report quotes research estimates that by 2040, the greenhouse gases emitted by the production of plastic products may account for 19%of the global total.</text:p>
      <text:p text:style-name="P4">
This will at all prevents the world's commitment to perform a commitment in the Paris Agreement, which is to limit the increase in the average temperature of the earth within 1.5 degrees Celsius higher than the level before the industrial revolution.</text:p>
      <text:p text:style-name="P4">
The United Nations Environmental Planning Department executes Inger Andersen, said: "The way we produce, use and deal with plastic are polluting the ecosystem, bringing risks to human health and destroying climate stability."</text:p>
      <text:p text:style-name="P4">
About 238 million metric tons from 2020 from 2020 are used for short -term use of plastic products, such as packaging materials that eventually enter urban waste.</text:p>
      <text:p text:style-name="P4">
Without major changes, the UN Environmental Planning Agency estimates that by 2040, the annual plastic waste will reach 408 million metric tons, including 380 million metric tons of new fossil fuel plastics. This will mean that about 227 million metric plastic will eventually enter the environment.</text:p>
      <text:p text:style-name="P4">
The UN Environmental Planning Department reports estimates that through a series of "system changes" solutions, this pollution can be reduced to 41 million metric tons.</text:p>
      <text:p text:style-name="P4">
But the report said that there is no time to waste.</text:p>
      <text:p text:style-name="P4">
The report warned: "The next 3 to 5 years will take action at a critical moment to enable the world to embark on the way to implement a system change plan in 2040."</text:p>
      <text:p text:style-name="P4">
News Source: <text:a xlink:type="simple" xlink:href="https://www.rfi.fr/cn/%E7%BC%A4%E7%BA%B7%E4%B8%96%E7%95%8C/20230516-%E8%81%94%E5%90%88%E5%9B%BD%E5%90%81%E5%89%8A%E5%87%8F%E5%A1%91%E8%83%B6%E6%B1%A1%E6%9F%93" text:style-name="Internet_20_link" text:visited-style-name="Visited_20_Internet_20_Link">
https://www.rfi.fr/cn/%E7%BC%A4%E7%BA%B7%E4%B8%96%E7%95%8C/20230516-%E8%81%94%E5%90%88%E5%9B%BD%E5%90%81%E5%89%8A%E5%87%8F%E5%A1%91%E8%83%B6%E6%B1%A1%E6%9F%93</text:a>
</text:p>
      <!--NEWS-->
      <text:h text:style-name="P10" text:outline-level="1">
<text:span text:style-name="T4">
If the heat wave continues Malaysia to announce the emergency state</text:span>
</text:h>
      <text:p text:style-name="P4">
Author: 联合早报 (Person)</text:p>
      <text:p text:style-name="P4">
Publisher: 联合早报 (Organization)</text:p>
      <text:p text:style-name="P4">
Published Time: 2023-05-16T16:34</text:p>
      <text:p text:style-name="P4">
Modified Time: 2023-05-16T17:15</text:p>
      <text:p text:style-name="P4">
Description: Recently, high -temperature and rainy weather has caused water breaking in some parts of northern Malaysia. The authorities believe that it is still not necessary to issue a natural disaster emergency for the time being. However, once the government believes that the impact of heat waves must be promulgated, the government is ready to do so. Malaysia Deputy Prime Minister and Township ...</text:p>
      <text:p text:style-name="P4">
Videos: []</text:p>
      <text:p text:style-name="P4">
Audios: []</text:p>
      <text:p text:style-name="P4">
Images: []</text:p>
      <text:p text:style-name="P4">
Type: NewsArticle</text:p>
      <text:p text:style-name="P4">
Breadcrumbs: ['即时', '国际']</text:p>
      <text:p text:style-name="P4">
Keywords: ['阿末扎希', '高温', '紧急状态']</text:p>
      <!--METADATA-->
      <text:p text:style-name="P4">
Recently, high -temperature and rainy weather has caused water breaking in some parts of northern Malaysia. The authorities believe that it is still not necessary to issue a natural disaster emergency for the time being. However, once the government believes that the impact of heat waves must be promulgated, the government is ready to do so.</text:p>
      <text:p text:style-name="P4">
The Malaysia Deputy Prime Minister and Rural and Regional Development Minister Ahmad Zahi presided over the meeting of the Natural Disaster Management Committee on Tuesday (16th) that high -temperature weather has begun from Monday (15th), and it is expected to last until September. The authorities predict that Malaysia will experience about 40 degrees Celsius in August to refresh the highest temperature record this year. According to the regulations, the Deputy Prime Minister is the chairman of the Natural Disaster Management Committee.</text:p>
      <text:p text:style-name="P4">
As for whether the emergency state will be promulgated at that time, Ahmad Zahi said that the government will closely supervise the relevant situation and continue to act in accordance with the instructions of the National Security Council. "The government is closely supervised for 24 hours. If the emergency state needs to be announced, it will be announced to the public. But it will not be done at present."</text:p>
      <text:p text:style-name="P4">
News Source: <text:a xlink:type="simple" xlink:href="https://www.zaobao.com.sg/realtime/world/story20230516-1395270" text:style-name="Internet_20_link" text:visited-style-name="Visited_20_Internet_20_Link">
https://www.zaobao.com.sg/realtime/world/story20230516-1395270</text:a>
</text:p>
      <!--NEWS-->
      <text:h text:style-name="P10" text:outline-level="1">
<text:span text:style-name="T4">
Beijing's strike scope expanded two online brokerage companies applications will be removed in China</text:span>
</text:h>
      <text:p text:style-name="P4">
Author: None</text:p>
      <text:p text:style-name="P4">
Publisher: Radio Free Asia (Organization)</text:p>
      <text:p text:style-name="P4">
Published Time: 2023-05-16T16:36:00-04:00</text:p>
      <text:p text:style-name="P4">
Modified Time: 2023-05-16T16:36: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88615in" draw:z-index="0">
<draw:image xlink:href="../Images/rfamandarin/2023-05-16T16-36-00-04-00/000000.png" xlink:type="simple" xlink:show="embed" xlink:actuate="onLoad" draw:mime-type="image/png"/>
</draw:frame>
Application of online brokerage company Futu HoldingsLtd [] [] <text:a xlink:type="simple" xlink:href="https://www.rfa.org/mandarin/Xinwen/7-05162023162808.html/@@images/image" text:style-name="Internet_20_link" text:visited-style-name="Visited_20_Internet_20_Link">
</text:a>
Screenshots of the official website of Futu Company, because the Chinese authorities are more concerned about data security and capital outflow, online brokerage company Futu Holdings LTD and Tiger Securities(UP FintechHolding Ltd)It will delete its application in mainland China, which will cause its stocks listed in New York to be sold sharply. According to Reuters, Futu Holdings, supported by Tencent, said on Tuesday that its applications will delete them from Chinese application stores from May 19, and Tiger Securities will also perform the same operation from May 18th. Essence Both companies said that their existing customers in mainland China will not be affected by the application. However, these two applications will make a large number of potential retail investors in mainland China cannot easily trade securities in the United States and Hong Kong. Chinese regulators warned the two companies as early as 2021. The online brokerage company, which has not obtained permits in China, is illegal if it provides services to Chinese customers through the Internet. The stocks listed on Nasdaq fell 7.5%in the morning trading on Tuesday (16th), while Tiger Securities fell nearly 9%after the announcement was announced, recovering some of the land before the market; due to regulatory issues, these two stocks, these two stocks It has been under pressure over the past few years. Deleting these applications is the latest measures in Beijing in the past few years in the actions that combat extensive industries in the past few years. Data or information security has become a key issue for the authorities. In the past two months, China has suppressed the consulting and due diligence company, which has caused a chilling effect among investors. Editor -in -chief: Kaidi</text:p>
      <text:p text:style-name="P4">
News Source: <text:a xlink:type="simple" xlink:href="https://www.rfa.org/mandarin/Xinwen/7-05162023162808.html" text:style-name="Internet_20_link" text:visited-style-name="Visited_20_Internet_20_Link">
https://www.rfa.org/mandarin/Xinwen/7-05162023162808.html</text:a>
</text:p>
      <!--NEWS-->
      <text:h text:style-name="P10" text:outline-level="1">
<text:span text:style-name="T4">
"Asia Pacific Report" May 16, 2023 Audio</text:span>
</text:h>
      <text:p text:style-name="P4">
Author: None</text:p>
      <text:p text:style-name="P4">
Publisher: Radio Free Asia (Organization)</text:p>
      <text:p text:style-name="P4">
Published Time: 2023-05-16T16:43:23-04:00</text:p>
      <text:p text:style-name="P4">
Modified Time: 2023-05-16T16:43:23-04:00</text:p>
      <text:p text:style-name="P4">
Description: None</text:p>
      <text:p text:style-name="P4">
Videos: []</text:p>
      <text:p text:style-name="P4">
Audios: ["<text:a xlink:type="simple" xlink:href="https://www.rfa.org/mandarin/apr-audio/yp-051620231049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3.88615in" draw:z-index="0">
<draw:image xlink:href="../Images/rfamandarin/2023-05-16T16-43-23-04-00/000000.png" xlink:type="simple" xlink:show="embed" xlink:actuate="onLoad" draw:mime-type="image/png"/>
</draw:frame>
 <text:a xlink:type="simple" xlink:href="https://www.rfa.org/mandarin/apr-audio/yp-05162023104933.html/@@images/image" text:style-name="Internet_20_link" text:visited-style-name="Visited_20_Internet_20_Link">
</text:a>
Free Asia Radio Drawing <text:a xlink:type="simple" xlink:href="https://www.rfa.org/mandarin/apr-audio/yp-05162023104933.html/@@stream" text:style-name="Internet_20_link" text:visited-style-name="Visited_20_Internet_20_Link">
</text:a>
The main content of this show:</text:p>
      <text:p text:style-name="P4">
1 . China ’s economy is weak, and the unemployment rate of youth has reached a record high;</text:p>
      <text:p text:style-name="P4">
2 . "Swordsman Culture" Anti -show actor was reported, and the PLA also had a glass heart?</text:p>
      <text:p text:style-name="P4">
3 . Former British Prime Minister Tellas arrived in Taiwan to visit and called for "work together on the free front line";</text:p>
      <text:p text:style-name="P4">
4 . Japan, South Korea, and Thailand tighten the visa restrictions on Chinese passport holders.</text:p>
      <text:p text:style-name="P4">
News Source: <text:a xlink:type="simple" xlink:href="https://www.rfa.org/mandarin/apr-audio/yp-05162023104933.html" text:style-name="Internet_20_link" text:visited-style-name="Visited_20_Internet_20_Link">
https://www.rfa.org/mandarin/apr-audio/yp-05162023104933.html</text:a>
</text:p>
      <!--NEWS-->
      <text:h text:style-name="P10" text:outline-level="1">
<text:span text:style-name="T4">
You Xizhen visited Washington called the United States and allies to support the stability of the Taiwan Strait</text:span>
</text:h>
      <text:p text:style-name="P4">
Author: None</text:p>
      <text:p text:style-name="P4">
Publisher: Radio Free Asia (Organization)</text:p>
      <text:p text:style-name="P4">
Published Time: 2023-05-16T16:51:00-04:00</text:p>
      <text:p text:style-name="P4">
Modified Time: 2023-05-16T16:57: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39" text:anchor-type="as-char" svg:width="6.9236in" svg:height="4.567343in" draw:z-index="0">
<draw:image xlink:href="../Images/rfamandarin/2023-05-16T16-51-00-04-00/000000.png" xlink:type="simple" xlink:show="embed" xlink:actuate="onLoad" draw:mime-type="image/png"/>
</draw:frame>
On May 16, the HudsonInstitute HudsonInstitute, Washington, USA held a seminar. <text:a xlink:type="simple" xlink:href="https://www.rfa.org/mandarin/yataibaodao/gangtai/tj-05162023102835.html/@@images/image" text:style-name="Internet_20_link" text:visited-style-name="Visited_20_Internet_20_Link">
</text:a>
Reporter Tang Yuanyuan Photo</text:p>
      <text:p text:style-name="P4">
As the competition in the United States and China has become increasingly upgraded, the peace and stability of the Taiwan Strait has become the focus of attention from all walks of life. On May 16th, President You Xizheng, the president of Taiwan Legislative President visiting in Washington, the capital of the United States, delivered a public speech, calling on the United States and allies to continue to support the stability of the Taiwan Strait.</text:p>
      <text:p text:style-name="P4">
<text:a xlink:type="simple" xlink:href="https://www.rfa.org/mandarin/Xinwen/5-05162023114354.html" text:style-name="Internet_20_link" text:visited-style-name="Visited_20_Internet_20_Link">
<text:span text:style-name="T4">
 Member of the US -China Middle School of the United States and China Meeting You Xixi to discuss how to support the Taiwan Anti -China </text:span>
</text:a>
  * <text:span text:style-name="T4">
<text:a xlink:type="simple" xlink:href="https://www.rfa.org/mandarin/yataibaodao/gangtai/hx-07212022092635.html" text:style-name="Internet_20_link" text:visited-style-name="Visited_20_Internet_20_Link">
 </text:a>
</text:span>
*<text:a xlink:type="simple" xlink:href="https://www.rfa.org/mandarin/Xinwen/3-11022022121303.html" text:style-name="Internet_20_link" text:visited-style-name="Visited_20_Internet_20_Link">
<text:span text:style-name="T4">
 You Xizheng meets the President of the U.S. Human Rights Fund: Co -maintenance of democracy </text:span>
</text:a>
On Tuesday, the Hudson Institute of Washington think tank in the United States held a seminar on issues such as Taiwan ’s attack on Taiwan’ s attacks on Taiwan.</text:p>
      <text:p text:style-name="P4">
<text:span text:style-name="T4">
 You Xizheng: Taiwan is just the goal of Xi Jinping in the pedal is to dominate the world </text:span>
</text:p>
      <text:p text:style-name="P4">
On the occasion of visiting Washington, it coincides with the eve of the Seventh Kingdom Group Summit (G7) on the eve of Hiroshima, Japan, and the focus of this summit will also focus on China's economic coercion.</text:p>
      <text:p text:style-name="P4">
At the meeting, I first thanked the United States for their increasingly clearer support in recent years: "We thank your country (the United States) at the end of last year to pass the" National Defense Authorization Act 2023 "at the end of last year, and agreed to provide Taiwan's $ 10 billion in Taiwan's $ 10 billion in five years. Military aid, I also thank the Biden government for the recent use of presidential appropriation rights to directly provide weapons worth 500 million US dollars to Taiwan. We are very grateful to President Biden as saying that if Taiwan has been attacked before, the United States will Will send troops to defend Taiwan. "</text:p>
      <text:p text:style-name="P4">
You Xizheng also warned that Taiwan is not the ultimate goal of the Chinese authorities. The ultimate goal of the Chinese authorities is to reshape the international order: "Taiwan is not the ultimate destination of the Communist Party of China, the CCP's goal is to rise to the west, it is Europe and the United States, the world, and the world. Become a world empire. Taiwan is just a pedal when it moves forward ... ... The practice meeting on March 23 this year, (Xi Jinping) also reached the "consensus that jointly promotes the centennial change" with Putin (Putin). The intention of order has not been concealed .... So we can say certain that protecting Taiwan is to protect Europe and the United States and ensure that Taiwan's security is to ensure public interests around the world. "</text:p>
      <text:p text:style-name="P4">
<text:span text:style-name="T4">
<draw:frame draw:style-name="fr1" draw:name="Image140" text:anchor-type="as-char" svg:width="6.9236in" svg:height="5.1927in" draw:z-index="0">
<draw:image xlink:href="../Images/rfamandarin/2023-05-16T16-51-00-04-00/000001.png" xlink:type="simple" xlink:show="embed" xlink:actuate="onLoad" draw:mime-type="image/png"/>
</draw:frame>
Taiwan's Legislative Dean You Xizheng accepted an exclusive interview with this station before the seminar (photo by reporter Tang Yuanyuan) <text:a xlink:type="simple" xlink:href="https://www.rfa.org/mandarin/yataibaodao/gangtai/tj-05162023102835.html/571672474e8c.jpg" text:style-name="Internet_20_link" text:visited-style-name="Visited_20_Internet_20_Link">
</text:a>
</text:span>
</text:p>
      <text:p text:style-name="P4">
<text:span text:style-name="T4">
 You Xizheng: Thanks to Japan, South Korea, and Fei for strengthening support for Taiwan </text:span>
</text:p>
      <text:p text:style-name="P4">
You Xizhen also talked that the support of American allies such as Japan, South Korea, the Philippines, and other American allies have also increasingly strengthened: "Prime Minister of Japan Kishida and President Yin Xiyue in South Korea stated that the Taiwan issue is a global issue that will continue to strengthen the cooperation between the United States, Japan, and South Korea. And resolutely oppose the status quo of peace in the Taiwan Strait; Philippine President Macos (Ferdinand Marcosjr) also said that if a war in the Taiwan Strait occurs, the US military may be allowed to use the Philippines base ... (the above allies), plus the assistance of the United States, , Becoming the most important stability of the security and peace in the Indo -Pacific region. "</text:p>
      <text:p text:style-name="P4">
You Xizheng also called on the meeting that the United States and the United States allies would support Taiwan to join international civil aviation organizations, the World Health Organization, and International Monetary Fund to ensure that Taiwan can jointly protect the prosperity, security and stability of the Indo -Pacific region.</text:p>
      <text:p text:style-name="P4">
<text:span text:style-name="T4">
 Scholars: US policy to Taiwan should be more clear </text:span>
</text:p>
      <text:p text:style-name="P4">
Niryturkel, a senior researcher at the Hudson Institute, suggested at the meeting that the US government should be clearer and consistent in terms of rights and Taiwan policies. Threat of force.</text:p>
      <text:p text:style-name="P4">
He said: "If we cannot explain to the American people why Taiwan's democracy and sovereignty are important, we cannot get the support of the American people. This is very dangerous and it is not helpful for Taiwan. On the other hand, for Taiwan, if the United States, the United States, if the United States, the United States, if the United States, the United States, if the United States, the United States, if the United States, the United States, if the United States is in the United States The government's inconsistent signal will weaken the courage to defend Taiwan's sovereignty. In addition, the inconsistent signal will also affect Beijing, which will make Beijing think that the United States has weaknesses. "</text:p>
      <text:p text:style-name="P4">
Reporter: Tang Yuanyuan Responsible: He Ping.com Editor: Hong Wei</text:p>
      <text:p text:style-name="P4">
News Source: <text:a xlink:type="simple" xlink:href="https://www.rfa.org/mandarin/yataibaodao/gangtai/tj-05162023102835.html" text:style-name="Internet_20_link" text:visited-style-name="Visited_20_Internet_20_Link">
https://www.rfa.org/mandarin/yataibaodao/gangtai/tj-05162023102835.html</text:a>
</text:p>
      <!--NEWS-->
      <text:h text:style-name="P10" text:outline-level="1">
<text:span text:style-name="T4">
Comment | Hu Ping: Recalling Wangshan</text:span>
</text:h>
      <text:p text:style-name="P4">
Author: None</text:p>
      <text:p text:style-name="P4">
Publisher: Radio Free Asia (Organization)</text:p>
      <text:p text:style-name="P4">
Published Time: 2023-05-16T16:56:00-04:00</text:p>
      <text:p text:style-name="P4">
Modified Time: 2023-05-16T17:00:33-04:00</text:p>
      <text:p text:style-name="P4">
Description: None</text:p>
      <text:p text:style-name="P4">
Videos: []</text:p>
      <text:p text:style-name="P4">
Audios: ["<text:a xlink:type="simple" xlink:href="https://www.rfa.org/mandarin/pinglun/huping/hp-0516202316153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141" text:anchor-type="as-char" svg:width="6.9236in" svg:height="3.975486in" draw:z-index="0">
<draw:image xlink:href="../Images/rfamandarin/2023-05-16T16-56-00-04-00/000000.png" xlink:type="simple" xlink:show="embed" xlink:actuate="onLoad" draw:mime-type="image/png"/>
</draw:frame>
Wang Shan <text:a xlink:type="simple" xlink:href="https://www.rfa.org/mandarin/pinglun/huping/hp-05162023161534.html/@@images/image" text:style-name="Internet_20_link" text:visited-style-name="Visited_20_Internet_20_Link">
</text:a>
Screenshot of Baidu Encyclopedia <text:a xlink:type="simple" xlink:href="https://www.rfa.org/mandarin/pinglun/huping/hp-05162023161534.html/@@stream" text:style-name="Internet_20_link" text:visited-style-name="Visited_20_Internet_20_Link">
</text:a>
Not long ago, he gathered with an old friend A Jun. A Jun told me that she had a folk publication "Wo Land" during the democratic wall period. I was very happy when I heard it, because in that year, I was a member of "Wo Tu". I published several articles in "Wo Tu". My "Freedom of speech" was first released in "Wo Tu". It's just that I don't even have a "Wo Land" myself now. A Jun said that this "Wo Di" at hand was the 6th issue of the 6th issue of the 5th issue of 1979. I remember this issue of "Wo Land" has a very wonderful work, signed the film literary script "Bright Road" written by "White Silk". I ask A Jun to check it. When I checked it, I took a photo and sent it to me.</text:p>
      <text:p text:style-name="P4">
<draw:frame draw:style-name="fr1" draw:name="Image142" text:anchor-type="as-char" svg:width="6.9236in" svg:height="9.141716in" draw:z-index="0">
<draw:image xlink:href="../Images/rfamandarin/2023-05-16T16-56-00-04-00/000001.png" xlink:type="simple" xlink:show="embed" xlink:actuate="onLoad" draw:mime-type="image/png"/>
</draw:frame>
Screenshot of the Civil Magazine "Wo Tu" (collection of French diplomat in China in 1979) <text:a xlink:type="simple" xlink:href="https://www.rfa.org/mandarin/pinglun/huping/hp-05162023161534.html/img_3601.jpg" text:style-name="Internet_20_link" text:visited-style-name="Visited_20_Internet_20_Link">
</text:a>
The film literary script "The Bright Road" was very impressed by the publication. I still remember the general plot of the story. The protagonist is Cui Mingliang, a private entrepreneur, making a golf club, and the products are exported overseas. The protagonist's suit and leather shoes, taking private cars. At the end of the story, Cui Mingliang received an order from abroad and went to Lisbon, the capital of Portugal by plane.</text:p>
      <text:p text:style-name="P4">
I have to say that "Bright Road" is really wonderful. The author's eyes are amazing. His "Bright Road" is more foreseeable than Jiang Zilong's "Director of the Qiao Factory" in the same period. That was 1979. At that time, there were no private entrepreneurs in China, and no one played golf. Most people had not even seen the golf club. At that time, the individual households just appeared in the city of Beijing were just selling large bowls of tea. Unfortunately, such a good work did not attract much attention at the time, and now he knows that there are fewer people who know this work.</text:p>
      <text:p text:style-name="P4">
<draw:frame draw:style-name="fr1" draw:name="Image143" text:anchor-type="as-char" svg:width="6.9236in" svg:height="9.658849in" draw:z-index="0">
<draw:image xlink:href="../Images/rfamandarin/2023-05-16T16-56-00-04-00/000002.png" xlink:type="simple" xlink:show="embed" xlink:actuate="onLoad" draw:mime-type="image/png"/>
</draw:frame>
Screenshot of the Civil Magazine "Wo Tu" (collection of French diplomat in China in 1979) <text:a xlink:type="simple" xlink:href="https://www.rfa.org/mandarin/pinglun/huping/hp-05162023161534.html/img_3602.jpg" text:style-name="Internet_20_link" text:visited-style-name="Visited_20_Internet_20_Link">
</text:a>
The author of the script of "Bright Road" is Wang Shan, three horizontal and one king, mountains and mountains, male. "White Silk" is his pen name, which looks like a lady's name. Wang Shan said that because the author in "Wo Di" does not have a woman, he takes a female pen name. Wang Shan has published several articles in the pen name of "White Silk" in "Wo Land", mainly literary works such as novels.</text:p>
      <text:p text:style-name="P4">
Speaking of this Wangshan, the experience is also very extraordinary. Workers, peasants and soldiers have worked, they have worked as miners, educated youths, and they have been soldiers. During the Democratic Wall, Wang Shan worked in the administrative department of Beijing Normal University. He was a colleague who was on a hunger strike with Liu Xiaobo, Hou Dejian, Zhou Ru, etc. during the 89th Democratic Games. However, Wang Shan participated in "Wo Di" with a pseudonym, so Gaoxin in the same office did not know him about him. He only knew that there were many civil magazines in Wangshan's collection. Later The pioneer of the democratic movement under the Democratic Wall.</text:p>
      <text:p text:style-name="P4">
<draw:frame draw:style-name="fr1" draw:name="Image144" text:anchor-type="as-char" svg:width="6.9236in" svg:height="5.1927in" draw:z-index="0">
<draw:image xlink:href="../Images/rfamandarin/2023-05-16T16-56-00-04-00/000003.png" xlink:type="simple" xlink:show="embed" xlink:actuate="onLoad" draw:mime-type="image/png"/>
</draw:frame>
Screenshot of Wangshan Film Script "Bright Road" (collection of French diplomat in China in 1979) <text:a xlink:type="simple" xlink:href="https://www.rfa.org/mandarin/pinglun/huping/hp-05162023161534.html/img_3604.jpg" text:style-name="Internet_20_link" text:visited-style-name="Visited_20_Internet_20_Link">
</text:a>
In 1994, Wang Shan faked the German "Roynogel" and wrote a book "Third Eyes Seeing China", discussing Chinese politics, attracted the attention of all parties and made a sensation. It is said that even Jiang Zemin has read this book and recommended to others. At first everyone thought it was written by the Germans, but later I knew it was Wang Shan.</text:p>
      <text:p text:style-name="P4">
At the beginning of this century, a record of interviews in Taiwan had an interview with Wang Shan. Wang Shan talked about the campaign of the Democratic Wall Movement to the reporter, which mentioned me. He said that when I was running at Peking University, I said: I am not a member of the Communist Party, and my three generations are not members of the Communist Party. So the audience applauded warmly. I heard this paragraph shortly after the campaign. At that time, it was said that a candidate at Renmin University said. Wang Shan Zhang Guanli Dai was on my head. He was listening to him. I don't know if this paragraph is really ordered.</text:p>
      <text:p text:style-name="P4">
<draw:frame draw:style-name="fr1" draw:name="Image145" text:anchor-type="as-char" svg:width="6.9236in" svg:height="5.091731in" draw:z-index="0">
<draw:image xlink:href="../Images/rfamandarin/2023-05-16T16-56-00-04-00/000004.png" xlink:type="simple" xlink:show="embed" xlink:actuate="onLoad" draw:mime-type="image/png"/>
</draw:frame>
Screenshot of Wangshan Film Script "Bright Road" (collection of French diplomat in China in 1979) <text:a xlink:type="simple" xlink:href="https://www.rfa.org/mandarin/pinglun/huping/hp-05162023161534.html/img_3606.jpg" text:style-name="Internet_20_link" text:visited-style-name="Visited_20_Internet_20_Link">
</text:a>
Wang Shan later became a professional writer and wrote several novels: "Sky", "Sky Festival", "Tianjue" and "Big Stubborn Lord" series. After the rise of the Internet, Wang Shan also got on the Internet. The name he gave himself was "four horizontal vertical" -the strokes of Wang Shan's two words are exactly four horizontal and four vertical.</text:p>
      <text:p text:style-name="P4">
As a fan of "Wo Tu", in the years of the Democratic Wall, Wang Shan and I have seen several times, a meeting, and an outing. Wang Shan in memory is not tall, white and round, round face. Both Wang Shan and I are the third. He is younger than me. In the year of the Cultural Revolution, I was a senior year, and he was just the first day. However, he died of illness in 2012, and was less than sixty years old.</text:p>
      <text:p text:style-name="P4">
Seeing the photos of the public magazine "Wo Tu" from a friend, I remembered the years of the Democratic Wall and Wang Shan. Write this article to express it.</text:p>
      <text:p text:style-name="P4">
(The article only represents the personal position and point of view of the special commentator)</text:p>
      <text:p text:style-name="P4">
News Source: <text:a xlink:type="simple" xlink:href="https://www.rfa.org/mandarin/pinglun/huping/hp-05162023161534.html" text:style-name="Internet_20_link" text:visited-style-name="Visited_20_Internet_20_Link">
https://www.rfa.org/mandarin/pinglun/huping/hp-05162023161534.html</text:a>
</text:p>
      <!--NEWS-->
      <text:h text:style-name="P10" text:outline-level="1">
<text:span text:style-name="T4">
The UAE invites the President of the UAE to participate in the United Nations Climate Summit</text:span>
</text:h>
      <text:p text:style-name="P4">
Author: 联合早报 (Person)</text:p>
      <text:p text:style-name="P4">
Publisher: 联合早报 (Organization)</text:p>
      <text:p text:style-name="P4">
Published Time: 2023-05-16T16:59</text:p>
      <text:p text:style-name="P4">
Modified Time: 2023-05-16T16:59</text:p>
      <text:p text:style-name="P4">
Description: The United Arab Emirates has invited Syrian President Assad, hoping that Assad can attend the 28th UN Climate Change Conference hosted by the UAE at the end of this year. This means that Assad is expected to gathers with Western leaders who have opposed and sanctioned for many years at the climate conference.</text:p>
      <text:p text:style-name="P4">
Videos: []</text:p>
      <text:p text:style-name="P4">
Audios: []</text:p>
      <text:p text:style-name="P4">
Images: []</text:p>
      <text:p text:style-name="P4">
Type: NewsArticle</text:p>
      <text:p text:style-name="P4">
Breadcrumbs: ['即时', '国际']</text:p>
      <text:p text:style-name="P4">
Keywords: ['阿联酋', '叙利亚', '联合国气候变化大会', '气候变化', '阿拉伯国家']</text:p>
      <!--METADATA-->
      <text:p text:style-name="P4">
The United Arab Emirates has invited Syrian President Assad, hoping that Assad can attend the 28th UN Climate Change Conference hosted by the UAE at the end of this year.</text:p>
      <text:p text:style-name="P4">
This means that Assad is expected to gathers with Western leaders who have opposed and sanctioned for many years at the climate conference.</text:p>
      <text:p text:style-name="P4">
The 28th UN Climate Change Conference (COP28) spokesman Email responded to Reuters inquiries: "COP28 is committed to establishing a conference that can reach a transformation solution and tolerance ... Only when we put everyone together to achieve this Target."</text:p>
      <text:p text:style-name="P4">
The COP28 is planned to be held in the World of Dubai from November 30th to December 12th. It is expected that thousands of leaders, diplomats and international dignitaries of various countries are expected to attend.</text:p>
      <text:p text:style-name="P4">
Syrian relations with Arab countries have continued to warm up. Last week, Assad had just been invited to attend the 32nd Ang League summit held in Gadida, Saudi Arabia.</text:p>
      <text:p text:style-name="P4">
Although the Arab countries, including the UAE, are actively reconstructing relations with Syria, the United States is still suspicious and does not think that Assad returns to the Arab League to have any benefits.</text:p>
      <text:p text:style-name="P4">
News Source: <text:a xlink:type="simple" xlink:href="https://www.zaobao.com.sg/realtime/world/story20230516-1395276" text:style-name="Internet_20_link" text:visited-style-name="Visited_20_Internet_20_Link">
https://www.zaobao.com.sg/realtime/world/story20230516-1395276</text:a>
</text:p>
      <!--NEWS-->
      <text:h text:style-name="P10" text:outline-level="1">
<text:span text:style-name="T4">
Seven River in the six states of Malaysia will rain manually</text:span>
</text:h>
      <text:p text:style-name="P4">
Author: 联合早报 (Person)</text:p>
      <text:p text:style-name="P4">
Publisher: 联合早报 (Organization)</text:p>
      <text:p text:style-name="P4">
Published Time: 2023-05-16T17:03</text:p>
      <text:p text:style-name="P4">
Modified Time: 2023-05-16T17:07</text:p>
      <text:p text:style-name="P4">
Description: The hot and rainy weather has caused a number of rivers in Malaysia to fall sharply and affect the supply of tap water. In order to prevent the water level from falling in the river, the authorities decided to make artificial rainfall in the seven rivers of six states across the country. Malaysia Deputy Prime Minister Ahmad Zahi hosted a natural disaster on Tuesday (16th) ...</text:p>
      <text:p text:style-name="P4">
Videos: []</text:p>
      <text:p text:style-name="P4">
Audios: []</text:p>
      <text:p text:style-name="P4">
Images: []</text:p>
      <text:p text:style-name="P4">
Type: NewsArticle</text:p>
      <text:p text:style-name="P4">
Breadcrumbs: ['即时', '国际']</text:p>
      <text:p text:style-name="P4">
Keywords: ['马来西亚', '阿末扎希', '干旱', '天灾']</text:p>
      <!--METADATA-->
      <text:p text:style-name="P4">
The hot and rainy weather has caused a number of rivers in Malaysia to fall sharply and affect the supply of tap water. In order to prevent the water level from falling in the river, the authorities decided to make artificial rainfall in the seven rivers of six states across the country.</text:p>
      <text:p text:style-name="P4">
Malaysia Deputy Prime Minister Ahmad Zahi presided over the meeting of the Natural Disaster Management Commission on Tuesday (16th) that the Malaysian Armed Forces and the Meteorological Bureau will cooperate in the Gillian River and Mali River in Gee even the Malacca River in Malacca. The Kyan Dan River in Ji Lan Dan, the Barn River in Selangor, the Annan River at the junction of Selangor and the Perak, and the Samiraka River in Sarawak artificially rainfall. Recently, it has declined sharply, and it may continue to decline.</text:p>
      <text:p text:style-name="P4">
Ahmad Zahi is also the Minister of Rural and Regional Development, as well as the chairman of the Natural Disaster Management Committee. He said that according to a report on Tuesday, a total of 406 regions across the country may spontaneously ignite due to the overheating of humus soil, which has caused wildfire. He revealed that the government has launched 616 observations in these regions that often occur, including vegetable gardens, gardens, forests, grass, and garbage dumps.</text:p>
      <text:p text:style-name="P4">
News Source: <text:a xlink:type="simple" xlink:href="https://www.zaobao.com.sg/realtime/world/story20230516-1395279" text:style-name="Internet_20_link" text:visited-style-name="Visited_20_Internet_20_Link">
https://www.zaobao.com.sg/realtime/world/story20230516-1395279</text:a>
</text:p>
      <!--NEWS-->
      <text:h text:style-name="P10" text:outline-level="1">
<text:span text:style-name="T4">
Banana's Tibetan Poison Police Harbor seized 800 million US dollars cocaine</text:span>
</text:h>
      <text:p text:style-name="P4">
Author: 联合早报 (Person)</text:p>
      <text:p text:style-name="P4">
Publisher: 联合早报 (Organization)</text:p>
      <text:p text:style-name="P4">
Published Time: 2023-05-16T18:06</text:p>
      <text:p text:style-name="P4">
Modified Time: 2023-05-16T18:20</text:p>
      <text:p text:style-name="P4">
Description: The Italian police recently seized 2,700 kg of high concentration of cocaine in the two containers carrying bananas, with a market value of more than $ 880 million (about 1.17 billion yuan). Law enforcement officers in the Italian Ministry of Economic and Financial Investigation issued an economic crime issued a statement on Tuesday (May 16) ...</text:p>
      <text:p text:style-name="P4">
Videos: []</text:p>
      <text:p text:style-name="P4">
Audios: []</text:p>
      <text:p text:style-name="P4">
Images: []</text:p>
      <text:p text:style-name="P4">
Type: NewsArticle</text:p>
      <text:p text:style-name="P4">
Breadcrumbs: ['即时', '国际']</text:p>
      <text:p text:style-name="P4">
Keywords: ['意大利', '可卡因', '毒品']</text:p>
      <!--METADATA-->
      <text:p text:style-name="P4">
The Italian police recently seized 2,700 kg of high concentration of cocaine in the two containers carrying bananas, with a market value of more than $ 880 million (about 1.17 billion yuan).</text:p>
      <text:p text:style-name="P4">
Law enforcement officers in the Italian Ministry of Economics and Finance issued a statement on Tuesday (May 16) that they found these Cocaine in the two containers with bananas in Calabria ports in the South Italy.</text:p>
      <text:p text:style-name="P4">
The container with cocaine boarded on Ecuador, and its destination was Armenia, the country of Caucasus. Before arriving in Italy, the ship was transported through the Black Sea Port of Georgia. Police found these drugs with special scanners and sniffen dogs.</text:p>
      <text:p text:style-name="P4">
The police revealed that they found 600 kg of cocaine from the fruit container from Ecuador in the past few days, and the destination of the container was Italy, Croatia, Greece and Georgia.</text:p>
      <text:p text:style-name="P4">
Karabria is the place of the Mattivist Party's "Glory Society" (NDRANGHETA ". The organization has replaced Cosanostra to become the most powerful black hand organization in Italy. It played a key in the drug trading market. effect.</text:p>
      <text:p text:style-name="P4">
News Source: <text:a xlink:type="simple" xlink:href="https://www.zaobao.com.sg/realtime/world/story20230516-1395292" text:style-name="Internet_20_link" text:visited-style-name="Visited_20_Internet_20_Link">
https://www.zaobao.com.sg/realtime/world/story20230516-1395292</text:a>
</text:p>
      <!--NEWS-->
      <text:h text:style-name="P10" text:outline-level="1">
<text:span text:style-name="T4">
The latest data shows that China's economic recovery momentum is gradually losing to weaken to test the policy makers</text:span>
</text:h>
      <text:p text:style-name="P4">
Author: chinese@voanews.com (金谷)</text:p>
      <text:p text:style-name="P4">
Publisher: 美国之音中文网 (Type: NewsMediaOrganization)</text:p>
      <text:p text:style-name="P4">
Published Time: 2023-05-16T18:08:32+08:00</text:p>
      <text:p text:style-name="P4">
Modified Time: 2023-05-16 10:12:35Z</text:p>
      <text:p text:style-name="P4">
Description: China's industrial output and retail sales growth in April was lower than expected. It shows that the economy has lost power at the beginning of the second quarter. The recovery momentum is gradually losing, and the pressure of Chinese policy makers is increasing. In addition, another batch of data released on Tuesday (May 16) also shows that China's real estate investment has further declined, which has exacerbated people's concerns about the prospects of the world's second largest economy.</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factory-output-weaker-than-expected-20230516/7095217.html" text:style-name="Internet_20_link" text:visited-style-name="Visited_20_Internet_20_Link">
https://www.voachinese.com/a/china-factory-output-weaker-than-expected-20230516/7095217.html</text:a>
</text:p>
      <!--NEWS-->
      <text:h text:style-name="P10" text:outline-level="1">
<text:span text:style-name="T4">
The Ukraine claims to shoot down six supersonic missiles</text:span>
</text:h>
      <text:p text:style-name="P4">
Author: 联合早报 (Person)</text:p>
      <text:p text:style-name="P4">
Publisher: 联合早报 (Organization)</text:p>
      <text:p text:style-name="P4">
Published Time: 2023-05-16T18:27</text:p>
      <text:p text:style-name="P4">
Modified Time: 2023-05-17T00:03</text:p>
      <text:p text:style-name="P4">
Description: Russia launched an unusually violent air strike on Tuesday (May 16). The Ukrainian army claimed that 18 Russian missiles had been shot down, including six supersonic missiles. Reuters reported that the Russian army launched the eighth round of air strikes on Kiev in the early morning of Tuesday. Kievic, mayor of Kiev City ...</text:p>
      <text:p text:style-name="P4">
Videos: []</text:p>
      <text:p text:style-name="P4">
Audios: []</text:p>
      <text:p text:style-name="P4">
Images: []</text:p>
      <text:p text:style-name="P4">
Type: NewsArticle</text:p>
      <text:p text:style-name="P4">
Breadcrumbs: ['即时', '国际']</text:p>
      <text:p text:style-name="P4">
Keywords: ['俄乌战争', '俄罗斯', '乌克兰', '基辅', '空袭', '导弹']</text:p>
      <!--METADATA-->
      <text:p text:style-name="P4">
Russia launched an unusually violent air strike on Tuesday (May 16). The Ukrainian army claimed that 18 Russian missiles had been shot down, including six supersonic missiles.</text:p>
      <text:p text:style-name="P4">
Reuters reported that the Russian army launched the eighth round of air strikes on Kiev in the early morning of Tuesday. Vitali Klitschko, the mayor of Kiev, confirmed that at least three people were injured and a building was damaged.</text:p>
      <text:p text:style-name="P4">
Popko, the head of the Military Management Department of Kiev, said: "Its missile launch is very dense, and most of them are attack missiles in the shortest time."</text:p>
      <text:p text:style-name="P4">
The Ukrainian army pointed out that Russia launched 18 missiles at Ukraine at night, all of which have been shot down. The Ukraine also destroyed six Iranian drones and three reconnaissance drones.</text:p>
      <text:p text:style-name="P4">
The Ukraine Armed Forces Joint Commander Serhiy Naev said: "The enemy's task is to spread panic and create chaos. But in the northern combat area, including Kiev, everything is under the complete control of the Ukraine."</text:p>
      <text:p text:style-name="P4">
The Russian military news media quoted the Russian Ministry of Defense reported that a Russian hypersonic missile destroyed Ukraine's American Patriot -to -air missile system.</text:p>
      <text:p text:style-name="P4">
News Source: <text:a xlink:type="simple" xlink:href="https://www.zaobao.com.sg/realtime/world/story20230516-1395298" text:style-name="Internet_20_link" text:visited-style-name="Visited_20_Internet_20_Link">
https://www.zaobao.com.sg/realtime/world/story20230516-1395298</text:a>
</text:p>
      <!--NEWS-->
      <text:h text:style-name="P10" text:outline-level="1">
<text:span text:style-name="T4">
76 -person coach Ryfos career at 10 degrees and loses seven major battles and was fired</text:span>
</text:h>
      <text:p text:style-name="P4">
Publisher: 法新社</text:p>
      <text:p text:style-name="P4">
Published Time: 2023-05-16T19:02:08+00:00</text:p>
      <text:p text:style-name="P4">
Modified Time: 2023-05-16T18:35:01+00:00</text:p>
      <text:p text:style-name="P4">
Description: (Agence France -Presse Miami, 16th) 76ers in the US vocational basket NBA Philadelphia lost to Boston Seltik 88 to 112 in the Eastern Walle of the Eastern District on the 14th. After the rotation stops, the coach DOC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3.617581in" draw:z-index="0">
<draw:image xlink:href="../Images/rficn/2023-05-16T19-02-08-00-00/000000.png" xlink:type="simple" xlink:show="embed" xlink:actuate="onLoad" draw:mime-type="image/png"/>
</draw:frame>
Darylmorey stated in a statement: "Daks (Ryfos) is one of the most successful coaches in the history of NBA, and he is qualified to enter the Hall of Fame in the future and respects me deeply. Everything, thank him for his significant influence on our team. "</text:p>
      <text:p text:style-name="P4">
"After having the opportunity to reflect on our season, we decided to make some changes in order to promote our goal of winning the championship."</text:p>
      <text:p text:style-name="P4">
Ryfoss served as a 76ers head coach in 2020. He coached the three seasons and recorded 154 wins and 82 defeats, including 54 wins in 2022-23, which is the most victory in the 2000-01 season. According to ESPNSTATS &amp; Information, 76 people are one of the top 10 teams with NBA attacks and defensive efficiency.</text:p>
      <text:p text:style-name="P4">
CBSSPORTS reported that on the 14th, Seltik was the 10th losing seventh battle in Ryfoss's career. It was the most in history. Five games, and in the near future, they lost 7 wars.</text:p>
      <text:p text:style-name="P4">
The 61 -year -old Ryfoss has a 24 -year coaching career. When he coached Orlando Magic in the 2000 season and coached Boston Seltik in 2008, he won the "Best Coach of the Year" award twice and led the "Green Shirt Army in the 2008 season "Seltik won his personal coaching career, the only champion, (translator: Chen Zhengyi)</text:p>
      <text:p text:style-name="P4">
News Source: <text:a xlink:type="simple" xlink:href="https://www.rfi.fr/cn/%E8%BF%90%E5%8A%A8%E5%A4%A9%E5%9C%B0/20230516-76%E4%BA%BA%E4%B8%BB%E5%B8%85%E7%91%9E%E4%BD%9B%E6%96%AF%E7%94%9F%E6%B6%AF10%E5%BA%A6%E8%BE%93%E6%8E%89%E6%8A%A2%E4%B8%83%E5%A4%A7%E6%88%98-%E9%81%AD%E5%BC%80%E9%99%A4" text:style-name="Internet_20_link" text:visited-style-name="Visited_20_Internet_20_Link">
https://www.rfi.fr/cn/%E8%BF%90%E5%8A%A8%E5%A4%A9%E5%9C%B0/20230516-76%E4%BA%BA%E4%B8%BB%E5%B8%85%E7%91%9E%E4%BD%9B%E6%96%AF%E7%94%9F%E6%B6%AF10%E5%BA%A6%E8%BE%93%E6%8E%89%E6%8A%A2%E4%B8%83%E5%A4%A7%E6%88%98-%E9%81%AD%E5%BC%80%E9%99%A4</text:a>
</text:p>
      <!--NEWS-->
      <text:h text:style-name="P10" text:outline-level="1">
<text:span text:style-name="T4">
Investors wait and see that the U.S. debt limits are progressing low European stocks</text:span>
</text:h>
      <text:p text:style-name="P4">
Publisher: 法新社</text:p>
      <text:p text:style-name="P4">
Published Time: 2023-05-16T19:32:08+00:00</text:p>
      <text:p text:style-name="P4">
Modified Time: 2023-05-16T19:05:01+00:00</text:p>
      <text:p text:style-name="P4">
Description: (Agence France -Presse, London, 16th) Investors watched the progress of the U.S. Parliated Parliament MPs to increase the government liabilities limit negotiations. The European stock market closed down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3.617581in" draw:z-index="0">
<draw:image xlink:href="../Images/rficn/2023-05-16T19-32-08-00-00/000000.png" xlink:type="simple" xlink:show="embed" xlink:actuate="onLoad" draw:mime-type="image/png"/>
</draw:frame>
The London FTSE 100 Index fell 26.62 points or 0.34%to close 7751.08 points.</text:p>
      <text:p text:style-name="P4">
The Frankfurt DAX Index fell 19.31 points or 0.12%to close 15897.93 points.</text:p>
      <text:p text:style-name="P4">
The Paris CAC 40 index fell at 12.20 points or 0.16%to close 7406.01 points. (Translator: Chen Zhengyi)</text:p>
      <text:p text:style-name="P4">
News Source: <text:a xlink:type="simple" xlink:href="https://www.rfi.fr/cn/%E8%B4%A2%E7%BB%8F%E5%BF%AB%E8%AE%AF/20230516-%E6%8A%95%E8%B5%84%E4%BA%BA%E8%A7%82%E6%9C%9B%E7%BE%8E%E5%9B%BD%E5%80%BA%E9%99%90%E5%8D%8F%E5%95%86%E8%BF%9B%E5%B1%95-%E6%AC%A7%E8%82%A1%E6%94%B6%E4%BD%8E" text:style-name="Internet_20_link" text:visited-style-name="Visited_20_Internet_20_Link">
https://www.rfi.fr/cn/%E8%B4%A2%E7%BB%8F%E5%BF%AB%E8%AE%AF/20230516-%E6%8A%95%E8%B5%84%E4%BA%BA%E8%A7%82%E6%9C%9B%E7%BE%8E%E5%9B%BD%E5%80%BA%E9%99%90%E5%8D%8F%E5%95%86%E8%BF%9B%E5%B1%95-%E6%AC%A7%E8%82%A1%E6%94%B6%E4%BD%8E</text:a>
</text:p>
      <!--NEWS-->
      <text:h text:style-name="P10" text:outline-level="1">
<text:span text:style-name="T4">
On Tuesday, the Digital Bank Nubank performance of the Digital Bank of the Stock God of Buffett</text:span>
</text:h>
      <text:p text:style-name="P4">
Author: 李可爱 (Person)</text:p>
      <text:p text:style-name="P4">
Publisher: 联合早报 (Organization)</text:p>
      <text:p text:style-name="P4">
Published Time: 2023-05-16T20:00</text:p>
      <text:p text:style-name="P4">
Modified Time: 2023-05-16T20:21</text:p>
      <text:p text:style-name="P4">
Description: ● The main stock index futures of the Wall Street Stock Market on Tuesday (May 16) is low. At 7 o'clock, the standard fell slightly with the Pur 500 index futures by 1.70 points or 0.04 % to 4134.60 points; the Nasdaq 100 index futures set up 5.70 points or 0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股市', '美市', '财经即时']</text:p>
      <!--METADATA-->
      <text:p text:style-name="P4">
Tuesday (May 16) Key points:</text:p>
      <text:p text:style-name="P4">
● The main stock index futures of the Wall Street Stock Market on Tuesday (May 16) is low. At 7 o'clock, the standard fell slightly with the Pur 500 index futures by 1.70 points or 0.04 % to 4134.60 points; the Nasdaq 100 index futures set up 5.70 points or 0.04 % to 13419.20 points; Point, at 33279.60 points.</text:p>
      <text:p text:style-name="P4">
● The US stock market rose slightly overnight (Monday). The manufacturing data just released shows that the US economy may begin to slow, which may help reduce inflation and make the Federal Reserve have reason to suspend interest rate hikes.</text:p>
      <text:p text:style-name="P4">
● The standard and the Pur 500 index rose 12.20 points overnight, and the closed market was 4136.28 points. The heavyweight Dow Jones index starts at 47.98 points, and the market is closed at 33348.60 points. The Nasdaq 100 Index, which is mainly technology stocks, also increased by 0.55 % or 73.33 points to collect the city at 13413.51 points.</text:p>
      <text:p text:style-name="P4">
● The US stock market's overnight trading was quiet. The total transaction volume of the exchange was 9 billion shares, which was much less than the average transaction volume of 11.1 billion shares in the past 20 days.</text:p>
      <text:h text:style-name="P13" text:outline-level="4">
<text:span text:style-name="T4">
Pre -trading focus:</text:span>
</text:h>
      <text:p text:style-name="P4">
● Horizo Ntherapeutics's stock price fell 17.16 % before the market to $ 92.99. Bloomberg reports that the Federal Trade Commission is expected to file a lawsuit to prevent the pharmacy company from acquiring Horizo Ntherapeutics for about $ 28 billion. The latter began to be paid attention to the treatment of rare treatment of autoimmune diseases and inflammatory diseases. The stock price of Anjin rose 2.85 US dollars before the market, and it reported at $ 236.38.</text:p>
      <text:p text:style-name="P4">
● Berkshire Hathaway Inc, a subsidiary of the stock god, disclosed overnight that it has begun to invest in consumer loan institutions, that is, Capitalone Financial Corp. This news led the first capital financial stock price to increase by $ 5.48 in the trading before tonight, with a period of $ 94.60.</text:p>
      <text:p text:style-name="P4">
● On Tuesday, let's also take a look at the quarterly performance of Nubank, Brazil Digital Bank, which was previously in Buffett. Tonight, the stock was $ 0.34, and the deadline was $ 6.43.</text:p>
      <text:p text:style-name="P4">
● Active stocks before the market: Horizon therapeutics, Tesla, Home DEPOT Inc, Palantir Technologiesinc and Amazon. At the time of the draft, the stock price of these five active stocks took off.</text:p>
      <text:p text:style-name="P4">
<draw:frame draw:style-name="fr1" draw:name="Image148" text:anchor-type="as-char" svg:width="6.9236in" svg:height="4.615733in" draw:z-index="0">
<draw:image xlink:href="../Images/zaobao world/2023-05-16T20-00/000000.png" xlink:type="simple" xlink:show="embed" xlink:actuate="onLoad" draw:mime-type="image/png"/>
</draw:frame>
NU Holdings's stock price has risen by more than 70 % since the beginning of the year. (Reuters)</text:p>
      <text:h text:style-name="P13" text:outline-level="4">
<text:span text:style-name="T4">
NU Holdings LTD (New York Stock Exchange code: NU)</text:span>
</text:h>
      <text:p text:style-name="P4">
Driven by the increased increase in the number of households and increased by the increase in the average turnover of each customer, the first quarter of the first quarter of turnover announced by the digital bank Nubank parent company Nuholdings. It is worth mentioning that this is also the Brazilian digital bank that US stock god, the US stock god, focused on and invested.</text:p>
      <text:p text:style-name="P4">
So far, the Nubank invested by Buffett seems to have not been affected by the global banking crisis and downturn. This is mainly because most of its customers are from the domestic market of Latin America. So far, consumers in this market have continued to tend to use credit cards and apply for personal loans.</text:p>
      <text:p text:style-name="P4">
In March of this year, after several medium -sized banks in the United States closed down, the volatility of the global banking industry intensified. Many depositors withdrew funds and put money on higher yields and safer. "Financial institutions. Nubank seemed to benefit from the "big wind" of this depositor.</text:p>
      <text:p text:style-name="P4">
According to Nuholdings' first quarter performance report as of the first quarter of this year, Nubank's customers have increased by 4.5 million, and the total number of global customers has reached 79.1 million, an increase of 33 % over last year. The average monthly turnover (ARPAC) obtained from each active customers (ARPAC) also increased to $ 8.60 from each active customer. The fixed foreign exchange calculation increased by 30 % over the same period last year.</text:p>
      <text:p text:style-name="P4">
The performance report also shows that on the basis of fixed foreign exchange, Nubank's quarterly gross profit increased by 124 % to US $ 650.9 million; the turnover of the turnover was nearly doubled, reaching a record high of $ 1.6 billion. After the adjustment, Nubank's net profit was 182.4 million US dollars, which was much better than $ 10.1 million in the same period last year.</text:p>
      <text:p text:style-name="P4">
It is understood that Buffett currently owns NU Holdings of RMB 107.1 million. Based on the number of stocks held, this is the eighth largest investment project of Buffett and the largest equity holding project outside the United States.</text:p>
      <text:p text:style-name="P4">
NU Holdings's stock price has risen by more than 70 % since the beginning of the year. Among the four analysts of Tipranks, three also gave Nuholdings shares "buy" rating. One gave a "hold" rating with an average target price of one -year period was $ 7.63.</text:p>
      <text:p text:style-name="P4">
News Source: <text:a xlink:type="simple" xlink:href="https://www.zaobao.com.sg/realtime/world/story20230516-1395312" text:style-name="Internet_20_link" text:visited-style-name="Visited_20_Internet_20_Link">
https://www.zaobao.com.sg/realtime/world/story20230516-1395312</text:a>
</text:p>
      <!--NEWS-->
      <text:h text:style-name="P10" text:outline-level="1">
<text:span text:style-name="T4">
Malaysia revokes the "Ala" case Anwar: It is only applicable to Sarawak</text:span>
</text:h>
      <text:p text:style-name="P4">
Author: 联合早报 (Person)</text:p>
      <text:p text:style-name="P4">
Publisher: 联合早报 (Organization)</text:p>
      <text:p text:style-name="P4">
Published Time: 2023-05-16T20:13</text:p>
      <text:p text:style-name="P4">
Modified Time: 2023-05-16T20:23</text:p>
      <text:p text:style-name="P4">
Description: The Malaysian government shows that although the government has revoked the appeal of "prohibiting Christians from using the" Ala "case, the judgment is only applicable to Sarawak and does not affect the Messeoid regulations of other states. In other words, in addition to Sarawak, Christians in other states of Malaysia are still not allowed to use "Ala ...</text:p>
      <text:p text:style-name="P4">
Videos: []</text:p>
      <text:p text:style-name="P4">
Audios: []</text:p>
      <text:p text:style-name="P4">
Images: []</text:p>
      <text:p text:style-name="P4">
Type: NewsArticle</text:p>
      <text:p text:style-name="P4">
Breadcrumbs: ['即时', '国际']</text:p>
      <text:p text:style-name="P4">
Keywords: ['马来西亚', '安华', '基督徒', '回教', '砂拉越']</text:p>
      <!--METADATA-->
      <text:p text:style-name="P4">
The Malaysian government shows that the government has revoked <text:a xlink:type="simple" xlink:href="https://www.zaobao.com/realtime/world/story20210318-1132282" text:style-name="Internet_20_link" text:visited-style-name="Visited_20_Internet_20_Link">
</text:a>
, But this judgment is only applicable to Sarawak, and does not affect the laughes of other states. In other words, in addition to Sarawak, Christians in other states of Malaysia are still not allowed to accuse God in the word "Allah".</text:p>
      <text:p text:style-name="P4">
The Minister of the Malaysian Minister Saifidine announced on Monday (15th) that the government withdrew the appeal on April 18 this year and no longer challenged the Malaysian Christians who sentenced the Sarawan two years ago by the Kuala Lumpur High Court. Essence This caused the dissatisfaction of Malay and Muslim Right Organization, and the National Alliance also made a big article, claiming that the Anwar government did not defend Muslim.</text:p>
      <text:p text:style-name="P4">
Saviding said on Tuesday (16th) that the Kuala Lumpur High Court's judgment on the case was aimed at the Christian textbook CD of Christian textbooks containing the word "Alla" at that time. In addition, the case was a civil lawsuit, so the government decided to revoke the appeal.</text:p>
      <text:p text:style-name="P4">
When Anwar attended the Eid in Malacca on Tuesday, the relevant ruling of the Kuala Lumpur High Court was limited to Sarawak instead of other states. "This is a case that belongs to Sarawak. Sarawak is not restricted by other states (prohibiting non -Muslims from using Arah eyes). But this does not mean that (the ruling of the Kuala Lumpur High Court) is suitable for Malacca, Penang, Selangor or other states. "</text:p>
      <text:p text:style-name="P4">
The Ministry of Political Affairs of the Malaysia and the states of West Malaysia are prohibited from using Ala's eyes. When Sarawan Christians, Pill El returned to Kuala Lumpur from Indonesia in May 2008, was charged by customs personnel at the airport and charged eight Christian textbooks containing the word "Ala". Gil filed a lawsuit in August 2008, demanding a decision to withdraw the filled disc.</text:p>
      <text:p text:style-name="P4">
Kuala Lumpur High Court issued a benchmark ruling on March 10, 2021. In terms of religious and educational purposes, Christians have the right to use the word "Ara" and have the right to use "Baituallah" and "Solat" And the words "Kaabah" (Kaabah). The Malaysian government appealed immediately.</text:p>
      <text:p text:style-name="P4">
This incident also attracted the attention of the unity of the party member of the government. Aharina, who is responsible for the reform of the law and system reform, issued a statement on Tuesday that she and other Umno ministers were preparing to bring the case into the cabinet meeting for discussion.</text:p>
      <text:p text:style-name="P4">
News Source: <text:a xlink:type="simple" xlink:href="https://www.zaobao.com.sg/realtime/world/story20230516-1395315" text:style-name="Internet_20_link" text:visited-style-name="Visited_20_Internet_20_Link">
https://www.zaobao.com.sg/realtime/world/story20230516-1395315</text:a>
</text:p>
      <!--NEWS-->
      <text:h text:style-name="P10" text:outline-level="1">
<text:span text:style-name="T4">
The United States: Iran and Russia are expanding military relations</text:span>
</text:h>
      <text:p text:style-name="P4">
Author: chinese@voanews.com (美国之音)</text:p>
      <text:p text:style-name="P4">
Publisher: 美国之音中文网 (Type: NewsMediaOrganization)</text:p>
      <text:p text:style-name="P4">
Published Time: 2023-05-16T20:21:40+08:00</text:p>
      <text:p text:style-name="P4">
Modified Time: 2023-05-16 12:21:40Z</text:p>
      <text:p text:style-name="P4">
Description: The United States said on Monday (May 15) that there are signs that Russia and Iran are expanding military cooperation. US State Department spokesman Vente Patt told reporters that Iran "is still the primary military supporter of Russia, and Iran has provided Russia with artillery and tank shells used in Ukraine."</text:p>
      <text:p text:style-name="P4">
Videos: []</text:p>
      <text:p text:style-name="P4">
Images: []</text:p>
      <text:p text:style-name="P4">
Categories: ['军事', '美国', '欧洲', '中东']</text:p>
      <text:p text:style-name="P4">
Type: None</text:p>
      <!--METADATA-->
      <text:p text:style-name="P4">
Nonenone</text:p>
      <text:p text:style-name="P4">
News Source: <text:a xlink:type="simple" xlink:href="https://www.voachinese.com/a/us-says-iran-russia-are-expanding-military-ties-20230516/7095284.html" text:style-name="Internet_20_link" text:visited-style-name="Visited_20_Internet_20_Link">
https://www.voachinese.com/a/us-says-iran-russia-are-expanding-military-ties-20230516/7095284.html</text:a>
</text:p>
      <!--NEWS-->
      <text:h text:style-name="P10" text:outline-level="1">
<text:span text:style-name="T4">
Russia condemn Macron's comments on Moscow to become a vassal of China</text:span>
</text:h>
      <text:p text:style-name="P4">
Author: chinese@voanews.com (美国之音)</text:p>
      <text:p text:style-name="P4">
Publisher: 美国之音中文网 (Type: NewsMediaOrganization)</text:p>
      <text:p text:style-name="P4">
Published Time: 2023-05-16T20:37:20+08:00</text:p>
      <text:p text:style-name="P4">
Modified Time: 2023-05-16 12:37:20Z</text:p>
      <text:p text:style-name="P4">
Description: Russian officials condemned French President Macron on Monday (May 15) to make comments on Moscow as a vassal of China, saying that Western countries must be used to a world supported by Moscow and Beijing.</text:p>
      <text:p text:style-name="P4">
Videos: []</text:p>
      <text:p text:style-name="P4">
Images: []</text:p>
      <text:p text:style-name="P4">
Categories: ['欧洲', '中国']</text:p>
      <text:p text:style-name="P4">
Type: None</text:p>
      <!--METADATA-->
      <text:p text:style-name="P4">
Nonenone</text:p>
      <text:p text:style-name="P4">
News Source: <text:a xlink:type="simple" xlink:href="https://www.voachinese.com/a/russia-denounces-macron-over-china-comments-20230516/7095300.html" text:style-name="Internet_20_link" text:visited-style-name="Visited_20_Internet_20_Link">
https://www.voachinese.com/a/russia-denounces-macron-over-china-comments-20230516/7095300.html</text:a>
</text:p>
      <!--NEWS-->
      <text:h text:style-name="P10" text:outline-level="1">
<text:span text:style-name="T4">
Tropical cyclone attacks at least 41 deaths in western Myanmar</text:span>
</text:h>
      <text:p text:style-name="P4">
Author: 联合早报 (Person)</text:p>
      <text:p text:style-name="P4">
Publisher: 联合早报 (Organization)</text:p>
      <text:p text:style-name="P4">
Published Time: 2023-05-16T20:38</text:p>
      <text:p text:style-name="P4">
Modified Time: 2023-05-16T22:31</text:p>
      <text:p text:style-name="P4">
Description: The super -tropical cyclone "Mocha" has swept the Bangladesh and the coast of Myanmar a few days ago. The number of deaths and injuries may be higher than the official notification, or even more than a hundred. Mocha (MOCHA) last Sunday (May 14) landed on the West Coast of Myanmar's West Coast at a wind speed of 195 kilometers per hour.</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缅甸', '热带气旋', '孟加拉', '罗兴亚人', '地雷']</text:p>
      <!--METADATA-->
      <text:p text:style-name="P4">
Super tropical cyclone "Mocha" <text:a xlink:type="simple" xlink:href="https://www.zaobao.com/realtime/world/story20230514-1394485" text:style-name="Internet_20_link" text:visited-style-name="Visited_20_Internet_20_Link">
</text:a>
The number of deaths and injuries may be higher than the official notification, or even more than a hundred.</text:p>
      <text:p text:style-name="P4">
Mocha (MOCHA) last Sunday (May 14) landed on the West Coast of Myanmar's West Coast at a wind speed of 195 kilometers per hour. A number of low -lying areas near Ruoka State were flooded by the sea, the roof was overturned, and the losses were heavy. This is one of the strongest cyclones encountered in Myanmar in history.</text:p>
      <text:p text:style-name="P4">
Agence France -Presse on Tuesday (16th) quoted local leaders in Ruoka, Myanmar, said that tropical cyclones killed at least 41 local people.</text:p>
      <text:p text:style-name="P4">
Myanmar victims and non -governmental rescue organizations told Reuters that at least 100 Rohingya refugees died, and many people disappeared.</text:p>
      <text:p text:style-name="P4">
The strong storm blows down the communication tower, and it also damages the infrastructure such as roads, exacerbating the difficulty of rescue. The rescue organization is difficult to estimate the situation in the disaster area, and the number of casualties is expected to rise.</text:p>
      <text:p text:style-name="P4">
<draw:frame draw:style-name="fr1" draw:name="Image149" text:anchor-type="as-char" svg:width="6.9236in" svg:height="4.615733in" draw:z-index="0">
<draw:image xlink:href="../Images/zaobao world/2023-05-16T20-38/000000.png" xlink:type="simple" xlink:show="embed" xlink:actuate="onLoad" draw:mime-type="image/png"/>
</draw:frame>
After the strong storm passed, a girl pumped water in the Basara Camp in the Basara Capital, which was redeemed in the capital of Ruoche. (Agence France -Presse)</text:p>
      <text:p text:style-name="P4">
According to the Indian Meteorological Bureau, Mocha has weakened to a tropical low pressure at noon on Monday (15th).</text:p>
      <text:p text:style-name="P4">
The United Nations Humanitarian Coordination Department pointed out that due to the continued domestic violence conflict, about 6 million people in northwestern Myanmar, including Ruo Kaang, needed humanitarian assistance. Local <text:a xlink:type="simple" xlink:href="https://www.zaobao.com/news/world/story20230513-1394310" text:style-name="Internet_20_link" text:visited-style-name="Visited_20_Internet_20_Link">
</text:a>
Many shelters of bamboo are damaged, hydropower supply is interrupted, and the position of mines caused by floods is shifted. In rural areas affected by conflicts, people may also face the fatal threat of mines.</text:p>
      <text:p text:style-name="P4">
The non -governmental rescue organization partners said: "We are increasing their response to provide key rescue supplies such as rice and waterproof cloth within the scope of its ability to be affected within the scope of power."</text:p>
      <text:p text:style-name="P4">
News Source: <text:a xlink:type="simple" xlink:href="https://www.zaobao.com.sg/realtime/world/story20230516-1395317" text:style-name="Internet_20_link" text:visited-style-name="Visited_20_Internet_20_Link">
https://www.zaobao.com.sg/realtime/world/story20230516-1395317</text:a>
</text:p>
      <!--NEWS-->
      <text:h text:style-name="P10" text:outline-level="1">
<text:span text:style-name="T4">
Ukraine shot down six Russian hypersonic missiles, and the Patriot's air defense system is beyond expectations</text:span>
</text:h>
      <text:p text:style-name="P4">
Author: chinese@voanews.com (松仁)</text:p>
      <text:p text:style-name="P4">
Publisher: 美国之音中文网 (Type: NewsMediaOrganization)</text:p>
      <text:p text:style-name="P4">
Published Time: 2023-05-16T21:50:31+08:00</text:p>
      <text:p text:style-name="P4">
Modified Time: 2023-05-16 14:39:16Z</text:p>
      <text:p text:style-name="P4">
Description: The Ukrainian government said on Tuesday (May 16) that the Ukraine Air Defense Force continuously shot down the six dagger hypersonic missiles launched by the Russian army from Monday night to Tuesday morning. The strong interception capacity of the Patriot Air Defense System has broken the myth of the super weapon that is difficult to intercept the super weapon.</text:p>
      <text:p text:style-name="P4">
Videos: []</text:p>
      <text:p text:style-name="P4">
Images: []</text:p>
      <text:p text:style-name="P4">
Categories: ['欧洲', '军事', '乌克兰局势']</text:p>
      <text:p text:style-name="P4">
Type: None</text:p>
      <!--METADATA-->
      <text:p text:style-name="P4">
Nonenone</text:p>
      <text:p text:style-name="P4">
News Source: <text:a xlink:type="simple" xlink:href="https://www.voachinese.com/a/in-first-kyiv-says-it-shoots-down-volley-of-russian-hypersonic-missiles-051623/7095411.html" text:style-name="Internet_20_link" text:visited-style-name="Visited_20_Internet_20_Link">
https://www.voachinese.com/a/in-first-kyiv-says-it-shoots-down-volley-of-russian-hypersonic-missiles-051623/7095411.html</text:a>
</text:p>
      <!--NEWS-->
      <text:h text:style-name="P10" text:outline-level="1">
<text:span text:style-name="T4">
The CEO of OpenAI seek to supervise the "exceeding key capacity threshold" smart products in the United States</text:span>
</text:h>
      <text:p text:style-name="P4">
Author: 联合早报 (Person)</text:p>
      <text:p text:style-name="P4">
Publisher: 联合早报 (Organization)</text:p>
      <text:p text:style-name="P4">
Published Time: 2023-05-16T21:58</text:p>
      <text:p text:style-name="P4">
Modified Time: 2023-05-16T23:42</text:p>
      <text:p text:style-name="P4">
Description: American artificial intelligence company OPENAI CEO on Tuesday (May 16) suggested at the Senate hearing that the government should consider supervising smart products with "exceeding key capacity thresholds". Comprehensive Reuters and Bloomberg reported that Openal founder Ultraman (SA ... ...</text:p>
      <text:p text:style-name="P4">
Videos: []</text:p>
      <text:p text:style-name="P4">
Audios: []</text:p>
      <text:p text:style-name="P4">
Images: []</text:p>
      <text:p text:style-name="P4">
Type: NewsArticle</text:p>
      <text:p text:style-name="P4">
Breadcrumbs: ['即时', '国际']</text:p>
      <text:p text:style-name="P4">
Keywords: ['人工智能', '美国', 'ChatGPT']</text:p>
      <!--METADATA-->
      <text:p text:style-name="P4">
American artificial intelligence company OPENAI CEO on Tuesday (May 16) suggested at the Senate hearing that the government should consider supervising smart products with "exceeding key capacity thresholds".</text:p>
      <text:p text:style-name="P4">
Comprehensive Reuters and Bloomberg reported that the founder of Openal, Samaltman, came forward for the first time after the explosive growth of ChatGPT users in the AI chat robot. Require. In this way, the US authorities can ask companies to comply with security standards, such as testing before the release of the AI system and announced the results.</text:p>
      <text:p text:style-name="P4">
Although Ultraman did not explicitly explain the standard of this supervision threshold, he showed that "the supervision of artificial intelligence is essential and is quite wise."</text:p>
      <text:p text:style-name="P4">
In recent months, major AI companies have pushed increasingly intelligent AI tools to the market. Critics are worried that the high -speed development of AI technology or has a profound risk of society and humans.</text:p>
      <text:p text:style-name="P4">
The White House convened experts including Ultraman to discuss the security of the artificial intelligence system. American legislators seek to take restrictions to maintain national security without affecting technological development.</text:p>
      <text:p text:style-name="P4">
It is understood that an OPENAI staff has proposed the establishment of an American artificial intelligence regulatory agency, which can be called an artificial intelligence security and infrastructure security office, or "OASIS".</text:p>
      <text:p text:style-name="P4">
However, Ultraman did not respond to the establishment of AI regulatory agencies in the written testimony. However, he pointed out that the United States should formulate "a sufficiently flexible governance system to adapt to new technological development" and "regularly update appropriate security standards."</text:p>
      <text:p text:style-name="P4">
ChatGPT is a natural language processing (NLP) technology that enables the machine to understand and respond to human conversation. It is based on the GPT-3 model, which is a deep learning algorithm that can generate similar humans to problems and dialogue. ChatGPT is used for various applications, including customer service, virtual assistant and chat robots.</text:p>
      <text:p text:style-name="P4">
News Source: <text:a xlink:type="simple" xlink:href="https://www.zaobao.com.sg/realtime/world/story20230516-1395350" text:style-name="Internet_20_link" text:visited-style-name="Visited_20_Internet_20_Link">
https://www.zaobao.com.sg/realtime/world/story20230516-1395350</text:a>
</text:p>
      <!--NEWS-->
      <text:h text:style-name="P10" text:outline-level="1">
<text:span text:style-name="T4">
Bayon and McCarthy's warning in front of Yellen warned that "the time is not much"</text:span>
</text:h>
      <text:p text:style-name="P4">
Author: 联合早报 (Person)</text:p>
      <text:p text:style-name="P4">
Publisher: 联合早报 (Organization)</text:p>
      <text:p text:style-name="P4">
Published Time: 2023-05-16T22:23</text:p>
      <text:p text:style-name="P4">
Modified Time: 2023-05-16T22:56</text:p>
      <text:p text:style-name="P4">
Description: U.S. President Biden and the Speaker of the House of Representatives McCarthy will meet again on Tuesday (May 16) to try to resolve the deadlock between the two parties to increase the upper limit of federal debt. Before the two people, Minister Yellen issued a warning, saying that "the time is not much." Bloomberg reported that McCarthy was at the meeting ...</text:p>
      <text:p text:style-name="P4">
Videos: []</text:p>
      <text:p text:style-name="P4">
Audios: []</text:p>
      <text:p text:style-name="P4">
Images: []</text:p>
      <text:p text:style-name="P4">
Type: NewsArticle</text:p>
      <text:p text:style-name="P4">
Breadcrumbs: ['即时', '国际']</text:p>
      <text:p text:style-name="P4">
Keywords: ['美国', '拜登', '耶伦', '麦卡锡', '债务违约']</text:p>
      <!--METADATA-->
      <text:p text:style-name="P4">
US President Biden and the Speaker of the House of Representatives McCarthy will be on Tuesday (May 16) [] <text:a xlink:type="simple" xlink:href="https://www.zaobao.com/realtime/world/story20230515-1394798" text:style-name="Internet_20_link" text:visited-style-name="Visited_20_Internet_20_Link">
</text:a>
To try to resolve the deadlock between the two parties to increase the upper limit of the federal debt. Before the two people, Minister Yellen issued a warning, saying that "the time is not much."</text:p>
      <text:p text:style-name="P4">
Bloomberg reported that McCarthy said before the meeting that before the meeting at 3 pm on Tuesday, the two -party agreement party had not reached a consensus in the previous night of negotiations. He emphasized that the staff -level consultation meeting was "not effective at all" and the negotiations were "not in a good position".</text:p>
      <text:p text:style-name="P4">
Although senior officials have continued to negotiate on the issue of debt for several days, Republicans are still asking for comprehensive reduction of expenses, and Democrats are determined to protect the legislative achievements of the president.</text:p>
      <text:p text:style-name="P4">
Yellen said at a banking meeting on Tuesday: "We have seen the impact of marginal policies, that is, investors are even more reluctant to hold government debt that expired in early June ... This deadlock has increased the debt of the US taxpayer's debt burden."</text:p>
      <text:p text:style-name="P4">
Yellen said: "Every day when Congress does not take action, we are experiencing an increase in economic costs, which may slow down the US economy."</text:p>
      <text:p text:style-name="P4">
Yellen also warned that debt defaults will "knock" the foundation of the global financial system. "Imagine that we will see that some financial markets have ruptured, and panic global panic will trigger deposit recovery, crowding and selling."</text:p>
      <text:p text:style-name="P4">
According to the Ministry of Finance, as of May 10, the Ministry of Finance has assisted special measures to pay government bills <text:a xlink:type="simple" xlink:href="https://www.zaobao.com/realtime/world/story20230513-1394164" text:style-name="Internet_20_link" text:visited-style-name="Visited_20_Internet_20_Link">
</text:a>
(About 117.8 billion yuan). Yellen has repeatedly stated that <text:a xlink:type="simple" xlink:href="https://www.zaobao.com/realtime/world/story20230502-1389729" text:style-name="Internet_20_link" text:visited-style-name="Visited_20_Internet_20_Link">
</text:a>
 。</text:p>
      <text:p text:style-name="P4">
News Source: <text:a xlink:type="simple" xlink:href="https://www.zaobao.com.sg/realtime/world/story20230516-1395357" text:style-name="Internet_20_link" text:visited-style-name="Visited_20_Internet_20_Link">
https://www.zaobao.com.sg/realtime/world/story20230516-1395357</text:a>
</text:p>
      <!--NEWS-->
      <text:h text:style-name="P10" text:outline-level="1">
<text:span text:style-name="T4">
Survey: Investors are pessimistic about economic trends</text:span>
</text:h>
      <text:p text:style-name="P4">
Author: 李月霞 (Person)</text:p>
      <text:p text:style-name="P4">
Publisher: 联合早报 (Organization)</text:p>
      <text:p text:style-name="P4">
Published Time: 2023-05-16T22:40</text:p>
      <text:p text:style-name="P4">
Modified Time: 2023-05-16T22:55</text:p>
      <text:p text:style-name="P4">
Description: The latest survey of Bank of America shows that the confidence of global fund managers will continue to deteriorate in May. Investors are worried that economic recession and credit tightening are about to come, and they have rushed to cash assets. Bloomberg quoted the results of the investigation that 65%of the respondents expected that the economy would be weak, and the fund manager ...</text:p>
      <text:p text:style-name="P4">
Videos: []</text:p>
      <text:p text:style-name="P4">
Audios: []</text:p>
      <text:p text:style-name="P4">
Images: []</text:p>
      <text:p text:style-name="P4">
Type: NewsArticle</text:p>
      <text:p text:style-name="P4">
Breadcrumbs: ['即时', '国际']</text:p>
      <text:p text:style-name="P4">
Keywords: ['美国', '投资者', '银行', '经济衰退', '经济增长']</text:p>
      <!--METADATA-->
      <text:p text:style-name="P4">
The latest survey of Bank of America shows that the confidence of global fund managers will continue to deteriorate in May. Investors are worried that economic recession and credit tightening are about to come, and they have rushed to cash assets.</text:p>
      <text:p text:style-name="P4">
Bloomberg quoted the results of the investigation that 65%of the respondents expect the economy to be weak, and the fund manager's confidence has been the most pessimistic this year. At the same time, nearly two -thirds of investors believe that global economic growth is most likely to have a "soft landing" scenario, and the company's profitability is expected to only shrink slightly.</text:p>
      <text:p text:style-name="P4">
Bank of America pointed out that although cash levels rose to 5.6%in May, stock risk was exposed to the highest level this year, and bond allocation reached its highest level since 2009. Fund flows into security assets, and the two -month increase of technology stocks has become the highest since the global financial crisis.</text:p>
      <text:p text:style-name="P4">
During the investigation of the Bank of America from May 5th to 11th, 251 fund managers were visited, with a total capital management scale of US $ 666 billion (S $ 883.13 billion).</text:p>
      <text:p text:style-name="P4">
News Source: <text:a xlink:type="simple" xlink:href="https://www.zaobao.com.sg/realtime/world/story20230516-1395360" text:style-name="Internet_20_link" text:visited-style-name="Visited_20_Internet_20_Link">
https://www.zaobao.com.sg/realtime/world/story20230516-1395360</text:a>
</text:p>
      <!--NEWS-->
      <text:h text:style-name="P10" text:outline-level="1">
<text:span text:style-name="T4">
Alarm sound: China ’s youth unemployment rate continues to deteriorate 12 million universities.</text:span>
</text:h>
      <text:p text:style-name="P4">
Author: chinese@voanews.com (美国之音)</text:p>
      <text:p text:style-name="P4">
Publisher: 美国之音中文网 (Type: NewsMediaOrganization)</text:p>
      <text:p text:style-name="P4">
Published Time: 2023-05-16T23:15:37+08:00</text:p>
      <text:p text:style-name="P4">
Modified Time: 2023-05-16 15:15:37Z</text:p>
      <text:p text:style-name="P4">
Description: With the graduates of about 12 million university graduates this summer graduation labor market, the high unemployment rate of young people in Chinese young people will worsen in the next few months.</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record-high-youth-jobless-rate-is-set-to-get-even-worse-20230516/7095321.html" text:style-name="Internet_20_link" text:visited-style-name="Visited_20_Internet_20_Link">
https://www.voachinese.com/a/china-s-record-high-youth-jobless-rate-is-set-to-get-even-worse-20230516/7095321.html</text:a>
</text:p>
      <!--NEWS-->
      <text:h text:style-name="P10" text:outline-level="1">
<text:span text:style-name="T4">
Tesla executives visit India for expanding the supply chain outside China</text:span>
</text:h>
      <text:p text:style-name="P4">
Author: 联合早报 (Person)</text:p>
      <text:p text:style-name="P4">
Publisher: 联合早报 (Organization)</text:p>
      <text:p text:style-name="P4">
Published Time: 2023-05-16T23:18</text:p>
      <text:p text:style-name="P4">
Modified Time: 2023-05-16T23:23</text:p>
      <text:p text:style-name="P4">
Description: Some senior executives of the electric vehicle company Tesla plan to visit India this week to meet with the Indian federal government officials to start a new round of efforts to seek deepening Tesla's supply chain in India and promote the company's realization of the company outside China. Diversification of the supply chain. Bloomberg quoted knowledge ...</text:p>
      <text:p text:style-name="P4">
Videos: []</text:p>
      <text:p text:style-name="P4">
Audios: []</text:p>
      <text:p text:style-name="P4">
Images: []</text:p>
      <text:p text:style-name="P4">
Type: NewsArticle</text:p>
      <text:p text:style-name="P4">
Breadcrumbs: ['即时', '国际']</text:p>
      <text:p text:style-name="P4">
Keywords: ['特斯拉', '电动车', '中国', '印度', '马斯克']</text:p>
      <!--METADATA-->
      <text:p text:style-name="P4">
Some senior executives of the electric vehicle company Tesla plan to visit India this week to meet with the Indian federal government officials to start a new round of efforts to seek deepening Tesla's supply chain in India and promote the company's realization of the company outside China. Diversification of the supply chain.</text:p>
      <text:p text:style-name="P4">
Bloomberg quoted people familiar with the matter and said that the Tesla executive plans met with government representatives including Indian Prime Minister Modi's office officials and discussed the procurement of Tesla model parts locally.</text:p>
      <text:p text:style-name="P4">
The executives planned to India will include the chief level executives and managers of Tesla's supply chain, production and business development team. People familiar with the matter said that these executives are expected to reiterate that Tesla hopes to reduce the demand for vehicle import taxes.</text:p>
      <text:p text:style-name="P4">
Purchasing more parts from India can help Tesla win the favor of Modi because Modi is trying to make India a global manufacturing center. So far, the Modi government has always been cold or hot to Tesla, and it requires Tesla to avoid selling it in India <text:a xlink:type="simple" xlink:href="https://www.zaobao.com/realtime/china/story20230409-1381087" text:style-name="Internet_20_link" text:visited-style-name="Visited_20_Internet_20_Link">
</text:a>
The assembled car. India and neighboring China have long -term boundary disputes.</text:p>
      <text:p text:style-name="P4">
Although Tesla discovered that it was difficult to enter the Indian market, global competitors such as Marseille-Mercedes-Benz have taken measures to sell cars assembled locally. They bet on the automotive market in this world's most populous countries with high growth potential, and the demand for electric vehicles will continue to grow.</text:p>
      <text:p text:style-name="P4">
News Source: <text:a xlink:type="simple" xlink:href="https://www.zaobao.com.sg/realtime/world/story20230516-1395373" text:style-name="Internet_20_link" text:visited-style-name="Visited_20_Internet_20_Link">
https://www.zaobao.com.sg/realtime/world/story20230516-1395373</text:a>
</text:p>
      <!--NEWS-->
      <text:h text:style-name="P10" text:outline-level="1">
<text:span text:style-name="T4">
Officials of Ukraine said that they had regained 20 square kilometers of territory in Bachmut</text:span>
</text:h>
      <text:p text:style-name="P4">
Author: 联合早报 (Person)</text:p>
      <text:p text:style-name="P4">
Publisher: 联合早报 (Organization)</text:p>
      <text:p text:style-name="P4">
Published Time: 2023-05-16T23:20</text:p>
      <text:p text:style-name="P4">
Modified Time: 2023-05-16T23:42</text:p>
      <text:p text:style-name="P4">
Description: The Deputy Minister of Defense of Ukraine announced that the Ukrainian army had driven the Russian army in large parts of Bachimut, Wudongzhong Town and regained about 20 square kilometers of territory. Comprehensive Reuters and Agence France -Presse reported that the Deputy Minister of the Ministry of Defense, Hanna Maliar, Tuesday (May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乌克兰战争', '俄罗斯', '俄乌战争', '乌克兰']</text:p>
      <!--METADATA-->
      <text:p text:style-name="P4">
Deputy Minister of Defense of Ukraine announced that the Ukraine has been <text:a xlink:type="simple" xlink:href="https://www.zaobao.com/news/world/story20230511-1393547" text:style-name="Internet_20_link" text:visited-style-name="Visited_20_Internet_20_Link">
</text:a>
Most areas drove away the Russian army and regained about 20 square kilometers of territory.</text:p>
      <text:p text:style-name="P4">
Comprehensive Reuters and Agence France -Presse reported that the Deputy Minister of the Ministry of Wudong, Hannamalia, said on Tuesday (May 16) that in the past few days, the Ukrainian army has recaptured about 20 square meters in the hands of the Russian army around Bachurut Killing territory.</text:p>
      <text:p text:style-name="P4">
Mariar posted a post on the instant messaging platform Telegram: "For example, in a few days, our troops were liberated about 20 square kilometers from enemies in the north and south of Bachmurtia in the suburbs of Bachmom ... Promote a certain degree, and use cannons to completely destroy Bachmut. "</text:p>
      <text:p text:style-name="P4">
<draw:frame draw:style-name="fr1" draw:name="Image150" text:anchor-type="as-char" svg:width="6.9236in" svg:height="4.615733in" draw:z-index="0">
<draw:image xlink:href="../Images/zaobao world/2023-05-16T23-20/000000.png" xlink:type="simple" xlink:show="embed" xlink:actuate="onLoad" draw:mime-type="image/png"/>
</draw:frame>
The picture shows the Russian army launched an artillery attack in the village of Paraskoviivka, northern Bachs on May 14. (Reuters)</text:p>
      <text:p text:style-name="P4">
Mary also said that Russia is sending new paratroopers, saying that "the fierce battle is still continuing, and the results of various battles are different."</text:p>
      <text:p text:style-name="P4">
The Russian authorities have not yet commented on the above news.</text:p>
      <text:p text:style-name="P4">
News Source: <text:a xlink:type="simple" xlink:href="https://www.zaobao.com.sg/realtime/world/story20230516-1395374" text:style-name="Internet_20_link" text:visited-style-name="Visited_20_Internet_20_Link">
https://www.zaobao.com.sg/realtime/world/story20230516-1395374</text:a>
</text:p>
      <!--NEWS-->
      <text:h text:style-name="P10" text:outline-level="1">
<text:span text:style-name="T4">
The Foreign Minister of Japan and the Philippines promised to promote security cooperation</text:span>
</text:h>
      <text:p text:style-name="P4">
Author: 联合早报 (Person)</text:p>
      <text:p text:style-name="P4">
Publisher: 联合早报 (Organization)</text:p>
      <text:p text:style-name="P4">
Published Time: 2023-05-16T23:37</text:p>
      <text:p text:style-name="P4">
Modified Time: 2023-05-16T23:49</text:p>
      <text:p text:style-name="P4">
Description: In response to China ’s situation around the East China Sea and the South China Sea and economic pressure, Japan and the Philippine Foreign Minister decided to promote security cooperation including the United States. Kyodo News reported that Japanese Foreign Minister Lin Fang was on Tuesday (May 16) in the Foreign Ministry of Foreign Affairs and Philippine Foreign Minister Manlo in Tokyo ...</text:p>
      <text:p text:style-name="P4">
Videos: []</text:p>
      <text:p text:style-name="P4">
Audios: []</text:p>
      <text:p text:style-name="P4">
Images: []</text:p>
      <text:p text:style-name="P4">
Type: NewsArticle</text:p>
      <text:p text:style-name="P4">
Breadcrumbs: ['即时', '国际']</text:p>
      <text:p text:style-name="P4">
Keywords: ['日本', '菲律宾', '国家安全']</text:p>
      <!--METADATA-->
      <text:p text:style-name="P4">
In response to China ’s situation around the East China Sea and the South China Sea and economic pressure, Japan and the Philippine Foreign Minister decided to promote security cooperation including the United States.</text:p>
      <text:p text:style-name="P4">
Kyodo News reported that Minister of Foreign Affairs of Japan, Lin Fang, held talks with the Philippine Foreign Minister Manlo in the Foreign Minister of Foreign Affairs in Tokyo on Tuesday (May 16), and confirmed that close cooperation will be worked on the issue of China.</text:p>
      <text:p text:style-name="P4">
Japan plans to provide coastal surveillance equipment to the Philippine army this year, and foreign ministers of the two countries welcomes the progress of transfer defense equipment.</text:p>
      <text:p text:style-name="P4">
In April of this year, Japan decided to create a "government security capacity strengthening support" (OSA) to provide fiscal assistance to friendly countries to assist them in strengthening their defense capabilities.</text:p>
      <text:p text:style-name="P4">
Lin Fangzheng also had talks with Lithuanian Foreign Minister Lanzbelgis. In response to the issue of Russia and Ukraine's conflict, the two sides agreed that the allies should unite to continue to impose sanctions on Russia and continue to support Ukraine; the two also affirmed the importance of peace and stability of the Taiwan Strait.</text:p>
      <text:p text:style-name="P4">
News Source: <text:a xlink:type="simple" xlink:href="https://www.zaobao.com.sg/realtime/world/story20230516-1395381" text:style-name="Internet_20_link" text:visited-style-name="Visited_20_Internet_20_Link">
https://www.zaobao.com.sg/realtime/world/story20230516-1395381</text:a>
</text:p>
      <!--NEWS-->
      <text:h text:style-name="P10" text:outline-level="1">
<text:span text:style-name="T4">
The tension of the Taiwan Strait affects corporate value? Buffett's reflected electric stock stocks attract attention</text:span>
</text:h>
      <text:p text:style-name="P4">
Author: chinese@voanews.com (松仁)</text:p>
      <text:p text:style-name="P4">
Publisher: 美国之音中文网 (Type: NewsMediaOrganization)</text:p>
      <text:p text:style-name="P4">
Published Time: 2023-05-16T23:49:52+08:00</text:p>
      <text:p text:style-name="P4">
Modified Time: 2023-05-16 15:50:45Z</text:p>
      <text:p text:style-name="P4">
Description: Warren Buffett, who has the reputation of the gods, cleared the stock of the leading boss of Taiwan Style Circuit Co., Ltd. (TSMC) of the leading boss of the world semiconductor chip in the first quarter of this year, causing the height of investors and people from all walks of life focus on.</text:p>
      <text:p text:style-name="P4">
Videos: []</text:p>
      <text:p text:style-name="P4">
Images: []</text:p>
      <text:p text:style-name="P4">
Categories: ['经济·金融·贸易', '台湾']</text:p>
      <text:p text:style-name="P4">
Type: None</text:p>
      <!--METADATA-->
      <text:p text:style-name="P4">
Nonenone</text:p>
      <text:p text:style-name="P4">
News Source: <text:a xlink:type="simple" xlink:href="https://www.voachinese.com/a/warren-buffett-s-berkshire-hathaway-sells-entire-stake-in-tsmc-051623/7095632.html" text:style-name="Internet_20_link" text:visited-style-name="Visited_20_Internet_20_Link">
https://www.voachinese.com/a/warren-buffett-s-berkshire-hathaway-sells-entire-stake-in-tsmc-051623/7095632.html</text:a>
</text:p>
      <!--NEWS-->
      <text:h text:style-name="P10" text:outline-level="1">
<text:span text:style-name="T4">
The progress of US debt limits is concerned about the trend of Asian stocks.</text:span>
</text:h>
      <text:p text:style-name="P4">
Publisher: 法新社</text:p>
      <text:p text:style-name="P4">
Published Time: 2023-05-16T3:32:11+00:00</text:p>
      <text:p text:style-name="P4">
Modified Time: 2023-05-16T12:20:02+00:00</text:p>
      <text:p text:style-name="P4">
Description: (Agence France -Presse, Hong Kong, 16th.) The consensus between the upper limit of government liabilities of the two -party parliament of the United States Both Party Parliament is still far away, which makes investors worry about it. In addition, the number of Chinese series of economic data is not as expected as it shows that recovery is still difficult. The Asian stock market has clos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617581in" draw:z-index="0">
<draw:image xlink:href="../Images/rficn/2023-05-16T3-32-11-00-00/000000.png" xlink:type="simple" xlink:show="embed" xlink:actuate="onLoad" draw:mime-type="image/png"/>
</draw:frame>
Although the outside world is generally expected, the United States and the opposition will reach an increase in debt -limited agreement; the Republican Federal House Speaker Kevinmccarthy warned yesterday that the staff of the staff of the two sides "has no effect" and "the conclusion is far from the conclusion."</text:p>
      <text:p text:style-name="P4">
Republicans demand cutting government expenditures as conditions that agree to increase the debt limit bill; however, Democrats require the "simplicity" to increase the debt limit bill without any conditions.</text:p>
      <text:p text:style-name="P4">
US President Biden is scheduled to meet with Congress leaders such as the White House today. US Treasury Secretary Janetyellen was alert yesterday. The U.S. government is likely to be in cash on June 1, which means that it will not be able to perform debt repayment obligations, and it may break out of destructive debt defaults.</text:p>
      <text:p text:style-name="P4">
On the other hand, the latest retail sales, industrial production and fixed asset investment data announced by China today are inferior to expectations, which makes the outside world even more that this world's second largest economy has experienced a few years of strict epidemic prevention and zero measures. Still difficult.</text:p>
      <text:p text:style-name="P4">
The Shanghai stock market closed up 0.6%today. The Hong Kong stock market was flat. Sydney, Singapore, Bangkok, Jakarta and Mumbai also all closed. However, the Tokyo stock market closed up 0.7%, and Seoul, Taipei, Wellington and Manila were also red.</text:p>
      <text:p text:style-name="P4">
News Source: <text:a xlink:type="simple" xlink:href="https://www.rfi.fr/cn/%E8%B4%A2%E7%BB%8F%E5%BF%AB%E8%AE%AF/20230516-%E7%BE%8E%E5%9B%BD%E5%80%BA%E9%99%90%E5%8D%8F%E5%95%86%E8%BF%9B%E5%B1%95%E5%A0%AA%E5%BF%A7-%E4%BA%9A%E8%82%A1%E8%B5%B0%E5%8A%BF%E4%B8%8D%E4%B8%80" text:style-name="Internet_20_link" text:visited-style-name="Visited_20_Internet_20_Link">
https://www.rfi.fr/cn/%E8%B4%A2%E7%BB%8F%E5%BF%AB%E8%AE%AF/20230516-%E7%BE%8E%E5%9B%BD%E5%80%BA%E9%99%90%E5%8D%8F%E5%95%86%E8%BF%9B%E5%B1%95%E5%A0%AA%E5%BF%A7-%E4%BA%9A%E8%82%A1%E8%B5%B0%E5%8A%BF%E4%B8%8D%E4%B8%80</text:a>
</text:p>
      <!--NEWS-->
      <text:h text:style-name="P10" text:outline-level="1">
<text:span text:style-name="T4">
The PLA mainly urges to learn from the experience of the Russia and Ukraine War to further integrate the hybrid combat power</text:span>
</text:h>
      <text:p text:style-name="P4">
Author: chinese@voanews.com (美国之音)</text:p>
      <text:p text:style-name="P4">
Publisher: 美国之音中文网 (Type: NewsMediaOrganization)</text:p>
      <text:p text:style-name="P4">
Published Time: 2023-05-17T00:26:36+08:00</text:p>
      <text:p text:style-name="P4">
Modified Time: 2023-05-16 16:26:36Z</text:p>
      <text:p text:style-name="P4">
Description: One of the main generals of the Chinese People's Liberation Army, based on the lessons obtained from the crisis of Invasion in Russia, urged different emerging combat power with conventional tactics, including artificial intelligence to deal with conflicts that may occur with the West, especially the United States.</text:p>
      <text:p text:style-name="P4">
Videos: []</text:p>
      <text:p text:style-name="P4">
Images: []</text:p>
      <text:p text:style-name="P4">
Categories: ['中国', '台湾', '军事']</text:p>
      <text:p text:style-name="P4">
Type: None</text:p>
      <!--METADATA-->
      <text:p text:style-name="P4">
Nonenone</text:p>
      <text:p text:style-name="P4">
News Source: <text:a xlink:type="simple" xlink:href="https://www.voachinese.com/a/with-eye-on-ukraine-top-chinese-general-calls-for-unconventional-warfare-capabilities-29239516/7095325.html" text:style-name="Internet_20_link" text:visited-style-name="Visited_20_Internet_20_Link">
https://www.voachinese.com/a/with-eye-on-ukraine-top-chinese-general-calls-for-unconventional-warfare-capabilities-29239516/7095325.html</text:a>
</text:p>
      <!--NEWS-->
      <text:h text:style-name="P10" text:outline-level="1">
<text:span text:style-name="T4">
Dallas shooting triggered the discussion of the Chinese community gun control</text:span>
</text:h>
      <text:p text:style-name="P4">
Author: chinese@voanews.com (刘文)</text:p>
      <text:p text:style-name="P4">
Publisher: 美国之音中文网 (Type: NewsMediaOrganization)</text:p>
      <text:p text:style-name="P4">
Published Time: 2023-05-17T01:35:02+08:00</text:p>
      <text:p text:style-name="P4">
Modified Time: 2023-05-16 17:35:02Z</text:p>
      <text:p text:style-name="P4">
Description: In early May, the Dallas shot in Texas occurred in a community of Asian lives. Many Chinese were scared and uneasy and mourned and donated. It also triggered the debate in the Chinese community on the gun control bill, but there was no unified opinion.</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chinese-community-reacts-dallas-shooting-discuss-gun-control/7095554.html" text:style-name="Internet_20_link" text:visited-style-name="Visited_20_Internet_20_Link">
https://www.voachinese.com/a/chinese-community-reacts-dallas-shooting-discuss-gun-control/7095554.html</text:a>
</text:p>
      <!--NEWS-->
      <text:h text:style-name="P10" text:outline-level="1">
<text:span text:style-name="T4">
No borders reporters initiated more than 100 major media people in the world called on Li Zhiying</text:span>
</text:h>
      <text:p text:style-name="P4">
Author: chinese@voanews.com (郑乐捷)</text:p>
      <text:p text:style-name="P4">
Publisher: 美国之音中文网 (Type: NewsMediaOrganization)</text:p>
      <text:p text:style-name="P4">
Published Time: 2023-05-17T03:55:52+08:00</text:p>
      <text:p text:style-name="P4">
Modified Time: 2023-05-16 20:27:21Z</text:p>
      <text:p text:style-name="P4">
Description: Li Zhiying, the founder of the Hong Kong "Apple Daily", has been in prison for nearly two and a half years. International organizations and his family have been trying to demand the Hong Kong government to release him. The latest development is that many major media editors in the world have joined the co -accent.</text:p>
      <text:p text:style-name="P4">
Videos: []</text:p>
      <text:p text:style-name="P4">
Images: []</text:p>
      <text:p text:style-name="P4">
Categories: ['港澳', '人权']</text:p>
      <text:p text:style-name="P4">
Type: None</text:p>
      <!--METADATA-->
      <text:p text:style-name="P4">
Nonenone</text:p>
      <text:p text:style-name="P4">
News Source: <text:a xlink:type="simple" xlink:href="https://www.voachinese.com/a/rsf-launches-petition-as-over-100-major-media-editors-urge-release-of-apple-daily-founder-jimmy-lai-20230516/7095945.html" text:style-name="Internet_20_link" text:visited-style-name="Visited_20_Internet_20_Link">
https://www.voachinese.com/a/rsf-launches-petition-as-over-100-major-media-editors-urge-release-of-apple-daily-founder-jimmy-lai-20230516/7095945.html</text:a>
</text:p>
      <!--NEWS-->
      <text:h text:style-name="P10" text:outline-level="1">
<text:span text:style-name="T4">
The Ukrainian troops advanced to Bach Murut to cover the front line with NATO FH-70 grenade</text:span>
</text:h>
      <text:p text:style-name="P4">
Author: chinese@voanews.com (刘恩民)</text:p>
      <text:p text:style-name="P4">
Publisher: 美国之音中文网 (Type: Organization)</text:p>
      <text:p text:style-name="P4">
Published Time: 2023-05-17T04:08:21+08:00</text:p>
      <text:p text:style-name="P4">
Modified Time: 2023-05-16 20:08:21Z</text:p>
      <text:p text:style-name="P4">
Description: Since last week, Ukraine has achieved the biggest gain since the battle around Bachmut. The soldiers of the 3rd Brigade of Ukraine have been advancing, and even repelled the Russian army before the counterattack. The Ukrainian forces continued to crack down on the Russian troops at the front line of the East Land area with the FH-70 155mm howitzer to cover the advancement of the Ukrainian infantry forces. These FH-70 howitzers may be related to the military aid provided by Estonia in January.</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ukrainian-troops-fire-at-russian-positions-in-eastern-luhansk-region-20230517/7096047.html" text:style-name="Internet_20_link" text:visited-style-name="Visited_20_Internet_20_Link">
https://www.voachinese.com/a/ukrainian-troops-fire-at-russian-positions-in-eastern-luhansk-region-20230517/7096047.html</text:a>
</text:p>
      <!--NEWS-->
      <text:h text:style-name="P10" text:outline-level="1">
<text:span text:style-name="T4">
Washington condemned Russians who worked for the US diplomacy.</text:span>
</text:h>
      <text:p text:style-name="P4">
Author: chinese@voanews.com (美国之音)</text:p>
      <text:p text:style-name="P4">
Publisher: 美国之音中文网 (Type: NewsMediaOrganization)</text:p>
      <text:p text:style-name="P4">
Published Time: 2023-05-17T04:23:10+08:00</text:p>
      <text:p text:style-name="P4">
Modified Time: 2023-05-16 20:23:10Z</text:p>
      <text:p text:style-name="P4">
Description: Russia has accused former Russian employees colluding with the United States for 25 years of working in Vladivostok's diplomatic ambassador for 25 years. The U.S. State Department condemned the arrest on Tuesday and said that he was arrested as "there is no basis at all."</text:p>
      <text:p text:style-name="P4">
Videos: []</text:p>
      <text:p text:style-name="P4">
Images: []</text:p>
      <text:p text:style-name="P4">
Categories: ['美国', '欧洲']</text:p>
      <text:p text:style-name="P4">
Type: None</text:p>
      <!--METADATA-->
      <text:p text:style-name="P4">
Nonenone</text:p>
      <text:p text:style-name="P4">
News Source: <text:a xlink:type="simple" xlink:href="https://www.voachinese.com/a/us-condemns-arrest-of-russian-employee-20230516/7096001.html" text:style-name="Internet_20_link" text:visited-style-name="Visited_20_Internet_20_Link">
https://www.voachinese.com/a/us-condemns-arrest-of-russian-employee-20230516/7096001.html</text:a>
</text:p>
      <!--NEWS-->
      <text:h text:style-name="P10" text:outline-level="1">
<text:span text:style-name="T4">
The U.S. Department of Justice announced a group of criminal cases involving the transfer of technical information to China, Russia and Iran</text:span>
</text:h>
      <text:p text:style-name="P4">
Author: chinese@voanews.com (美国之音)</text:p>
      <text:p text:style-name="P4">
Publisher: 美国之音中文网 (Type: NewsMediaOrganization)</text:p>
      <text:p text:style-name="P4">
Published Time: 2023-05-17T04:49:18+08:00</text:p>
      <text:p text:style-name="P4">
Modified Time: 2023-05-16 21:44:16Z</text:p>
      <text:p text:style-name="P4">
Description: The U.S. Department of Justice announced a series of criminal cases on Tuesday (May 16) that tracked illegal flow of sensitive technologies in these cases, including Apple's autonomous car software code and materials used for missiles. These technical information has been discovered to foreign opponents such as China, Russia, and Iran.</text:p>
      <text:p text:style-name="P4">
Videos: []</text:p>
      <text:p text:style-name="P4">
Images: []</text:p>
      <text:p text:style-name="P4">
Categories: ['美中关系', '美国', '欧洲', '中国', '法律', '中东', '科技', '编辑推荐']</text:p>
      <text:p text:style-name="P4">
Type: None</text:p>
      <!--METADATA-->
      <text:p text:style-name="P4">
Nonenone</text:p>
      <text:p text:style-name="P4">
News Source: <text:a xlink:type="simple" xlink:href="https://www.voachinese.com/a/us-announces-criminal-cases-involving-flow-of-technology-information-to-russia-china-and-iran-20230516/7096080.html" text:style-name="Internet_20_link" text:visited-style-name="Visited_20_Internet_20_Link">
https://www.voachinese.com/a/us-announces-criminal-cases-involving-flow-of-technology-information-to-russia-china-and-iran-20230516/7096080.html</text:a>
</text:p>
      <!--NEWS-->
      <text:h text:style-name="P10" text:outline-level="1">
<text:span text:style-name="T4">
Ukraine: Kiev was hit by "abnormal dense" air strikes, and the Ukraine shot down all coming missiles</text:span>
</text:h>
      <text:p text:style-name="P4">
Author: chinese@voanews.com (美国之音)</text:p>
      <text:p text:style-name="P4">
Publisher: 美国之音中文网 (Type: NewsMediaOrganization)</text:p>
      <text:p text:style-name="P4">
Published Time: 2023-05-17T05:03:41+08:00</text:p>
      <text:p text:style-name="P4">
Modified Time: 2023-05-16 21:03:41Z</text:p>
      <text:p text:style-name="P4">
Description: Ukraine said on Tuesday (May 16) that Russia launched a wave of "unusual dense" air strikes on Kiev, the capital of Ukraine at night, but the Ukraine shot down all 18 missiles attacking Kiev.</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latest-in-ukraine-exceptional-russian-attack-targets-kyiv-but-all-18-missiles-shot-down-/7096069.html" text:style-name="Internet_20_link" text:visited-style-name="Visited_20_Internet_20_Link">
https://www.voachinese.com/a/latest-in-ukraine-exceptional-russian-attack-targets-kyiv-but-all-18-missiles-shot-down-/7096069.html</text:a>
</text:p>
      <!--NEWS-->
      <text:h text:style-name="P10" text:outline-level="1">
<text:span text:style-name="T4">
Canadian Hong Kong people organization promotes the investigation of the Zhuang Wenhao incident and calls on the government to continue to deal with China</text:span>
</text:h>
      <text:p text:style-name="P4">
Author: chinese@voanews.com (美国之音)</text:p>
      <text:p text:style-name="P4">
Publisher: 美国之音中文网 (Type: NewsMediaOrganization)</text:p>
      <text:p text:style-name="P4">
Published Time: 2023-05-17T05:07:21+08:00</text:p>
      <text:p text:style-name="P4">
Modified Time: 2023-05-16 21:07:21Z</text:p>
      <text:p text:style-name="P4">
Description: The Canadian media revealed that Michael Chong, a member of the Congress, has continued to ferment the China and Canada's deportation of consuls in China and Canada, which was threatened by the Chinese authorities. Oath must continue to promote Congress to hear independent hearing, find out the beginning and end of the incident, and call on the Canadian government to perform tough policies to China in order to effectively protect domestic politicians and reduce China's arrogant threat behind them.</text:p>
      <text:p text:style-name="P4">
Videos: []</text:p>
      <text:p text:style-name="P4">
Images: []</text:p>
      <text:p text:style-name="P4">
Categories: ['港澳', '美洲', '人权']</text:p>
      <text:p text:style-name="P4">
Type: None</text:p>
      <!--METADATA-->
      <text:p text:style-name="P4">
Nonenone</text:p>
      <text:p text:style-name="P4">
News Source: <text:a xlink:type="simple" xlink:href="https://www.voachinese.com/a/group-of-hk-canadians-urges-for-consistency-in-tougher-foreign-policy-against-chinas-interference-20230516/7095975.html" text:style-name="Internet_20_link" text:visited-style-name="Visited_20_Internet_20_Link">
https://www.voachinese.com/a/group-of-hk-canadians-urges-for-consistency-in-tougher-foreign-policy-against-chinas-interference-20230516/7095975.html</text:a>
</text:p>
      <!--NEWS-->
      <text:h text:style-name="P10" text:outline-level="1">
<text:span text:style-name="T4">
The Beijing Comrade Center has caused concerns that China ’s increasingly suppressing LGBTQ group has caused concerns</text:span>
</text:h>
      <text:p text:style-name="P4">
Author: chinese@voanews.com (美国之音)</text:p>
      <text:p text:style-name="P4">
Publisher: 美国之音中文网 (Type: NewsMediaOrganization)</text:p>
      <text:p text:style-name="P4">
Published Time: 2023-05-17T05:14:27+08:00</text:p>
      <text:p text:style-name="P4">
Modified Time: 2023-05-16 21:14:27Z</text:p>
      <text:p text:style-name="P4">
Description: Under the increasingly severe suppression of the Chinese government, an activity organization that provided a safe space for the Beijing LGBTQ group was recently closed.</text:p>
      <text:p text:style-name="P4">
Videos: []</text:p>
      <text:p text:style-name="P4">
Images: []</text:p>
      <text:p text:style-name="P4">
Categories: ['中国', '人权']</text:p>
      <text:p text:style-name="P4">
Type: None</text:p>
      <!--METADATA-->
      <text:p text:style-name="P4">
Nonenone</text:p>
      <text:p text:style-name="P4">
News Source: <text:a xlink:type="simple" xlink:href="https://www.voachinese.com/a/beijing-lgbt-center-shuttered-as-crackdown-grows-in-china-20230516/7096120.html" text:style-name="Internet_20_link" text:visited-style-name="Visited_20_Internet_20_Link">
https://www.voachinese.com/a/beijing-lgbt-center-shuttered-as-crackdown-grows-in-china-20230516/7096120.html</text:a>
</text:p>
      <!--NEWS-->
      <text:h text:style-name="P10" text:outline-level="1">
<text:span text:style-name="T4">
American councilors promoted the proposal to sue Russia's Ukrainian war crimes</text:span>
</text:h>
      <text:p text:style-name="P4">
Author: chinese@voanews.com (吉普森)</text:p>
      <text:p text:style-name="P4">
Publisher: 美国之音中文网 (Type: NewsMediaOrganization)</text:p>
      <text:p text:style-name="P4">
Published Time: 2023-05-17T05:50:09+08:00</text:p>
      <text:p text:style-name="P4">
Modified Time: 2023-05-16 21:50:09Z</text:p>
      <text:p text:style-name="P4">
Description: American members plan to promote the proposal on Tuesday and urge the Bayeng government to establish a special court to sue Russia to invade Ukraine.</text:p>
      <text:p text:style-name="P4">
Videos: []</text:p>
      <text:p text:style-name="P4">
Images: []</text:p>
      <text:p text:style-name="P4">
Categories: ['国会报道', '美国', '乌克兰局势']</text:p>
      <text:p text:style-name="P4">
Type: None</text:p>
      <!--METADATA-->
      <text:p text:style-name="P4">
Nonenone</text:p>
      <text:p text:style-name="P4">
News Source: <text:a xlink:type="simple" xlink:href="https://www.voachinese.com/a/legislation-to-prosecute-russian-war-crimes-20230516/7096186.html" text:style-name="Internet_20_link" text:visited-style-name="Visited_20_Internet_20_Link">
https://www.voachinese.com/a/legislation-to-prosecute-russian-war-crimes-20230516/7096186.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